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7" table:default-cell-style-name="Default"/>
        <table:table-row table:style-name="ro1">
          <table:table-cell/>
          <table:table-cell office:value-type="string">
            <text:p>dynamic</text:p>
          </table:table-cell>
          <table:table-cell/>
          <table:table-cell office:value-type="string">
            <text:p>static</text:p>
          </table:table-cell>
          <table:table-cell table:number-columns-repeated="7"/>
          <table:table-cell office:value-type="string">
            <text:p>static</text:p>
          </table:table-cell>
          <table:table-cell table:number-columns-repeated="15"/>
        </table:table-row>
        <table:table-row table:style-name="ro2"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2"/>
        </table:table-row>
        <table:table-row table:style-name="ro2">
          <table:table-cell office:value-type="string">
            <text:p>x=1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3.5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6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8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706984">
            <text:p>0.706984</text:p>
          </table:table-cell>
          <table:table-cell office:value-type="float" office:value="0.10544">
            <text:p>0.10544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0.700883">
            <text:p>0.700883</text:p>
          </table:table-cell>
          <table:table-cell office:value-type="float" office:value="0.183784">
            <text:p>0.18378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695364">
            <text:p>0.695364</text:p>
          </table:table-cell>
          <table:table-cell office:value-type="float" office:value="0.222826">
            <text:p>0.22282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695675">
            <text:p>0.695675</text:p>
          </table:table-cell>
          <table:table-cell office:value-type="float" office:value="0.221926">
            <text:p>0.221926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00211461">
            <text:p>0.00211461</text:p>
          </table:table-cell>
          <table:table-cell office:value-type="float" office:value="0.00177712">
            <text:p>0.00177712</text:p>
          </table:table-cell>
          <table:table-cell office:value-type="float" office:value="0.00100643">
            <text:p>0.00100643</text:p>
          </table:table-cell>
          <table:table-cell office:value-type="float" office:value="0.00103068">
            <text:p>0.00103068</text:p>
          </table:table-cell>
          <table:table-cell office:value-type="float" office:value="1.00526">
            <text:p>1.00526</text:p>
          </table:table-cell>
          <table:table-cell office:value-type="float" office:value="0.15293">
            <text:p>0.15293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0374839">
            <text:p>0.00374839</text:p>
          </table:table-cell>
          <table:table-cell office:value-type="float" office:value="0.00385884">
            <text:p>0.00385884</text:p>
          </table:table-cell>
          <table:table-cell office:value-type="float" office:value="0.0027596">
            <text:p>0.0027596</text:p>
          </table:table-cell>
          <table:table-cell office:value-type="float" office:value="0.00287308">
            <text:p>0.00287308</text:p>
          </table:table-cell>
          <table:table-cell office:value-type="float" office:value="0.993377">
            <text:p>0.993377</text:p>
          </table:table-cell>
          <table:table-cell office:value-type="float" office:value="0.291892">
            <text:p>0.291892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0504967">
            <text:p>0.00504967</text:p>
          </table:table-cell>
          <table:table-cell office:value-type="float" office:value="0.00495869">
            <text:p>0.00495869</text:p>
          </table:table-cell>
          <table:table-cell office:value-type="float" office:value="0.998896">
            <text:p>0.998896</text:p>
          </table:table-cell>
          <table:table-cell office:value-type="float" office:value="0.266304">
            <text:p>0.266304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0410195">
            <text:p>0.00410195</text:p>
          </table:table-cell>
          <table:table-cell office:value-type="float" office:value="0.00426699">
            <text:p>0.00426699</text:p>
          </table:table-cell>
          <table:table-cell office:value-type="float" office:value="0.999697">
            <text:p>0.999697</text:p>
          </table:table-cell>
          <table:table-cell office:value-type="float" office:value="0.254838">
            <text:p>0.25483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071112">
            <text:p>0.0071112</text:p>
          </table:table-cell>
          <table:table-cell office:value-type="float" office:value="0.00782434">
            <text:p>0.00782434</text:p>
          </table:table-cell>
          <table:table-cell office:value-type="float" office:value="0.00371654">
            <text:p>0.00371654</text:p>
          </table:table-cell>
          <table:table-cell office:value-type="float" office:value="0.00358496">
            <text:p>0.00358496</text:p>
          </table:table-cell>
          <table:table-cell office:value-type="float" office:value="1.30911">
            <text:p>1.30911</text:p>
          </table:table-cell>
          <table:table-cell office:value-type="float" office:value="0.211104">
            <text:p>0.21110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98912">
            <text:p>0.0198912</text:p>
          </table:table-cell>
          <table:table-cell office:value-type="float" office:value="0.0207693">
            <text:p>0.0207693</text:p>
          </table:table-cell>
          <table:table-cell office:value-type="float" office:value="0.0170983">
            <text:p>0.0170983</text:p>
          </table:table-cell>
          <table:table-cell office:value-type="float" office:value="0.0172874">
            <text:p>0.0172874</text:p>
          </table:table-cell>
          <table:table-cell office:value-type="float" office:value="1.30243">
            <text:p>1.30243</text:p>
          </table:table-cell>
          <table:table-cell office:value-type="float" office:value="0.378378">
            <text:p>0.378378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71166">
            <text:p>0.0271166</text:p>
          </table:table-cell>
          <table:table-cell office:value-type="float" office:value="0.027459">
            <text:p>0.027459</text:p>
          </table:table-cell>
          <table:table-cell office:value-type="float" office:value="1.30243">
            <text:p>1.30243</text:p>
          </table:table-cell>
          <table:table-cell office:value-type="float" office:value="0.342391">
            <text:p>0.34239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18338">
            <text:p>0.0218338</text:p>
          </table:table-cell>
          <table:table-cell office:value-type="float" office:value="0.0232381">
            <text:p>0.0232381</text:p>
          </table:table-cell>
          <table:table-cell office:value-type="float" office:value="1.30357">
            <text:p>1.30357</text:p>
          </table:table-cell>
          <table:table-cell office:value-type="float" office:value="0.314631">
            <text:p>0.314631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0125871">
            <text:p>0.0125871</text:p>
          </table:table-cell>
          <table:table-cell office:value-type="float" office:value="0.0141081">
            <text:p>0.0141081</text:p>
          </table:table-cell>
          <table:table-cell office:value-type="float" office:value="0.00867371">
            <text:p>0.00867371</text:p>
          </table:table-cell>
          <table:table-cell office:value-type="float" office:value="0.00827921">
            <text:p>0.00827921</text:p>
          </table:table-cell>
          <table:table-cell office:value-type="float" office:value="1.61329">
            <text:p>1.61329</text:p>
          </table:table-cell>
          <table:table-cell office:value-type="float" office:value="0.3281">
            <text:p>0.3281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0385378">
            <text:p>0.0385378</text:p>
          </table:table-cell>
          <table:table-cell office:value-type="float" office:value="0.0393552">
            <text:p>0.0393552</text:p>
          </table:table-cell>
          <table:table-cell office:value-type="float" office:value="0.0357307">
            <text:p>0.0357307</text:p>
          </table:table-cell>
          <table:table-cell office:value-type="float" office:value="0.0357873">
            <text:p>0.0357873</text:p>
          </table:table-cell>
          <table:table-cell office:value-type="float" office:value="1.60044">
            <text:p>1.60044</text:p>
          </table:table-cell>
          <table:table-cell office:value-type="float" office:value="0.459459">
            <text:p>0.459459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0535247">
            <text:p>0.0535247</text:p>
          </table:table-cell>
          <table:table-cell office:value-type="float" office:value="0.0550427">
            <text:p>0.0550427</text:p>
          </table:table-cell>
          <table:table-cell office:value-type="float" office:value="1.60596">
            <text:p>1.60596</text:p>
          </table:table-cell>
          <table:table-cell office:value-type="float" office:value="0.413043">
            <text:p>0.413043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0438017">
            <text:p>0.0438017</text:p>
          </table:table-cell>
          <table:table-cell office:value-type="float" office:value="0.0472632">
            <text:p>0.0472632</text:p>
          </table:table-cell>
          <table:table-cell office:value-type="float" office:value="1.60191">
            <text:p>1.60191</text:p>
          </table:table-cell>
          <table:table-cell office:value-type="float" office:value="0.374413">
            <text:p>0.37441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79632">
            <text:p>0.0179632</text:p>
          </table:table-cell>
          <table:table-cell office:value-type="float" office:value="0.0199501">
            <text:p>0.0199501</text:p>
          </table:table-cell>
          <table:table-cell office:value-type="float" office:value="0.0150897">
            <text:p>0.0150897</text:p>
          </table:table-cell>
          <table:table-cell office:value-type="float" office:value="0.0145846">
            <text:p>0.0145846</text:p>
          </table:table-cell>
          <table:table-cell office:value-type="float" office:value="1.90729">
            <text:p>1.90729</text:p>
          </table:table-cell>
          <table:table-cell office:value-type="float" office:value="0.600198">
            <text:p>0.600198</text:p>
          </table:table-cell>
          <table:table-cell/>
          <table:table-cell office:value-type="float" office:value="0.1">
            <text:p>0.1</text:p>
            <draw:frame table:end-cell-address="Sheet1.K28" table:end-x="0.3795in" table:end-y="0.1484in" draw:z-index="1" draw:style-name="gr1" svg:width="2.1197in" svg:height="3.5299in" svg:x="0.0378in" svg:y="0.1618in">
              <draw:object draw:notify-on-update-of-ranges="Sheet1.J4:Sheet1.J104 Sheet1.A4:Sheet1.A104 Sheet1.K4:Sheet1.K104 Sheet1.A4:Sheet1.A104 Sheet1.O4:Sheet1.O12 Sheet1.F4:Sheet1.F12 Sheet1.O17:Sheet1.O71 Sheet1.N17:Sheet1.N71 Sheet1.A4:Sheet1.A104 Sheet1.L4:Sheet1.L104 Sheet1.A4:Sheet1.A104 Sheet1.M4:Sheet1.M10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0530561">
            <text:p>0.0530561</text:p>
          </table:table-cell>
          <table:table-cell office:value-type="float" office:value="0.0529683">
            <text:p>0.0529683</text:p>
          </table:table-cell>
          <table:table-cell office:value-type="float" office:value="0.0526431">
            <text:p>0.0526431</text:p>
          </table:table-cell>
          <table:table-cell office:value-type="float" office:value="0.0525807">
            <text:p>0.0525807</text:p>
          </table:table-cell>
          <table:table-cell office:value-type="float" office:value="1.90397">
            <text:p>1.90397</text:p>
          </table:table-cell>
          <table:table-cell office:value-type="float" office:value="0.52973">
            <text:p>0.52973</text:p>
          </table:table-cell>
          <table:table-cell/>
          <table:table-cell office:value-type="float" office:value="0.1">
            <text:p>0.1</text:p>
          </table:table-cell>
          <table:table-cell office:value-type="float" office:value="0.0756837">
            <text:p>0.0756837</text:p>
          </table:table-cell>
          <table:table-cell office:value-type="float" office:value="0.0791286">
            <text:p>0.0791286</text:p>
          </table:table-cell>
          <table:table-cell office:value-type="float" office:value="1.89845">
            <text:p>1.89845</text:p>
          </table:table-cell>
          <table:table-cell office:value-type="float" office:value="0.456522">
            <text:p>0.456522</text:p>
          </table:table-cell>
          <table:table-cell/>
          <table:table-cell office:value-type="float" office:value="0.1">
            <text:p>0.1</text:p>
          </table:table-cell>
          <table:table-cell office:value-type="float" office:value="0.0637894">
            <text:p>0.0637894</text:p>
          </table:table-cell>
          <table:table-cell office:value-type="float" office:value="0.0696944">
            <text:p>0.0696944</text:p>
          </table:table-cell>
          <table:table-cell office:value-type="float" office:value="1.90034">
            <text:p>1.90034</text:p>
          </table:table-cell>
          <table:table-cell office:value-type="float" office:value="0.418065">
            <text:p>0.418065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0248209">
            <text:p>0.0248209</text:p>
          </table:table-cell>
          <table:table-cell office:value-type="float" office:value="0.0277968">
            <text:p>0.0277968</text:p>
          </table:table-cell>
          <table:table-cell office:value-type="float" office:value="0.0217191">
            <text:p>0.0217191</text:p>
          </table:table-cell>
          <table:table-cell office:value-type="float" office:value="0.0212363">
            <text:p>0.0212363</text:p>
          </table:table-cell>
          <table:table-cell office:value-type="float" office:value="2.20671">
            <text:p>2.20671</text:p>
          </table:table-cell>
          <table:table-cell office:value-type="float" office:value="0.856242">
            <text:p>0.856242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0648832">
            <text:p>0.0648832</text:p>
          </table:table-cell>
          <table:table-cell office:value-type="float" office:value="0.0640213">
            <text:p>0.0640213</text:p>
          </table:table-cell>
          <table:table-cell office:value-type="float" office:value="0.0675648">
            <text:p>0.0675648</text:p>
          </table:table-cell>
          <table:table-cell office:value-type="float" office:value="0.0677036">
            <text:p>0.0677036</text:p>
          </table:table-cell>
          <table:table-cell office:value-type="float" office:value="2.20751">
            <text:p>2.20751</text:p>
          </table:table-cell>
          <table:table-cell office:value-type="float" office:value="0.578378">
            <text:p>0.578378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0939143">
            <text:p>0.0939143</text:p>
          </table:table-cell>
          <table:table-cell office:value-type="float" office:value="0.100375">
            <text:p>0.100375</text:p>
          </table:table-cell>
          <table:table-cell office:value-type="float" office:value="2.20199">
            <text:p>2.20199</text:p>
          </table:table-cell>
          <table:table-cell office:value-type="float" office:value="0.483696">
            <text:p>0.483696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0821209">
            <text:p>0.0821209</text:p>
          </table:table-cell>
          <table:table-cell office:value-type="float" office:value="0.089611">
            <text:p>0.089611</text:p>
          </table:table-cell>
          <table:table-cell office:value-type="float" office:value="2.20448">
            <text:p>2.20448</text:p>
          </table:table-cell>
          <table:table-cell office:value-type="float" office:value="0.429472">
            <text:p>0.42947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328104">
            <text:p>0.0328104</text:p>
          </table:table-cell>
          <table:table-cell office:value-type="float" office:value="0.0367614">
            <text:p>0.0367614</text:p>
          </table:table-cell>
          <table:table-cell office:value-type="float" office:value="0.0274601">
            <text:p>0.0274601</text:p>
          </table:table-cell>
          <table:table-cell office:value-type="float" office:value="0.0270944">
            <text:p>0.027094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742067">
            <text:p>0.0742067</text:p>
          </table:table-cell>
          <table:table-cell office:value-type="float" office:value="0.0726055">
            <text:p>0.0726055</text:p>
          </table:table-cell>
          <table:table-cell office:value-type="float" office:value="0.0800585">
            <text:p>0.0800585</text:p>
          </table:table-cell>
          <table:table-cell office:value-type="float" office:value="0.0808787">
            <text:p>0.0808787</text:p>
          </table:table-cell>
          <table:table-cell office:value-type="float" office:value="2.49448">
            <text:p>2.49448</text:p>
          </table:table-cell>
          <table:table-cell office:value-type="float" office:value="0.616216">
            <text:p>0.616216</text:p>
          </table:table-cell>
          <table:table-cell/>
          <table:table-cell office:value-type="float" office:value="0.15">
            <text:p>0.15</text:p>
          </table:table-cell>
          <table:table-cell office:value-type="float" office:value="0.107323">
            <text:p>0.107323</text:p>
          </table:table-cell>
          <table:table-cell office:value-type="float" office:value="0.117777">
            <text:p>0.117777</text:p>
          </table:table-cell>
          <table:table-cell office:value-type="float" office:value="2.49448">
            <text:p>2.49448</text:p>
          </table:table-cell>
          <table:table-cell office:value-type="float" office:value="0.51087">
            <text:p>0.51087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974211">
            <text:p>0.0974211</text:p>
          </table:table-cell>
          <table:table-cell office:value-type="float" office:value="0.105752">
            <text:p>0.105752</text:p>
          </table:table-cell>
          <table:table-cell office:value-type="float" office:value="2.5">
            <text:p>2.5</text:p>
          </table:table-cell>
          <table:table-cell office:value-type="float" office:value="0.451631">
            <text:p>0.451631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0405262">
            <text:p>0.0405262</text:p>
          </table:table-cell>
          <table:table-cell office:value-type="float" office:value="0.0451074">
            <text:p>0.0451074</text:p>
          </table:table-cell>
          <table:table-cell office:value-type="float" office:value="0.0315969">
            <text:p>0.0315969</text:p>
          </table:table-cell>
          <table:table-cell office:value-type="float" office:value="0.0313606">
            <text:p>0.0313606</text:p>
          </table:table-cell>
          <table:table-cell table:number-columns-repeated="3"/>
          <table:table-cell office:value-type="float" office:value="0.175">
            <text:p>0.175</text:p>
          </table:table-cell>
          <table:table-cell office:value-type="float" office:value="0.0817381">
            <text:p>0.0817381</text:p>
          </table:table-cell>
          <table:table-cell office:value-type="float" office:value="0.0795784">
            <text:p>0.0795784</text:p>
          </table:table-cell>
          <table:table-cell office:value-type="float" office:value="0.0905951">
            <text:p>0.0905951</text:p>
          </table:table-cell>
          <table:table-cell office:value-type="float" office:value="0.0924838">
            <text:p>0.0924838</text:p>
          </table:table-cell>
          <table:table-cell table:number-columns-repeated="3"/>
          <table:table-cell office:value-type="float" office:value="0.175">
            <text:p>0.175</text:p>
          </table:table-cell>
          <table:table-cell office:value-type="float" office:value="0.118036">
            <text:p>0.118036</text:p>
          </table:table-cell>
          <table:table-cell office:value-type="float" office:value="0.132517">
            <text:p>0.132517</text:p>
          </table:table-cell>
          <table:table-cell table:number-columns-repeated="3"/>
          <table:table-cell office:value-type="float" office:value="0.175">
            <text:p>0.175</text:p>
          </table:table-cell>
          <table:table-cell office:value-type="float" office:value="0.110262">
            <text:p>0.110262</text:p>
          </table:table-cell>
          <table:table-cell office:value-type="float" office:value="0.119396">
            <text:p>0.119396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470408">
            <text:p>0.0470408</text:p>
          </table:table-cell>
          <table:table-cell office:value-type="float" office:value="0.0519895">
            <text:p>0.0519895</text:p>
          </table:table-cell>
          <table:table-cell office:value-type="float" office:value="0.0341254">
            <text:p>0.0341254</text:p>
          </table:table-cell>
          <table:table-cell office:value-type="float" office:value="0.0340068">
            <text:p>0.0340068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0876747">
            <text:p>0.0876747</text:p>
          </table:table-cell>
          <table:table-cell office:value-type="float" office:value="0.0855417">
            <text:p>0.0855417</text:p>
          </table:table-cell>
          <table:table-cell office:value-type="float" office:value="0.0993691">
            <text:p>0.0993691</text:p>
          </table:table-cell>
          <table:table-cell office:value-type="float" office:value="0.102382">
            <text:p>0.102382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26546">
            <text:p>0.126546</text:p>
          </table:table-cell>
          <table:table-cell office:value-type="float" office:value="0.144581">
            <text:p>0.144581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21309">
            <text:p>0.121309</text:p>
          </table:table-cell>
          <table:table-cell office:value-type="float" office:value="0.130688">
            <text:p>0.130688</text:p>
          </table:table-cell>
          <table:table-cell table:number-columns-repeated="2"/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0.0522016">
            <text:p>0.0522016</text:p>
          </table:table-cell>
          <table:table-cell office:value-type="float" office:value="0.0575369">
            <text:p>0.0575369</text:p>
          </table:table-cell>
          <table:table-cell office:value-type="float" office:value="0.0358014">
            <text:p>0.0358014</text:p>
          </table:table-cell>
          <table:table-cell office:value-type="float" office:value="0.035736">
            <text:p>0.035736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0935437">
            <text:p>0.0935437</text:p>
          </table:table-cell>
          <table:table-cell office:value-type="float" office:value="0.0914408">
            <text:p>0.0914408</text:p>
          </table:table-cell>
          <table:table-cell office:value-type="float" office:value="0.106893">
            <text:p>0.106893</text:p>
          </table:table-cell>
          <table:table-cell office:value-type="float" office:value="0.111064">
            <text:p>0.111064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133864">
            <text:p>0.133864</text:p>
          </table:table-cell>
          <table:table-cell office:value-type="float" office:value="0.154864">
            <text:p>0.154864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131215">
            <text:p>0.131215</text:p>
          </table:table-cell>
          <table:table-cell office:value-type="float" office:value="0.140187">
            <text:p>0.140187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  <draw:frame table:end-cell-address="Sheet1.C34" table:end-x="0.5701in" table:end-y="0.0563in" draw:z-index="0" draw:style-name="gr1" svg:width="2.1197in" svg:height="3.528in" svg:x="0.2283in" svg:y="0.072in">
              <draw:object draw:notify-on-update-of-ranges="Sheet1.B4:Sheet1.B104 Sheet1.A4:Sheet1.A104 Sheet1.C4:Sheet1.C104 Sheet1.A4:Sheet1.A104 Sheet1.G4:Sheet1.G12 Sheet1.F4:Sheet1.F12 Sheet1.G17:Sheet1.G65 Sheet1.F17:Sheet1.F65 Sheet1.D4:Sheet1.D104 Sheet1.A4:Sheet1.A104 Sheet1.A4:Sheet1.A104 Sheet1.E4:Sheet1.E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0562433">
            <text:p>0.0562433</text:p>
          </table:table-cell>
          <table:table-cell office:value-type="float" office:value="0.0619677">
            <text:p>0.0619677</text:p>
          </table:table-cell>
          <table:table-cell office:value-type="float" office:value="0.0373033">
            <text:p>0.0373033</text:p>
          </table:table-cell>
          <table:table-cell office:value-type="float" office:value="0.0372387">
            <text:p>0.0372387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0990721">
            <text:p>0.0990721</text:p>
          </table:table-cell>
          <table:table-cell office:value-type="float" office:value="0.0969512">
            <text:p>0.0969512</text:p>
          </table:table-cell>
          <table:table-cell office:value-type="float" office:value="0.113089">
            <text:p>0.113089</text:p>
          </table:table-cell>
          <table:table-cell office:value-type="float" office:value="0.118327">
            <text:p>0.118327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140102">
            <text:p>0.140102</text:p>
          </table:table-cell>
          <table:table-cell office:value-type="float" office:value="0.163414">
            <text:p>0.163414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139536">
            <text:p>0.139536</text:p>
          </table:table-cell>
          <table:table-cell office:value-type="float" office:value="0.148053">
            <text:p>0.148053</text:p>
          </table:table-cell>
          <table:table-cell table:number-columns-repeated="2"/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0.0594194">
            <text:p>0.0594194</text:p>
          </table:table-cell>
          <table:table-cell office:value-type="float" office:value="0.0654529">
            <text:p>0.0654529</text:p>
          </table:table-cell>
          <table:table-cell office:value-type="float" office:value="0.0388658">
            <text:p>0.0388658</text:p>
          </table:table-cell>
          <table:table-cell office:value-type="float" office:value="0.0388814">
            <text:p>0.0388814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103555">
            <text:p>0.103555</text:p>
          </table:table-cell>
          <table:table-cell office:value-type="float" office:value="0.102718">
            <text:p>0.102718</text:p>
          </table:table-cell>
          <table:table-cell office:value-type="float" office:value="0.11824">
            <text:p>0.11824</text:p>
          </table:table-cell>
          <table:table-cell office:value-type="float" office:value="0.124406">
            <text:p>0.124406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145744">
            <text:p>0.145744</text:p>
          </table:table-cell>
          <table:table-cell office:value-type="float" office:value="0.170599">
            <text:p>0.17059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146537">
            <text:p>0.146537</text:p>
          </table:table-cell>
          <table:table-cell office:value-type="float" office:value="0.154828">
            <text:p>0.154828</text:p>
          </table:table-cell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620824">
            <text:p>0.0620824</text:p>
          </table:table-cell>
          <table:table-cell office:value-type="float" office:value="0.0681563">
            <text:p>0.0681563</text:p>
          </table:table-cell>
          <table:table-cell office:value-type="float" office:value="0.0406167">
            <text:p>0.0406167</text:p>
          </table:table-cell>
          <table:table-cell office:value-type="float" office:value="0.0407112">
            <text:p>0.0407112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107268">
            <text:p>0.107268</text:p>
          </table:table-cell>
          <table:table-cell office:value-type="float" office:value="0.10887">
            <text:p>0.10887</text:p>
          </table:table-cell>
          <table:table-cell office:value-type="float" office:value="0.122007">
            <text:p>0.122007</text:p>
          </table:table-cell>
          <table:table-cell office:value-type="float" office:value="0.129283">
            <text:p>0.129283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150815">
            <text:p>0.150815</text:p>
          </table:table-cell>
          <table:table-cell office:value-type="float" office:value="0.176518">
            <text:p>0.176518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152546">
            <text:p>0.152546</text:p>
          </table:table-cell>
          <table:table-cell office:value-type="float" office:value="0.160749">
            <text:p>0.160749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</table:table-row>
        <table:table-row table:style-name="ro1">
          <table:table-cell office:value-type="float" office:value="0.325">
            <text:p>0.325</text:p>
          </table:table-cell>
          <table:table-cell office:value-type="float" office:value="0.0644748">
            <text:p>0.0644748</text:p>
          </table:table-cell>
          <table:table-cell office:value-type="float" office:value="0.0703675">
            <text:p>0.0703675</text:p>
          </table:table-cell>
          <table:table-cell office:value-type="float" office:value="0.042688">
            <text:p>0.042688</text:p>
          </table:table-cell>
          <table:table-cell office:value-type="float" office:value="0.0428095">
            <text:p>0.0428095</text:p>
          </table:table-cell>
          <table:table-cell office:value-type="float" office:value="0.0220748">
            <text:p>0.0220748</text:p>
          </table:table-cell>
          <table:table-cell table:style-name="ce1" office:value-type="float" office:value="-0.0000472188">
            <text:p>-4.72E-005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111358">
            <text:p>0.111358</text:p>
          </table:table-cell>
          <table:table-cell office:value-type="float" office:value="0.115051">
            <text:p>0.115051</text:p>
          </table:table-cell>
          <table:table-cell office:value-type="float" office:value="0.12454">
            <text:p>0.12454</text:p>
          </table:table-cell>
          <table:table-cell office:value-type="float" office:value="0.133388">
            <text:p>0.133388</text:p>
          </table:table-cell>
          <table:table-cell office:value-type="float" office:value="0">
            <text:p>0</text:p>
          </table:table-cell>
          <table:table-cell office:value-type="float" office:value="-0.00540541">
            <text:p>-0.00540541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155593">
            <text:p>0.155593</text:p>
          </table:table-cell>
          <table:table-cell office:value-type="float" office:value="0.181719">
            <text:p>0.181719</text:p>
          </table:table-cell>
          <table:table-cell office:value-type="float" office:value="0.00551876">
            <text:p>0.00551876</text:p>
          </table:table-cell>
          <table:table-cell office:value-type="float" office:value="0.00543478">
            <text:p>0.00543478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158081">
            <text:p>0.158081</text:p>
          </table:table-cell>
          <table:table-cell office:value-type="float" office:value="0.166323">
            <text:p>0.166323</text:p>
          </table:table-cell>
          <table:table-cell office:value-type="float" office:value="0.0274761">
            <text:p>0.0274761</text:p>
          </table:table-cell>
          <table:table-cell office:value-type="float" office:value="0.0323172">
            <text:p>0.0323172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666873">
            <text:p>0.0666873</text:p>
          </table:table-cell>
          <table:table-cell office:value-type="float" office:value="0.072188">
            <text:p>0.072188</text:p>
          </table:table-cell>
          <table:table-cell office:value-type="float" office:value="0.0449653">
            <text:p>0.0449653</text:p>
          </table:table-cell>
          <table:table-cell office:value-type="float" office:value="0.0451946">
            <text:p>0.0451946</text:p>
          </table:table-cell>
          <table:table-cell office:value-type="float" office:value="0.0718611">
            <text:p>0.0718611</text:p>
          </table:table-cell>
          <table:table-cell office:value-type="float" office:value="0.0212367">
            <text:p>0.0212367</text:p>
          </table:table-cell>
          <table:table-cell/>
          <table:table-cell office:value-type="float" office:value="0.35">
            <text:p>0.35</text:p>
          </table:table-cell>
          <table:table-cell office:value-type="float" office:value="0.115456">
            <text:p>0.115456</text:p>
          </table:table-cell>
          <table:table-cell office:value-type="float" office:value="0.121032">
            <text:p>0.121032</text:p>
          </table:table-cell>
          <table:table-cell office:value-type="float" office:value="0.125871">
            <text:p>0.125871</text:p>
          </table:table-cell>
          <table:table-cell office:value-type="float" office:value="0.136336">
            <text:p>0.136336</text:p>
          </table:table-cell>
          <table:table-cell office:value-type="float" office:value="0.0331126">
            <text:p>0.0331126</text:p>
          </table:table-cell>
          <table:table-cell office:value-type="float" office:value="0.0162162">
            <text:p>0.0162162</text:p>
          </table:table-cell>
          <table:table-cell/>
          <table:table-cell office:value-type="float" office:value="0.35">
            <text:p>0.35</text:p>
          </table:table-cell>
          <table:table-cell office:value-type="float" office:value="0.159801">
            <text:p>0.159801</text:p>
          </table:table-cell>
          <table:table-cell office:value-type="float" office:value="0.186045">
            <text:p>0.186045</text:p>
          </table:table-cell>
          <table:table-cell office:value-type="float" office:value="0.0275938">
            <text:p>0.0275938</text:p>
          </table:table-cell>
          <table:table-cell office:value-type="float" office:value="0.0271739">
            <text:p>0.0271739</text:p>
          </table:table-cell>
          <table:table-cell/>
          <table:table-cell office:value-type="float" office:value="0.35">
            <text:p>0.35</text:p>
          </table:table-cell>
          <table:table-cell office:value-type="float" office:value="0.162838">
            <text:p>0.162838</text:p>
          </table:table-cell>
          <table:table-cell office:value-type="float" office:value="0.171574">
            <text:p>0.171574</text:p>
          </table:table-cell>
          <table:table-cell office:value-type="float" office:value="0.0604237">
            <text:p>0.0604237</text:p>
          </table:table-cell>
          <table:table-cell office:value-type="float" office:value="0.0753988">
            <text:p>0.0753988</text:p>
          </table:table-cell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0688313">
            <text:p>0.0688313</text:p>
          </table:table-cell>
          <table:table-cell office:value-type="float" office:value="0.073697">
            <text:p>0.073697</text:p>
          </table:table-cell>
          <table:table-cell office:value-type="float" office:value="0.0473483">
            <text:p>0.0473483</text:p>
          </table:table-cell>
          <table:table-cell office:value-type="float" office:value="0.0477521">
            <text:p>0.0477521</text:p>
          </table:table-cell>
          <table:table-cell office:value-type="float" office:value="0.127107">
            <text:p>0.127107</text:p>
          </table:table-cell>
          <table:table-cell office:value-type="float" office:value="0.0318137">
            <text:p>0.0318137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119025">
            <text:p>0.119025</text:p>
          </table:table-cell>
          <table:table-cell office:value-type="float" office:value="0.12704">
            <text:p>0.12704</text:p>
          </table:table-cell>
          <table:table-cell office:value-type="float" office:value="0.126882">
            <text:p>0.126882</text:p>
          </table:table-cell>
          <table:table-cell office:value-type="float" office:value="0.138619">
            <text:p>0.138619</text:p>
          </table:table-cell>
          <table:table-cell office:value-type="float" office:value="0.0827815">
            <text:p>0.0827815</text:p>
          </table:table-cell>
          <table:table-cell office:value-type="float" office:value="0.0432432">
            <text:p>0.0432432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163375">
            <text:p>0.163375</text:p>
          </table:table-cell>
          <table:table-cell office:value-type="float" office:value="0.189735">
            <text:p>0.189735</text:p>
            <draw:frame table:end-cell-address="Sheet1.U39" table:end-x="0.3555in" table:end-y="0.1528in" draw:z-index="2" draw:style-name="gr1" svg:width="2.1197in" svg:height="3.5343in" svg:x="0.0138in" svg:y="0.1606in">
              <draw:object draw:notify-on-update-of-ranges="Sheet1.R4:Sheet1.R104 Sheet1.A4:Sheet1.A104 Sheet1.S4:Sheet1.S104 Sheet1.A4:Sheet1.A104 Sheet1.U4:Sheet1.U12 Sheet1.F4:Sheet1.F12 Sheet1.U17:Sheet1.U61 Sheet1.T17:Sheet1.T6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0.0662252">
            <text:p>0.0662252</text:p>
          </table:table-cell>
          <table:table-cell office:value-type="float" office:value="0.0652174">
            <text:p>0.0652174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166948">
            <text:p>0.166948</text:p>
          </table:table-cell>
          <table:table-cell office:value-type="float" office:value="0.176331">
            <text:p>0.176331</text:p>
          </table:table-cell>
          <table:table-cell office:value-type="float" office:value="0.0989319">
            <text:p>0.0989319</text:p>
          </table:table-cell>
          <table:table-cell office:value-type="float" office:value="0.113116">
            <text:p>0.11311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710813">
            <text:p>0.0710813</text:p>
          </table:table-cell>
          <table:table-cell office:value-type="float" office:value="0.0751284">
            <text:p>0.0751284</text:p>
          </table:table-cell>
          <table:table-cell office:value-type="float" office:value="0.0499806">
            <text:p>0.0499806</text:p>
          </table:table-cell>
          <table:table-cell office:value-type="float" office:value="0.0504711">
            <text:p>0.0504711</text:p>
          </table:table-cell>
          <table:table-cell office:value-type="float" office:value="0.182353">
            <text:p>0.182353</text:p>
          </table:table-cell>
          <table:table-cell office:value-type="float" office:value="0.0423907">
            <text:p>0.0423907</text:p>
          </table:table-cell>
          <table:table-cell/>
          <table:table-cell office:value-type="float" office:value="0.4">
            <text:p>0.4</text:p>
          </table:table-cell>
          <table:table-cell office:value-type="float" office:value="0.122511">
            <text:p>0.122511</text:p>
          </table:table-cell>
          <table:table-cell office:value-type="float" office:value="0.13267">
            <text:p>0.13267</text:p>
          </table:table-cell>
          <table:table-cell office:value-type="float" office:value="0.127769">
            <text:p>0.127769</text:p>
          </table:table-cell>
          <table:table-cell office:value-type="float" office:value="0.141007">
            <text:p>0.141007</text:p>
          </table:table-cell>
          <table:table-cell office:value-type="float" office:value="0.13245">
            <text:p>0.13245</text:p>
          </table:table-cell>
          <table:table-cell office:value-type="float" office:value="0.0648649">
            <text:p>0.0648649</text:p>
          </table:table-cell>
          <table:table-cell/>
          <table:table-cell office:value-type="float" office:value="0.4">
            <text:p>0.4</text:p>
          </table:table-cell>
          <table:table-cell office:value-type="float" office:value="0.166722">
            <text:p>0.166722</text:p>
          </table:table-cell>
          <table:table-cell office:value-type="float" office:value="0.193002">
            <text:p>0.193002</text:p>
          </table:table-cell>
          <table:table-cell office:value-type="float" office:value="0.110375">
            <text:p>0.110375</text:p>
          </table:table-cell>
          <table:table-cell office:value-type="float" office:value="0.0978261">
            <text:p>0.0978261</text:p>
          </table:table-cell>
          <table:table-cell/>
          <table:table-cell office:value-type="float" office:value="0.4">
            <text:p>0.4</text:p>
          </table:table-cell>
          <table:table-cell office:value-type="float" office:value="0.170535">
            <text:p>0.170535</text:p>
          </table:table-cell>
          <table:table-cell office:value-type="float" office:value="0.180292">
            <text:p>0.180292</text:p>
          </table:table-cell>
          <table:table-cell office:value-type="float" office:value="0.148561">
            <text:p>0.148561</text:p>
          </table:table-cell>
          <table:table-cell office:value-type="float" office:value="0.140104">
            <text:p>0.140104</text:p>
          </table:table-cell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0.0734126">
            <text:p>0.0734126</text:p>
          </table:table-cell>
          <table:table-cell office:value-type="float" office:value="0.0766556">
            <text:p>0.0766556</text:p>
          </table:table-cell>
          <table:table-cell office:value-type="float" office:value="0.0528049">
            <text:p>0.0528049</text:p>
          </table:table-cell>
          <table:table-cell office:value-type="float" office:value="0.0534041">
            <text:p>0.0534041</text:p>
          </table:table-cell>
          <table:table-cell office:value-type="float" office:value="0.232051">
            <text:p>0.232051</text:p>
          </table:table-cell>
          <table:table-cell office:value-type="float" office:value="0.047632">
            <text:p>0.047632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126797">
            <text:p>0.126797</text:p>
          </table:table-cell>
          <table:table-cell office:value-type="float" office:value="0.137676">
            <text:p>0.137676</text:p>
          </table:table-cell>
          <table:table-cell office:value-type="float" office:value="0.128954">
            <text:p>0.128954</text:p>
          </table:table-cell>
          <table:table-cell office:value-type="float" office:value="0.144059">
            <text:p>0.144059</text:p>
          </table:table-cell>
          <table:table-cell office:value-type="float" office:value="0.182119">
            <text:p>0.182119</text:p>
          </table:table-cell>
          <table:table-cell office:value-type="float" office:value="0.0864865">
            <text:p>0.0864865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170235">
            <text:p>0.170235</text:p>
          </table:table-cell>
          <table:table-cell office:value-type="float" office:value="0.195984">
            <text:p>0.195984</text:p>
          </table:table-cell>
          <table:table-cell office:value-type="float" office:value="0.160044">
            <text:p>0.160044</text:p>
          </table:table-cell>
          <table:table-cell office:value-type="float" office:value="0.119565">
            <text:p>0.119565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173885">
            <text:p>0.173885</text:p>
          </table:table-cell>
          <table:table-cell office:value-type="float" office:value="0.183927">
            <text:p>0.183927</text:p>
          </table:table-cell>
          <table:table-cell office:value-type="float" office:value="0.19825">
            <text:p>0.19825</text:p>
          </table:table-cell>
          <table:table-cell office:value-type="float" office:value="0.15634">
            <text:p>0.1563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757188">
            <text:p>0.0757188</text:p>
          </table:table-cell>
          <table:table-cell office:value-type="float" office:value="0.0781635">
            <text:p>0.0781635</text:p>
          </table:table-cell>
          <table:table-cell office:value-type="float" office:value="0.0556876">
            <text:p>0.0556876</text:p>
          </table:table-cell>
          <table:table-cell office:value-type="float" office:value="0.0564985">
            <text:p>0.0564985</text:p>
          </table:table-cell>
          <table:table-cell office:value-type="float" office:value="0.287267">
            <text:p>0.287267</text:p>
          </table:table-cell>
          <table:table-cell office:value-type="float" office:value="0.0528615">
            <text:p>0.0528615</text:p>
          </table:table-cell>
          <table:table-cell/>
          <table:table-cell office:value-type="float" office:value="0.45">
            <text:p>0.45</text:p>
          </table:table-cell>
          <table:table-cell office:value-type="float" office:value="0.132196">
            <text:p>0.132196</text:p>
          </table:table-cell>
          <table:table-cell office:value-type="float" office:value="0.142631">
            <text:p>0.142631</text:p>
          </table:table-cell>
          <table:table-cell office:value-type="float" office:value="0.130432">
            <text:p>0.130432</text:p>
          </table:table-cell>
          <table:table-cell office:value-type="float" office:value="0.146806">
            <text:p>0.146806</text:p>
          </table:table-cell>
          <table:table-cell office:value-type="float" office:value="0.231788">
            <text:p>0.231788</text:p>
          </table:table-cell>
          <table:table-cell office:value-type="float" office:value="0.102703">
            <text:p>0.102703</text:p>
          </table:table-cell>
          <table:table-cell/>
          <table:table-cell office:value-type="float" office:value="0.45">
            <text:p>0.45</text:p>
          </table:table-cell>
          <table:table-cell office:value-type="float" office:value="0.173391">
            <text:p>0.173391</text:p>
          </table:table-cell>
          <table:table-cell office:value-type="float" office:value="0.198331">
            <text:p>0.198331</text:p>
          </table:table-cell>
          <table:table-cell office:value-type="float" office:value="0.209713">
            <text:p>0.209713</text:p>
          </table:table-cell>
          <table:table-cell office:value-type="float" office:value="0.141304">
            <text:p>0.141304</text:p>
          </table:table-cell>
          <table:table-cell/>
          <table:table-cell office:value-type="float" office:value="0.45">
            <text:p>0.45</text:p>
          </table:table-cell>
          <table:table-cell office:value-type="float" office:value="0.177048">
            <text:p>0.177048</text:p>
          </table:table-cell>
          <table:table-cell office:value-type="float" office:value="0.187486">
            <text:p>0.187486</text:p>
            <draw:frame table:end-cell-address="Sheet1.AA42" table:end-x="0.3551in" table:end-y="0.1524in" draw:z-index="3" draw:style-name="gr1" svg:width="2.1197in" svg:height="3.5343in" svg:x="0.0134in" svg:y="0.1606in">
              <draw:object draw:notify-on-update-of-ranges="Sheet1.X4:Sheet1.X104 Sheet1.A4:Sheet1.A104 Sheet1.Y4:Sheet1.Y104 Sheet1.A4:Sheet1.A104 Sheet1.AA4:Sheet1.AA12 Sheet1.F4:Sheet1.F12 Sheet1.AA17:Sheet1.AA60 Sheet1.Z17:Sheet1.Z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0.25347">
            <text:p>0.25347</text:p>
          </table:table-cell>
          <table:table-cell office:value-type="float" office:value="0.172588">
            <text:p>0.172588</text:p>
          </table:table-cell>
        </table:table-row>
        <table:table-row table:style-name="ro1">
          <table:table-cell office:value-type="float" office:value="0.475">
            <text:p>0.475</text:p>
          </table:table-cell>
          <table:table-cell office:value-type="float" office:value="0.0781434">
            <text:p>0.0781434</text:p>
          </table:table-cell>
          <table:table-cell office:value-type="float" office:value="0.0797522">
            <text:p>0.0797522</text:p>
          </table:table-cell>
          <table:table-cell office:value-type="float" office:value="0.058775">
            <text:p>0.058775</text:p>
          </table:table-cell>
          <table:table-cell office:value-type="float" office:value="0.0597081">
            <text:p>0.0597081</text:p>
          </table:table-cell>
          <table:table-cell office:value-type="float" office:value="0.342513">
            <text:p>0.342513</text:p>
          </table:table-cell>
          <table:table-cell office:value-type="float" office:value="0.0634385">
            <text:p>0.0634385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138436">
            <text:p>0.138436</text:p>
          </table:table-cell>
          <table:table-cell office:value-type="float" office:value="0.148299">
            <text:p>0.148299</text:p>
          </table:table-cell>
          <table:table-cell office:value-type="float" office:value="0.132814">
            <text:p>0.132814</text:p>
          </table:table-cell>
          <table:table-cell office:value-type="float" office:value="0.149483">
            <text:p>0.149483</text:p>
          </table:table-cell>
          <table:table-cell office:value-type="float" office:value="0.286976">
            <text:p>0.286976</text:p>
          </table:table-cell>
          <table:table-cell office:value-type="float" office:value="0.118919">
            <text:p>0.118919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17619">
            <text:p>0.17619</text:p>
          </table:table-cell>
          <table:table-cell office:value-type="float" office:value="0.200291">
            <text:p>0.200291</text:p>
          </table:table-cell>
          <table:table-cell office:value-type="float" office:value="0.264901">
            <text:p>0.264901</text:p>
          </table:table-cell>
          <table:table-cell office:value-type="float" office:value="0.157609">
            <text:p>0.157609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17987">
            <text:p>0.17987</text:p>
          </table:table-cell>
          <table:table-cell office:value-type="float" office:value="0.190948">
            <text:p>0.190948</text:p>
          </table:table-cell>
          <table:table-cell office:value-type="float" office:value="0.30872">
            <text:p>0.30872</text:p>
          </table:table-cell>
          <table:table-cell office:value-type="float" office:value="0.18346">
            <text:p>0.1834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807997">
            <text:p>0.0807997</text:p>
          </table:table-cell>
          <table:table-cell office:value-type="float" office:value="0.0816514">
            <text:p>0.0816514</text:p>
          </table:table-cell>
          <table:table-cell office:value-type="float" office:value="0.0620293">
            <text:p>0.0620293</text:p>
          </table:table-cell>
          <table:table-cell office:value-type="float" office:value="0.0630597">
            <text:p>0.0630597</text:p>
          </table:table-cell>
          <table:table-cell office:value-type="float" office:value="0.39773">
            <text:p>0.39773</text:p>
          </table:table-cell>
          <table:table-cell office:value-type="float" office:value="0.068668">
            <text:p>0.068668</text:p>
          </table:table-cell>
          <table:table-cell/>
          <table:table-cell office:value-type="float" office:value="0.5">
            <text:p>0.5</text:p>
          </table:table-cell>
          <table:table-cell office:value-type="float" office:value="0.144738">
            <text:p>0.144738</text:p>
          </table:table-cell>
          <table:table-cell office:value-type="float" office:value="0.154575">
            <text:p>0.154575</text:p>
          </table:table-cell>
          <table:table-cell office:value-type="float" office:value="0.136412">
            <text:p>0.136412</text:p>
          </table:table-cell>
          <table:table-cell office:value-type="float" office:value="0.152727">
            <text:p>0.152727</text:p>
          </table:table-cell>
          <table:table-cell office:value-type="float" office:value="0.342163">
            <text:p>0.342163</text:p>
          </table:table-cell>
          <table:table-cell office:value-type="float" office:value="0.135135">
            <text:p>0.135135</text:p>
          </table:table-cell>
          <table:table-cell/>
          <table:table-cell office:value-type="float" office:value="0.5">
            <text:p>0.5</text:p>
          </table:table-cell>
          <table:table-cell office:value-type="float" office:value="0.179182">
            <text:p>0.179182</text:p>
          </table:table-cell>
          <table:table-cell office:value-type="float" office:value="0.202357">
            <text:p>0.202357</text:p>
          </table:table-cell>
          <table:table-cell office:value-type="float" office:value="0.31457">
            <text:p>0.31457</text:p>
          </table:table-cell>
          <table:table-cell office:value-type="float" office:value="0.168478">
            <text:p>0.168478</text:p>
          </table:table-cell>
          <table:table-cell/>
          <table:table-cell office:value-type="float" office:value="0.5">
            <text:p>0.5</text:p>
          </table:table-cell>
          <table:table-cell office:value-type="float" office:value="0.182427">
            <text:p>0.182427</text:p>
          </table:table-cell>
          <table:table-cell office:value-type="float" office:value="0.194178">
            <text:p>0.194178</text:p>
          </table:table-cell>
          <table:table-cell office:value-type="float" office:value="0.363999">
            <text:p>0.363999</text:p>
          </table:table-cell>
          <table:table-cell office:value-type="float" office:value="0.188955">
            <text:p>0.188955</text:p>
          </table:table-cell>
        </table:table-row>
        <table:table-row table:style-name="ro1">
          <table:table-cell office:value-type="float" office:value="0.525">
            <text:p>0.525</text:p>
          </table:table-cell>
          <table:table-cell office:value-type="float" office:value="0.0836927">
            <text:p>0.0836927</text:p>
          </table:table-cell>
          <table:table-cell office:value-type="float" office:value="0.0838323">
            <text:p>0.0838323</text:p>
          </table:table-cell>
          <table:table-cell office:value-type="float" office:value="0.0653153">
            <text:p>0.0653153</text:p>
          </table:table-cell>
          <table:table-cell office:value-type="float" office:value="0.0665854">
            <text:p>0.0665854</text:p>
          </table:table-cell>
          <table:table-cell office:value-type="float" office:value="0.497126">
            <text:p>0.497126</text:p>
          </table:table-cell>
          <table:table-cell office:value-type="float" office:value="0.0791505">
            <text:p>0.0791505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150593">
            <text:p>0.150593</text:p>
          </table:table-cell>
          <table:table-cell office:value-type="float" office:value="0.161301">
            <text:p>0.161301</text:p>
          </table:table-cell>
          <table:table-cell office:value-type="float" office:value="0.14139">
            <text:p>0.14139</text:p>
          </table:table-cell>
          <table:table-cell office:value-type="float" office:value="0.156897">
            <text:p>0.156897</text:p>
          </table:table-cell>
          <table:table-cell office:value-type="float" office:value="0.391832">
            <text:p>0.391832</text:p>
          </table:table-cell>
          <table:table-cell office:value-type="float" office:value="0.145946">
            <text:p>0.145946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182234">
            <text:p>0.182234</text:p>
          </table:table-cell>
          <table:table-cell office:value-type="float" office:value="0.20509">
            <text:p>0.20509</text:p>
          </table:table-cell>
          <table:table-cell office:value-type="float" office:value="0.369757">
            <text:p>0.369757</text:p>
          </table:table-cell>
          <table:table-cell office:value-type="float" office:value="0.184783">
            <text:p>0.184783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185169">
            <text:p>0.185169</text:p>
          </table:table-cell>
          <table:table-cell office:value-type="float" office:value="0.197085">
            <text:p>0.197085</text:p>
          </table:table-cell>
          <table:table-cell office:value-type="float" office:value="0.419249">
            <text:p>0.419249</text:p>
          </table:table-cell>
          <table:table-cell office:value-type="float" office:value="0.199826">
            <text:p>0.19982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868209">
            <text:p>0.0868209</text:p>
          </table:table-cell>
          <table:table-cell office:value-type="float" office:value="0.0861788">
            <text:p>0.0861788</text:p>
          </table:table-cell>
          <table:table-cell office:value-type="float" office:value="0.0687804">
            <text:p>0.0687804</text:p>
          </table:table-cell>
          <table:table-cell office:value-type="float" office:value="0.0702177">
            <text:p>0.0702177</text:p>
          </table:table-cell>
          <table:table-cell office:value-type="float" office:value="0.552372">
            <text:p>0.552372</text:p>
          </table:table-cell>
          <table:table-cell office:value-type="float" office:value="0.0897275">
            <text:p>0.0897275</text:p>
          </table:table-cell>
          <table:table-cell/>
          <table:table-cell office:value-type="float" office:value="0.55">
            <text:p>0.55</text:p>
          </table:table-cell>
          <table:table-cell office:value-type="float" office:value="0.155966">
            <text:p>0.155966</text:p>
          </table:table-cell>
          <table:table-cell office:value-type="float" office:value="0.168346">
            <text:p>0.168346</text:p>
          </table:table-cell>
          <table:table-cell office:value-type="float" office:value="0.14674">
            <text:p>0.14674</text:p>
          </table:table-cell>
          <table:table-cell office:value-type="float" office:value="0.161774">
            <text:p>0.161774</text:p>
          </table:table-cell>
          <table:table-cell office:value-type="float" office:value="0.44702">
            <text:p>0.44702</text:p>
          </table:table-cell>
          <table:table-cell office:value-type="float" office:value="0.156757">
            <text:p>0.156757</text:p>
          </table:table-cell>
          <table:table-cell/>
          <table:table-cell office:value-type="float" office:value="0.55">
            <text:p>0.55</text:p>
          </table:table-cell>
          <table:table-cell office:value-type="float" office:value="0.185002">
            <text:p>0.185002</text:p>
          </table:table-cell>
          <table:table-cell office:value-type="float" office:value="0.208371">
            <text:p>0.208371</text:p>
          </table:table-cell>
          <table:table-cell office:value-type="float" office:value="0.424945">
            <text:p>0.424945</text:p>
          </table:table-cell>
          <table:table-cell office:value-type="float" office:value="0.195652">
            <text:p>0.195652</text:p>
          </table:table-cell>
          <table:table-cell/>
          <table:table-cell office:value-type="float" office:value="0.55">
            <text:p>0.55</text:p>
          </table:table-cell>
          <table:table-cell office:value-type="float" office:value="0.188344">
            <text:p>0.188344</text:p>
          </table:table-cell>
          <table:table-cell office:value-type="float" office:value="0.199579">
            <text:p>0.199579</text:p>
          </table:table-cell>
          <table:table-cell office:value-type="float" office:value="0.468997">
            <text:p>0.468997</text:p>
          </table:table-cell>
          <table:table-cell office:value-type="float" office:value="0.20531">
            <text:p>0.20531</text:p>
          </table:table-cell>
        </table:table-row>
        <table:table-row table:style-name="ro1">
          <table:table-cell office:value-type="float" office:value="0.575">
            <text:p>0.575</text:p>
          </table:table-cell>
          <table:table-cell office:value-type="float" office:value="0.0901839">
            <text:p>0.0901839</text:p>
          </table:table-cell>
          <table:table-cell office:value-type="float" office:value="0.0888815">
            <text:p>0.0888815</text:p>
          </table:table-cell>
          <table:table-cell office:value-type="float" office:value="0.072469">
            <text:p>0.072469</text:p>
          </table:table-cell>
          <table:table-cell office:value-type="float" office:value="0.074039">
            <text:p>0.074039</text:p>
          </table:table-cell>
          <table:table-cell office:value-type="float" office:value="0.602069">
            <text:p>0.602069</text:p>
          </table:table-cell>
          <table:table-cell office:value-type="float" office:value="0.0949688">
            <text:p>0.0949688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161118">
            <text:p>0.161118</text:p>
          </table:table-cell>
          <table:table-cell office:value-type="float" office:value="0.175582">
            <text:p>0.175582</text:p>
          </table:table-cell>
          <table:table-cell office:value-type="float" office:value="0.151915">
            <text:p>0.151915</text:p>
          </table:table-cell>
          <table:table-cell office:value-type="float" office:value="0.167208">
            <text:p>0.167208</text:p>
          </table:table-cell>
          <table:table-cell office:value-type="float" office:value="0.502208">
            <text:p>0.502208</text:p>
          </table:table-cell>
          <table:table-cell office:value-type="float" office:value="0.167568">
            <text:p>0.167568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187989">
            <text:p>0.187989</text:p>
          </table:table-cell>
          <table:table-cell office:value-type="float" office:value="0.211757">
            <text:p>0.211757</text:p>
          </table:table-cell>
          <table:table-cell office:value-type="float" office:value="0.480132">
            <text:p>0.480132</text:p>
          </table:table-cell>
          <table:table-cell office:value-type="float" office:value="0.206522">
            <text:p>0.206522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192165">
            <text:p>0.192165</text:p>
          </table:table-cell>
          <table:table-cell office:value-type="float" office:value="0.201767">
            <text:p>0.201767</text:p>
          </table:table-cell>
          <table:table-cell office:value-type="float" office:value="0.524277">
            <text:p>0.524277</text:p>
          </table:table-cell>
          <table:table-cell office:value-type="float" office:value="0.210805">
            <text:p>0.21080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936287">
            <text:p>0.0936287</text:p>
          </table:table-cell>
          <table:table-cell office:value-type="float" office:value="0.0918433">
            <text:p>0.0918433</text:p>
          </table:table-cell>
          <table:table-cell office:value-type="float" office:value="0.0761942">
            <text:p>0.0761942</text:p>
          </table:table-cell>
          <table:table-cell office:value-type="float" office:value="0.0779578">
            <text:p>0.0779578</text:p>
          </table:table-cell>
          <table:table-cell office:value-type="float" office:value="0.668353">
            <text:p>0.668353</text:p>
          </table:table-cell>
          <table:table-cell office:value-type="float" office:value="0.105522">
            <text:p>0.105522</text:p>
          </table:table-cell>
          <table:table-cell/>
          <table:table-cell office:value-type="float" office:value="0.6">
            <text:p>0.6</text:p>
          </table:table-cell>
          <table:table-cell office:value-type="float" office:value="0.166763">
            <text:p>0.166763</text:p>
          </table:table-cell>
          <table:table-cell office:value-type="float" office:value="0.1825">
            <text:p>0.1825</text:p>
          </table:table-cell>
          <table:table-cell office:value-type="float" office:value="0.157349">
            <text:p>0.157349</text:p>
          </table:table-cell>
          <table:table-cell office:value-type="float" office:value="0.172674">
            <text:p>0.172674</text:p>
          </table:table-cell>
          <table:table-cell office:value-type="float" office:value="0.557395">
            <text:p>0.557395</text:p>
          </table:table-cell>
          <table:table-cell office:value-type="float" office:value="0.178378">
            <text:p>0.178378</text:p>
          </table:table-cell>
          <table:table-cell/>
          <table:table-cell office:value-type="float" office:value="0.6">
            <text:p>0.6</text:p>
          </table:table-cell>
          <table:table-cell office:value-type="float" office:value="0.191702">
            <text:p>0.191702</text:p>
          </table:table-cell>
          <table:table-cell office:value-type="float" office:value="0.214951">
            <text:p>0.214951</text:p>
          </table:table-cell>
          <table:table-cell office:value-type="float" office:value="0.53532">
            <text:p>0.53532</text:p>
          </table:table-cell>
          <table:table-cell office:value-type="float" office:value="0.211957">
            <text:p>0.211957</text:p>
          </table:table-cell>
          <table:table-cell/>
          <table:table-cell office:value-type="float" office:value="0.6">
            <text:p>0.6</text:p>
          </table:table-cell>
          <table:table-cell office:value-type="float" office:value="0.19647">
            <text:p>0.19647</text:p>
          </table:table-cell>
          <table:table-cell office:value-type="float" office:value="0.203929">
            <text:p>0.203929</text:p>
          </table:table-cell>
          <table:table-cell office:value-type="float" office:value="0.579526">
            <text:p>0.579526</text:p>
          </table:table-cell>
          <table:table-cell office:value-type="float" office:value="0.221676">
            <text:p>0.221676</text:p>
          </table:table-cell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097171">
            <text:p>0.097171</text:p>
          </table:table-cell>
          <table:table-cell office:value-type="float" office:value="0.094855">
            <text:p>0.094855</text:p>
          </table:table-cell>
          <table:table-cell office:value-type="float" office:value="0.0799616">
            <text:p>0.0799616</text:p>
          </table:table-cell>
          <table:table-cell office:value-type="float" office:value="0.08188">
            <text:p>0.08188</text:p>
          </table:table-cell>
          <table:table-cell office:value-type="float" office:value="0.778845">
            <text:p>0.778845</text:p>
          </table:table-cell>
          <table:table-cell office:value-type="float" office:value="0.126676">
            <text:p>0.126676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173137">
            <text:p>0.173137</text:p>
          </table:table-cell>
          <table:table-cell office:value-type="float" office:value="0.18897">
            <text:p>0.18897</text:p>
          </table:table-cell>
          <table:table-cell office:value-type="float" office:value="0.16368">
            <text:p>0.16368</text:p>
          </table:table-cell>
          <table:table-cell office:value-type="float" office:value="0.178707">
            <text:p>0.178707</text:p>
          </table:table-cell>
          <table:table-cell office:value-type="float" office:value="0.607064">
            <text:p>0.607064</text:p>
          </table:table-cell>
          <table:table-cell office:value-type="float" office:value="0.189189">
            <text:p>0.18918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196098">
            <text:p>0.196098</text:p>
          </table:table-cell>
          <table:table-cell office:value-type="float" office:value="0.21809">
            <text:p>0.21809</text:p>
          </table:table-cell>
          <table:table-cell office:value-type="float" office:value="0.656733">
            <text:p>0.656733</text:p>
          </table:table-cell>
          <table:table-cell office:value-type="float" office:value="0.228261">
            <text:p>0.228261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201063">
            <text:p>0.201063</text:p>
          </table:table-cell>
          <table:table-cell office:value-type="float" office:value="0.20628">
            <text:p>0.20628</text:p>
          </table:table-cell>
          <table:table-cell office:value-type="float" office:value="0.651398">
            <text:p>0.651398</text:p>
          </table:table-cell>
          <table:table-cell office:value-type="float" office:value="0.227207">
            <text:p>0.227207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00938">
            <text:p>0.100938</text:p>
          </table:table-cell>
          <table:table-cell office:value-type="float" office:value="0.0981882">
            <text:p>0.0981882</text:p>
          </table:table-cell>
          <table:table-cell office:value-type="float" office:value="0.083985">
            <text:p>0.083985</text:p>
          </table:table-cell>
          <table:table-cell office:value-type="float" office:value="0.0860875">
            <text:p>0.0860875</text:p>
          </table:table-cell>
          <table:table-cell office:value-type="float" office:value="0.834091">
            <text:p>0.834091</text:p>
          </table:table-cell>
          <table:table-cell office:value-type="float" office:value="0.137253">
            <text:p>0.137253</text:p>
          </table:table-cell>
          <table:table-cell/>
          <table:table-cell office:value-type="float" office:value="0.65">
            <text:p>0.65</text:p>
          </table:table-cell>
          <table:table-cell office:value-type="float" office:value="0.180385">
            <text:p>0.180385</text:p>
          </table:table-cell>
          <table:table-cell office:value-type="float" office:value="0.195612">
            <text:p>0.195612</text:p>
          </table:table-cell>
          <table:table-cell office:value-type="float" office:value="0.170421">
            <text:p>0.170421</text:p>
          </table:table-cell>
          <table:table-cell office:value-type="float" office:value="0.185864">
            <text:p>0.185864</text:p>
          </table:table-cell>
          <table:table-cell office:value-type="float" office:value="0.695364">
            <text:p>0.695364</text:p>
          </table:table-cell>
          <table:table-cell office:value-type="float" office:value="0.205405">
            <text:p>0.20540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201154">
            <text:p>0.201154</text:p>
          </table:table-cell>
          <table:table-cell office:value-type="float" office:value="0.221601">
            <text:p>0.221601</text:p>
          </table:table-cell>
          <table:table-cell office:value-type="float" office:value="0.800221">
            <text:p>0.800221</text:p>
          </table:table-cell>
          <table:table-cell office:value-type="float" office:value="0.26087">
            <text:p>0.26087</text:p>
          </table:table-cell>
          <table:table-cell/>
          <table:table-cell office:value-type="float" office:value="0.65">
            <text:p>0.65</text:p>
          </table:table-cell>
          <table:table-cell office:value-type="float" office:value="0.206027">
            <text:p>0.206027</text:p>
          </table:table-cell>
          <table:table-cell office:value-type="float" office:value="0.2087">
            <text:p>0.2087</text:p>
          </table:table-cell>
          <table:table-cell office:value-type="float" office:value="0.734273">
            <text:p>0.734273</text:p>
          </table:table-cell>
          <table:table-cell office:value-type="float" office:value="0.243515">
            <text:p>0.243515</text:p>
          </table:table-cell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0.104834">
            <text:p>0.104834</text:p>
          </table:table-cell>
          <table:table-cell office:value-type="float" office:value="0.101878">
            <text:p>0.101878</text:p>
          </table:table-cell>
          <table:table-cell office:value-type="float" office:value="0.0882297">
            <text:p>0.0882297</text:p>
          </table:table-cell>
          <table:table-cell office:value-type="float" office:value="0.0905258">
            <text:p>0.0905258</text:p>
          </table:table-cell>
          <table:table-cell office:value-type="float" office:value="0.883848">
            <text:p>0.883848</text:p>
          </table:table-cell>
          <table:table-cell office:value-type="float" office:value="0.15319">
            <text:p>0.15319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188473">
            <text:p>0.188473</text:p>
          </table:table-cell>
          <table:table-cell office:value-type="float" office:value="0.202393">
            <text:p>0.202393</text:p>
          </table:table-cell>
          <table:table-cell office:value-type="float" office:value="0.176796">
            <text:p>0.176796</text:p>
          </table:table-cell>
          <table:table-cell office:value-type="float" office:value="0.193808">
            <text:p>0.193808</text:p>
          </table:table-cell>
          <table:table-cell office:value-type="float" office:value="0.739514">
            <text:p>0.739514</text:p>
          </table:table-cell>
          <table:table-cell office:value-type="float" office:value="0.227027">
            <text:p>0.227027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20655">
            <text:p>0.20655</text:p>
          </table:table-cell>
          <table:table-cell office:value-type="float" office:value="0.225644">
            <text:p>0.225644</text:p>
          </table:table-cell>
          <table:table-cell office:value-type="float" office:value="0.855408">
            <text:p>0.855408</text:p>
          </table:table-cell>
          <table:table-cell office:value-type="float" office:value="0.271739">
            <text:p>0.271739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21143">
            <text:p>0.21143</text:p>
          </table:table-cell>
          <table:table-cell office:value-type="float" office:value="0.210955">
            <text:p>0.210955</text:p>
          </table:table-cell>
          <table:table-cell office:value-type="float" office:value="0.795053">
            <text:p>0.795053</text:p>
          </table:table-cell>
          <table:table-cell office:value-type="float" office:value="0.254398">
            <text:p>0.25439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08717">
            <text:p>0.108717</text:p>
          </table:table-cell>
          <table:table-cell office:value-type="float" office:value="0.105492">
            <text:p>0.105492</text:p>
          </table:table-cell>
          <table:table-cell office:value-type="float" office:value="0.0924566">
            <text:p>0.0924566</text:p>
          </table:table-cell>
          <table:table-cell office:value-type="float" office:value="0.0949062">
            <text:p>0.0949062</text:p>
          </table:table-cell>
          <table:table-cell office:value-type="float" office:value="0.988821">
            <text:p>0.988821</text:p>
          </table:table-cell>
          <table:table-cell office:value-type="float" office:value="0.174355">
            <text:p>0.174355</text:p>
          </table:table-cell>
          <table:table-cell/>
          <table:table-cell office:value-type="float" office:value="0.7">
            <text:p>0.7</text:p>
          </table:table-cell>
          <table:table-cell office:value-type="float" office:value="0.197074">
            <text:p>0.197074</text:p>
          </table:table-cell>
          <table:table-cell office:value-type="float" office:value="0.20916">
            <text:p>0.20916</text:p>
          </table:table-cell>
          <table:table-cell office:value-type="float" office:value="0.182513">
            <text:p>0.182513</text:p>
          </table:table-cell>
          <table:table-cell office:value-type="float" office:value="0.201552">
            <text:p>0.201552</text:p>
          </table:table-cell>
          <table:table-cell office:value-type="float" office:value="0.794702">
            <text:p>0.794702</text:p>
          </table:table-cell>
          <table:table-cell office:value-type="float" office:value="0.243243">
            <text:p>0.243243</text:p>
          </table:table-cell>
          <table:table-cell/>
          <table:table-cell office:value-type="float" office:value="0.7">
            <text:p>0.7</text:p>
          </table:table-cell>
          <table:table-cell office:value-type="float" office:value="0.212105">
            <text:p>0.212105</text:p>
          </table:table-cell>
          <table:table-cell office:value-type="float" office:value="0.229882">
            <text:p>0.229882</text:p>
          </table:table-cell>
          <table:table-cell office:value-type="float" office:value="0.98234">
            <text:p>0.98234</text:p>
          </table:table-cell>
          <table:table-cell office:value-type="float" office:value="0.293478">
            <text:p>0.293478</text:p>
          </table:table-cell>
          <table:table-cell/>
          <table:table-cell office:value-type="float" office:value="0.7">
            <text:p>0.7</text:p>
          </table:table-cell>
          <table:table-cell office:value-type="float" office:value="0.217265">
            <text:p>0.217265</text:p>
          </table:table-cell>
          <table:table-cell office:value-type="float" office:value="0.213178">
            <text:p>0.213178</text:p>
          </table:table-cell>
          <table:table-cell office:value-type="float" office:value="0.850303">
            <text:p>0.850303</text:p>
          </table:table-cell>
          <table:table-cell office:value-type="float" office:value="0.265269">
            <text:p>0.265269</text:p>
          </table:table-cell>
        </table:table-row>
        <table:table-row table:style-name="ro1">
          <table:table-cell office:value-type="float" office:value="0.725">
            <text:p>0.725</text:p>
          </table:table-cell>
          <table:table-cell office:value-type="float" office:value="0.112853">
            <text:p>0.112853</text:p>
          </table:table-cell>
          <table:table-cell office:value-type="float" office:value="0.109133">
            <text:p>0.109133</text:p>
          </table:table-cell>
          <table:table-cell office:value-type="float" office:value="0.0967778">
            <text:p>0.0967778</text:p>
          </table:table-cell>
          <table:table-cell office:value-type="float" office:value="0.0994287">
            <text:p>0.0994287</text:p>
          </table:table-cell>
          <table:table-cell office:value-type="float" office:value="1.03309">
            <text:p>1.03309</text:p>
          </table:table-cell>
          <table:table-cell office:value-type="float" office:value="0.195651">
            <text:p>0.195651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205925">
            <text:p>0.205925</text:p>
          </table:table-cell>
          <table:table-cell office:value-type="float" office:value="0.216396">
            <text:p>0.216396</text:p>
          </table:table-cell>
          <table:table-cell office:value-type="float" office:value="0.187881">
            <text:p>0.187881</text:p>
          </table:table-cell>
          <table:table-cell office:value-type="float" office:value="0.208986">
            <text:p>0.208986</text:p>
          </table:table-cell>
          <table:table-cell office:value-type="float" office:value="0.84989">
            <text:p>0.84989</text:p>
          </table:table-cell>
          <table:table-cell office:value-type="float" office:value="0.254054">
            <text:p>0.254054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218004">
            <text:p>0.218004</text:p>
          </table:table-cell>
          <table:table-cell office:value-type="float" office:value="0.234041">
            <text:p>0.234041</text:p>
          </table:table-cell>
          <table:table-cell office:value-type="float" office:value="1.03201">
            <text:p>1.03201</text:p>
          </table:table-cell>
          <table:table-cell office:value-type="float" office:value="0.315217">
            <text:p>0.315217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223347">
            <text:p>0.223347</text:p>
          </table:table-cell>
          <table:table-cell office:value-type="float" office:value="0.215617">
            <text:p>0.215617</text:p>
          </table:table-cell>
          <table:table-cell office:value-type="float" office:value="0.905552">
            <text:p>0.905552</text:p>
          </table:table-cell>
          <table:table-cell office:value-type="float" office:value="0.276141">
            <text:p>0.276141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11711">
            <text:p>0.11711</text:p>
          </table:table-cell>
          <table:table-cell office:value-type="float" office:value="0.11308">
            <text:p>0.11308</text:p>
          </table:table-cell>
          <table:table-cell office:value-type="float" office:value="0.101385">
            <text:p>0.101385</text:p>
          </table:table-cell>
          <table:table-cell office:value-type="float" office:value="0.104202">
            <text:p>0.104202</text:p>
          </table:table-cell>
          <table:table-cell office:value-type="float" office:value="1.08836">
            <text:p>1.08836</text:p>
          </table:table-cell>
          <table:table-cell office:value-type="float" office:value="0.211576">
            <text:p>0.211576</text:p>
          </table:table-cell>
          <table:table-cell/>
          <table:table-cell office:value-type="float" office:value="0.75">
            <text:p>0.75</text:p>
          </table:table-cell>
          <table:table-cell office:value-type="float" office:value="0.21457">
            <text:p>0.21457</text:p>
          </table:table-cell>
          <table:table-cell office:value-type="float" office:value="0.224539">
            <text:p>0.224539</text:p>
          </table:table-cell>
          <table:table-cell office:value-type="float" office:value="0.193774">
            <text:p>0.193774</text:p>
          </table:table-cell>
          <table:table-cell office:value-type="float" office:value="0.216594">
            <text:p>0.216594</text:p>
          </table:table-cell>
          <table:table-cell office:value-type="float" office:value="0.899558">
            <text:p>0.899558</text:p>
          </table:table-cell>
          <table:table-cell office:value-type="float" office:value="0.27027">
            <text:p>0.27027</text:p>
          </table:table-cell>
          <table:table-cell/>
          <table:table-cell office:value-type="float" office:value="0.75">
            <text:p>0.75</text:p>
          </table:table-cell>
          <table:table-cell office:value-type="float" office:value="0.224138">
            <text:p>0.224138</text:p>
          </table:table-cell>
          <table:table-cell office:value-type="float" office:value="0.238166">
            <text:p>0.238166</text:p>
          </table:table-cell>
          <table:table-cell office:value-type="float" office:value="1.0872">
            <text:p>1.0872</text:p>
          </table:table-cell>
          <table:table-cell office:value-type="float" office:value="0.326087">
            <text:p>0.326087</text:p>
          </table:table-cell>
          <table:table-cell/>
          <table:table-cell office:value-type="float" office:value="0.75">
            <text:p>0.75</text:p>
          </table:table-cell>
          <table:table-cell office:value-type="float" office:value="0.22928">
            <text:p>0.22928</text:p>
          </table:table-cell>
          <table:table-cell office:value-type="float" office:value="0.218198">
            <text:p>0.218198</text:p>
          </table:table-cell>
          <table:table-cell office:value-type="float" office:value="0.982926">
            <text:p>0.982926</text:p>
          </table:table-cell>
          <table:table-cell office:value-type="float" office:value="0.28706">
            <text:p>0.28706</text:p>
          </table:table-cell>
        </table:table-row>
        <table:table-row table:style-name="ro1">
          <table:table-cell office:value-type="float" office:value="0.775">
            <text:p>0.775</text:p>
          </table:table-cell>
          <table:table-cell office:value-type="float" office:value="0.121492">
            <text:p>0.121492</text:p>
          </table:table-cell>
          <table:table-cell office:value-type="float" office:value="0.117307">
            <text:p>0.117307</text:p>
          </table:table-cell>
          <table:table-cell office:value-type="float" office:value="0.10617">
            <text:p>0.10617</text:p>
          </table:table-cell>
          <table:table-cell office:value-type="float" office:value="0.109091">
            <text:p>0.109091</text:p>
          </table:table-cell>
          <table:table-cell office:value-type="float" office:value="1.13812">
            <text:p>1.13812</text:p>
          </table:table-cell>
          <table:table-cell office:value-type="float" office:value="0.227512">
            <text:p>0.227512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222756">
            <text:p>0.222756</text:p>
          </table:table-cell>
          <table:table-cell office:value-type="float" office:value="0.233038">
            <text:p>0.233038</text:p>
          </table:table-cell>
          <table:table-cell office:value-type="float" office:value="0.200395">
            <text:p>0.200395</text:p>
          </table:table-cell>
          <table:table-cell office:value-type="float" office:value="0.224329">
            <text:p>0.224329</text:p>
          </table:table-cell>
          <table:table-cell office:value-type="float" office:value="1.00993">
            <text:p>1.00993</text:p>
          </table:table-cell>
          <table:table-cell office:value-type="float" office:value="0.297297">
            <text:p>0.297297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230565">
            <text:p>0.230565</text:p>
          </table:table-cell>
          <table:table-cell office:value-type="float" office:value="0.242397">
            <text:p>0.242397</text:p>
          </table:table-cell>
          <table:table-cell office:value-type="float" office:value="1.14238">
            <text:p>1.14238</text:p>
          </table:table-cell>
          <table:table-cell office:value-type="float" office:value="0.336957">
            <text:p>0.336957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234841">
            <text:p>0.234841</text:p>
          </table:table-cell>
          <table:table-cell office:value-type="float" office:value="0.220804">
            <text:p>0.220804</text:p>
          </table:table-cell>
          <table:table-cell office:value-type="float" office:value="1.03815">
            <text:p>1.03815</text:p>
          </table:table-cell>
          <table:table-cell office:value-type="float" office:value="0.303308">
            <text:p>0.30330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26221">
            <text:p>0.126221</text:p>
          </table:table-cell>
          <table:table-cell office:value-type="float" office:value="0.121693">
            <text:p>0.121693</text:p>
          </table:table-cell>
          <table:table-cell office:value-type="float" office:value="0.111071">
            <text:p>0.111071</text:p>
          </table:table-cell>
          <table:table-cell office:value-type="float" office:value="0.114127">
            <text:p>0.114127</text:p>
          </table:table-cell>
          <table:table-cell office:value-type="float" office:value="1.19343">
            <text:p>1.19343</text:p>
          </table:table-cell>
          <table:table-cell office:value-type="float" office:value="0.248784">
            <text:p>0.248784</text:p>
          </table:table-cell>
          <table:table-cell/>
          <table:table-cell office:value-type="float" office:value="0.8">
            <text:p>0.8</text:p>
          </table:table-cell>
          <table:table-cell office:value-type="float" office:value="0.230521">
            <text:p>0.230521</text:p>
          </table:table-cell>
          <table:table-cell office:value-type="float" office:value="0.241106">
            <text:p>0.241106</text:p>
          </table:table-cell>
          <table:table-cell office:value-type="float" office:value="0.20767">
            <text:p>0.20767</text:p>
          </table:table-cell>
          <table:table-cell office:value-type="float" office:value="0.231919">
            <text:p>0.231919</text:p>
          </table:table-cell>
          <table:table-cell office:value-type="float" office:value="1.07064">
            <text:p>1.07064</text:p>
          </table:table-cell>
          <table:table-cell office:value-type="float" office:value="0.324324">
            <text:p>0.324324</text:p>
          </table:table-cell>
          <table:table-cell/>
          <table:table-cell office:value-type="float" office:value="0.8">
            <text:p>0.8</text:p>
          </table:table-cell>
          <table:table-cell office:value-type="float" office:value="0.2375">
            <text:p>0.2375</text:p>
          </table:table-cell>
          <table:table-cell office:value-type="float" office:value="0.246753">
            <text:p>0.246753</text:p>
          </table:table-cell>
          <table:table-cell office:value-type="float" office:value="1.19205">
            <text:p>1.19205</text:p>
          </table:table-cell>
          <table:table-cell office:value-type="float" office:value="0.353261">
            <text:p>0.353261</text:p>
          </table:table-cell>
          <table:table-cell/>
          <table:table-cell office:value-type="float" office:value="0.8">
            <text:p>0.8</text:p>
          </table:table-cell>
          <table:table-cell office:value-type="float" office:value="0.239959">
            <text:p>0.239959</text:p>
          </table:table-cell>
          <table:table-cell office:value-type="float" office:value="0.223576">
            <text:p>0.223576</text:p>
          </table:table-cell>
          <table:table-cell office:value-type="float" office:value="1.08786">
            <text:p>1.08786</text:p>
          </table:table-cell>
          <table:table-cell office:value-type="float" office:value="0.314167">
            <text:p>0.314167</text:p>
          </table:table-cell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0.130992">
            <text:p>0.130992</text:p>
          </table:table-cell>
          <table:table-cell office:value-type="float" office:value="0.126146">
            <text:p>0.126146</text:p>
          </table:table-cell>
          <table:table-cell office:value-type="float" office:value="0.116198">
            <text:p>0.116198</text:p>
          </table:table-cell>
          <table:table-cell office:value-type="float" office:value="0.119334">
            <text:p>0.119334</text:p>
          </table:table-cell>
          <table:table-cell office:value-type="float" office:value="1.24321">
            <text:p>1.24321</text:p>
          </table:table-cell>
          <table:table-cell office:value-type="float" office:value="0.270068">
            <text:p>0.270068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23817">
            <text:p>0.23817</text:p>
          </table:table-cell>
          <table:table-cell office:value-type="float" office:value="0.248961">
            <text:p>0.248961</text:p>
          </table:table-cell>
          <table:table-cell office:value-type="float" office:value="0.215693">
            <text:p>0.215693</text:p>
          </table:table-cell>
          <table:table-cell office:value-type="float" office:value="0.239801">
            <text:p>0.239801</text:p>
          </table:table-cell>
          <table:table-cell office:value-type="float" office:value="1.12031">
            <text:p>1.12031</text:p>
          </table:table-cell>
          <table:table-cell office:value-type="float" office:value="0.340541">
            <text:p>0.340541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24464">
            <text:p>0.24464</text:p>
          </table:table-cell>
          <table:table-cell office:value-type="float" office:value="0.251387">
            <text:p>0.251387</text:p>
          </table:table-cell>
          <table:table-cell office:value-type="float" office:value="1.28587">
            <text:p>1.28587</text:p>
          </table:table-cell>
          <table:table-cell office:value-type="float" office:value="0.369565">
            <text:p>0.369565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244757">
            <text:p>0.244757</text:p>
          </table:table-cell>
          <table:table-cell office:value-type="float" office:value="0.226504">
            <text:p>0.226504</text:p>
          </table:table-cell>
          <table:table-cell office:value-type="float" office:value="1.14311">
            <text:p>1.14311</text:p>
          </table:table-cell>
          <table:table-cell office:value-type="float" office:value="0.325039">
            <text:p>0.32503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135807">
            <text:p>0.135807</text:p>
          </table:table-cell>
          <table:table-cell office:value-type="float" office:value="0.130728">
            <text:p>0.130728</text:p>
          </table:table-cell>
          <table:table-cell office:value-type="float" office:value="0.121492">
            <text:p>0.121492</text:p>
          </table:table-cell>
          <table:table-cell office:value-type="float" office:value="0.124544">
            <text:p>0.124544</text:p>
          </table:table-cell>
          <table:table-cell office:value-type="float" office:value="1.293">
            <text:p>1.293</text:p>
          </table:table-cell>
          <table:table-cell office:value-type="float" office:value="0.291352">
            <text:p>0.29135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246027">
            <text:p>0.246027</text:p>
          </table:table-cell>
          <table:table-cell office:value-type="float" office:value="0.25703">
            <text:p>0.25703</text:p>
          </table:table-cell>
          <table:table-cell office:value-type="float" office:value="0.224026">
            <text:p>0.224026</text:p>
          </table:table-cell>
          <table:table-cell office:value-type="float" office:value="0.24851">
            <text:p>0.24851</text:p>
          </table:table-cell>
          <table:table-cell office:value-type="float" office:value="1.1755">
            <text:p>1.1755</text:p>
          </table:table-cell>
          <table:table-cell office:value-type="float" office:value="0.362162">
            <text:p>0.36216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251867">
            <text:p>0.251867</text:p>
          </table:table-cell>
          <table:table-cell office:value-type="float" office:value="0.256066">
            <text:p>0.256066</text:p>
          </table:table-cell>
          <table:table-cell office:value-type="float" office:value="1.33554">
            <text:p>1.33554</text:p>
          </table:table-cell>
          <table:table-cell office:value-type="float" office:value="0.391304">
            <text:p>0.39130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249649">
            <text:p>0.249649</text:p>
          </table:table-cell>
          <table:table-cell office:value-type="float" office:value="0.229463">
            <text:p>0.229463</text:p>
          </table:table-cell>
          <table:table-cell office:value-type="float" office:value="1.19836">
            <text:p>1.19836</text:p>
          </table:table-cell>
          <table:table-cell office:value-type="float" office:value="0.33591">
            <text:p>0.33591</text:p>
          </table:table-cell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141048">
            <text:p>0.141048</text:p>
          </table:table-cell>
          <table:table-cell office:value-type="float" office:value="0.135699">
            <text:p>0.135699</text:p>
          </table:table-cell>
          <table:table-cell office:value-type="float" office:value="0.127017">
            <text:p>0.127017</text:p>
          </table:table-cell>
          <table:table-cell office:value-type="float" office:value="0.129987">
            <text:p>0.129987</text:p>
          </table:table-cell>
          <table:table-cell office:value-type="float" office:value="1.34281">
            <text:p>1.34281</text:p>
          </table:table-cell>
          <table:table-cell office:value-type="float" office:value="0.317983">
            <text:p>0.317983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25389">
            <text:p>0.25389</text:p>
          </table:table-cell>
          <table:table-cell office:value-type="float" office:value="0.265041">
            <text:p>0.265041</text:p>
          </table:table-cell>
          <table:table-cell office:value-type="float" office:value="0.23197">
            <text:p>0.23197</text:p>
          </table:table-cell>
          <table:table-cell office:value-type="float" office:value="0.25794">
            <text:p>0.25794</text:p>
          </table:table-cell>
          <table:table-cell office:value-type="float" office:value="1.21965">
            <text:p>1.21965</text:p>
          </table:table-cell>
          <table:table-cell office:value-type="float" office:value="0.372973">
            <text:p>0.372973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259354">
            <text:p>0.259354</text:p>
          </table:table-cell>
          <table:table-cell office:value-type="float" office:value="0.26049">
            <text:p>0.26049</text:p>
          </table:table-cell>
          <table:table-cell office:value-type="float" office:value="1.38521">
            <text:p>1.38521</text:p>
          </table:table-cell>
          <table:table-cell office:value-type="float" office:value="0.402174">
            <text:p>0.402174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254932">
            <text:p>0.254932</text:p>
          </table:table-cell>
          <table:table-cell office:value-type="float" office:value="0.23239">
            <text:p>0.23239</text:p>
          </table:table-cell>
          <table:table-cell office:value-type="float" office:value="1.2923">
            <text:p>1.2923</text:p>
          </table:table-cell>
          <table:table-cell office:value-type="float" office:value="0.352242">
            <text:p>0.35224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4663">
            <text:p>0.14663</text:p>
          </table:table-cell>
          <table:table-cell office:value-type="float" office:value="0.140973">
            <text:p>0.140973</text:p>
          </table:table-cell>
          <table:table-cell office:value-type="float" office:value="0.133005">
            <text:p>0.133005</text:p>
          </table:table-cell>
          <table:table-cell office:value-type="float" office:value="0.136231">
            <text:p>0.136231</text:p>
          </table:table-cell>
          <table:table-cell office:value-type="float" office:value="1.3926">
            <text:p>1.3926</text:p>
          </table:table-cell>
          <table:table-cell office:value-type="float" office:value="0.339267">
            <text:p>0.339267</text:p>
          </table:table-cell>
          <table:table-cell/>
          <table:table-cell office:value-type="float" office:value="0.9">
            <text:p>0.9</text:p>
          </table:table-cell>
          <table:table-cell office:value-type="float" office:value="0.261431">
            <text:p>0.261431</text:p>
          </table:table-cell>
          <table:table-cell office:value-type="float" office:value="0.272806">
            <text:p>0.272806</text:p>
          </table:table-cell>
          <table:table-cell office:value-type="float" office:value="0.240041">
            <text:p>0.240041</text:p>
          </table:table-cell>
          <table:table-cell office:value-type="float" office:value="0.267844">
            <text:p>0.267844</text:p>
          </table:table-cell>
          <table:table-cell office:value-type="float" office:value="1.28587">
            <text:p>1.28587</text:p>
          </table:table-cell>
          <table:table-cell office:value-type="float" office:value="0.389189">
            <text:p>0.389189</text:p>
          </table:table-cell>
          <table:table-cell/>
          <table:table-cell office:value-type="float" office:value="0.9">
            <text:p>0.9</text:p>
          </table:table-cell>
          <table:table-cell office:value-type="float" office:value="0.267006">
            <text:p>0.267006</text:p>
          </table:table-cell>
          <table:table-cell office:value-type="float" office:value="0.26466">
            <text:p>0.26466</text:p>
          </table:table-cell>
          <table:table-cell office:value-type="float" office:value="1.4404">
            <text:p>1.4404</text:p>
          </table:table-cell>
          <table:table-cell office:value-type="float" office:value="0.418478">
            <text:p>0.418478</text:p>
          </table:table-cell>
          <table:table-cell/>
          <table:table-cell office:value-type="float" office:value="0.9">
            <text:p>0.9</text:p>
          </table:table-cell>
          <table:table-cell office:value-type="float" office:value="0.260373">
            <text:p>0.260373</text:p>
          </table:table-cell>
          <table:table-cell office:value-type="float" office:value="0.235647">
            <text:p>0.235647</text:p>
          </table:table-cell>
          <table:table-cell office:value-type="float" office:value="1.34199">
            <text:p>1.34199</text:p>
          </table:table-cell>
          <table:table-cell office:value-type="float" office:value="0.368477">
            <text:p>0.368477</text:p>
          </table:table-cell>
        </table:table-row>
        <table:table-row table:style-name="ro1">
          <table:table-cell office:value-type="float" office:value="0.925">
            <text:p>0.925</text:p>
          </table:table-cell>
          <table:table-cell office:value-type="float" office:value="0.152373">
            <text:p>0.152373</text:p>
          </table:table-cell>
          <table:table-cell office:value-type="float" office:value="0.146523">
            <text:p>0.146523</text:p>
          </table:table-cell>
          <table:table-cell office:value-type="float" office:value="0.139202">
            <text:p>0.139202</text:p>
          </table:table-cell>
          <table:table-cell office:value-type="float" office:value="0.14303">
            <text:p>0.14303</text:p>
          </table:table-cell>
          <table:table-cell office:value-type="float" office:value="1.44242">
            <text:p>1.44242</text:p>
          </table:table-cell>
          <table:table-cell office:value-type="float" office:value="0.365899">
            <text:p>0.365899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268747">
            <text:p>0.268747</text:p>
          </table:table-cell>
          <table:table-cell office:value-type="float" office:value="0.280357">
            <text:p>0.280357</text:p>
          </table:table-cell>
          <table:table-cell office:value-type="float" office:value="0.248818">
            <text:p>0.248818</text:p>
          </table:table-cell>
          <table:table-cell office:value-type="float" office:value="0.277795">
            <text:p>0.277795</text:p>
          </table:table-cell>
          <table:table-cell office:value-type="float" office:value="1.33002">
            <text:p>1.33002</text:p>
          </table:table-cell>
          <table:table-cell office:value-type="float" office:value="0.416216">
            <text:p>0.416216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274475">
            <text:p>0.274475</text:p>
          </table:table-cell>
          <table:table-cell office:value-type="float" office:value="0.268706">
            <text:p>0.268706</text:p>
          </table:table-cell>
          <table:table-cell office:value-type="float" office:value="1.49558">
            <text:p>1.49558</text:p>
          </table:table-cell>
          <table:table-cell office:value-type="float" office:value="0.429348">
            <text:p>0.429348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265782">
            <text:p>0.265782</text:p>
          </table:table-cell>
          <table:table-cell office:value-type="float" office:value="0.239419">
            <text:p>0.239419</text:p>
          </table:table-cell>
          <table:table-cell office:value-type="float" office:value="1.39724">
            <text:p>1.39724</text:p>
          </table:table-cell>
          <table:table-cell office:value-type="float" office:value="0.379349">
            <text:p>0.37934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158399">
            <text:p>0.158399</text:p>
          </table:table-cell>
          <table:table-cell office:value-type="float" office:value="0.152217">
            <text:p>0.152217</text:p>
          </table:table-cell>
          <table:table-cell office:value-type="float" office:value="0.144935">
            <text:p>0.144935</text:p>
          </table:table-cell>
          <table:table-cell office:value-type="float" office:value="0.149586">
            <text:p>0.149586</text:p>
          </table:table-cell>
          <table:table-cell office:value-type="float" office:value="1.48671">
            <text:p>1.48671</text:p>
          </table:table-cell>
          <table:table-cell office:value-type="float" office:value="0.392542">
            <text:p>0.39254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27622">
            <text:p>0.27622</text:p>
          </table:table-cell>
          <table:table-cell office:value-type="float" office:value="0.287936">
            <text:p>0.287936</text:p>
          </table:table-cell>
          <table:table-cell office:value-type="float" office:value="0.258026">
            <text:p>0.258026</text:p>
          </table:table-cell>
          <table:table-cell office:value-type="float" office:value="0.287705">
            <text:p>0.287705</text:p>
          </table:table-cell>
          <table:table-cell office:value-type="float" office:value="1.37969">
            <text:p>1.37969</text:p>
          </table:table-cell>
          <table:table-cell office:value-type="float" office:value="0.427027">
            <text:p>0.42702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281624">
            <text:p>0.281624</text:p>
          </table:table-cell>
          <table:table-cell office:value-type="float" office:value="0.27282">
            <text:p>0.27282</text:p>
          </table:table-cell>
          <table:table-cell office:value-type="float" office:value="1.55629">
            <text:p>1.55629</text:p>
          </table:table-cell>
          <table:table-cell office:value-type="float" office:value="0.445652">
            <text:p>0.44565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271203">
            <text:p>0.271203</text:p>
          </table:table-cell>
          <table:table-cell office:value-type="float" office:value="0.243389">
            <text:p>0.243389</text:p>
          </table:table-cell>
          <table:table-cell office:value-type="float" office:value="1.45249">
            <text:p>1.45249</text:p>
          </table:table-cell>
          <table:table-cell office:value-type="float" office:value="0.39022">
            <text:p>0.39022</text:p>
          </table:table-cell>
        </table:table-row>
        <table:table-row table:style-name="ro1">
          <table:table-cell office:value-type="float" office:value="0.975">
            <text:p>0.975</text:p>
          </table:table-cell>
          <table:table-cell office:value-type="float" office:value="0.164921">
            <text:p>0.164921</text:p>
          </table:table-cell>
          <table:table-cell office:value-type="float" office:value="0.15801">
            <text:p>0.15801</text:p>
          </table:table-cell>
          <table:table-cell office:value-type="float" office:value="0.150371">
            <text:p>0.150371</text:p>
          </table:table-cell>
          <table:table-cell office:value-type="float" office:value="0.156202">
            <text:p>0.156202</text:p>
          </table:table-cell>
          <table:table-cell office:value-type="float" office:value="1.53653">
            <text:p>1.53653</text:p>
          </table:table-cell>
          <table:table-cell office:value-type="float" office:value="0.419173">
            <text:p>0.419173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284339">
            <text:p>0.284339</text:p>
          </table:table-cell>
          <table:table-cell office:value-type="float" office:value="0.295624">
            <text:p>0.295624</text:p>
          </table:table-cell>
          <table:table-cell office:value-type="float" office:value="0.267477">
            <text:p>0.267477</text:p>
          </table:table-cell>
          <table:table-cell office:value-type="float" office:value="0.297531">
            <text:p>0.297531</text:p>
          </table:table-cell>
          <table:table-cell office:value-type="float" office:value="1.43488">
            <text:p>1.43488</text:p>
          </table:table-cell>
          <table:table-cell office:value-type="float" office:value="0.448649">
            <text:p>0.448649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288635">
            <text:p>0.288635</text:p>
          </table:table-cell>
          <table:table-cell office:value-type="float" office:value="0.277078">
            <text:p>0.277078</text:p>
          </table:table-cell>
          <table:table-cell office:value-type="float" office:value="1.61148">
            <text:p>1.61148</text:p>
          </table:table-cell>
          <table:table-cell office:value-type="float" office:value="0.456522">
            <text:p>0.456522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276625">
            <text:p>0.276625</text:p>
          </table:table-cell>
          <table:table-cell office:value-type="float" office:value="0.247385">
            <text:p>0.247385</text:p>
          </table:table-cell>
          <table:table-cell office:value-type="float" office:value="1.50774">
            <text:p>1.50774</text:p>
          </table:table-cell>
          <table:table-cell office:value-type="float" office:value="0.401092">
            <text:p>0.4010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72066">
            <text:p>0.172066</text:p>
          </table:table-cell>
          <table:table-cell office:value-type="float" office:value="0.164324">
            <text:p>0.164324</text:p>
          </table:table-cell>
          <table:table-cell office:value-type="float" office:value="0.15644">
            <text:p>0.15644</text:p>
          </table:table-cell>
          <table:table-cell office:value-type="float" office:value="0.163725">
            <text:p>0.163725</text:p>
          </table:table-cell>
          <table:table-cell office:value-type="float" office:value="1.58086">
            <text:p>1.58086</text:p>
          </table:table-cell>
          <table:table-cell office:value-type="float" office:value="0.451164">
            <text:p>0.451164</text:p>
          </table:table-cell>
          <table:table-cell/>
          <table:table-cell office:value-type="float" office:value="1">
            <text:p>1</text:p>
          </table:table-cell>
          <table:table-cell office:value-type="float" office:value="0.293188">
            <text:p>0.293188</text:p>
          </table:table-cell>
          <table:table-cell office:value-type="float" office:value="0.303277">
            <text:p>0.303277</text:p>
          </table:table-cell>
          <table:table-cell office:value-type="float" office:value="0.277342">
            <text:p>0.277342</text:p>
          </table:table-cell>
          <table:table-cell office:value-type="float" office:value="0.306937">
            <text:p>0.306937</text:p>
          </table:table-cell>
          <table:table-cell office:value-type="float" office:value="1.49007">
            <text:p>1.49007</text:p>
          </table:table-cell>
          <table:table-cell office:value-type="float" office:value="0.464865">
            <text:p>0.464865</text:p>
          </table:table-cell>
          <table:table-cell/>
          <table:table-cell office:value-type="float" office:value="1">
            <text:p>1</text:p>
          </table:table-cell>
          <table:table-cell office:value-type="float" office:value="0.295635">
            <text:p>0.295635</text:p>
          </table:table-cell>
          <table:table-cell office:value-type="float" office:value="0.281628">
            <text:p>0.281628</text:p>
          </table:table-cell>
          <table:table-cell office:value-type="float" office:value="1.66667">
            <text:p>1.66667</text:p>
          </table:table-cell>
          <table:table-cell office:value-type="float" office:value="0.461957">
            <text:p>0.461957</text:p>
          </table:table-cell>
          <table:table-cell/>
          <table:table-cell office:value-type="float" office:value="1">
            <text:p>1</text:p>
          </table:table-cell>
          <table:table-cell office:value-type="float" office:value="0.28208">
            <text:p>0.28208</text:p>
          </table:table-cell>
          <table:table-cell office:value-type="float" office:value="0.251333">
            <text:p>0.251333</text:p>
          </table:table-cell>
          <table:table-cell office:value-type="float" office:value="1.56299">
            <text:p>1.56299</text:p>
          </table:table-cell>
          <table:table-cell office:value-type="float" office:value="0.411963">
            <text:p>0.411963</text:p>
          </table:table-cell>
        </table:table-row>
        <table:table-row table:style-name="ro1">
          <table:table-cell office:value-type="float" office:value="1.025">
            <text:p>1.025</text:p>
          </table:table-cell>
          <table:table-cell office:value-type="float" office:value="0.179363">
            <text:p>0.179363</text:p>
          </table:table-cell>
          <table:table-cell office:value-type="float" office:value="0.171387">
            <text:p>0.171387</text:p>
          </table:table-cell>
          <table:table-cell office:value-type="float" office:value="0.163295">
            <text:p>0.163295</text:p>
          </table:table-cell>
          <table:table-cell office:value-type="float" office:value="0.172153">
            <text:p>0.172153</text:p>
          </table:table-cell>
          <table:table-cell office:value-type="float" office:value="1.63067">
            <text:p>1.63067</text:p>
          </table:table-cell>
          <table:table-cell office:value-type="float" office:value="0.477795">
            <text:p>0.477795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01972">
            <text:p>0.301972</text:p>
          </table:table-cell>
          <table:table-cell office:value-type="float" office:value="0.310877">
            <text:p>0.310877</text:p>
          </table:table-cell>
          <table:table-cell office:value-type="float" office:value="0.287144">
            <text:p>0.287144</text:p>
          </table:table-cell>
          <table:table-cell office:value-type="float" office:value="0.31562">
            <text:p>0.31562</text:p>
          </table:table-cell>
          <table:table-cell office:value-type="float" office:value="1.5894">
            <text:p>1.5894</text:p>
          </table:table-cell>
          <table:table-cell office:value-type="float" office:value="0.486486">
            <text:p>0.486486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02833">
            <text:p>0.302833</text:p>
          </table:table-cell>
          <table:table-cell office:value-type="float" office:value="0.286455">
            <text:p>0.286455</text:p>
          </table:table-cell>
          <table:table-cell office:value-type="float" office:value="1.72185">
            <text:p>1.72185</text:p>
          </table:table-cell>
          <table:table-cell office:value-type="float" office:value="0.472826">
            <text:p>0.472826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28756">
            <text:p>0.28756</text:p>
          </table:table-cell>
          <table:table-cell office:value-type="float" office:value="0.255211">
            <text:p>0.255211</text:p>
          </table:table-cell>
          <table:table-cell office:value-type="float" office:value="1.61827">
            <text:p>1.61827</text:p>
          </table:table-cell>
          <table:table-cell office:value-type="float" office:value="0.417459">
            <text:p>0.41745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86982">
            <text:p>0.186982</text:p>
          </table:table-cell>
          <table:table-cell office:value-type="float" office:value="0.179047">
            <text:p>0.179047</text:p>
          </table:table-cell>
          <table:table-cell office:value-type="float" office:value="0.170549">
            <text:p>0.170549</text:p>
          </table:table-cell>
          <table:table-cell office:value-type="float" office:value="0.181409">
            <text:p>0.181409</text:p>
          </table:table-cell>
          <table:table-cell office:value-type="float" office:value="1.675">
            <text:p>1.675</text:p>
          </table:table-cell>
          <table:table-cell office:value-type="float" office:value="0.509786">
            <text:p>0.509786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10167">
            <text:p>0.310167</text:p>
          </table:table-cell>
          <table:table-cell office:value-type="float" office:value="0.318926">
            <text:p>0.318926</text:p>
          </table:table-cell>
          <table:table-cell office:value-type="float" office:value="0.296115">
            <text:p>0.296115</text:p>
          </table:table-cell>
          <table:table-cell office:value-type="float" office:value="0.323668">
            <text:p>0.323668</text:p>
          </table:table-cell>
          <table:table-cell office:value-type="float" office:value="1.63907">
            <text:p>1.63907</text:p>
          </table:table-cell>
          <table:table-cell office:value-type="float" office:value="0.508108">
            <text:p>0.508108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10255">
            <text:p>0.310255</text:p>
          </table:table-cell>
          <table:table-cell office:value-type="float" office:value="0.29129">
            <text:p>0.29129</text:p>
          </table:table-cell>
          <table:table-cell office:value-type="float" office:value="1.77152">
            <text:p>1.77152</text:p>
          </table:table-cell>
          <table:table-cell office:value-type="float" office:value="0.483696">
            <text:p>0.483696</text:p>
          </table:table-cell>
          <table:table-cell/>
          <table:table-cell office:value-type="float" office:value="1.05">
            <text:p>1.05</text:p>
          </table:table-cell>
          <table:table-cell office:value-type="float" office:value="0.293085">
            <text:p>0.293085</text:p>
          </table:table-cell>
          <table:table-cell office:value-type="float" office:value="0.259066">
            <text:p>0.259066</text:p>
          </table:table-cell>
          <table:table-cell office:value-type="float" office:value="1.67352">
            <text:p>1.67352</text:p>
          </table:table-cell>
          <table:table-cell office:value-type="float" office:value="0.42833">
            <text:p>0.42833</text:p>
          </table:table-cell>
        </table:table-row>
        <table:table-row table:style-name="ro1">
          <table:table-cell office:value-type="float" office:value="1.075">
            <text:p>1.075</text:p>
          </table:table-cell>
          <table:table-cell office:value-type="float" office:value="0.195715">
            <text:p>0.195715</text:p>
          </table:table-cell>
          <table:table-cell office:value-type="float" office:value="0.187449">
            <text:p>0.187449</text:p>
          </table:table-cell>
          <table:table-cell office:value-type="float" office:value="0.178026">
            <text:p>0.178026</text:p>
          </table:table-cell>
          <table:table-cell office:value-type="float" office:value="0.191721">
            <text:p>0.191721</text:p>
          </table:table-cell>
          <table:table-cell office:value-type="float" office:value="1.7193">
            <text:p>1.7193</text:p>
          </table:table-cell>
          <table:table-cell office:value-type="float" office:value="0.536429">
            <text:p>0.536429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18248">
            <text:p>0.318248</text:p>
          </table:table-cell>
          <table:table-cell office:value-type="float" office:value="0.327552">
            <text:p>0.327552</text:p>
          </table:table-cell>
          <table:table-cell office:value-type="float" office:value="0.303824">
            <text:p>0.303824</text:p>
          </table:table-cell>
          <table:table-cell office:value-type="float" office:value="0.331489">
            <text:p>0.331489</text:p>
          </table:table-cell>
          <table:table-cell office:value-type="float" office:value="1.68874">
            <text:p>1.68874</text:p>
          </table:table-cell>
          <table:table-cell office:value-type="float" office:value="0.518919">
            <text:p>0.518919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17681">
            <text:p>0.317681</text:p>
          </table:table-cell>
          <table:table-cell office:value-type="float" office:value="0.296104">
            <text:p>0.296104</text:p>
          </table:table-cell>
          <table:table-cell office:value-type="float" office:value="1.8543">
            <text:p>1.8543</text:p>
          </table:table-cell>
          <table:table-cell office:value-type="float" office:value="0.48913">
            <text:p>0.48913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298653">
            <text:p>0.298653</text:p>
          </table:table-cell>
          <table:table-cell office:value-type="float" office:value="0.263001">
            <text:p>0.263001</text:p>
          </table:table-cell>
          <table:table-cell office:value-type="float" office:value="1.7288">
            <text:p>1.7288</text:p>
          </table:table-cell>
          <table:table-cell office:value-type="float" office:value="0.433825">
            <text:p>0.43382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204959">
            <text:p>0.204959</text:p>
          </table:table-cell>
          <table:table-cell office:value-type="float" office:value="0.196367">
            <text:p>0.196367</text:p>
          </table:table-cell>
          <table:table-cell office:value-type="float" office:value="0.185697">
            <text:p>0.185697</text:p>
          </table:table-cell>
          <table:table-cell office:value-type="float" office:value="0.202517">
            <text:p>0.202517</text:p>
          </table:table-cell>
          <table:table-cell office:value-type="float" office:value="1.76911">
            <text:p>1.76911</text:p>
          </table:table-cell>
          <table:table-cell office:value-type="float" office:value="0.563061">
            <text:p>0.563061</text:p>
          </table:table-cell>
          <table:table-cell/>
          <table:table-cell office:value-type="float" office:value="1.1">
            <text:p>1.1</text:p>
          </table:table-cell>
          <table:table-cell office:value-type="float" office:value="0.326814">
            <text:p>0.326814</text:p>
          </table:table-cell>
          <table:table-cell office:value-type="float" office:value="0.336126">
            <text:p>0.336126</text:p>
          </table:table-cell>
          <table:table-cell office:value-type="float" office:value="0.31074">
            <text:p>0.31074</text:p>
          </table:table-cell>
          <table:table-cell office:value-type="float" office:value="0.339278">
            <text:p>0.339278</text:p>
          </table:table-cell>
          <table:table-cell office:value-type="float" office:value="1.74393">
            <text:p>1.74393</text:p>
          </table:table-cell>
          <table:table-cell office:value-type="float" office:value="0.535135">
            <text:p>0.535135</text:p>
          </table:table-cell>
          <table:table-cell/>
          <table:table-cell office:value-type="float" office:value="1.1">
            <text:p>1.1</text:p>
          </table:table-cell>
          <table:table-cell office:value-type="float" office:value="0.325075">
            <text:p>0.325075</text:p>
          </table:table-cell>
          <table:table-cell office:value-type="float" office:value="0.300972">
            <text:p>0.300972</text:p>
          </table:table-cell>
          <table:table-cell office:value-type="float" office:value="1.97572">
            <text:p>1.97572</text:p>
          </table:table-cell>
          <table:table-cell office:value-type="float" office:value="0.5">
            <text:p>0.5</text:p>
          </table:table-cell>
          <table:table-cell/>
          <table:table-cell office:value-type="float" office:value="1.1">
            <text:p>1.1</text:p>
          </table:table-cell>
          <table:table-cell office:value-type="float" office:value="0.304229">
            <text:p>0.304229</text:p>
          </table:table-cell>
          <table:table-cell office:value-type="float" office:value="0.26708">
            <text:p>0.26708</text:p>
          </table:table-cell>
          <table:table-cell office:value-type="float" office:value="1.78404">
            <text:p>1.78404</text:p>
          </table:table-cell>
          <table:table-cell office:value-type="float" office:value="0.444697">
            <text:p>0.444697</text:p>
          </table:table-cell>
        </table:table-row>
        <table:table-row table:style-name="ro1">
          <table:table-cell office:value-type="float" office:value="1.125">
            <text:p>1.125</text:p>
          </table:table-cell>
          <table:table-cell office:value-type="float" office:value="0.213707">
            <text:p>0.213707</text:p>
          </table:table-cell>
          <table:table-cell office:value-type="float" office:value="0.205434">
            <text:p>0.205434</text:p>
          </table:table-cell>
          <table:table-cell office:value-type="float" office:value="0.194199">
            <text:p>0.194199</text:p>
          </table:table-cell>
          <table:table-cell office:value-type="float" office:value="0.212676">
            <text:p>0.212676</text:p>
          </table:table-cell>
          <table:table-cell office:value-type="float" office:value="1.81344">
            <text:p>1.81344</text:p>
          </table:table-cell>
          <table:table-cell office:value-type="float" office:value="0.595051">
            <text:p>0.595051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36014">
            <text:p>0.336014</text:p>
          </table:table-cell>
          <table:table-cell office:value-type="float" office:value="0.344576">
            <text:p>0.344576</text:p>
          </table:table-cell>
          <table:table-cell office:value-type="float" office:value="0.317509">
            <text:p>0.317509</text:p>
          </table:table-cell>
          <table:table-cell office:value-type="float" office:value="0.346832">
            <text:p>0.346832</text:p>
          </table:table-cell>
          <table:table-cell office:value-type="float" office:value="1.79912">
            <text:p>1.79912</text:p>
          </table:table-cell>
          <table:table-cell office:value-type="float" office:value="0.545946">
            <text:p>0.545946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32427">
            <text:p>0.332427</text:p>
          </table:table-cell>
          <table:table-cell office:value-type="float" office:value="0.305979">
            <text:p>0.305979</text:p>
          </table:table-cell>
          <table:table-cell office:value-type="float" office:value="2.09713">
            <text:p>2.09713</text:p>
          </table:table-cell>
          <table:table-cell office:value-type="float" office:value="0.5">
            <text:p>0.5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0986">
            <text:p>0.30986</text:p>
          </table:table-cell>
          <table:table-cell office:value-type="float" office:value="0.271356">
            <text:p>0.271356</text:p>
          </table:table-cell>
          <table:table-cell office:value-type="float" office:value="1.8836">
            <text:p>1.8836</text:p>
          </table:table-cell>
          <table:table-cell office:value-type="float" office:value="0.444911">
            <text:p>0.444911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222252">
            <text:p>0.222252</text:p>
          </table:table-cell>
          <table:table-cell office:value-type="float" office:value="0.214613">
            <text:p>0.214613</text:p>
          </table:table-cell>
          <table:table-cell office:value-type="float" office:value="0.205193">
            <text:p>0.205193</text:p>
          </table:table-cell>
          <table:table-cell office:value-type="float" office:value="0.221833">
            <text:p>0.221833</text:p>
          </table:table-cell>
          <table:table-cell office:value-type="float" office:value="1.89637">
            <text:p>1.89637</text:p>
          </table:table-cell>
          <table:table-cell office:value-type="float" office:value="0.621612">
            <text:p>0.62161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45623">
            <text:p>0.345623</text:p>
          </table:table-cell>
          <table:table-cell office:value-type="float" office:value="0.352997">
            <text:p>0.352997</text:p>
          </table:table-cell>
          <table:table-cell office:value-type="float" office:value="0.32455">
            <text:p>0.32455</text:p>
          </table:table-cell>
          <table:table-cell office:value-type="float" office:value="0.35418">
            <text:p>0.35418</text:p>
          </table:table-cell>
          <table:table-cell office:value-type="float" office:value="1.8819">
            <text:p>1.8819</text:p>
          </table:table-cell>
          <table:table-cell office:value-type="float" office:value="0.562162">
            <text:p>0.56216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3993">
            <text:p>0.33993</text:p>
          </table:table-cell>
          <table:table-cell office:value-type="float" office:value="0.31112">
            <text:p>0.31112</text:p>
          </table:table-cell>
          <table:table-cell office:value-type="float" office:value="2.26821">
            <text:p>2.26821</text:p>
          </table:table-cell>
          <table:table-cell office:value-type="float" office:value="0.494565">
            <text:p>0.494565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15356">
            <text:p>0.315356</text:p>
          </table:table-cell>
          <table:table-cell office:value-type="float" office:value="0.275769">
            <text:p>0.275769</text:p>
          </table:table-cell>
          <table:table-cell office:value-type="float" office:value="2.03285">
            <text:p>2.03285</text:p>
          </table:table-cell>
          <table:table-cell office:value-type="float" office:value="0.461361">
            <text:p>0.461361</text:p>
          </table:table-cell>
        </table:table-row>
        <table:table-row table:style-name="ro1">
          <table:table-cell office:value-type="float" office:value="1.175">
            <text:p>1.175</text:p>
          </table:table-cell>
          <table:table-cell office:value-type="float" office:value="0.231358">
            <text:p>0.231358</text:p>
          </table:table-cell>
          <table:table-cell office:value-type="float" office:value="0.223754">
            <text:p>0.223754</text:p>
          </table:table-cell>
          <table:table-cell office:value-type="float" office:value="0.217856">
            <text:p>0.217856</text:p>
          </table:table-cell>
          <table:table-cell office:value-type="float" office:value="0.230732">
            <text:p>0.230732</text:p>
          </table:table-cell>
          <table:table-cell office:value-type="float" office:value="1.90758">
            <text:p>1.90758</text:p>
          </table:table-cell>
          <table:table-cell office:value-type="float" office:value="0.653674">
            <text:p>0.653674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55454">
            <text:p>0.355454</text:p>
          </table:table-cell>
          <table:table-cell office:value-type="float" office:value="0.361239">
            <text:p>0.361239</text:p>
          </table:table-cell>
          <table:table-cell office:value-type="float" office:value="0.332278">
            <text:p>0.332278</text:p>
          </table:table-cell>
          <table:table-cell office:value-type="float" office:value="0.361331">
            <text:p>0.361331</text:p>
          </table:table-cell>
          <table:table-cell office:value-type="float" office:value="1.93709">
            <text:p>1.93709</text:p>
          </table:table-cell>
          <table:table-cell office:value-type="float" office:value="0.572973">
            <text:p>0.572973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47591">
            <text:p>0.347591</text:p>
          </table:table-cell>
          <table:table-cell office:value-type="float" office:value="0.316478">
            <text:p>0.316478</text:p>
          </table:table-cell>
          <table:table-cell office:value-type="float" office:value="2.35651">
            <text:p>2.35651</text:p>
          </table:table-cell>
          <table:table-cell office:value-type="float" office:value="0.5">
            <text:p>0.5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20484">
            <text:p>0.320484</text:p>
          </table:table-cell>
          <table:table-cell office:value-type="float" office:value="0.280292">
            <text:p>0.280292</text:p>
          </table:table-cell>
          <table:table-cell office:value-type="float" office:value="2.20984">
            <text:p>2.20984</text:p>
          </table:table-cell>
          <table:table-cell office:value-type="float" office:value="0.461742">
            <text:p>0.461742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24173">
            <text:p>0.24173</text:p>
          </table:table-cell>
          <table:table-cell office:value-type="float" office:value="0.23259">
            <text:p>0.23259</text:p>
          </table:table-cell>
          <table:table-cell office:value-type="float" office:value="0.230054">
            <text:p>0.230054</text:p>
          </table:table-cell>
          <table:table-cell office:value-type="float" office:value="0.239921">
            <text:p>0.239921</text:p>
          </table:table-cell>
          <table:table-cell office:value-type="float" office:value="1.95188">
            <text:p>1.95188</text:p>
          </table:table-cell>
          <table:table-cell office:value-type="float" office:value="0.680317">
            <text:p>0.680317</text:p>
          </table:table-cell>
          <table:table-cell/>
          <table:table-cell office:value-type="float" office:value="1.2">
            <text:p>1.2</text:p>
          </table:table-cell>
          <table:table-cell office:value-type="float" office:value="0.365294">
            <text:p>0.365294</text:p>
          </table:table-cell>
          <table:table-cell office:value-type="float" office:value="0.369389">
            <text:p>0.369389</text:p>
          </table:table-cell>
          <table:table-cell office:value-type="float" office:value="0.340627">
            <text:p>0.340627</text:p>
          </table:table-cell>
          <table:table-cell office:value-type="float" office:value="0.368118">
            <text:p>0.368118</text:p>
          </table:table-cell>
          <table:table-cell office:value-type="float" office:value="1.99227">
            <text:p>1.99227</text:p>
          </table:table-cell>
          <table:table-cell office:value-type="float" office:value="0.578378">
            <text:p>0.578378</text:p>
          </table:table-cell>
          <table:table-cell/>
          <table:table-cell office:value-type="float" office:value="1.2">
            <text:p>1.2</text:p>
          </table:table-cell>
          <table:table-cell office:value-type="float" office:value="0.355307">
            <text:p>0.355307</text:p>
          </table:table-cell>
          <table:table-cell office:value-type="float" office:value="0.322011">
            <text:p>0.322011</text:p>
          </table:table-cell>
          <table:table-cell office:value-type="float" office:value="2.48344">
            <text:p>2.48344</text:p>
          </table:table-cell>
          <table:table-cell office:value-type="float" office:value="0.505435">
            <text:p>0.505435</text:p>
          </table:table-cell>
          <table:table-cell/>
          <table:table-cell office:value-type="float" office:value="1.2">
            <text:p>1.2</text:p>
          </table:table-cell>
          <table:table-cell office:value-type="float" office:value="0.325362">
            <text:p>0.325362</text:p>
          </table:table-cell>
          <table:table-cell office:value-type="float" office:value="0.285032">
            <text:p>0.285032</text:p>
          </table:table-cell>
          <table:table-cell office:value-type="float" office:value="2.39789">
            <text:p>2.39789</text:p>
          </table:table-cell>
          <table:table-cell office:value-type="float" office:value="0.462146">
            <text:p>0.462146</text:p>
          </table:table-cell>
        </table:table-row>
        <table:table-row table:style-name="ro1">
          <table:table-cell office:value-type="float" office:value="1.225">
            <text:p>1.225</text:p>
          </table:table-cell>
          <table:table-cell office:value-type="float" office:value="0.252939">
            <text:p>0.252939</text:p>
          </table:table-cell>
          <table:table-cell office:value-type="float" office:value="0.242411">
            <text:p>0.242411</text:p>
          </table:table-cell>
          <table:table-cell office:value-type="float" office:value="0.24039">
            <text:p>0.24039</text:p>
          </table:table-cell>
          <table:table-cell office:value-type="float" office:value="0.249734">
            <text:p>0.249734</text:p>
          </table:table-cell>
          <table:table-cell office:value-type="float" office:value="1.9962">
            <text:p>1.9962</text:p>
          </table:table-cell>
          <table:table-cell office:value-type="float" office:value="0.712308">
            <text:p>0.712308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74918">
            <text:p>0.374918</text:p>
          </table:table-cell>
          <table:table-cell office:value-type="float" office:value="0.377704">
            <text:p>0.377704</text:p>
          </table:table-cell>
          <table:table-cell office:value-type="float" office:value="0.34921">
            <text:p>0.34921</text:p>
          </table:table-cell>
          <table:table-cell office:value-type="float" office:value="0.374738">
            <text:p>0.374738</text:p>
          </table:table-cell>
          <table:table-cell office:value-type="float" office:value="2.07506">
            <text:p>2.07506</text:p>
          </table:table-cell>
          <table:table-cell office:value-type="float" office:value="0.594595">
            <text:p>0.594595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62992">
            <text:p>0.362992</text:p>
          </table:table-cell>
          <table:table-cell office:value-type="float" office:value="0.32761">
            <text:p>0.32761</text:p>
          </table:table-cell>
          <table:table-cell table:number-columns-repeated="3"/>
          <table:table-cell office:value-type="float" office:value="1.225">
            <text:p>1.225</text:p>
          </table:table-cell>
          <table:table-cell office:value-type="float" office:value="0.330338">
            <text:p>0.330338</text:p>
          </table:table-cell>
          <table:table-cell office:value-type="float" office:value="0.290087">
            <text:p>0.290087</text:p>
          </table:table-cell>
          <table:table-cell office:value-type="float" office:value="2.49191">
            <text:p>2.49191</text:p>
          </table:table-cell>
          <table:table-cell office:value-type="float" office:value="0.462348">
            <text:p>0.46234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265013">
            <text:p>0.265013</text:p>
          </table:table-cell>
          <table:table-cell office:value-type="float" office:value="0.252578">
            <text:p>0.252578</text:p>
          </table:table-cell>
          <table:table-cell office:value-type="float" office:value="0.249347">
            <text:p>0.249347</text:p>
          </table:table-cell>
          <table:table-cell office:value-type="float" office:value="0.261341">
            <text:p>0.261341</text:p>
          </table:table-cell>
          <table:table-cell office:value-type="float" office:value="2.04602">
            <text:p>2.04602</text:p>
          </table:table-cell>
          <table:table-cell office:value-type="float" office:value="0.738939">
            <text:p>0.73893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84232">
            <text:p>0.384232</text:p>
          </table:table-cell>
          <table:table-cell office:value-type="float" office:value="0.386015">
            <text:p>0.386015</text:p>
          </table:table-cell>
          <table:table-cell office:value-type="float" office:value="0.357922">
            <text:p>0.357922</text:p>
          </table:table-cell>
          <table:table-cell office:value-type="float" office:value="0.381503">
            <text:p>0.381503</text:p>
          </table:table-cell>
          <table:table-cell office:value-type="float" office:value="2.21302">
            <text:p>2.21302</text:p>
          </table:table-cell>
          <table:table-cell office:value-type="float" office:value="0.589189">
            <text:p>0.58918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706">
            <text:p>0.3706</text:p>
          </table:table-cell>
          <table:table-cell office:value-type="float" office:value="0.333217">
            <text:p>0.333217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0.335511">
            <text:p>0.335511</text:p>
          </table:table-cell>
          <table:table-cell office:value-type="float" office:value="0.295309">
            <text:p>0.295309</text:p>
          </table:table-cell>
          <table:table-cell table:number-columns-repeated="2"/>
        </table:table-row>
        <table:table-row table:style-name="ro1">
          <table:table-cell office:value-type="float" office:value="1.275">
            <text:p>1.275</text:p>
          </table:table-cell>
          <table:table-cell office:value-type="float" office:value="0.278038">
            <text:p>0.278038</text:p>
          </table:table-cell>
          <table:table-cell office:value-type="float" office:value="0.261551">
            <text:p>0.261551</text:p>
          </table:table-cell>
          <table:table-cell office:value-type="float" office:value="0.258883">
            <text:p>0.258883</text:p>
          </table:table-cell>
          <table:table-cell office:value-type="float" office:value="0.274049">
            <text:p>0.274049</text:p>
          </table:table-cell>
          <table:table-cell office:value-type="float" office:value="2.09035">
            <text:p>2.09035</text:p>
          </table:table-cell>
          <table:table-cell office:value-type="float" office:value="0.77093">
            <text:p>0.77093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93319">
            <text:p>0.393319</text:p>
          </table:table-cell>
          <table:table-cell office:value-type="float" office:value="0.394118">
            <text:p>0.394118</text:p>
          </table:table-cell>
          <table:table-cell office:value-type="float" office:value="0.366767">
            <text:p>0.366767</text:p>
          </table:table-cell>
          <table:table-cell office:value-type="float" office:value="0.388377">
            <text:p>0.388377</text:p>
          </table:table-cell>
          <table:table-cell office:value-type="float" office:value="2.32892">
            <text:p>2.32892</text:p>
          </table:table-cell>
          <table:table-cell office:value-type="float" office:value="0.594595">
            <text:p>0.594595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78065">
            <text:p>0.378065</text:p>
          </table:table-cell>
          <table:table-cell office:value-type="float" office:value="0.338822">
            <text:p>0.338822</text:p>
          </table:table-cell>
          <table:table-cell table:number-columns-repeated="3"/>
          <table:table-cell office:value-type="float" office:value="1.275">
            <text:p>1.275</text:p>
          </table:table-cell>
          <table:table-cell office:value-type="float" office:value="0.340752">
            <text:p>0.340752</text:p>
          </table:table-cell>
          <table:table-cell office:value-type="float" office:value="0.300459">
            <text:p>0.300459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291684">
            <text:p>0.291684</text:p>
          </table:table-cell>
          <table:table-cell office:value-type="float" office:value="0.27078">
            <text:p>0.27078</text:p>
          </table:table-cell>
          <table:table-cell office:value-type="float" office:value="0.270076">
            <text:p>0.270076</text:p>
          </table:table-cell>
          <table:table-cell office:value-type="float" office:value="0.286418">
            <text:p>0.286418</text:p>
          </table:table-cell>
          <table:table-cell office:value-type="float" office:value="2.13467">
            <text:p>2.13467</text:p>
          </table:table-cell>
          <table:table-cell office:value-type="float" office:value="0.80292">
            <text:p>0.80292</text:p>
          </table:table-cell>
          <table:table-cell/>
          <table:table-cell office:value-type="float" office:value="1.3">
            <text:p>1.3</text:p>
          </table:table-cell>
          <table:table-cell office:value-type="float" office:value="0.40213">
            <text:p>0.40213</text:p>
          </table:table-cell>
          <table:table-cell office:value-type="float" office:value="0.402117">
            <text:p>0.402117</text:p>
          </table:table-cell>
          <table:table-cell office:value-type="float" office:value="0.37557">
            <text:p>0.37557</text:p>
          </table:table-cell>
          <table:table-cell office:value-type="float" office:value="0.394982">
            <text:p>0.394982</text:p>
          </table:table-cell>
          <table:table-cell office:value-type="float" office:value="2.40066">
            <text:p>2.40066</text:p>
          </table:table-cell>
          <table:table-cell office:value-type="float" office:value="0.594595">
            <text:p>0.594595</text:p>
          </table:table-cell>
          <table:table-cell/>
          <table:table-cell office:value-type="float" office:value="1.3">
            <text:p>1.3</text:p>
          </table:table-cell>
          <table:table-cell office:value-type="float" office:value="0.385319">
            <text:p>0.385319</text:p>
          </table:table-cell>
          <table:table-cell office:value-type="float" office:value="0.344559">
            <text:p>0.344559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0.346233">
            <text:p>0.346233</text:p>
          </table:table-cell>
          <table:table-cell office:value-type="float" office:value="0.305396">
            <text:p>0.305396</text:p>
          </table:table-cell>
          <table:table-cell table:number-columns-repeated="2"/>
        </table:table-row>
        <table:table-row table:style-name="ro1">
          <table:table-cell office:value-type="float" office:value="1.325">
            <text:p>1.325</text:p>
          </table:table-cell>
          <table:table-cell office:value-type="float" office:value="0.306365">
            <text:p>0.306365</text:p>
          </table:table-cell>
          <table:table-cell office:value-type="float" office:value="0.28152">
            <text:p>0.28152</text:p>
          </table:table-cell>
          <table:table-cell office:value-type="float" office:value="0.282212">
            <text:p>0.282212</text:p>
          </table:table-cell>
          <table:table-cell office:value-type="float" office:value="0.299387">
            <text:p>0.299387</text:p>
          </table:table-cell>
          <table:table-cell office:value-type="float" office:value="2.18446">
            <text:p>2.18446</text:p>
          </table:table-cell>
          <table:table-cell office:value-type="float" office:value="0.824204">
            <text:p>0.824204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410867">
            <text:p>0.410867</text:p>
          </table:table-cell>
          <table:table-cell office:value-type="float" office:value="0.410157">
            <text:p>0.410157</text:p>
          </table:table-cell>
          <table:table-cell office:value-type="float" office:value="0.384408">
            <text:p>0.384408</text:p>
          </table:table-cell>
          <table:table-cell office:value-type="float" office:value="0.401458">
            <text:p>0.401458</text:p>
          </table:table-cell>
          <table:table-cell office:value-type="float" office:value="2.49448">
            <text:p>2.49448</text:p>
          </table:table-cell>
          <table:table-cell office:value-type="float" office:value="0.594595">
            <text:p>0.594595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392376">
            <text:p>0.392376</text:p>
          </table:table-cell>
          <table:table-cell office:value-type="float" office:value="0.350472">
            <text:p>0.350472</text:p>
          </table:table-cell>
          <table:table-cell table:number-columns-repeated="3"/>
          <table:table-cell office:value-type="float" office:value="1.325">
            <text:p>1.325</text:p>
          </table:table-cell>
          <table:table-cell office:value-type="float" office:value="0.352131">
            <text:p>0.352131</text:p>
          </table:table-cell>
          <table:table-cell office:value-type="float" office:value="0.310039">
            <text:p>0.310039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32105">
            <text:p>0.32105</text:p>
          </table:table-cell>
          <table:table-cell office:value-type="float" office:value="0.291811">
            <text:p>0.291811</text:p>
          </table:table-cell>
          <table:table-cell office:value-type="float" office:value="0.293995">
            <text:p>0.293995</text:p>
          </table:table-cell>
          <table:table-cell office:value-type="float" office:value="0.31317">
            <text:p>0.31317</text:p>
          </table:table-cell>
          <table:table-cell office:value-type="float" office:value="2.21226">
            <text:p>2.21226</text:p>
          </table:table-cell>
          <table:table-cell office:value-type="float" office:value="0.861578">
            <text:p>0.861578</text:p>
          </table:table-cell>
          <table:table-cell/>
          <table:table-cell office:value-type="float" office:value="1.35">
            <text:p>1.35</text:p>
          </table:table-cell>
          <table:table-cell office:value-type="float" office:value="0.419752">
            <text:p>0.419752</text:p>
          </table:table-cell>
          <table:table-cell office:value-type="float" office:value="0.41819">
            <text:p>0.41819</text:p>
          </table:table-cell>
          <table:table-cell office:value-type="float" office:value="0.393449">
            <text:p>0.393449</text:p>
          </table:table-cell>
          <table:table-cell office:value-type="float" office:value="0.407886">
            <text:p>0.407886</text:p>
          </table:table-cell>
          <table:table-cell table:number-columns-repeated="3"/>
          <table:table-cell office:value-type="float" office:value="1.35">
            <text:p>1.35</text:p>
          </table:table-cell>
          <table:table-cell office:value-type="float" office:value="0.399111">
            <text:p>0.399111</text:p>
          </table:table-cell>
          <table:table-cell office:value-type="float" office:value="0.356507">
            <text:p>0.356507</text:p>
          </table:table-cell>
          <table:table-cell table:number-columns-repeated="3"/>
          <table:table-cell office:value-type="float" office:value="1.35">
            <text:p>1.35</text:p>
          </table:table-cell>
          <table:table-cell office:value-type="float" office:value="0.358345">
            <text:p>0.358345</text:p>
          </table:table-cell>
          <table:table-cell office:value-type="float" office:value="0.31467">
            <text:p>0.31467</text:p>
          </table:table-cell>
          <table:table-cell table:number-columns-repeated="2"/>
        </table:table-row>
        <table:table-row table:style-name="ro1">
          <table:table-cell office:value-type="float" office:value="1.375">
            <text:p>1.375</text:p>
          </table:table-cell>
          <table:table-cell office:value-type="float" office:value="0.336338">
            <text:p>0.336338</text:p>
          </table:table-cell>
          <table:table-cell office:value-type="float" office:value="0.302465">
            <text:p>0.302465</text:p>
          </table:table-cell>
          <table:table-cell office:value-type="float" office:value="0.305712">
            <text:p>0.305712</text:p>
          </table:table-cell>
          <table:table-cell office:value-type="float" office:value="0.326532">
            <text:p>0.326532</text:p>
          </table:table-cell>
          <table:table-cell office:value-type="float" office:value="2.26754">
            <text:p>2.26754</text:p>
          </table:table-cell>
          <table:table-cell office:value-type="float" office:value="0.877503">
            <text:p>0.877503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429024">
            <text:p>0.429024</text:p>
          </table:table-cell>
          <table:table-cell office:value-type="float" office:value="0.426156">
            <text:p>0.426156</text:p>
          </table:table-cell>
          <table:table-cell office:value-type="float" office:value="0.402347">
            <text:p>0.402347</text:p>
          </table:table-cell>
          <table:table-cell office:value-type="float" office:value="0.4145">
            <text:p>0.4145</text:p>
          </table:table-cell>
          <table:table-cell table:number-columns-repeated="3"/>
          <table:table-cell office:value-type="float" office:value="1.375">
            <text:p>1.375</text:p>
          </table:table-cell>
          <table:table-cell office:value-type="float" office:value="0.405603">
            <text:p>0.405603</text:p>
          </table:table-cell>
          <table:table-cell office:value-type="float" office:value="0.362665">
            <text:p>0.362665</text:p>
          </table:table-cell>
          <table:table-cell table:number-columns-repeated="3"/>
          <table:table-cell office:value-type="float" office:value="1.375">
            <text:p>1.375</text:p>
          </table:table-cell>
          <table:table-cell office:value-type="float" office:value="0.36449">
            <text:p>0.36449</text:p>
          </table:table-cell>
          <table:table-cell office:value-type="float" office:value="0.319584">
            <text:p>0.319584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353058">
            <text:p>0.353058</text:p>
          </table:table-cell>
          <table:table-cell office:value-type="float" office:value="0.315058">
            <text:p>0.315058</text:p>
          </table:table-cell>
          <table:table-cell office:value-type="float" office:value="0.318301">
            <text:p>0.318301</text:p>
          </table:table-cell>
          <table:table-cell office:value-type="float" office:value="0.338988">
            <text:p>0.338988</text:p>
          </table:table-cell>
          <table:table-cell office:value-type="float" office:value="2.31729">
            <text:p>2.31729</text:p>
          </table:table-cell>
          <table:table-cell office:value-type="float" office:value="0.893439">
            <text:p>0.893439</text:p>
          </table:table-cell>
          <table:table-cell/>
          <table:table-cell office:value-type="float" office:value="1.4">
            <text:p>1.4</text:p>
          </table:table-cell>
          <table:table-cell office:value-type="float" office:value="0.438853">
            <text:p>0.438853</text:p>
          </table:table-cell>
          <table:table-cell office:value-type="float" office:value="0.434202">
            <text:p>0.434202</text:p>
          </table:table-cell>
          <table:table-cell office:value-type="float" office:value="0.411034">
            <text:p>0.411034</text:p>
          </table:table-cell>
          <table:table-cell office:value-type="float" office:value="0.4214">
            <text:p>0.4214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0.412029">
            <text:p>0.412029</text:p>
          </table:table-cell>
          <table:table-cell office:value-type="float" office:value="0.368914">
            <text:p>0.368914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0.370535">
            <text:p>0.370535</text:p>
          </table:table-cell>
          <table:table-cell office:value-type="float" office:value="0.324698">
            <text:p>0.324698</text:p>
          </table:table-cell>
          <table:table-cell table:number-columns-repeated="2"/>
        </table:table-row>
        <table:table-row table:style-name="ro1">
          <table:table-cell office:value-type="float" office:value="1.425">
            <text:p>1.425</text:p>
          </table:table-cell>
          <table:table-cell office:value-type="float" office:value="0.368957">
            <text:p>0.368957</text:p>
          </table:table-cell>
          <table:table-cell office:value-type="float" office:value="0.32848">
            <text:p>0.32848</text:p>
          </table:table-cell>
          <table:table-cell office:value-type="float" office:value="0.331458">
            <text:p>0.331458</text:p>
          </table:table-cell>
          <table:table-cell office:value-type="float" office:value="0.351653">
            <text:p>0.351653</text:p>
          </table:table-cell>
          <table:table-cell office:value-type="float" office:value="2.37257">
            <text:p>2.37257</text:p>
          </table:table-cell>
          <table:table-cell office:value-type="float" office:value="0.909363">
            <text:p>0.909363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448963">
            <text:p>0.448963</text:p>
          </table:table-cell>
          <table:table-cell office:value-type="float" office:value="0.442081">
            <text:p>0.442081</text:p>
          </table:table-cell>
          <table:table-cell office:value-type="float" office:value="0.41954">
            <text:p>0.41954</text:p>
          </table:table-cell>
          <table:table-cell office:value-type="float" office:value="0.428526">
            <text:p>0.428526</text:p>
          </table:table-cell>
          <table:table-cell table:number-columns-repeated="3"/>
          <table:table-cell office:value-type="float" office:value="1.425">
            <text:p>1.425</text:p>
          </table:table-cell>
          <table:table-cell office:value-type="float" office:value="0.418472">
            <text:p>0.418472</text:p>
          </table:table-cell>
          <table:table-cell office:value-type="float" office:value="0.375211">
            <text:p>0.375211</text:p>
          </table:table-cell>
          <table:table-cell table:number-columns-repeated="3"/>
          <table:table-cell office:value-type="float" office:value="1.425">
            <text:p>1.425</text:p>
          </table:table-cell>
          <table:table-cell office:value-type="float" office:value="0.376756">
            <text:p>0.376756</text:p>
          </table:table-cell>
          <table:table-cell office:value-type="float" office:value="0.329931">
            <text:p>0.329931</text:p>
          </table:table-cell>
          <table:table-cell table:number-columns-repeated="2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383639">
            <text:p>0.383639</text:p>
          </table:table-cell>
          <table:table-cell office:value-type="float" office:value="0.342467">
            <text:p>0.342467</text:p>
          </table:table-cell>
          <table:table-cell office:value-type="float" office:value="0.345103">
            <text:p>0.345103</text:p>
          </table:table-cell>
          <table:table-cell office:value-type="float" office:value="0.365242">
            <text:p>0.365242</text:p>
          </table:table-cell>
          <table:table-cell office:value-type="float" office:value="2.42784">
            <text:p>2.42784</text:p>
          </table:table-cell>
          <table:table-cell office:value-type="float" office:value="0.925288">
            <text:p>0.925288</text:p>
          </table:table-cell>
          <table:table-cell/>
          <table:table-cell office:value-type="float" office:value="1.45">
            <text:p>1.45</text:p>
          </table:table-cell>
          <table:table-cell office:value-type="float" office:value="0.458806">
            <text:p>0.458806</text:p>
          </table:table-cell>
          <table:table-cell office:value-type="float" office:value="0.449712">
            <text:p>0.449712</text:p>
          </table:table-cell>
          <table:table-cell office:value-type="float" office:value="0.427981">
            <text:p>0.427981</text:p>
          </table:table-cell>
          <table:table-cell office:value-type="float" office:value="0.435724">
            <text:p>0.435724</text:p>
          </table:table-cell>
          <table:table-cell table:number-columns-repeated="3"/>
          <table:table-cell office:value-type="float" office:value="1.45">
            <text:p>1.45</text:p>
          </table:table-cell>
          <table:table-cell office:value-type="float" office:value="0.424996">
            <text:p>0.424996</text:p>
          </table:table-cell>
          <table:table-cell office:value-type="float" office:value="0.381388">
            <text:p>0.381388</text:p>
          </table:table-cell>
          <table:table-cell table:number-columns-repeated="3"/>
          <table:table-cell office:value-type="float" office:value="1.45">
            <text:p>1.45</text:p>
          </table:table-cell>
          <table:table-cell office:value-type="float" office:value="0.383271">
            <text:p>0.383271</text:p>
          </table:table-cell>
          <table:table-cell office:value-type="float" office:value="0.335344">
            <text:p>0.335344</text:p>
          </table:table-cell>
          <table:table-cell table:number-columns-repeated="2"/>
        </table:table-row>
        <table:table-row table:style-name="ro1">
          <table:table-cell office:value-type="float" office:value="1.475">
            <text:p>1.475</text:p>
          </table:table-cell>
          <table:table-cell office:value-type="float" office:value="0.398656">
            <text:p>0.398656</text:p>
          </table:table-cell>
          <table:table-cell office:value-type="float" office:value="0.35687">
            <text:p>0.35687</text:p>
          </table:table-cell>
          <table:table-cell office:value-type="float" office:value="0.360631">
            <text:p>0.360631</text:p>
          </table:table-cell>
          <table:table-cell office:value-type="float" office:value="0.379721">
            <text:p>0.379721</text:p>
          </table:table-cell>
          <table:table-cell office:value-type="float" office:value="2.5">
            <text:p>2.5</text:p>
          </table:table-cell>
          <table:table-cell office:value-type="float" office:value="0.925123">
            <text:p>0.925123</text:p>
          </table:table-cell>
          <table:table-cell/>
          <table:table-cell office:value-type="float" office:value="1.475">
            <text:p>1.475</text:p>
          </table:table-cell>
          <table:table-cell office:value-type="float" office:value="0.468398">
            <text:p>0.468398</text:p>
          </table:table-cell>
          <table:table-cell office:value-type="float" office:value="0.457004">
            <text:p>0.457004</text:p>
          </table:table-cell>
          <table:table-cell office:value-type="float" office:value="0.436377">
            <text:p>0.436377</text:p>
          </table:table-cell>
          <table:table-cell office:value-type="float" office:value="0.442658">
            <text:p>0.442658</text:p>
          </table:table-cell>
          <table:table-cell table:number-columns-repeated="3"/>
          <table:table-cell office:value-type="float" office:value="1.475">
            <text:p>1.475</text:p>
          </table:table-cell>
          <table:table-cell office:value-type="float" office:value="0.431584">
            <text:p>0.431584</text:p>
          </table:table-cell>
          <table:table-cell office:value-type="float" office:value="0.387361">
            <text:p>0.387361</text:p>
          </table:table-cell>
          <table:table-cell table:number-columns-repeated="3"/>
          <table:table-cell office:value-type="float" office:value="1.475">
            <text:p>1.475</text:p>
          </table:table-cell>
          <table:table-cell office:value-type="float" office:value="0.389869">
            <text:p>0.389869</text:p>
          </table:table-cell>
          <table:table-cell office:value-type="float" office:value="0.340923">
            <text:p>0.340923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13917">
            <text:p>0.413917</text:p>
          </table:table-cell>
          <table:table-cell office:value-type="float" office:value="0.371383">
            <text:p>0.371383</text:p>
          </table:table-cell>
          <table:table-cell office:value-type="float" office:value="0.377288">
            <text:p>0.377288</text:p>
          </table:table-cell>
          <table:table-cell office:value-type="float" office:value="0.395362">
            <text:p>0.39536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478034">
            <text:p>0.478034</text:p>
          </table:table-cell>
          <table:table-cell office:value-type="float" office:value="0.464083">
            <text:p>0.464083</text:p>
          </table:table-cell>
          <table:table-cell office:value-type="float" office:value="0.444908">
            <text:p>0.444908</text:p>
          </table:table-cell>
          <table:table-cell office:value-type="float" office:value="0.449287">
            <text:p>0.449287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438306">
            <text:p>0.438306</text:p>
          </table:table-cell>
          <table:table-cell office:value-type="float" office:value="0.393318">
            <text:p>0.393318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396509">
            <text:p>0.396509</text:p>
          </table:table-cell>
          <table:table-cell office:value-type="float" office:value="0.346506">
            <text:p>0.346506</text:p>
          </table:table-cell>
          <table:table-cell table:number-columns-repeated="2"/>
        </table:table-row>
        <table:table-row table:style-name="ro1">
          <table:table-cell office:value-type="float" office:value="1.525">
            <text:p>1.525</text:p>
          </table:table-cell>
          <table:table-cell office:value-type="float" office:value="0.430018">
            <text:p>0.430018</text:p>
          </table:table-cell>
          <table:table-cell office:value-type="float" office:value="0.384743">
            <text:p>0.384743</text:p>
          </table:table-cell>
          <table:table-cell office:value-type="float" office:value="0.393543">
            <text:p>0.393543</text:p>
          </table:table-cell>
          <table:table-cell office:value-type="float" office:value="0.411482">
            <text:p>0.411482</text:p>
          </table:table-cell>
          <table:table-cell table:number-columns-repeated="3"/>
          <table:table-cell office:value-type="float" office:value="1.525">
            <text:p>1.525</text:p>
          </table:table-cell>
          <table:table-cell office:value-type="float" office:value="0.487439">
            <text:p>0.487439</text:p>
          </table:table-cell>
          <table:table-cell office:value-type="float" office:value="0.471284">
            <text:p>0.471284</text:p>
          </table:table-cell>
          <table:table-cell office:value-type="float" office:value="0.453485">
            <text:p>0.453485</text:p>
          </table:table-cell>
          <table:table-cell office:value-type="float" office:value="0.455694">
            <text:p>0.455694</text:p>
          </table:table-cell>
          <table:table-cell table:number-columns-repeated="3"/>
          <table:table-cell office:value-type="float" office:value="1.525">
            <text:p>1.525</text:p>
          </table:table-cell>
          <table:table-cell office:value-type="float" office:value="0.445096">
            <text:p>0.445096</text:p>
          </table:table-cell>
          <table:table-cell office:value-type="float" office:value="0.399264">
            <text:p>0.399264</text:p>
          </table:table-cell>
          <table:table-cell table:number-columns-repeated="3"/>
          <table:table-cell office:value-type="float" office:value="1.525">
            <text:p>1.525</text:p>
          </table:table-cell>
          <table:table-cell office:value-type="float" office:value="0.403218">
            <text:p>0.403218</text:p>
          </table:table-cell>
          <table:table-cell office:value-type="float" office:value="0.352127">
            <text:p>0.352127</text:p>
          </table:table-cell>
          <table:table-cell table:number-columns-repeated="2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447466">
            <text:p>0.447466</text:p>
          </table:table-cell>
          <table:table-cell office:value-type="float" office:value="0.398286">
            <text:p>0.398286</text:p>
          </table:table-cell>
          <table:table-cell office:value-type="float" office:value="0.409142">
            <text:p>0.409142</text:p>
          </table:table-cell>
          <table:table-cell office:value-type="float" office:value="0.427552">
            <text:p>0.427552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496559">
            <text:p>0.496559</text:p>
          </table:table-cell>
          <table:table-cell office:value-type="float" office:value="0.478553">
            <text:p>0.478553</text:p>
          </table:table-cell>
          <table:table-cell office:value-type="float" office:value="0.461958">
            <text:p>0.461958</text:p>
          </table:table-cell>
          <table:table-cell office:value-type="float" office:value="0.461867">
            <text:p>0.461867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451844">
            <text:p>0.451844</text:p>
          </table:table-cell>
          <table:table-cell office:value-type="float" office:value="0.40513">
            <text:p>0.40513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409898">
            <text:p>0.409898</text:p>
          </table:table-cell>
          <table:table-cell office:value-type="float" office:value="0.357983">
            <text:p>0.357983</text:p>
          </table:table-cell>
          <table:table-cell table:number-columns-repeated="2"/>
        </table:table-row>
        <table:table-row table:style-name="ro1">
          <table:table-cell office:value-type="float" office:value="1.575">
            <text:p>1.575</text:p>
          </table:table-cell>
          <table:table-cell office:value-type="float" office:value="0.464537">
            <text:p>0.464537</text:p>
          </table:table-cell>
          <table:table-cell office:value-type="float" office:value="0.413988">
            <text:p>0.413988</text:p>
          </table:table-cell>
          <table:table-cell office:value-type="float" office:value="0.424402">
            <text:p>0.424402</text:p>
          </table:table-cell>
          <table:table-cell office:value-type="float" office:value="0.444117">
            <text:p>0.444117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505596">
            <text:p>0.505596</text:p>
          </table:table-cell>
          <table:table-cell office:value-type="float" office:value="0.485787">
            <text:p>0.485787</text:p>
          </table:table-cell>
          <table:table-cell office:value-type="float" office:value="0.470206">
            <text:p>0.470206</text:p>
          </table:table-cell>
          <table:table-cell office:value-type="float" office:value="0.46777">
            <text:p>0.46777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458417">
            <text:p>0.458417</text:p>
          </table:table-cell>
          <table:table-cell office:value-type="float" office:value="0.411016">
            <text:p>0.411016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416435">
            <text:p>0.416435</text:p>
          </table:table-cell>
          <table:table-cell office:value-type="float" office:value="0.364193">
            <text:p>0.364193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480664">
            <text:p>0.480664</text:p>
          </table:table-cell>
          <table:table-cell office:value-type="float" office:value="0.430844">
            <text:p>0.430844</text:p>
          </table:table-cell>
          <table:table-cell office:value-type="float" office:value="0.438978">
            <text:p>0.438978</text:p>
          </table:table-cell>
          <table:table-cell office:value-type="float" office:value="0.460888">
            <text:p>0.460888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514443">
            <text:p>0.514443</text:p>
          </table:table-cell>
          <table:table-cell office:value-type="float" office:value="0.492894">
            <text:p>0.492894</text:p>
          </table:table-cell>
          <table:table-cell office:value-type="float" office:value="0.478419">
            <text:p>0.478419</text:p>
          </table:table-cell>
          <table:table-cell office:value-type="float" office:value="0.473518">
            <text:p>0.473518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464811">
            <text:p>0.464811</text:p>
          </table:table-cell>
          <table:table-cell office:value-type="float" office:value="0.417138">
            <text:p>0.417138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422636">
            <text:p>0.422636</text:p>
          </table:table-cell>
          <table:table-cell office:value-type="float" office:value="0.370627">
            <text:p>0.370627</text:p>
          </table:table-cell>
          <table:table-cell table:number-columns-repeated="2"/>
        </table:table-row>
        <table:table-row table:style-name="ro1">
          <table:table-cell office:value-type="float" office:value="1.625">
            <text:p>1.625</text:p>
          </table:table-cell>
          <table:table-cell office:value-type="float" office:value="0.496514">
            <text:p>0.496514</text:p>
          </table:table-cell>
          <table:table-cell office:value-type="float" office:value="0.447769">
            <text:p>0.447769</text:p>
          </table:table-cell>
          <table:table-cell office:value-type="float" office:value="0.453924">
            <text:p>0.453924</text:p>
          </table:table-cell>
          <table:table-cell office:value-type="float" office:value="0.477567">
            <text:p>0.477567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523088">
            <text:p>0.523088</text:p>
          </table:table-cell>
          <table:table-cell office:value-type="float" office:value="0.499923">
            <text:p>0.499923</text:p>
          </table:table-cell>
          <table:table-cell office:value-type="float" office:value="0.486647">
            <text:p>0.486647</text:p>
          </table:table-cell>
          <table:table-cell office:value-type="float" office:value="0.479086">
            <text:p>0.479086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471186">
            <text:p>0.471186</text:p>
          </table:table-cell>
          <table:table-cell office:value-type="float" office:value="0.423633">
            <text:p>0.423633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428502">
            <text:p>0.428502</text:p>
          </table:table-cell>
          <table:table-cell office:value-type="float" office:value="0.377209">
            <text:p>0.377209</text:p>
          </table:table-cell>
          <table:table-cell table:number-columns-repeated="2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513109">
            <text:p>0.513109</text:p>
          </table:table-cell>
          <table:table-cell office:value-type="float" office:value="0.465403">
            <text:p>0.465403</text:p>
          </table:table-cell>
          <table:table-cell office:value-type="float" office:value="0.469416">
            <text:p>0.469416</text:p>
          </table:table-cell>
          <table:table-cell office:value-type="float" office:value="0.49423">
            <text:p>0.49423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531946">
            <text:p>0.531946</text:p>
          </table:table-cell>
          <table:table-cell office:value-type="float" office:value="0.506946">
            <text:p>0.506946</text:p>
          </table:table-cell>
          <table:table-cell office:value-type="float" office:value="0.494548">
            <text:p>0.494548</text:p>
          </table:table-cell>
          <table:table-cell office:value-type="float" office:value="0.484265">
            <text:p>0.484265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477521">
            <text:p>0.477521</text:p>
          </table:table-cell>
          <table:table-cell office:value-type="float" office:value="0.430572">
            <text:p>0.430572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434177">
            <text:p>0.434177</text:p>
          </table:table-cell>
          <table:table-cell office:value-type="float" office:value="0.383903">
            <text:p>0.383903</text:p>
          </table:table-cell>
          <table:table-cell table:number-columns-repeated="2"/>
        </table:table-row>
        <table:table-row table:style-name="ro1">
          <table:table-cell office:value-type="float" office:value="1.675">
            <text:p>1.675</text:p>
          </table:table-cell>
          <table:table-cell office:value-type="float" office:value="0.529426">
            <text:p>0.529426</text:p>
          </table:table-cell>
          <table:table-cell office:value-type="float" office:value="0.483048">
            <text:p>0.483048</text:p>
          </table:table-cell>
          <table:table-cell office:value-type="float" office:value="0.484484">
            <text:p>0.484484</text:p>
          </table:table-cell>
          <table:table-cell office:value-type="float" office:value="0.51082">
            <text:p>0.51082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541197">
            <text:p>0.541197</text:p>
          </table:table-cell>
          <table:table-cell office:value-type="float" office:value="0.513933">
            <text:p>0.513933</text:p>
          </table:table-cell>
          <table:table-cell office:value-type="float" office:value="0.502192">
            <text:p>0.502192</text:p>
          </table:table-cell>
          <table:table-cell office:value-type="float" office:value="0.488988">
            <text:p>0.488988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483848">
            <text:p>0.483848</text:p>
          </table:table-cell>
          <table:table-cell office:value-type="float" office:value="0.43767">
            <text:p>0.43767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439791">
            <text:p>0.439791</text:p>
          </table:table-cell>
          <table:table-cell office:value-type="float" office:value="0.390647">
            <text:p>0.390647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545316">
            <text:p>0.545316</text:p>
          </table:table-cell>
          <table:table-cell office:value-type="float" office:value="0.500309">
            <text:p>0.500309</text:p>
          </table:table-cell>
          <table:table-cell office:value-type="float" office:value="0.499996">
            <text:p>0.499996</text:p>
          </table:table-cell>
          <table:table-cell office:value-type="float" office:value="0.526446">
            <text:p>0.526446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550558">
            <text:p>0.550558</text:p>
          </table:table-cell>
          <table:table-cell office:value-type="float" office:value="0.520909">
            <text:p>0.520909</text:p>
          </table:table-cell>
          <table:table-cell office:value-type="float" office:value="0.509694">
            <text:p>0.509694</text:p>
          </table:table-cell>
          <table:table-cell office:value-type="float" office:value="0.49319">
            <text:p>0.49319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490069">
            <text:p>0.490069</text:p>
          </table:table-cell>
          <table:table-cell office:value-type="float" office:value="0.444762">
            <text:p>0.444762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445492">
            <text:p>0.445492</text:p>
          </table:table-cell>
          <table:table-cell office:value-type="float" office:value="0.397256">
            <text:p>0.397256</text:p>
          </table:table-cell>
          <table:table-cell table:number-columns-repeated="2"/>
        </table:table-row>
        <table:table-row table:style-name="ro1">
          <table:table-cell office:value-type="float" office:value="1.725">
            <text:p>1.725</text:p>
          </table:table-cell>
          <table:table-cell office:value-type="float" office:value="0.562339">
            <text:p>0.562339</text:p>
          </table:table-cell>
          <table:table-cell office:value-type="float" office:value="0.518349">
            <text:p>0.518349</text:p>
          </table:table-cell>
          <table:table-cell office:value-type="float" office:value="0.516152">
            <text:p>0.516152</text:p>
          </table:table-cell>
          <table:table-cell office:value-type="float" office:value="0.541739">
            <text:p>0.541739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559747">
            <text:p>0.559747</text:p>
          </table:table-cell>
          <table:table-cell office:value-type="float" office:value="0.527839">
            <text:p>0.527839</text:p>
          </table:table-cell>
          <table:table-cell office:value-type="float" office:value="0.51696">
            <text:p>0.51696</text:p>
          </table:table-cell>
          <table:table-cell office:value-type="float" office:value="0.497099">
            <text:p>0.497099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496225">
            <text:p>0.496225</text:p>
          </table:table-cell>
          <table:table-cell office:value-type="float" office:value="0.45196">
            <text:p>0.45196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451396">
            <text:p>0.451396</text:p>
          </table:table-cell>
          <table:table-cell office:value-type="float" office:value="0.403621">
            <text:p>0.403621</text:p>
          </table:table-cell>
          <table:table-cell table:number-columns-repeated="2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580787">
            <text:p>0.580787</text:p>
          </table:table-cell>
          <table:table-cell office:value-type="float" office:value="0.536972">
            <text:p>0.536972</text:p>
          </table:table-cell>
          <table:table-cell office:value-type="float" office:value="0.532452">
            <text:p>0.532452</text:p>
          </table:table-cell>
          <table:table-cell office:value-type="float" office:value="0.557442">
            <text:p>0.557442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568963">
            <text:p>0.568963</text:p>
          </table:table-cell>
          <table:table-cell office:value-type="float" office:value="0.534714">
            <text:p>0.534714</text:p>
          </table:table-cell>
          <table:table-cell office:value-type="float" office:value="0.523721">
            <text:p>0.523721</text:p>
          </table:table-cell>
          <table:table-cell office:value-type="float" office:value="0.501196">
            <text:p>0.501196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502443">
            <text:p>0.502443</text:p>
          </table:table-cell>
          <table:table-cell office:value-type="float" office:value="0.459372">
            <text:p>0.459372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457603">
            <text:p>0.457603</text:p>
          </table:table-cell>
          <table:table-cell office:value-type="float" office:value="0.409796">
            <text:p>0.409796</text:p>
          </table:table-cell>
          <table:table-cell table:number-columns-repeated="2"/>
        </table:table-row>
        <table:table-row table:style-name="ro1">
          <table:table-cell office:value-type="float" office:value="1.775">
            <text:p>1.775</text:p>
          </table:table-cell>
          <table:table-cell office:value-type="float" office:value="0.599356">
            <text:p>0.599356</text:p>
          </table:table-cell>
          <table:table-cell office:value-type="float" office:value="0.554579">
            <text:p>0.554579</text:p>
          </table:table-cell>
          <table:table-cell office:value-type="float" office:value="0.547923">
            <text:p>0.547923</text:p>
          </table:table-cell>
          <table:table-cell office:value-type="float" office:value="0.573602">
            <text:p>0.573602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578245">
            <text:p>0.578245</text:p>
          </table:table-cell>
          <table:table-cell office:value-type="float" office:value="0.541636">
            <text:p>0.541636</text:p>
          </table:table-cell>
          <table:table-cell office:value-type="float" office:value="0.529858">
            <text:p>0.529858</text:p>
          </table:table-cell>
          <table:table-cell office:value-type="float" office:value="0.505469">
            <text:p>0.505469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508973">
            <text:p>0.508973</text:p>
          </table:table-cell>
          <table:table-cell office:value-type="float" office:value="0.466644">
            <text:p>0.466644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463924">
            <text:p>0.463924</text:p>
          </table:table-cell>
          <table:table-cell office:value-type="float" office:value="0.415819">
            <text:p>0.415819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61749">
            <text:p>0.61749</text:p>
          </table:table-cell>
          <table:table-cell office:value-type="float" office:value="0.572706">
            <text:p>0.572706</text:p>
          </table:table-cell>
          <table:table-cell office:value-type="float" office:value="0.563417">
            <text:p>0.563417</text:p>
          </table:table-cell>
          <table:table-cell office:value-type="float" office:value="0.589041">
            <text:p>0.589041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587611">
            <text:p>0.587611</text:p>
          </table:table-cell>
          <table:table-cell office:value-type="float" office:value="0.548526">
            <text:p>0.548526</text:p>
          </table:table-cell>
          <table:table-cell office:value-type="float" office:value="0.53556">
            <text:p>0.53556</text:p>
          </table:table-cell>
          <table:table-cell office:value-type="float" office:value="0.509507">
            <text:p>0.509507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515957">
            <text:p>0.515957</text:p>
          </table:table-cell>
          <table:table-cell office:value-type="float" office:value="0.473389">
            <text:p>0.473389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70359">
            <text:p>0.470359</text:p>
          </table:table-cell>
          <table:table-cell office:value-type="float" office:value="0.421739">
            <text:p>0.421739</text:p>
          </table:table-cell>
          <table:table-cell table:number-columns-repeated="2"/>
        </table:table-row>
        <table:table-row table:style-name="ro1">
          <table:table-cell office:value-type="float" office:value="1.825">
            <text:p>1.825</text:p>
          </table:table-cell>
          <table:table-cell office:value-type="float" office:value="0.635689">
            <text:p>0.635689</text:p>
          </table:table-cell>
          <table:table-cell office:value-type="float" office:value="0.591613">
            <text:p>0.591613</text:p>
          </table:table-cell>
          <table:table-cell office:value-type="float" office:value="0.579871">
            <text:p>0.579871</text:p>
          </table:table-cell>
          <table:table-cell office:value-type="float" office:value="0.604304">
            <text:p>0.604304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597248">
            <text:p>0.597248</text:p>
          </table:table-cell>
          <table:table-cell office:value-type="float" office:value="0.55556">
            <text:p>0.55556</text:p>
          </table:table-cell>
          <table:table-cell office:value-type="float" office:value="0.541">
            <text:p>0.541</text:p>
          </table:table-cell>
          <table:table-cell office:value-type="float" office:value="0.513238">
            <text:p>0.513238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523253">
            <text:p>0.523253</text:p>
          </table:table-cell>
          <table:table-cell office:value-type="float" office:value="0.479708">
            <text:p>0.479708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476934">
            <text:p>0.476934</text:p>
          </table:table-cell>
          <table:table-cell office:value-type="float" office:value="0.427565">
            <text:p>0.427565</text:p>
          </table:table-cell>
          <table:table-cell table:number-columns-repeated="2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653735">
            <text:p>0.653735</text:p>
          </table:table-cell>
          <table:table-cell office:value-type="float" office:value="0.61005">
            <text:p>0.61005</text:p>
          </table:table-cell>
          <table:table-cell office:value-type="float" office:value="0.596811">
            <text:p>0.596811</text:p>
          </table:table-cell>
          <table:table-cell office:value-type="float" office:value="0.618738">
            <text:p>0.618738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606978">
            <text:p>0.606978</text:p>
          </table:table-cell>
          <table:table-cell office:value-type="float" office:value="0.562638">
            <text:p>0.562638</text:p>
          </table:table-cell>
          <table:table-cell office:value-type="float" office:value="0.546448">
            <text:p>0.546448</text:p>
          </table:table-cell>
          <table:table-cell office:value-type="float" office:value="0.516445">
            <text:p>0.516445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530602">
            <text:p>0.530602</text:p>
          </table:table-cell>
          <table:table-cell office:value-type="float" office:value="0.485971">
            <text:p>0.485971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483559">
            <text:p>0.483559</text:p>
          </table:table-cell>
          <table:table-cell office:value-type="float" office:value="0.433393">
            <text:p>0.433393</text:p>
          </table:table-cell>
          <table:table-cell table:number-columns-repeated="2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672045">
            <text:p>0.672045</text:p>
          </table:table-cell>
          <table:table-cell office:value-type="float" office:value="0.628594">
            <text:p>0.628594</text:p>
          </table:table-cell>
          <table:table-cell office:value-type="float" office:value="0.613327">
            <text:p>0.613327</text:p>
          </table:table-cell>
          <table:table-cell office:value-type="float" office:value="0.631847">
            <text:p>0.631847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616457">
            <text:p>0.616457</text:p>
          </table:table-cell>
          <table:table-cell office:value-type="float" office:value="0.569388">
            <text:p>0.569388</text:p>
          </table:table-cell>
          <table:table-cell office:value-type="float" office:value="0.552346">
            <text:p>0.552346</text:p>
          </table:table-cell>
          <table:table-cell office:value-type="float" office:value="0.519434">
            <text:p>0.519434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537794">
            <text:p>0.537794</text:p>
          </table:table-cell>
          <table:table-cell office:value-type="float" office:value="0.492134">
            <text:p>0.492134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490102">
            <text:p>0.490102</text:p>
          </table:table-cell>
          <table:table-cell office:value-type="float" office:value="0.439251">
            <text:p>0.439251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690688">
            <text:p>0.690688</text:p>
          </table:table-cell>
          <table:table-cell office:value-type="float" office:value="0.647075">
            <text:p>0.647075</text:p>
          </table:table-cell>
          <table:table-cell office:value-type="float" office:value="0.629153">
            <text:p>0.629153</text:p>
          </table:table-cell>
          <table:table-cell office:value-type="float" office:value="0.644459">
            <text:p>0.644459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625549">
            <text:p>0.625549</text:p>
          </table:table-cell>
          <table:table-cell office:value-type="float" office:value="0.575838">
            <text:p>0.575838</text:p>
          </table:table-cell>
          <table:table-cell office:value-type="float" office:value="0.558517">
            <text:p>0.558517</text:p>
          </table:table-cell>
          <table:table-cell office:value-type="float" office:value="0.522374">
            <text:p>0.522374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544778">
            <text:p>0.544778</text:p>
          </table:table-cell>
          <table:table-cell office:value-type="float" office:value="0.498007">
            <text:p>0.498007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496317">
            <text:p>0.496317</text:p>
          </table:table-cell>
          <table:table-cell office:value-type="float" office:value="0.445142">
            <text:p>0.445142</text:p>
          </table:table-cell>
          <table:table-cell table:number-columns-repeated="2"/>
        </table:table-row>
        <table:table-row table:style-name="ro1">
          <table:table-cell office:value-type="float" office:value="1.925">
            <text:p>1.925</text:p>
          </table:table-cell>
          <table:table-cell office:value-type="float" office:value="0.70917">
            <text:p>0.70917</text:p>
          </table:table-cell>
          <table:table-cell office:value-type="float" office:value="0.665499">
            <text:p>0.665499</text:p>
          </table:table-cell>
          <table:table-cell office:value-type="float" office:value="0.644242">
            <text:p>0.644242</text:p>
          </table:table-cell>
          <table:table-cell office:value-type="float" office:value="0.656872">
            <text:p>0.656872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634381">
            <text:p>0.634381</text:p>
          </table:table-cell>
          <table:table-cell office:value-type="float" office:value="0.582139">
            <text:p>0.582139</text:p>
          </table:table-cell>
          <table:table-cell office:value-type="float" office:value="0.564262">
            <text:p>0.564262</text:p>
          </table:table-cell>
          <table:table-cell office:value-type="float" office:value="0.525112">
            <text:p>0.525112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551581">
            <text:p>0.551581</text:p>
          </table:table-cell>
          <table:table-cell office:value-type="float" office:value="0.503633">
            <text:p>0.503633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502111">
            <text:p>0.502111</text:p>
          </table:table-cell>
          <table:table-cell office:value-type="float" office:value="0.451002">
            <text:p>0.451002</text:p>
          </table:table-cell>
          <table:table-cell table:number-columns-repeated="2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727719">
            <text:p>0.727719</text:p>
          </table:table-cell>
          <table:table-cell office:value-type="float" office:value="0.684475">
            <text:p>0.684475</text:p>
          </table:table-cell>
          <table:table-cell office:value-type="float" office:value="0.659457">
            <text:p>0.659457</text:p>
          </table:table-cell>
          <table:table-cell office:value-type="float" office:value="0.66889">
            <text:p>0.66889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643146">
            <text:p>0.643146</text:p>
          </table:table-cell>
          <table:table-cell office:value-type="float" office:value="0.587911">
            <text:p>0.587911</text:p>
          </table:table-cell>
          <table:table-cell office:value-type="float" office:value="0.569088">
            <text:p>0.569088</text:p>
          </table:table-cell>
          <table:table-cell office:value-type="float" office:value="0.527405">
            <text:p>0.527405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558289">
            <text:p>0.558289</text:p>
          </table:table-cell>
          <table:table-cell office:value-type="float" office:value="0.509066">
            <text:p>0.509066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507676">
            <text:p>0.507676</text:p>
          </table:table-cell>
          <table:table-cell office:value-type="float" office:value="0.456823">
            <text:p>0.456823</text:p>
          </table:table-cell>
          <table:table-cell table:number-columns-repeated="2"/>
        </table:table-row>
        <table:table-row table:style-name="ro1">
          <table:table-cell office:value-type="float" office:value="1.975">
            <text:p>1.975</text:p>
          </table:table-cell>
          <table:table-cell office:value-type="float" office:value="0.74606">
            <text:p>0.74606</text:p>
          </table:table-cell>
          <table:table-cell office:value-type="float" office:value="0.704004">
            <text:p>0.704004</text:p>
          </table:table-cell>
          <table:table-cell office:value-type="float" office:value="0.675977">
            <text:p>0.675977</text:p>
          </table:table-cell>
          <table:table-cell office:value-type="float" office:value="0.680906">
            <text:p>0.680906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651703">
            <text:p>0.651703</text:p>
          </table:table-cell>
          <table:table-cell office:value-type="float" office:value="0.59316">
            <text:p>0.59316</text:p>
          </table:table-cell>
          <table:table-cell office:value-type="float" office:value="0.572977">
            <text:p>0.572977</text:p>
          </table:table-cell>
          <table:table-cell office:value-type="float" office:value="0.529544">
            <text:p>0.529544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564978">
            <text:p>0.564978</text:p>
          </table:table-cell>
          <table:table-cell office:value-type="float" office:value="0.514197">
            <text:p>0.514197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513067">
            <text:p>0.513067</text:p>
          </table:table-cell>
          <table:table-cell office:value-type="float" office:value="0.462627">
            <text:p>0.4626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4708">
            <text:p>0.764708</text:p>
          </table:table-cell>
          <table:table-cell office:value-type="float" office:value="0.723387">
            <text:p>0.723387</text:p>
          </table:table-cell>
          <table:table-cell office:value-type="float" office:value="0.693103">
            <text:p>0.693103</text:p>
          </table:table-cell>
          <table:table-cell office:value-type="float" office:value="0.692676">
            <text:p>0.69267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659813">
            <text:p>0.659813</text:p>
          </table:table-cell>
          <table:table-cell office:value-type="float" office:value="0.598319">
            <text:p>0.598319</text:p>
          </table:table-cell>
          <table:table-cell office:value-type="float" office:value="0.576156">
            <text:p>0.576156</text:p>
          </table:table-cell>
          <table:table-cell office:value-type="float" office:value="0.53174">
            <text:p>0.5317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571647">
            <text:p>0.571647</text:p>
          </table:table-cell>
          <table:table-cell office:value-type="float" office:value="0.519025">
            <text:p>0.51902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518289">
            <text:p>0.518289</text:p>
          </table:table-cell>
          <table:table-cell office:value-type="float" office:value="0.46835">
            <text:p>0.46835</text:p>
          </table:table-cell>
          <table:table-cell table:number-columns-repeated="2"/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0.782778">
            <text:p>0.782778</text:p>
          </table:table-cell>
          <table:table-cell office:value-type="float" office:value="0.74209">
            <text:p>0.74209</text:p>
          </table:table-cell>
          <table:table-cell office:value-type="float" office:value="0.709986">
            <text:p>0.709986</text:p>
          </table:table-cell>
          <table:table-cell office:value-type="float" office:value="0.704385">
            <text:p>0.704385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667406">
            <text:p>0.667406</text:p>
          </table:table-cell>
          <table:table-cell office:value-type="float" office:value="0.603529">
            <text:p>0.603529</text:p>
          </table:table-cell>
          <table:table-cell office:value-type="float" office:value="0.578873">
            <text:p>0.578873</text:p>
          </table:table-cell>
          <table:table-cell office:value-type="float" office:value="0.533825">
            <text:p>0.533825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57822">
            <text:p>0.57822</text:p>
          </table:table-cell>
          <table:table-cell office:value-type="float" office:value="0.523775">
            <text:p>0.523775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523375">
            <text:p>0.523375</text:p>
          </table:table-cell>
          <table:table-cell office:value-type="float" office:value="0.474032">
            <text:p>0.474032</text:p>
          </table:table-cell>
          <table:table-cell table:number-columns-repeated="2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79999">
            <text:p>0.79999</text:p>
          </table:table-cell>
          <table:table-cell office:value-type="float" office:value="0.760807">
            <text:p>0.760807</text:p>
          </table:table-cell>
          <table:table-cell office:value-type="float" office:value="0.726636">
            <text:p>0.726636</text:p>
          </table:table-cell>
          <table:table-cell office:value-type="float" office:value="0.717159">
            <text:p>0.717159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674413">
            <text:p>0.674413</text:p>
          </table:table-cell>
          <table:table-cell office:value-type="float" office:value="0.608635">
            <text:p>0.608635</text:p>
          </table:table-cell>
          <table:table-cell office:value-type="float" office:value="0.581122">
            <text:p>0.581122</text:p>
          </table:table-cell>
          <table:table-cell office:value-type="float" office:value="0.535763">
            <text:p>0.535763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584613">
            <text:p>0.584613</text:p>
          </table:table-cell>
          <table:table-cell office:value-type="float" office:value="0.528596">
            <text:p>0.528596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528538">
            <text:p>0.528538</text:p>
          </table:table-cell>
          <table:table-cell office:value-type="float" office:value="0.479742">
            <text:p>0.479742</text:p>
          </table:table-cell>
          <table:table-cell table:number-columns-repeated="2"/>
        </table:table-row>
        <table:table-row table:style-name="ro1">
          <table:table-cell office:value-type="float" office:value="2.075">
            <text:p>2.075</text:p>
          </table:table-cell>
          <table:table-cell office:value-type="float" office:value="0.816597">
            <text:p>0.816597</text:p>
          </table:table-cell>
          <table:table-cell office:value-type="float" office:value="0.778858">
            <text:p>0.778858</text:p>
          </table:table-cell>
          <table:table-cell office:value-type="float" office:value="0.743882">
            <text:p>0.743882</text:p>
          </table:table-cell>
          <table:table-cell office:value-type="float" office:value="0.731576">
            <text:p>0.731576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680841">
            <text:p>0.680841</text:p>
          </table:table-cell>
          <table:table-cell office:value-type="float" office:value="0.613797">
            <text:p>0.613797</text:p>
          </table:table-cell>
          <table:table-cell office:value-type="float" office:value="0.582959">
            <text:p>0.582959</text:p>
          </table:table-cell>
          <table:table-cell office:value-type="float" office:value="0.537419">
            <text:p>0.537419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590816">
            <text:p>0.590816</text:p>
          </table:table-cell>
          <table:table-cell office:value-type="float" office:value="0.533378">
            <text:p>0.533378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533768">
            <text:p>0.533768</text:p>
          </table:table-cell>
          <table:table-cell office:value-type="float" office:value="0.485194">
            <text:p>0.485194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832396">
            <text:p>0.832396</text:p>
          </table:table-cell>
          <table:table-cell office:value-type="float" office:value="0.79592">
            <text:p>0.79592</text:p>
          </table:table-cell>
          <table:table-cell office:value-type="float" office:value="0.761524">
            <text:p>0.761524</text:p>
          </table:table-cell>
          <table:table-cell office:value-type="float" office:value="0.747135">
            <text:p>0.747135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68697">
            <text:p>0.68697</text:p>
          </table:table-cell>
          <table:table-cell office:value-type="float" office:value="0.619054">
            <text:p>0.619054</text:p>
          </table:table-cell>
          <table:table-cell office:value-type="float" office:value="0.584577">
            <text:p>0.584577</text:p>
          </table:table-cell>
          <table:table-cell office:value-type="float" office:value="0.538761">
            <text:p>0.538761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596909">
            <text:p>0.596909</text:p>
          </table:table-cell>
          <table:table-cell office:value-type="float" office:value="0.537722">
            <text:p>0.537722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538908">
            <text:p>0.538908</text:p>
          </table:table-cell>
          <table:table-cell office:value-type="float" office:value="0.490096">
            <text:p>0.490096</text:p>
          </table:table-cell>
          <table:table-cell table:number-columns-repeated="2"/>
        </table:table-row>
        <table:table-row table:style-name="ro1">
          <table:table-cell office:value-type="float" office:value="2.125">
            <text:p>2.125</text:p>
          </table:table-cell>
          <table:table-cell office:value-type="float" office:value="0.846788">
            <text:p>0.846788</text:p>
          </table:table-cell>
          <table:table-cell office:value-type="float" office:value="0.812628">
            <text:p>0.812628</text:p>
          </table:table-cell>
          <table:table-cell office:value-type="float" office:value="0.778797">
            <text:p>0.778797</text:p>
          </table:table-cell>
          <table:table-cell office:value-type="float" office:value="0.762598">
            <text:p>0.762598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692576">
            <text:p>0.692576</text:p>
          </table:table-cell>
          <table:table-cell office:value-type="float" office:value="0.623984">
            <text:p>0.623984</text:p>
          </table:table-cell>
          <table:table-cell office:value-type="float" office:value="0.586027">
            <text:p>0.586027</text:p>
          </table:table-cell>
          <table:table-cell office:value-type="float" office:value="0.539779">
            <text:p>0.539779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602847">
            <text:p>0.602847</text:p>
          </table:table-cell>
          <table:table-cell office:value-type="float" office:value="0.541631">
            <text:p>0.541631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543816">
            <text:p>0.543816</text:p>
          </table:table-cell>
          <table:table-cell office:value-type="float" office:value="0.494505">
            <text:p>0.494505</text:p>
          </table:table-cell>
          <table:table-cell table:number-columns-repeated="2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860326">
            <text:p>0.860326</text:p>
          </table:table-cell>
          <table:table-cell office:value-type="float" office:value="0.829846">
            <text:p>0.829846</text:p>
          </table:table-cell>
          <table:table-cell office:value-type="float" office:value="0.795068">
            <text:p>0.795068</text:p>
          </table:table-cell>
          <table:table-cell office:value-type="float" office:value="0.777703">
            <text:p>0.777703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697278">
            <text:p>0.697278</text:p>
          </table:table-cell>
          <table:table-cell office:value-type="float" office:value="0.628271">
            <text:p>0.628271</text:p>
          </table:table-cell>
          <table:table-cell office:value-type="float" office:value="0.587341">
            <text:p>0.587341</text:p>
          </table:table-cell>
          <table:table-cell office:value-type="float" office:value="0.540509">
            <text:p>0.540509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608468">
            <text:p>0.608468</text:p>
          </table:table-cell>
          <table:table-cell office:value-type="float" office:value="0.545395">
            <text:p>0.545395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548554">
            <text:p>0.548554</text:p>
          </table:table-cell>
          <table:table-cell office:value-type="float" office:value="0.498692">
            <text:p>0.498692</text:p>
          </table:table-cell>
          <table:table-cell table:number-columns-repeated="2"/>
        </table:table-row>
        <table:table-row table:style-name="ro1">
          <table:table-cell office:value-type="float" office:value="2.175">
            <text:p>2.175</text:p>
          </table:table-cell>
          <table:table-cell office:value-type="float" office:value="0.873508">
            <text:p>0.873508</text:p>
          </table:table-cell>
          <table:table-cell office:value-type="float" office:value="0.847041">
            <text:p>0.847041</text:p>
          </table:table-cell>
          <table:table-cell office:value-type="float" office:value="0.810828">
            <text:p>0.810828</text:p>
          </table:table-cell>
          <table:table-cell office:value-type="float" office:value="0.792659">
            <text:p>0.792659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701209">
            <text:p>0.701209</text:p>
          </table:table-cell>
          <table:table-cell office:value-type="float" office:value="0.631952">
            <text:p>0.631952</text:p>
          </table:table-cell>
          <table:table-cell office:value-type="float" office:value="0.588411">
            <text:p>0.588411</text:p>
          </table:table-cell>
          <table:table-cell office:value-type="float" office:value="0.541033">
            <text:p>0.541033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613809">
            <text:p>0.613809</text:p>
          </table:table-cell>
          <table:table-cell office:value-type="float" office:value="0.549115">
            <text:p>0.549115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55318">
            <text:p>0.55318</text:p>
          </table:table-cell>
          <table:table-cell office:value-type="float" office:value="0.502718">
            <text:p>0.502718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886284">
            <text:p>0.886284</text:p>
          </table:table-cell>
          <table:table-cell office:value-type="float" office:value="0.863862">
            <text:p>0.863862</text:p>
          </table:table-cell>
          <table:table-cell office:value-type="float" office:value="0.826062">
            <text:p>0.826062</text:p>
          </table:table-cell>
          <table:table-cell office:value-type="float" office:value="0.807068">
            <text:p>0.807068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704756">
            <text:p>0.704756</text:p>
          </table:table-cell>
          <table:table-cell office:value-type="float" office:value="0.63519">
            <text:p>0.63519</text:p>
          </table:table-cell>
          <table:table-cell office:value-type="float" office:value="0.589117">
            <text:p>0.589117</text:p>
          </table:table-cell>
          <table:table-cell office:value-type="float" office:value="0.541341">
            <text:p>0.541341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618949">
            <text:p>0.618949</text:p>
          </table:table-cell>
          <table:table-cell office:value-type="float" office:value="0.552728">
            <text:p>0.552728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557706">
            <text:p>0.557706</text:p>
          </table:table-cell>
          <table:table-cell office:value-type="float" office:value="0.506394">
            <text:p>0.506394</text:p>
          </table:table-cell>
          <table:table-cell table:number-columns-repeated="2"/>
        </table:table-row>
        <table:table-row table:style-name="ro1">
          <table:table-cell office:value-type="float" office:value="2.225">
            <text:p>2.225</text:p>
          </table:table-cell>
          <table:table-cell office:value-type="float" office:value="0.899134">
            <text:p>0.899134</text:p>
          </table:table-cell>
          <table:table-cell office:value-type="float" office:value="0.880998">
            <text:p>0.880998</text:p>
          </table:table-cell>
          <table:table-cell office:value-type="float" office:value="0.840443">
            <text:p>0.840443</text:p>
          </table:table-cell>
          <table:table-cell office:value-type="float" office:value="0.82163">
            <text:p>0.82163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708251">
            <text:p>0.708251</text:p>
          </table:table-cell>
          <table:table-cell office:value-type="float" office:value="0.638338">
            <text:p>0.638338</text:p>
          </table:table-cell>
          <table:table-cell office:value-type="float" office:value="0.589604">
            <text:p>0.589604</text:p>
          </table:table-cell>
          <table:table-cell office:value-type="float" office:value="0.541644">
            <text:p>0.541644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623848">
            <text:p>0.623848</text:p>
          </table:table-cell>
          <table:table-cell office:value-type="float" office:value="0.556003">
            <text:p>0.556003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562176">
            <text:p>0.562176</text:p>
          </table:table-cell>
          <table:table-cell office:value-type="float" office:value="0.509468">
            <text:p>0.509468</text:p>
          </table:table-cell>
          <table:table-cell table:number-columns-repeated="2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91218">
            <text:p>0.91218</text:p>
          </table:table-cell>
          <table:table-cell office:value-type="float" office:value="0.89806">
            <text:p>0.89806</text:p>
          </table:table-cell>
          <table:table-cell office:value-type="float" office:value="0.853418">
            <text:p>0.853418</text:p>
          </table:table-cell>
          <table:table-cell office:value-type="float" office:value="0.836439">
            <text:p>0.836439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712055">
            <text:p>0.712055</text:p>
          </table:table-cell>
          <table:table-cell office:value-type="float" office:value="0.641461">
            <text:p>0.641461</text:p>
          </table:table-cell>
          <table:table-cell office:value-type="float" office:value="0.589929">
            <text:p>0.589929</text:p>
          </table:table-cell>
          <table:table-cell office:value-type="float" office:value="0.542223">
            <text:p>0.542223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628512">
            <text:p>0.628512</text:p>
          </table:table-cell>
          <table:table-cell office:value-type="float" office:value="0.559005">
            <text:p>0.559005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566556">
            <text:p>0.566556</text:p>
          </table:table-cell>
          <table:table-cell office:value-type="float" office:value="0.512059">
            <text:p>0.512059</text:p>
          </table:table-cell>
          <table:table-cell table:number-columns-repeated="2"/>
        </table:table-row>
        <table:table-row table:style-name="ro1">
          <table:table-cell office:value-type="float" office:value="2.275">
            <text:p>2.275</text:p>
          </table:table-cell>
          <table:table-cell office:value-type="float" office:value="0.925165">
            <text:p>0.925165</text:p>
          </table:table-cell>
          <table:table-cell office:value-type="float" office:value="0.913794">
            <text:p>0.913794</text:p>
          </table:table-cell>
          <table:table-cell office:value-type="float" office:value="0.864446">
            <text:p>0.864446</text:p>
          </table:table-cell>
          <table:table-cell office:value-type="float" office:value="0.850325">
            <text:p>0.850325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716178">
            <text:p>0.716178</text:p>
          </table:table-cell>
          <table:table-cell office:value-type="float" office:value="0.644222">
            <text:p>0.644222</text:p>
          </table:table-cell>
          <table:table-cell office:value-type="float" office:value="0.589972">
            <text:p>0.589972</text:p>
          </table:table-cell>
          <table:table-cell office:value-type="float" office:value="0.543062">
            <text:p>0.543062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632811">
            <text:p>0.632811</text:p>
          </table:table-cell>
          <table:table-cell office:value-type="float" office:value="0.561857">
            <text:p>0.561857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570767">
            <text:p>0.570767</text:p>
          </table:table-cell>
          <table:table-cell office:value-type="float" office:value="0.514286">
            <text:p>0.514286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937932">
            <text:p>0.937932</text:p>
          </table:table-cell>
          <table:table-cell office:value-type="float" office:value="0.928058">
            <text:p>0.928058</text:p>
          </table:table-cell>
          <table:table-cell office:value-type="float" office:value="0.873895">
            <text:p>0.873895</text:p>
          </table:table-cell>
          <table:table-cell office:value-type="float" office:value="0.86278">
            <text:p>0.86278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720312">
            <text:p>0.720312</text:p>
          </table:table-cell>
          <table:table-cell office:value-type="float" office:value="0.64657">
            <text:p>0.64657</text:p>
          </table:table-cell>
          <table:table-cell office:value-type="float" office:value="0.589802">
            <text:p>0.589802</text:p>
          </table:table-cell>
          <table:table-cell office:value-type="float" office:value="0.54376">
            <text:p>0.54376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636708">
            <text:p>0.636708</text:p>
          </table:table-cell>
          <table:table-cell office:value-type="float" office:value="0.564619">
            <text:p>0.564619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574778">
            <text:p>0.574778</text:p>
          </table:table-cell>
          <table:table-cell office:value-type="float" office:value="0.516288">
            <text:p>0.516288</text:p>
          </table:table-cell>
          <table:table-cell table:number-columns-repeated="2"/>
        </table:table-row>
        <table:table-row table:style-name="ro1">
          <table:table-cell office:value-type="float" office:value="2.325">
            <text:p>2.325</text:p>
          </table:table-cell>
          <table:table-cell office:value-type="float" office:value="0.950251">
            <text:p>0.950251</text:p>
          </table:table-cell>
          <table:table-cell office:value-type="float" office:value="0.941522">
            <text:p>0.941522</text:p>
          </table:table-cell>
          <table:table-cell office:value-type="float" office:value="0.882156">
            <text:p>0.882156</text:p>
          </table:table-cell>
          <table:table-cell office:value-type="float" office:value="0.874373">
            <text:p>0.874373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724074">
            <text:p>0.724074</text:p>
          </table:table-cell>
          <table:table-cell office:value-type="float" office:value="0.648556">
            <text:p>0.648556</text:p>
          </table:table-cell>
          <table:table-cell office:value-type="float" office:value="0.589444">
            <text:p>0.589444</text:p>
          </table:table-cell>
          <table:table-cell office:value-type="float" office:value="0.544151">
            <text:p>0.544151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640115">
            <text:p>0.640115</text:p>
          </table:table-cell>
          <table:table-cell office:value-type="float" office:value="0.567105">
            <text:p>0.567105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578497">
            <text:p>0.578497</text:p>
          </table:table-cell>
          <table:table-cell office:value-type="float" office:value="0.518151">
            <text:p>0.518151</text:p>
          </table:table-cell>
          <table:table-cell table:number-columns-repeated="2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961463">
            <text:p>0.961463</text:p>
          </table:table-cell>
          <table:table-cell office:value-type="float" office:value="0.954013">
            <text:p>0.954013</text:p>
          </table:table-cell>
          <table:table-cell office:value-type="float" office:value="0.889714">
            <text:p>0.889714</text:p>
          </table:table-cell>
          <table:table-cell office:value-type="float" office:value="0.885336">
            <text:p>0.885336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727219">
            <text:p>0.727219</text:p>
          </table:table-cell>
          <table:table-cell office:value-type="float" office:value="0.650103">
            <text:p>0.650103</text:p>
          </table:table-cell>
          <table:table-cell office:value-type="float" office:value="0.588966">
            <text:p>0.588966</text:p>
          </table:table-cell>
          <table:table-cell office:value-type="float" office:value="0.544482">
            <text:p>0.544482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643282">
            <text:p>0.643282</text:p>
          </table:table-cell>
          <table:table-cell office:value-type="float" office:value="0.569127">
            <text:p>0.569127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581865">
            <text:p>0.581865</text:p>
          </table:table-cell>
          <table:table-cell office:value-type="float" office:value="0.519787">
            <text:p>0.519787</text:p>
          </table:table-cell>
          <table:table-cell table:number-columns-repeated="2"/>
        </table:table-row>
        <table:table-row table:style-name="ro1">
          <table:table-cell office:value-type="float" office:value="2.375">
            <text:p>2.375</text:p>
          </table:table-cell>
          <table:table-cell office:value-type="float" office:value="0.970902">
            <text:p>0.970902</text:p>
          </table:table-cell>
          <table:table-cell office:value-type="float" office:value="0.964706">
            <text:p>0.964706</text:p>
          </table:table-cell>
          <table:table-cell office:value-type="float" office:value="0.896766">
            <text:p>0.896766</text:p>
          </table:table-cell>
          <table:table-cell office:value-type="float" office:value="0.894984">
            <text:p>0.894984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729895">
            <text:p>0.729895</text:p>
          </table:table-cell>
          <table:table-cell office:value-type="float" office:value="0.651236">
            <text:p>0.651236</text:p>
          </table:table-cell>
          <table:table-cell office:value-type="float" office:value="0.588324">
            <text:p>0.588324</text:p>
          </table:table-cell>
          <table:table-cell office:value-type="float" office:value="0.544895">
            <text:p>0.544895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646375">
            <text:p>0.646375</text:p>
          </table:table-cell>
          <table:table-cell office:value-type="float" office:value="0.570821">
            <text:p>0.570821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584891">
            <text:p>0.584891</text:p>
          </table:table-cell>
          <table:table-cell office:value-type="float" office:value="0.521055">
            <text:p>0.521055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977869">
            <text:p>0.977869</text:p>
          </table:table-cell>
          <table:table-cell office:value-type="float" office:value="0.973282">
            <text:p>0.973282</text:p>
          </table:table-cell>
          <table:table-cell office:value-type="float" office:value="0.903006">
            <text:p>0.903006</text:p>
          </table:table-cell>
          <table:table-cell office:value-type="float" office:value="0.903398">
            <text:p>0.903398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7323">
            <text:p>0.7323</text:p>
          </table:table-cell>
          <table:table-cell office:value-type="float" office:value="0.651988">
            <text:p>0.651988</text:p>
          </table:table-cell>
          <table:table-cell office:value-type="float" office:value="0.587443">
            <text:p>0.587443</text:p>
          </table:table-cell>
          <table:table-cell office:value-type="float" office:value="0.545464">
            <text:p>0.545464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649196">
            <text:p>0.649196</text:p>
          </table:table-cell>
          <table:table-cell office:value-type="float" office:value="0.572315">
            <text:p>0.572315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587559">
            <text:p>0.587559</text:p>
          </table:table-cell>
          <table:table-cell office:value-type="float" office:value="0.521867">
            <text:p>0.521867</text:p>
          </table:table-cell>
          <table:table-cell table:number-columns-repeated="2"/>
        </table:table-row>
        <table:table-row table:style-name="ro1">
          <table:table-cell office:value-type="float" office:value="2.425">
            <text:p>2.425</text:p>
          </table:table-cell>
          <table:table-cell office:value-type="float" office:value="0.98233">
            <text:p>0.98233</text:p>
          </table:table-cell>
          <table:table-cell office:value-type="float" office:value="0.980103">
            <text:p>0.980103</text:p>
          </table:table-cell>
          <table:table-cell office:value-type="float" office:value="0.908384">
            <text:p>0.908384</text:p>
          </table:table-cell>
          <table:table-cell office:value-type="float" office:value="0.910552">
            <text:p>0.910552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734524">
            <text:p>0.734524</text:p>
          </table:table-cell>
          <table:table-cell office:value-type="float" office:value="0.65257">
            <text:p>0.65257</text:p>
          </table:table-cell>
          <table:table-cell office:value-type="float" office:value="0.586629">
            <text:p>0.586629</text:p>
          </table:table-cell>
          <table:table-cell office:value-type="float" office:value="0.545861">
            <text:p>0.545861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651475">
            <text:p>0.651475</text:p>
          </table:table-cell>
          <table:table-cell office:value-type="float" office:value="0.573493">
            <text:p>0.573493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589729">
            <text:p>0.589729</text:p>
          </table:table-cell>
          <table:table-cell office:value-type="float" office:value="0.522259">
            <text:p>0.522259</text:p>
          </table:table-cell>
          <table:table-cell table:number-columns-repeated="2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985172">
            <text:p>0.985172</text:p>
          </table:table-cell>
          <table:table-cell office:value-type="float" office:value="0.985131">
            <text:p>0.985131</text:p>
          </table:table-cell>
          <table:table-cell office:value-type="float" office:value="0.912399">
            <text:p>0.912399</text:p>
          </table:table-cell>
          <table:table-cell office:value-type="float" office:value="0.916562">
            <text:p>0.916562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736574">
            <text:p>0.736574</text:p>
          </table:table-cell>
          <table:table-cell office:value-type="float" office:value="0.652978">
            <text:p>0.652978</text:p>
          </table:table-cell>
          <table:table-cell office:value-type="float" office:value="0.58612">
            <text:p>0.58612</text:p>
          </table:table-cell>
          <table:table-cell office:value-type="float" office:value="0.546067">
            <text:p>0.546067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653259">
            <text:p>0.653259</text:p>
          </table:table-cell>
          <table:table-cell office:value-type="float" office:value="0.574142">
            <text:p>0.574142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591458">
            <text:p>0.591458</text:p>
          </table:table-cell>
          <table:table-cell office:value-type="float" office:value="0.522272">
            <text:p>0.522272</text:p>
          </table:table-cell>
          <table:table-cell table:number-columns-repeated="2"/>
        </table:table-row>
        <table:table-row table:style-name="ro1">
          <table:table-cell office:value-type="float" office:value="2.475">
            <text:p>2.475</text:p>
          </table:table-cell>
          <table:table-cell office:value-type="float" office:value="0.987083">
            <text:p>0.987083</text:p>
          </table:table-cell>
          <table:table-cell office:value-type="float" office:value="0.988732">
            <text:p>0.988732</text:p>
          </table:table-cell>
          <table:table-cell office:value-type="float" office:value="0.91498">
            <text:p>0.91498</text:p>
          </table:table-cell>
          <table:table-cell office:value-type="float" office:value="0.92123">
            <text:p>0.92123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738284">
            <text:p>0.738284</text:p>
          </table:table-cell>
          <table:table-cell office:value-type="float" office:value="0.653255">
            <text:p>0.653255</text:p>
          </table:table-cell>
          <table:table-cell office:value-type="float" office:value="0.585771">
            <text:p>0.585771</text:p>
          </table:table-cell>
          <table:table-cell office:value-type="float" office:value="0.546107">
            <text:p>0.546107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654644">
            <text:p>0.654644</text:p>
          </table:table-cell>
          <table:table-cell office:value-type="float" office:value="0.574408">
            <text:p>0.574408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592856">
            <text:p>0.592856</text:p>
          </table:table-cell>
          <table:table-cell office:value-type="float" office:value="0.52203">
            <text:p>0.52203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987937">
            <text:p>0.987937</text:p>
          </table:table-cell>
          <table:table-cell office:value-type="float" office:value="0.990602">
            <text:p>0.990602</text:p>
          </table:table-cell>
          <table:table-cell office:value-type="float" office:value="0.916157">
            <text:p>0.916157</text:p>
          </table:table-cell>
          <table:table-cell office:value-type="float" office:value="0.924171">
            <text:p>0.924171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739551">
            <text:p>0.739551</text:p>
          </table:table-cell>
          <table:table-cell office:value-type="float" office:value="0.653491">
            <text:p>0.653491</text:p>
          </table:table-cell>
          <table:table-cell office:value-type="float" office:value="0.585458">
            <text:p>0.585458</text:p>
          </table:table-cell>
          <table:table-cell office:value-type="float" office:value="0.546085">
            <text:p>0.54608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65574">
            <text:p>0.65574</text:p>
          </table:table-cell>
          <table:table-cell office:value-type="float" office:value="0.574401">
            <text:p>0.574401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593993">
            <text:p>0.593993</text:p>
          </table:table-cell>
          <table:table-cell office:value-type="float" office:value="0.521688">
            <text:p>0.52168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5/16/2013</text:date>, <text:time>22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09T23:50:28</meta:creation-date>
    <dc:date>2013-05-16T22:53:46</dc:date>
    <dc:creator>Yusuke Koda</dc:creator>
    <meta:editing-duration>PT146H48M02S</meta:editing-duration>
    <meta:editing-cycles>32</meta:editing-cycles>
    <meta:generator>OpenOffice.org/3.2$Unix OpenOffice.org_project/320m12$Build-9483</meta:generator>
    <meta:document-statistic meta:table-count="3" meta:cell-count="20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.385cm" svg:height="8.962cm" xlink:href=".." chart:class="chart:scatter" chart:column-mapping="1" chart:style-name="ch1">
        <chart:plot-area chart:style-name="ch2" table:cell-range-address="Sheet1.A4:Sheet1.B104 Sheet1.F4:Sheet1.F12 Sheet1.F17:Sheet1.F65" svg:x="0.013cm" svg:y="0.179cm" svg:width="5.265cm" svg:height="8.626cm">
          <chart:axis chart:dimension="x" chart:name="primary-x" chart:style-name="ch3">
            <chart:title svg:x="2.574cm" svg:y="8.174cm" chart:style-name="ch4">
              <text:p>v'/U</text:p>
            </chart:title>
          </chart:axis>
          <chart:axis chart:dimension="y" chart:name="primary-y" chart:style-name="ch5">
            <chart:title svg:x="0.108cm" svg:y="4.47cm" chart:style-name="ch6">
              <text:p>y/d</text:p>
            </chart:title>
            <chart:grid chart:style-name="ch7" chart:class="major"/>
          </chart:axis>
          <chart:series chart:style-name="ch8" chart:values-cell-range-address="Sheet1.A4:Sheet1.A104" chart:class="chart:scatter">
            <chart:domain table:cell-range-address="Sheet1.B4:Sheet1.B104"/>
            <chart:data-point chart:repeated="101"/>
          </chart:series>
          <chart:series chart:style-name="ch9" chart:values-cell-range-address="Sheet1.A4:Sheet1.A104" chart:class="chart:scatter">
            <chart:domain table:cell-range-address="Sheet1.C4:Sheet1.C104"/>
            <chart:data-point chart:repeated="101"/>
          </chart:series>
          <chart:series chart:style-name="ch10" chart:values-cell-range-address="Sheet1.F4:Sheet1.F12" chart:class="chart:scatter">
            <chart:domain table:cell-range-address="Sheet1.G4:Sheet1.G12"/>
            <chart:data-point chart:repeated="9"/>
          </chart:series>
          <chart:series chart:style-name="ch11" chart:values-cell-range-address="Sheet1.F17:Sheet1.F65" chart:class="chart:scatter">
            <chart:domain table:cell-range-address="Sheet1.G17:Sheet1.G65"/>
            <chart:data-point chart:repeated="49"/>
          </chart:series>
          <chart:series chart:style-name="ch12" chart:values-cell-range-address="Sheet1.A4:Sheet1.A104" chart:class="chart:scatter">
            <chart:domain table:cell-range-address="Sheet1.D4:Sheet1.D104"/>
            <chart:data-point chart:repeated="101"/>
          </chart:series>
          <chart:series chart:style-name="ch13" chart:values-cell-range-address="Sheet1.A4:Sheet1.A104" chart:class="chart:scatter">
            <chart:domain table:cell-range-address="Sheet1.E4:Sheet1.E104"/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4:Sheet1.B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">
                <text:p text:id="Sheet1.C4:Sheet1.C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.10544">
                <text:p text:id="Sheet1.G4:Sheet1.G12">0.10544</text:p>
              </table:table-cell>
              <table:table-cell office:value-type="float" office:value="0.706984">
                <text:p text:id="Sheet1.F4:Sheet1.F12">0.706984</text:p>
              </table:table-cell>
              <table:table-cell office:value-type="float" office:value="-0.0000472188">
                <text:p text:id="Sheet1.G17:Sheet1.G65">-0.0000472188</text:p>
              </table:table-cell>
              <table:table-cell office:value-type="float" office:value="0.0220748">
                <text:p text:id="Sheet1.F17:Sheet1.F65">0.0220748</text:p>
              </table:table-cell>
              <table:table-cell office:value-type="float" office:value="0">
                <text:p text:id="Sheet1.D4:Sheet1.D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">
                <text:p text:id="Sheet1.E4:Sheet1.E104">0</text:p>
              </table:table-cell>
              <table:table-cell office:value-type="float" office:value="0">
                <text:p text:id="Sheet1.A4:Sheet1.A10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1461">
                <text:p>0.00211461</text:p>
              </table:table-cell>
              <table:table-cell office:value-type="float" office:value="0.025">
                <text:p>0.025</text:p>
              </table:table-cell>
              <table:table-cell office:value-type="float" office:value="0.00177712">
                <text:p>0.00177712</text:p>
              </table:table-cell>
              <table:table-cell office:value-type="float" office:value="0.025">
                <text:p>0.025</text:p>
              </table:table-cell>
              <table:table-cell office:value-type="float" office:value="0.15293">
                <text:p>0.15293</text:p>
              </table:table-cell>
              <table:table-cell office:value-type="float" office:value="1.00526">
                <text:p>1.00526</text:p>
              </table:table-cell>
              <table:table-cell office:value-type="float" office:value="0.0212367">
                <text:p>0.0212367</text:p>
              </table:table-cell>
              <table:table-cell office:value-type="float" office:value="0.0718611">
                <text:p>0.0718611</text:p>
              </table:table-cell>
              <table:table-cell office:value-type="float" office:value="0.00100643">
                <text:p>0.00100643</text:p>
              </table:table-cell>
              <table:table-cell office:value-type="float" office:value="0.025">
                <text:p>0.025</text:p>
              </table:table-cell>
              <table:table-cell office:value-type="float" office:value="0.00103068">
                <text:p>0.0010306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1112">
                <text:p>0.0071112</text:p>
              </table:table-cell>
              <table:table-cell office:value-type="float" office:value="0.05">
                <text:p>0.05</text:p>
              </table:table-cell>
              <table:table-cell office:value-type="float" office:value="0.00782434">
                <text:p>0.00782434</text:p>
              </table:table-cell>
              <table:table-cell office:value-type="float" office:value="0.05">
                <text:p>0.05</text:p>
              </table:table-cell>
              <table:table-cell office:value-type="float" office:value="0.211104">
                <text:p>0.211104</text:p>
              </table:table-cell>
              <table:table-cell office:value-type="float" office:value="1.30911">
                <text:p>1.30911</text:p>
              </table:table-cell>
              <table:table-cell office:value-type="float" office:value="0.0318137">
                <text:p>0.0318137</text:p>
              </table:table-cell>
              <table:table-cell office:value-type="float" office:value="0.127107">
                <text:p>0.127107</text:p>
              </table:table-cell>
              <table:table-cell office:value-type="float" office:value="0.00371654">
                <text:p>0.00371654</text:p>
              </table:table-cell>
              <table:table-cell office:value-type="float" office:value="0.05">
                <text:p>0.05</text:p>
              </table:table-cell>
              <table:table-cell office:value-type="float" office:value="0.00358496">
                <text:p>0.003584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871">
                <text:p>0.0125871</text:p>
              </table:table-cell>
              <table:table-cell office:value-type="float" office:value="0.075">
                <text:p>0.075</text:p>
              </table:table-cell>
              <table:table-cell office:value-type="float" office:value="0.0141081">
                <text:p>0.0141081</text:p>
              </table:table-cell>
              <table:table-cell office:value-type="float" office:value="0.075">
                <text:p>0.075</text:p>
              </table:table-cell>
              <table:table-cell office:value-type="float" office:value="0.3281">
                <text:p>0.3281</text:p>
              </table:table-cell>
              <table:table-cell office:value-type="float" office:value="1.61329">
                <text:p>1.61329</text:p>
              </table:table-cell>
              <table:table-cell office:value-type="float" office:value="0.0423907">
                <text:p>0.0423907</text:p>
              </table:table-cell>
              <table:table-cell office:value-type="float" office:value="0.182353">
                <text:p>0.182353</text:p>
              </table:table-cell>
              <table:table-cell office:value-type="float" office:value="0.00867371">
                <text:p>0.00867371</text:p>
              </table:table-cell>
              <table:table-cell office:value-type="float" office:value="0.075">
                <text:p>0.075</text:p>
              </table:table-cell>
              <table:table-cell office:value-type="float" office:value="0.00827921">
                <text:p>0.0082792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9632">
                <text:p>0.0179632</text:p>
              </table:table-cell>
              <table:table-cell office:value-type="float" office:value="0.1">
                <text:p>0.1</text:p>
              </table:table-cell>
              <table:table-cell office:value-type="float" office:value="0.0199501">
                <text:p>0.0199501</text:p>
              </table:table-cell>
              <table:table-cell office:value-type="float" office:value="0.1">
                <text:p>0.1</text:p>
              </table:table-cell>
              <table:table-cell office:value-type="float" office:value="0.600198">
                <text:p>0.600198</text:p>
              </table:table-cell>
              <table:table-cell office:value-type="float" office:value="1.90729">
                <text:p>1.90729</text:p>
              </table:table-cell>
              <table:table-cell office:value-type="float" office:value="0.047632">
                <text:p>0.047632</text:p>
              </table:table-cell>
              <table:table-cell office:value-type="float" office:value="0.232051">
                <text:p>0.232051</text:p>
              </table:table-cell>
              <table:table-cell office:value-type="float" office:value="0.0150897">
                <text:p>0.0150897</text:p>
              </table:table-cell>
              <table:table-cell office:value-type="float" office:value="0.1">
                <text:p>0.1</text:p>
              </table:table-cell>
              <table:table-cell office:value-type="float" office:value="0.0145846">
                <text:p>0.01458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8209">
                <text:p>0.0248209</text:p>
              </table:table-cell>
              <table:table-cell office:value-type="float" office:value="0.125">
                <text:p>0.125</text:p>
              </table:table-cell>
              <table:table-cell office:value-type="float" office:value="0.0277968">
                <text:p>0.0277968</text:p>
              </table:table-cell>
              <table:table-cell office:value-type="float" office:value="0.125">
                <text:p>0.125</text:p>
              </table:table-cell>
              <table:table-cell office:value-type="float" office:value="0.856242">
                <text:p>0.856242</text:p>
              </table:table-cell>
              <table:table-cell office:value-type="float" office:value="2.20671">
                <text:p>2.20671</text:p>
              </table:table-cell>
              <table:table-cell office:value-type="float" office:value="0.0528615">
                <text:p>0.0528615</text:p>
              </table:table-cell>
              <table:table-cell office:value-type="float" office:value="0.287267">
                <text:p>0.287267</text:p>
              </table:table-cell>
              <table:table-cell office:value-type="float" office:value="0.0217191">
                <text:p>0.0217191</text:p>
              </table:table-cell>
              <table:table-cell office:value-type="float" office:value="0.125">
                <text:p>0.125</text:p>
              </table:table-cell>
              <table:table-cell office:value-type="float" office:value="0.0212363">
                <text:p>0.021236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8104">
                <text:p>0.0328104</text:p>
              </table:table-cell>
              <table:table-cell office:value-type="float" office:value="0.15">
                <text:p>0.15</text:p>
              </table:table-cell>
              <table:table-cell office:value-type="float" office:value="0.0367614">
                <text:p>0.0367614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0634385">
                <text:p>0.0634385</text:p>
              </table:table-cell>
              <table:table-cell office:value-type="float" office:value="0.342513">
                <text:p>0.342513</text:p>
              </table:table-cell>
              <table:table-cell office:value-type="float" office:value="0.0274601">
                <text:p>0.0274601</text:p>
              </table:table-cell>
              <table:table-cell office:value-type="float" office:value="0.15">
                <text:p>0.15</text:p>
              </table:table-cell>
              <table:table-cell office:value-type="float" office:value="0.0270944">
                <text:p>0.02709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5262">
                <text:p>0.0405262</text:p>
              </table:table-cell>
              <table:table-cell office:value-type="float" office:value="0.175">
                <text:p>0.175</text:p>
              </table:table-cell>
              <table:table-cell office:value-type="float" office:value="0.0451074">
                <text:p>0.0451074</text:p>
              </table:table-cell>
              <table:table-cell office:value-type="float" office:value="0.175">
                <text:p>0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68668">
                <text:p>0.068668</text:p>
              </table:table-cell>
              <table:table-cell office:value-type="float" office:value="0.39773">
                <text:p>0.39773</text:p>
              </table:table-cell>
              <table:table-cell office:value-type="float" office:value="0.0315969">
                <text:p>0.0315969</text:p>
              </table:table-cell>
              <table:table-cell office:value-type="float" office:value="0.175">
                <text:p>0.175</text:p>
              </table:table-cell>
              <table:table-cell office:value-type="float" office:value="0.0313606">
                <text:p>0.031360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0408">
                <text:p>0.0470408</text:p>
              </table:table-cell>
              <table:table-cell office:value-type="float" office:value="0.2">
                <text:p>0.2</text:p>
              </table:table-cell>
              <table:table-cell office:value-type="float" office:value="0.0519895">
                <text:p>0.0519895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791505">
                <text:p>0.0791505</text:p>
              </table:table-cell>
              <table:table-cell office:value-type="float" office:value="0.497126">
                <text:p>0.497126</text:p>
              </table:table-cell>
              <table:table-cell office:value-type="float" office:value="0.0341254">
                <text:p>0.0341254</text:p>
              </table:table-cell>
              <table:table-cell office:value-type="float" office:value="0.2">
                <text:p>0.2</text:p>
              </table:table-cell>
              <table:table-cell office:value-type="float" office:value="0.0340068">
                <text:p>0.03400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2016">
                <text:p>0.0522016</text:p>
              </table:table-cell>
              <table:table-cell office:value-type="float" office:value="0.225">
                <text:p>0.225</text:p>
              </table:table-cell>
              <table:table-cell office:value-type="float" office:value="0.0575369">
                <text:p>0.0575369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897275">
                <text:p>0.0897275</text:p>
              </table:table-cell>
              <table:table-cell office:value-type="float" office:value="0.552372">
                <text:p>0.552372</text:p>
              </table:table-cell>
              <table:table-cell office:value-type="float" office:value="0.0358014">
                <text:p>0.0358014</text:p>
              </table:table-cell>
              <table:table-cell office:value-type="float" office:value="0.225">
                <text:p>0.225</text:p>
              </table:table-cell>
              <table:table-cell office:value-type="float" office:value="0.035736">
                <text:p>0.035736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2433">
                <text:p>0.0562433</text:p>
              </table:table-cell>
              <table:table-cell office:value-type="float" office:value="0.25">
                <text:p>0.25</text:p>
              </table:table-cell>
              <table:table-cell office:value-type="float" office:value="0.0619677">
                <text:p>0.0619677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949688">
                <text:p>0.0949688</text:p>
              </table:table-cell>
              <table:table-cell office:value-type="float" office:value="0.602069">
                <text:p>0.602069</text:p>
              </table:table-cell>
              <table:table-cell office:value-type="float" office:value="0.0373033">
                <text:p>0.0373033</text:p>
              </table:table-cell>
              <table:table-cell office:value-type="float" office:value="0.25">
                <text:p>0.25</text:p>
              </table:table-cell>
              <table:table-cell office:value-type="float" office:value="0.0372387">
                <text:p>0.037238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4194">
                <text:p>0.0594194</text:p>
              </table:table-cell>
              <table:table-cell office:value-type="float" office:value="0.275">
                <text:p>0.275</text:p>
              </table:table-cell>
              <table:table-cell office:value-type="float" office:value="0.0654529">
                <text:p>0.0654529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5522">
                <text:p>0.105522</text:p>
              </table:table-cell>
              <table:table-cell office:value-type="float" office:value="0.668353">
                <text:p>0.668353</text:p>
              </table:table-cell>
              <table:table-cell office:value-type="float" office:value="0.0388658">
                <text:p>0.0388658</text:p>
              </table:table-cell>
              <table:table-cell office:value-type="float" office:value="0.275">
                <text:p>0.275</text:p>
              </table:table-cell>
              <table:table-cell office:value-type="float" office:value="0.0388814">
                <text:p>0.038881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0824">
                <text:p>0.0620824</text:p>
              </table:table-cell>
              <table:table-cell office:value-type="float" office:value="0.3">
                <text:p>0.3</text:p>
              </table:table-cell>
              <table:table-cell office:value-type="float" office:value="0.0681563">
                <text:p>0.0681563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26676">
                <text:p>0.126676</text:p>
              </table:table-cell>
              <table:table-cell office:value-type="float" office:value="0.778845">
                <text:p>0.778845</text:p>
              </table:table-cell>
              <table:table-cell office:value-type="float" office:value="0.0406167">
                <text:p>0.0406167</text:p>
              </table:table-cell>
              <table:table-cell office:value-type="float" office:value="0.3">
                <text:p>0.3</text:p>
              </table:table-cell>
              <table:table-cell office:value-type="float" office:value="0.0407112">
                <text:p>0.04071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44748">
                <text:p>0.0644748</text:p>
              </table:table-cell>
              <table:table-cell office:value-type="float" office:value="0.325">
                <text:p>0.325</text:p>
              </table:table-cell>
              <table:table-cell office:value-type="float" office:value="0.0703675">
                <text:p>0.0703675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37253">
                <text:p>0.137253</text:p>
              </table:table-cell>
              <table:table-cell office:value-type="float" office:value="0.834091">
                <text:p>0.834091</text:p>
              </table:table-cell>
              <table:table-cell office:value-type="float" office:value="0.042688">
                <text:p>0.042688</text:p>
              </table:table-cell>
              <table:table-cell office:value-type="float" office:value="0.325">
                <text:p>0.325</text:p>
              </table:table-cell>
              <table:table-cell office:value-type="float" office:value="0.0428095">
                <text:p>0.042809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873">
                <text:p>0.0666873</text:p>
              </table:table-cell>
              <table:table-cell office:value-type="float" office:value="0.35">
                <text:p>0.35</text:p>
              </table:table-cell>
              <table:table-cell office:value-type="float" office:value="0.072188">
                <text:p>0.072188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5319">
                <text:p>0.15319</text:p>
              </table:table-cell>
              <table:table-cell office:value-type="float" office:value="0.883848">
                <text:p>0.883848</text:p>
              </table:table-cell>
              <table:table-cell office:value-type="float" office:value="0.0449653">
                <text:p>0.0449653</text:p>
              </table:table-cell>
              <table:table-cell office:value-type="float" office:value="0.35">
                <text:p>0.35</text:p>
              </table:table-cell>
              <table:table-cell office:value-type="float" office:value="0.0451946">
                <text:p>0.045194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88313">
                <text:p>0.0688313</text:p>
              </table:table-cell>
              <table:table-cell office:value-type="float" office:value="0.375">
                <text:p>0.375</text:p>
              </table:table-cell>
              <table:table-cell office:value-type="float" office:value="0.073697">
                <text:p>0.073697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4355">
                <text:p>0.174355</text:p>
              </table:table-cell>
              <table:table-cell office:value-type="float" office:value="0.988821">
                <text:p>0.988821</text:p>
              </table:table-cell>
              <table:table-cell office:value-type="float" office:value="0.0473483">
                <text:p>0.0473483</text:p>
              </table:table-cell>
              <table:table-cell office:value-type="float" office:value="0.375">
                <text:p>0.375</text:p>
              </table:table-cell>
              <table:table-cell office:value-type="float" office:value="0.0477521">
                <text:p>0.047752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0813">
                <text:p>0.0710813</text:p>
              </table:table-cell>
              <table:table-cell office:value-type="float" office:value="0.4">
                <text:p>0.4</text:p>
              </table:table-cell>
              <table:table-cell office:value-type="float" office:value="0.0751284">
                <text:p>0.075128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5651">
                <text:p>0.195651</text:p>
              </table:table-cell>
              <table:table-cell office:value-type="float" office:value="1.03309">
                <text:p>1.03309</text:p>
              </table:table-cell>
              <table:table-cell office:value-type="float" office:value="0.0499806">
                <text:p>0.0499806</text:p>
              </table:table-cell>
              <table:table-cell office:value-type="float" office:value="0.4">
                <text:p>0.4</text:p>
              </table:table-cell>
              <table:table-cell office:value-type="float" office:value="0.0504711">
                <text:p>0.05047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4126">
                <text:p>0.0734126</text:p>
              </table:table-cell>
              <table:table-cell office:value-type="float" office:value="0.425">
                <text:p>0.425</text:p>
              </table:table-cell>
              <table:table-cell office:value-type="float" office:value="0.0766556">
                <text:p>0.0766556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1576">
                <text:p>0.211576</text:p>
              </table:table-cell>
              <table:table-cell office:value-type="float" office:value="1.08836">
                <text:p>1.08836</text:p>
              </table:table-cell>
              <table:table-cell office:value-type="float" office:value="0.0528049">
                <text:p>0.0528049</text:p>
              </table:table-cell>
              <table:table-cell office:value-type="float" office:value="0.425">
                <text:p>0.425</text:p>
              </table:table-cell>
              <table:table-cell office:value-type="float" office:value="0.0534041">
                <text:p>0.0534041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7188">
                <text:p>0.0757188</text:p>
              </table:table-cell>
              <table:table-cell office:value-type="float" office:value="0.45">
                <text:p>0.45</text:p>
              </table:table-cell>
              <table:table-cell office:value-type="float" office:value="0.0781635">
                <text:p>0.0781635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7512">
                <text:p>0.227512</text:p>
              </table:table-cell>
              <table:table-cell office:value-type="float" office:value="1.13812">
                <text:p>1.13812</text:p>
              </table:table-cell>
              <table:table-cell office:value-type="float" office:value="0.0556876">
                <text:p>0.0556876</text:p>
              </table:table-cell>
              <table:table-cell office:value-type="float" office:value="0.45">
                <text:p>0.45</text:p>
              </table:table-cell>
              <table:table-cell office:value-type="float" office:value="0.0564985">
                <text:p>0.056498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1434">
                <text:p>0.0781434</text:p>
              </table:table-cell>
              <table:table-cell office:value-type="float" office:value="0.475">
                <text:p>0.475</text:p>
              </table:table-cell>
              <table:table-cell office:value-type="float" office:value="0.0797522">
                <text:p>0.0797522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8784">
                <text:p>0.248784</text:p>
              </table:table-cell>
              <table:table-cell office:value-type="float" office:value="1.19343">
                <text:p>1.19343</text:p>
              </table:table-cell>
              <table:table-cell office:value-type="float" office:value="0.058775">
                <text:p>0.058775</text:p>
              </table:table-cell>
              <table:table-cell office:value-type="float" office:value="0.475">
                <text:p>0.475</text:p>
              </table:table-cell>
              <table:table-cell office:value-type="float" office:value="0.0597081">
                <text:p>0.059708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07997">
                <text:p>0.0807997</text:p>
              </table:table-cell>
              <table:table-cell office:value-type="float" office:value="0.5">
                <text:p>0.5</text:p>
              </table:table-cell>
              <table:table-cell office:value-type="float" office:value="0.0816514">
                <text:p>0.0816514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0068">
                <text:p>0.270068</text:p>
              </table:table-cell>
              <table:table-cell office:value-type="float" office:value="1.24321">
                <text:p>1.24321</text:p>
              </table:table-cell>
              <table:table-cell office:value-type="float" office:value="0.0620293">
                <text:p>0.0620293</text:p>
              </table:table-cell>
              <table:table-cell office:value-type="float" office:value="0.5">
                <text:p>0.5</text:p>
              </table:table-cell>
              <table:table-cell office:value-type="float" office:value="0.0630597">
                <text:p>0.06305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36927">
                <text:p>0.0836927</text:p>
              </table:table-cell>
              <table:table-cell office:value-type="float" office:value="0.525">
                <text:p>0.525</text:p>
              </table:table-cell>
              <table:table-cell office:value-type="float" office:value="0.0838323">
                <text:p>0.0838323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1352">
                <text:p>0.291352</text:p>
              </table:table-cell>
              <table:table-cell office:value-type="float" office:value="1.293">
                <text:p>1.293</text:p>
              </table:table-cell>
              <table:table-cell office:value-type="float" office:value="0.0653153">
                <text:p>0.0653153</text:p>
              </table:table-cell>
              <table:table-cell office:value-type="float" office:value="0.525">
                <text:p>0.525</text:p>
              </table:table-cell>
              <table:table-cell office:value-type="float" office:value="0.0665854">
                <text:p>0.066585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8209">
                <text:p>0.0868209</text:p>
              </table:table-cell>
              <table:table-cell office:value-type="float" office:value="0.55">
                <text:p>0.55</text:p>
              </table:table-cell>
              <table:table-cell office:value-type="float" office:value="0.0861788">
                <text:p>0.0861788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983">
                <text:p>0.317983</text:p>
              </table:table-cell>
              <table:table-cell office:value-type="float" office:value="1.34281">
                <text:p>1.34281</text:p>
              </table:table-cell>
              <table:table-cell office:value-type="float" office:value="0.0687804">
                <text:p>0.0687804</text:p>
              </table:table-cell>
              <table:table-cell office:value-type="float" office:value="0.55">
                <text:p>0.55</text:p>
              </table:table-cell>
              <table:table-cell office:value-type="float" office:value="0.0702177">
                <text:p>0.07021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01839">
                <text:p>0.0901839</text:p>
              </table:table-cell>
              <table:table-cell office:value-type="float" office:value="0.575">
                <text:p>0.575</text:p>
              </table:table-cell>
              <table:table-cell office:value-type="float" office:value="0.0888815">
                <text:p>0.0888815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9267">
                <text:p>0.339267</text:p>
              </table:table-cell>
              <table:table-cell office:value-type="float" office:value="1.3926">
                <text:p>1.3926</text:p>
              </table:table-cell>
              <table:table-cell office:value-type="float" office:value="0.072469">
                <text:p>0.072469</text:p>
              </table:table-cell>
              <table:table-cell office:value-type="float" office:value="0.575">
                <text:p>0.575</text:p>
              </table:table-cell>
              <table:table-cell office:value-type="float" office:value="0.074039">
                <text:p>0.074039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6287">
                <text:p>0.0936287</text:p>
              </table:table-cell>
              <table:table-cell office:value-type="float" office:value="0.6">
                <text:p>0.6</text:p>
              </table:table-cell>
              <table:table-cell office:value-type="float" office:value="0.0918433">
                <text:p>0.0918433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5899">
                <text:p>0.365899</text:p>
              </table:table-cell>
              <table:table-cell office:value-type="float" office:value="1.44242">
                <text:p>1.44242</text:p>
              </table:table-cell>
              <table:table-cell office:value-type="float" office:value="0.0761942">
                <text:p>0.0761942</text:p>
              </table:table-cell>
              <table:table-cell office:value-type="float" office:value="0.6">
                <text:p>0.6</text:p>
              </table:table-cell>
              <table:table-cell office:value-type="float" office:value="0.0779578">
                <text:p>0.07795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171">
                <text:p>0.097171</text:p>
              </table:table-cell>
              <table:table-cell office:value-type="float" office:value="0.625">
                <text:p>0.625</text:p>
              </table:table-cell>
              <table:table-cell office:value-type="float" office:value="0.094855">
                <text:p>0.094855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2542">
                <text:p>0.392542</text:p>
              </table:table-cell>
              <table:table-cell office:value-type="float" office:value="1.48671">
                <text:p>1.48671</text:p>
              </table:table-cell>
              <table:table-cell office:value-type="float" office:value="0.0799616">
                <text:p>0.0799616</text:p>
              </table:table-cell>
              <table:table-cell office:value-type="float" office:value="0.625">
                <text:p>0.625</text:p>
              </table:table-cell>
              <table:table-cell office:value-type="float" office:value="0.08188">
                <text:p>0.0818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0938">
                <text:p>0.100938</text:p>
              </table:table-cell>
              <table:table-cell office:value-type="float" office:value="0.65">
                <text:p>0.65</text:p>
              </table:table-cell>
              <table:table-cell office:value-type="float" office:value="0.0981882">
                <text:p>0.0981882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9173">
                <text:p>0.419173</text:p>
              </table:table-cell>
              <table:table-cell office:value-type="float" office:value="1.53653">
                <text:p>1.53653</text:p>
              </table:table-cell>
              <table:table-cell office:value-type="float" office:value="0.083985">
                <text:p>0.083985</text:p>
              </table:table-cell>
              <table:table-cell office:value-type="float" office:value="0.65">
                <text:p>0.65</text:p>
              </table:table-cell>
              <table:table-cell office:value-type="float" office:value="0.0860875">
                <text:p>0.08608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4834">
                <text:p>0.104834</text:p>
              </table:table-cell>
              <table:table-cell office:value-type="float" office:value="0.675">
                <text:p>0.675</text:p>
              </table:table-cell>
              <table:table-cell office:value-type="float" office:value="0.101878">
                <text:p>0.101878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1164">
                <text:p>0.451164</text:p>
              </table:table-cell>
              <table:table-cell office:value-type="float" office:value="1.58086">
                <text:p>1.58086</text:p>
              </table:table-cell>
              <table:table-cell office:value-type="float" office:value="0.0882297">
                <text:p>0.0882297</text:p>
              </table:table-cell>
              <table:table-cell office:value-type="float" office:value="0.675">
                <text:p>0.675</text:p>
              </table:table-cell>
              <table:table-cell office:value-type="float" office:value="0.0905258">
                <text:p>0.090525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8717">
                <text:p>0.108717</text:p>
              </table:table-cell>
              <table:table-cell office:value-type="float" office:value="0.7">
                <text:p>0.7</text:p>
              </table:table-cell>
              <table:table-cell office:value-type="float" office:value="0.105492">
                <text:p>0.105492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7795">
                <text:p>0.477795</text:p>
              </table:table-cell>
              <table:table-cell office:value-type="float" office:value="1.63067">
                <text:p>1.63067</text:p>
              </table:table-cell>
              <table:table-cell office:value-type="float" office:value="0.0924566">
                <text:p>0.0924566</text:p>
              </table:table-cell>
              <table:table-cell office:value-type="float" office:value="0.7">
                <text:p>0.7</text:p>
              </table:table-cell>
              <table:table-cell office:value-type="float" office:value="0.0949062">
                <text:p>0.09490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2853">
                <text:p>0.112853</text:p>
              </table:table-cell>
              <table:table-cell office:value-type="float" office:value="0.725">
                <text:p>0.725</text:p>
              </table:table-cell>
              <table:table-cell office:value-type="float" office:value="0.109133">
                <text:p>0.109133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9786">
                <text:p>0.509786</text:p>
              </table:table-cell>
              <table:table-cell office:value-type="float" office:value="1.675">
                <text:p>1.675</text:p>
              </table:table-cell>
              <table:table-cell office:value-type="float" office:value="0.0967778">
                <text:p>0.0967778</text:p>
              </table:table-cell>
              <table:table-cell office:value-type="float" office:value="0.725">
                <text:p>0.725</text:p>
              </table:table-cell>
              <table:table-cell office:value-type="float" office:value="0.0994287">
                <text:p>0.099428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711">
                <text:p>0.11711</text:p>
              </table:table-cell>
              <table:table-cell office:value-type="float" office:value="0.75">
                <text:p>0.75</text:p>
              </table:table-cell>
              <table:table-cell office:value-type="float" office:value="0.11308">
                <text:p>0.1130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6429">
                <text:p>0.536429</text:p>
              </table:table-cell>
              <table:table-cell office:value-type="float" office:value="1.7193">
                <text:p>1.7193</text:p>
              </table:table-cell>
              <table:table-cell office:value-type="float" office:value="0.101385">
                <text:p>0.101385</text:p>
              </table:table-cell>
              <table:table-cell office:value-type="float" office:value="0.75">
                <text:p>0.75</text:p>
              </table:table-cell>
              <table:table-cell office:value-type="float" office:value="0.104202">
                <text:p>0.1042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1492">
                <text:p>0.121492</text:p>
              </table:table-cell>
              <table:table-cell office:value-type="float" office:value="0.775">
                <text:p>0.775</text:p>
              </table:table-cell>
              <table:table-cell office:value-type="float" office:value="0.117307">
                <text:p>0.117307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3061">
                <text:p>0.563061</text:p>
              </table:table-cell>
              <table:table-cell office:value-type="float" office:value="1.76911">
                <text:p>1.76911</text:p>
              </table:table-cell>
              <table:table-cell office:value-type="float" office:value="0.10617">
                <text:p>0.10617</text:p>
              </table:table-cell>
              <table:table-cell office:value-type="float" office:value="0.775">
                <text:p>0.775</text:p>
              </table:table-cell>
              <table:table-cell office:value-type="float" office:value="0.109091">
                <text:p>0.10909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6221">
                <text:p>0.126221</text:p>
              </table:table-cell>
              <table:table-cell office:value-type="float" office:value="0.8">
                <text:p>0.8</text:p>
              </table:table-cell>
              <table:table-cell office:value-type="float" office:value="0.121693">
                <text:p>0.121693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5051">
                <text:p>0.595051</text:p>
              </table:table-cell>
              <table:table-cell office:value-type="float" office:value="1.81344">
                <text:p>1.81344</text:p>
              </table:table-cell>
              <table:table-cell office:value-type="float" office:value="0.111071">
                <text:p>0.111071</text:p>
              </table:table-cell>
              <table:table-cell office:value-type="float" office:value="0.8">
                <text:p>0.8</text:p>
              </table:table-cell>
              <table:table-cell office:value-type="float" office:value="0.114127">
                <text:p>0.11412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0992">
                <text:p>0.130992</text:p>
              </table:table-cell>
              <table:table-cell office:value-type="float" office:value="0.825">
                <text:p>0.825</text:p>
              </table:table-cell>
              <table:table-cell office:value-type="float" office:value="0.126146">
                <text:p>0.126146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1612">
                <text:p>0.621612</text:p>
              </table:table-cell>
              <table:table-cell office:value-type="float" office:value="1.89637">
                <text:p>1.89637</text:p>
              </table:table-cell>
              <table:table-cell office:value-type="float" office:value="0.116198">
                <text:p>0.116198</text:p>
              </table:table-cell>
              <table:table-cell office:value-type="float" office:value="0.825">
                <text:p>0.825</text:p>
              </table:table-cell>
              <table:table-cell office:value-type="float" office:value="0.119334">
                <text:p>0.11933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5807">
                <text:p>0.135807</text:p>
              </table:table-cell>
              <table:table-cell office:value-type="float" office:value="0.85">
                <text:p>0.85</text:p>
              </table:table-cell>
              <table:table-cell office:value-type="float" office:value="0.130728">
                <text:p>0.130728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3674">
                <text:p>0.653674</text:p>
              </table:table-cell>
              <table:table-cell office:value-type="float" office:value="1.90758">
                <text:p>1.90758</text:p>
              </table:table-cell>
              <table:table-cell office:value-type="float" office:value="0.121492">
                <text:p>0.121492</text:p>
              </table:table-cell>
              <table:table-cell office:value-type="float" office:value="0.85">
                <text:p>0.85</text:p>
              </table:table-cell>
              <table:table-cell office:value-type="float" office:value="0.124544">
                <text:p>0.12454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048">
                <text:p>0.141048</text:p>
              </table:table-cell>
              <table:table-cell office:value-type="float" office:value="0.875">
                <text:p>0.875</text:p>
              </table:table-cell>
              <table:table-cell office:value-type="float" office:value="0.135699">
                <text:p>0.135699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0317">
                <text:p>0.680317</text:p>
              </table:table-cell>
              <table:table-cell office:value-type="float" office:value="1.95188">
                <text:p>1.95188</text:p>
              </table:table-cell>
              <table:table-cell office:value-type="float" office:value="0.127017">
                <text:p>0.127017</text:p>
              </table:table-cell>
              <table:table-cell office:value-type="float" office:value="0.875">
                <text:p>0.875</text:p>
              </table:table-cell>
              <table:table-cell office:value-type="float" office:value="0.129987">
                <text:p>0.12998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63">
                <text:p>0.14663</text:p>
              </table:table-cell>
              <table:table-cell office:value-type="float" office:value="0.9">
                <text:p>0.9</text:p>
              </table:table-cell>
              <table:table-cell office:value-type="float" office:value="0.140973">
                <text:p>0.140973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2308">
                <text:p>0.712308</text:p>
              </table:table-cell>
              <table:table-cell office:value-type="float" office:value="1.9962">
                <text:p>1.9962</text:p>
              </table:table-cell>
              <table:table-cell office:value-type="float" office:value="0.133005">
                <text:p>0.133005</text:p>
              </table:table-cell>
              <table:table-cell office:value-type="float" office:value="0.9">
                <text:p>0.9</text:p>
              </table:table-cell>
              <table:table-cell office:value-type="float" office:value="0.136231">
                <text:p>0.1362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2373">
                <text:p>0.152373</text:p>
              </table:table-cell>
              <table:table-cell office:value-type="float" office:value="0.925">
                <text:p>0.925</text:p>
              </table:table-cell>
              <table:table-cell office:value-type="float" office:value="0.146523">
                <text:p>0.146523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8939">
                <text:p>0.738939</text:p>
              </table:table-cell>
              <table:table-cell office:value-type="float" office:value="2.04602">
                <text:p>2.04602</text:p>
              </table:table-cell>
              <table:table-cell office:value-type="float" office:value="0.139202">
                <text:p>0.139202</text:p>
              </table:table-cell>
              <table:table-cell office:value-type="float" office:value="0.925">
                <text:p>0.925</text:p>
              </table:table-cell>
              <table:table-cell office:value-type="float" office:value="0.14303">
                <text:p>0.14303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99">
                <text:p>0.158399</text:p>
              </table:table-cell>
              <table:table-cell office:value-type="float" office:value="0.95">
                <text:p>0.95</text:p>
              </table:table-cell>
              <table:table-cell office:value-type="float" office:value="0.152217">
                <text:p>0.152217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093">
                <text:p>0.77093</text:p>
              </table:table-cell>
              <table:table-cell office:value-type="float" office:value="2.09035">
                <text:p>2.09035</text:p>
              </table:table-cell>
              <table:table-cell office:value-type="float" office:value="0.144935">
                <text:p>0.144935</text:p>
              </table:table-cell>
              <table:table-cell office:value-type="float" office:value="0.95">
                <text:p>0.95</text:p>
              </table:table-cell>
              <table:table-cell office:value-type="float" office:value="0.149586">
                <text:p>0.14958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921">
                <text:p>0.164921</text:p>
              </table:table-cell>
              <table:table-cell office:value-type="float" office:value="0.975">
                <text:p>0.975</text:p>
              </table:table-cell>
              <table:table-cell office:value-type="float" office:value="0.15801">
                <text:p>0.15801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292">
                <text:p>0.80292</text:p>
              </table:table-cell>
              <table:table-cell office:value-type="float" office:value="2.13467">
                <text:p>2.13467</text:p>
              </table:table-cell>
              <table:table-cell office:value-type="float" office:value="0.150371">
                <text:p>0.150371</text:p>
              </table:table-cell>
              <table:table-cell office:value-type="float" office:value="0.975">
                <text:p>0.975</text:p>
              </table:table-cell>
              <table:table-cell office:value-type="float" office:value="0.156202">
                <text:p>0.15620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2066">
                <text:p>0.172066</text:p>
              </table:table-cell>
              <table:table-cell office:value-type="float" office:value="1">
                <text:p>1</text:p>
              </table:table-cell>
              <table:table-cell office:value-type="float" office:value="0.164324">
                <text:p>0.164324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4204">
                <text:p>0.824204</text:p>
              </table:table-cell>
              <table:table-cell office:value-type="float" office:value="2.18446">
                <text:p>2.18446</text:p>
              </table:table-cell>
              <table:table-cell office:value-type="float" office:value="0.15644">
                <text:p>0.15644</text:p>
              </table:table-cell>
              <table:table-cell office:value-type="float" office:value="1">
                <text:p>1</text:p>
              </table:table-cell>
              <table:table-cell office:value-type="float" office:value="0.163725">
                <text:p>0.163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363">
                <text:p>0.179363</text:p>
              </table:table-cell>
              <table:table-cell office:value-type="float" office:value="1.025">
                <text:p>1.025</text:p>
              </table:table-cell>
              <table:table-cell office:value-type="float" office:value="0.171387">
                <text:p>0.171387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1578">
                <text:p>0.861578</text:p>
              </table:table-cell>
              <table:table-cell office:value-type="float" office:value="2.21226">
                <text:p>2.21226</text:p>
              </table:table-cell>
              <table:table-cell office:value-type="float" office:value="0.163295">
                <text:p>0.163295</text:p>
              </table:table-cell>
              <table:table-cell office:value-type="float" office:value="1.025">
                <text:p>1.025</text:p>
              </table:table-cell>
              <table:table-cell office:value-type="float" office:value="0.172153">
                <text:p>0.17215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6982">
                <text:p>0.186982</text:p>
              </table:table-cell>
              <table:table-cell office:value-type="float" office:value="1.05">
                <text:p>1.05</text:p>
              </table:table-cell>
              <table:table-cell office:value-type="float" office:value="0.179047">
                <text:p>0.179047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7503">
                <text:p>0.877503</text:p>
              </table:table-cell>
              <table:table-cell office:value-type="float" office:value="2.26754">
                <text:p>2.26754</text:p>
              </table:table-cell>
              <table:table-cell office:value-type="float" office:value="0.170549">
                <text:p>0.170549</text:p>
              </table:table-cell>
              <table:table-cell office:value-type="float" office:value="1.05">
                <text:p>1.05</text:p>
              </table:table-cell>
              <table:table-cell office:value-type="float" office:value="0.181409">
                <text:p>0.18140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5715">
                <text:p>0.195715</text:p>
              </table:table-cell>
              <table:table-cell office:value-type="float" office:value="1.075">
                <text:p>1.075</text:p>
              </table:table-cell>
              <table:table-cell office:value-type="float" office:value="0.187449">
                <text:p>0.187449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3439">
                <text:p>0.893439</text:p>
              </table:table-cell>
              <table:table-cell office:value-type="float" office:value="2.31729">
                <text:p>2.31729</text:p>
              </table:table-cell>
              <table:table-cell office:value-type="float" office:value="0.178026">
                <text:p>0.178026</text:p>
              </table:table-cell>
              <table:table-cell office:value-type="float" office:value="1.075">
                <text:p>1.075</text:p>
              </table:table-cell>
              <table:table-cell office:value-type="float" office:value="0.191721">
                <text:p>0.191721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4959">
                <text:p>0.204959</text:p>
              </table:table-cell>
              <table:table-cell office:value-type="float" office:value="1.1">
                <text:p>1.1</text:p>
              </table:table-cell>
              <table:table-cell office:value-type="float" office:value="0.196367">
                <text:p>0.196367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9363">
                <text:p>0.909363</text:p>
              </table:table-cell>
              <table:table-cell office:value-type="float" office:value="2.37257">
                <text:p>2.37257</text:p>
              </table:table-cell>
              <table:table-cell office:value-type="float" office:value="0.185697">
                <text:p>0.185697</text:p>
              </table:table-cell>
              <table:table-cell office:value-type="float" office:value="1.1">
                <text:p>1.1</text:p>
              </table:table-cell>
              <table:table-cell office:value-type="float" office:value="0.202517">
                <text:p>0.20251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3707">
                <text:p>0.213707</text:p>
              </table:table-cell>
              <table:table-cell office:value-type="float" office:value="1.125">
                <text:p>1.125</text:p>
              </table:table-cell>
              <table:table-cell office:value-type="float" office:value="0.205434">
                <text:p>0.205434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288">
                <text:p>0.925288</text:p>
              </table:table-cell>
              <table:table-cell office:value-type="float" office:value="2.42784">
                <text:p>2.42784</text:p>
              </table:table-cell>
              <table:table-cell office:value-type="float" office:value="0.194199">
                <text:p>0.194199</text:p>
              </table:table-cell>
              <table:table-cell office:value-type="float" office:value="1.125">
                <text:p>1.125</text:p>
              </table:table-cell>
              <table:table-cell office:value-type="float" office:value="0.212676">
                <text:p>0.21267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2252">
                <text:p>0.222252</text:p>
              </table:table-cell>
              <table:table-cell office:value-type="float" office:value="1.15">
                <text:p>1.15</text:p>
              </table:table-cell>
              <table:table-cell office:value-type="float" office:value="0.214613">
                <text:p>0.214613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123">
                <text:p>0.925123</text:p>
              </table:table-cell>
              <table:table-cell office:value-type="float" office:value="2.5">
                <text:p>2.5</text:p>
              </table:table-cell>
              <table:table-cell office:value-type="float" office:value="0.205193">
                <text:p>0.205193</text:p>
              </table:table-cell>
              <table:table-cell office:value-type="float" office:value="1.15">
                <text:p>1.15</text:p>
              </table:table-cell>
              <table:table-cell office:value-type="float" office:value="0.221833">
                <text:p>0.2218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1358">
                <text:p>0.231358</text:p>
              </table:table-cell>
              <table:table-cell office:value-type="float" office:value="1.175">
                <text:p>1.175</text:p>
              </table:table-cell>
              <table:table-cell office:value-type="float" office:value="0.223754">
                <text:p>0.223754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7856">
                <text:p>0.217856</text:p>
              </table:table-cell>
              <table:table-cell office:value-type="float" office:value="1.175">
                <text:p>1.175</text:p>
              </table:table-cell>
              <table:table-cell office:value-type="float" office:value="0.230732">
                <text:p>0.230732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173">
                <text:p>0.24173</text:p>
              </table:table-cell>
              <table:table-cell office:value-type="float" office:value="1.2">
                <text:p>1.2</text:p>
              </table:table-cell>
              <table:table-cell office:value-type="float" office:value="0.23259">
                <text:p>0.23259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30054">
                <text:p>0.230054</text:p>
              </table:table-cell>
              <table:table-cell office:value-type="float" office:value="1.2">
                <text:p>1.2</text:p>
              </table:table-cell>
              <table:table-cell office:value-type="float" office:value="0.239921">
                <text:p>0.2399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939">
                <text:p>0.252939</text:p>
              </table:table-cell>
              <table:table-cell office:value-type="float" office:value="1.225">
                <text:p>1.225</text:p>
              </table:table-cell>
              <table:table-cell office:value-type="float" office:value="0.242411">
                <text:p>0.242411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039">
                <text:p>0.24039</text:p>
              </table:table-cell>
              <table:table-cell office:value-type="float" office:value="1.225">
                <text:p>1.225</text:p>
              </table:table-cell>
              <table:table-cell office:value-type="float" office:value="0.249734">
                <text:p>0.24973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5013">
                <text:p>0.265013</text:p>
              </table:table-cell>
              <table:table-cell office:value-type="float" office:value="1.25">
                <text:p>1.25</text:p>
              </table:table-cell>
              <table:table-cell office:value-type="float" office:value="0.252578">
                <text:p>0.252578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9347">
                <text:p>0.249347</text:p>
              </table:table-cell>
              <table:table-cell office:value-type="float" office:value="1.25">
                <text:p>1.25</text:p>
              </table:table-cell>
              <table:table-cell office:value-type="float" office:value="0.261341">
                <text:p>0.2613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8038">
                <text:p>0.278038</text:p>
              </table:table-cell>
              <table:table-cell office:value-type="float" office:value="1.275">
                <text:p>1.275</text:p>
              </table:table-cell>
              <table:table-cell office:value-type="float" office:value="0.261551">
                <text:p>0.261551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8883">
                <text:p>0.258883</text:p>
              </table:table-cell>
              <table:table-cell office:value-type="float" office:value="1.275">
                <text:p>1.275</text:p>
              </table:table-cell>
              <table:table-cell office:value-type="float" office:value="0.274049">
                <text:p>0.274049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1684">
                <text:p>0.291684</text:p>
              </table:table-cell>
              <table:table-cell office:value-type="float" office:value="1.3">
                <text:p>1.3</text:p>
              </table:table-cell>
              <table:table-cell office:value-type="float" office:value="0.27078">
                <text:p>0.27078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0076">
                <text:p>0.270076</text:p>
              </table:table-cell>
              <table:table-cell office:value-type="float" office:value="1.3">
                <text:p>1.3</text:p>
              </table:table-cell>
              <table:table-cell office:value-type="float" office:value="0.286418">
                <text:p>0.2864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6365">
                <text:p>0.306365</text:p>
              </table:table-cell>
              <table:table-cell office:value-type="float" office:value="1.325">
                <text:p>1.325</text:p>
              </table:table-cell>
              <table:table-cell office:value-type="float" office:value="0.28152">
                <text:p>0.28152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2212">
                <text:p>0.282212</text:p>
              </table:table-cell>
              <table:table-cell office:value-type="float" office:value="1.325">
                <text:p>1.325</text:p>
              </table:table-cell>
              <table:table-cell office:value-type="float" office:value="0.299387">
                <text:p>0.299387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105">
                <text:p>0.32105</text:p>
              </table:table-cell>
              <table:table-cell office:value-type="float" office:value="1.35">
                <text:p>1.35</text:p>
              </table:table-cell>
              <table:table-cell office:value-type="float" office:value="0.291811">
                <text:p>0.291811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995">
                <text:p>0.293995</text:p>
              </table:table-cell>
              <table:table-cell office:value-type="float" office:value="1.35">
                <text:p>1.35</text:p>
              </table:table-cell>
              <table:table-cell office:value-type="float" office:value="0.31317">
                <text:p>0.3131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6338">
                <text:p>0.336338</text:p>
              </table:table-cell>
              <table:table-cell office:value-type="float" office:value="1.375">
                <text:p>1.375</text:p>
              </table:table-cell>
              <table:table-cell office:value-type="float" office:value="0.302465">
                <text:p>0.302465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5712">
                <text:p>0.305712</text:p>
              </table:table-cell>
              <table:table-cell office:value-type="float" office:value="1.375">
                <text:p>1.375</text:p>
              </table:table-cell>
              <table:table-cell office:value-type="float" office:value="0.326532">
                <text:p>0.326532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3058">
                <text:p>0.353058</text:p>
              </table:table-cell>
              <table:table-cell office:value-type="float" office:value="1.4">
                <text:p>1.4</text:p>
              </table:table-cell>
              <table:table-cell office:value-type="float" office:value="0.315058">
                <text:p>0.315058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8301">
                <text:p>0.318301</text:p>
              </table:table-cell>
              <table:table-cell office:value-type="float" office:value="1.4">
                <text:p>1.4</text:p>
              </table:table-cell>
              <table:table-cell office:value-type="float" office:value="0.338988">
                <text:p>0.33898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8957">
                <text:p>0.368957</text:p>
              </table:table-cell>
              <table:table-cell office:value-type="float" office:value="1.425">
                <text:p>1.425</text:p>
              </table:table-cell>
              <table:table-cell office:value-type="float" office:value="0.32848">
                <text:p>0.32848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1458">
                <text:p>0.331458</text:p>
              </table:table-cell>
              <table:table-cell office:value-type="float" office:value="1.425">
                <text:p>1.425</text:p>
              </table:table-cell>
              <table:table-cell office:value-type="float" office:value="0.351653">
                <text:p>0.351653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3639">
                <text:p>0.383639</text:p>
              </table:table-cell>
              <table:table-cell office:value-type="float" office:value="1.45">
                <text:p>1.45</text:p>
              </table:table-cell>
              <table:table-cell office:value-type="float" office:value="0.342467">
                <text:p>0.342467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5103">
                <text:p>0.345103</text:p>
              </table:table-cell>
              <table:table-cell office:value-type="float" office:value="1.45">
                <text:p>1.45</text:p>
              </table:table-cell>
              <table:table-cell office:value-type="float" office:value="0.365242">
                <text:p>0.36524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8656">
                <text:p>0.398656</text:p>
              </table:table-cell>
              <table:table-cell office:value-type="float" office:value="1.475">
                <text:p>1.475</text:p>
              </table:table-cell>
              <table:table-cell office:value-type="float" office:value="0.35687">
                <text:p>0.35687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0631">
                <text:p>0.360631</text:p>
              </table:table-cell>
              <table:table-cell office:value-type="float" office:value="1.475">
                <text:p>1.475</text:p>
              </table:table-cell>
              <table:table-cell office:value-type="float" office:value="0.379721">
                <text:p>0.379721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3917">
                <text:p>0.413917</text:p>
              </table:table-cell>
              <table:table-cell office:value-type="float" office:value="1.5">
                <text:p>1.5</text:p>
              </table:table-cell>
              <table:table-cell office:value-type="float" office:value="0.371383">
                <text:p>0.371383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7288">
                <text:p>0.377288</text:p>
              </table:table-cell>
              <table:table-cell office:value-type="float" office:value="1.5">
                <text:p>1.5</text:p>
              </table:table-cell>
              <table:table-cell office:value-type="float" office:value="0.395362">
                <text:p>0.3953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0018">
                <text:p>0.430018</text:p>
              </table:table-cell>
              <table:table-cell office:value-type="float" office:value="1.525">
                <text:p>1.525</text:p>
              </table:table-cell>
              <table:table-cell office:value-type="float" office:value="0.384743">
                <text:p>0.384743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3543">
                <text:p>0.393543</text:p>
              </table:table-cell>
              <table:table-cell office:value-type="float" office:value="1.525">
                <text:p>1.525</text:p>
              </table:table-cell>
              <table:table-cell office:value-type="float" office:value="0.411482">
                <text:p>0.41148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7466">
                <text:p>0.447466</text:p>
              </table:table-cell>
              <table:table-cell office:value-type="float" office:value="1.55">
                <text:p>1.55</text:p>
              </table:table-cell>
              <table:table-cell office:value-type="float" office:value="0.398286">
                <text:p>0.398286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142">
                <text:p>0.409142</text:p>
              </table:table-cell>
              <table:table-cell office:value-type="float" office:value="1.55">
                <text:p>1.55</text:p>
              </table:table-cell>
              <table:table-cell office:value-type="float" office:value="0.427552">
                <text:p>0.42755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4537">
                <text:p>0.464537</text:p>
              </table:table-cell>
              <table:table-cell office:value-type="float" office:value="1.575">
                <text:p>1.575</text:p>
              </table:table-cell>
              <table:table-cell office:value-type="float" office:value="0.413988">
                <text:p>0.413988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4402">
                <text:p>0.424402</text:p>
              </table:table-cell>
              <table:table-cell office:value-type="float" office:value="1.575">
                <text:p>1.575</text:p>
              </table:table-cell>
              <table:table-cell office:value-type="float" office:value="0.444117">
                <text:p>0.444117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0664">
                <text:p>0.480664</text:p>
              </table:table-cell>
              <table:table-cell office:value-type="float" office:value="1.6">
                <text:p>1.6</text:p>
              </table:table-cell>
              <table:table-cell office:value-type="float" office:value="0.430844">
                <text:p>0.430844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8978">
                <text:p>0.438978</text:p>
              </table:table-cell>
              <table:table-cell office:value-type="float" office:value="1.6">
                <text:p>1.6</text:p>
              </table:table-cell>
              <table:table-cell office:value-type="float" office:value="0.460888">
                <text:p>0.46088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6514">
                <text:p>0.496514</text:p>
              </table:table-cell>
              <table:table-cell office:value-type="float" office:value="1.625">
                <text:p>1.625</text:p>
              </table:table-cell>
              <table:table-cell office:value-type="float" office:value="0.447769">
                <text:p>0.447769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3924">
                <text:p>0.453924</text:p>
              </table:table-cell>
              <table:table-cell office:value-type="float" office:value="1.625">
                <text:p>1.625</text:p>
              </table:table-cell>
              <table:table-cell office:value-type="float" office:value="0.477567">
                <text:p>0.477567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3109">
                <text:p>0.513109</text:p>
              </table:table-cell>
              <table:table-cell office:value-type="float" office:value="1.65">
                <text:p>1.65</text:p>
              </table:table-cell>
              <table:table-cell office:value-type="float" office:value="0.465403">
                <text:p>0.465403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9416">
                <text:p>0.469416</text:p>
              </table:table-cell>
              <table:table-cell office:value-type="float" office:value="1.65">
                <text:p>1.65</text:p>
              </table:table-cell>
              <table:table-cell office:value-type="float" office:value="0.49423">
                <text:p>0.4942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426">
                <text:p>0.529426</text:p>
              </table:table-cell>
              <table:table-cell office:value-type="float" office:value="1.675">
                <text:p>1.675</text:p>
              </table:table-cell>
              <table:table-cell office:value-type="float" office:value="0.483048">
                <text:p>0.483048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4484">
                <text:p>0.484484</text:p>
              </table:table-cell>
              <table:table-cell office:value-type="float" office:value="1.675">
                <text:p>1.675</text:p>
              </table:table-cell>
              <table:table-cell office:value-type="float" office:value="0.51082">
                <text:p>0.51082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5316">
                <text:p>0.545316</text:p>
              </table:table-cell>
              <table:table-cell office:value-type="float" office:value="1.7">
                <text:p>1.7</text:p>
              </table:table-cell>
              <table:table-cell office:value-type="float" office:value="0.500309">
                <text:p>0.500309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9996">
                <text:p>0.499996</text:p>
              </table:table-cell>
              <table:table-cell office:value-type="float" office:value="1.7">
                <text:p>1.7</text:p>
              </table:table-cell>
              <table:table-cell office:value-type="float" office:value="0.526446">
                <text:p>0.52644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2339">
                <text:p>0.562339</text:p>
              </table:table-cell>
              <table:table-cell office:value-type="float" office:value="1.725">
                <text:p>1.725</text:p>
              </table:table-cell>
              <table:table-cell office:value-type="float" office:value="0.518349">
                <text:p>0.518349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16152">
                <text:p>0.516152</text:p>
              </table:table-cell>
              <table:table-cell office:value-type="float" office:value="1.725">
                <text:p>1.725</text:p>
              </table:table-cell>
              <table:table-cell office:value-type="float" office:value="0.541739">
                <text:p>0.541739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0787">
                <text:p>0.580787</text:p>
              </table:table-cell>
              <table:table-cell office:value-type="float" office:value="1.75">
                <text:p>1.75</text:p>
              </table:table-cell>
              <table:table-cell office:value-type="float" office:value="0.536972">
                <text:p>0.536972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2452">
                <text:p>0.532452</text:p>
              </table:table-cell>
              <table:table-cell office:value-type="float" office:value="1.75">
                <text:p>1.75</text:p>
              </table:table-cell>
              <table:table-cell office:value-type="float" office:value="0.557442">
                <text:p>0.55744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9356">
                <text:p>0.599356</text:p>
              </table:table-cell>
              <table:table-cell office:value-type="float" office:value="1.775">
                <text:p>1.775</text:p>
              </table:table-cell>
              <table:table-cell office:value-type="float" office:value="0.554579">
                <text:p>0.554579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7923">
                <text:p>0.547923</text:p>
              </table:table-cell>
              <table:table-cell office:value-type="float" office:value="1.775">
                <text:p>1.775</text:p>
              </table:table-cell>
              <table:table-cell office:value-type="float" office:value="0.573602">
                <text:p>0.573602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749">
                <text:p>0.61749</text:p>
              </table:table-cell>
              <table:table-cell office:value-type="float" office:value="1.8">
                <text:p>1.8</text:p>
              </table:table-cell>
              <table:table-cell office:value-type="float" office:value="0.572706">
                <text:p>0.572706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3417">
                <text:p>0.563417</text:p>
              </table:table-cell>
              <table:table-cell office:value-type="float" office:value="1.8">
                <text:p>1.8</text:p>
              </table:table-cell>
              <table:table-cell office:value-type="float" office:value="0.589041">
                <text:p>0.58904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5689">
                <text:p>0.635689</text:p>
              </table:table-cell>
              <table:table-cell office:value-type="float" office:value="1.825">
                <text:p>1.825</text:p>
              </table:table-cell>
              <table:table-cell office:value-type="float" office:value="0.591613">
                <text:p>0.591613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9871">
                <text:p>0.579871</text:p>
              </table:table-cell>
              <table:table-cell office:value-type="float" office:value="1.825">
                <text:p>1.825</text:p>
              </table:table-cell>
              <table:table-cell office:value-type="float" office:value="0.604304">
                <text:p>0.604304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3735">
                <text:p>0.653735</text:p>
              </table:table-cell>
              <table:table-cell office:value-type="float" office:value="1.85">
                <text:p>1.85</text:p>
              </table:table-cell>
              <table:table-cell office:value-type="float" office:value="0.61005">
                <text:p>0.61005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6811">
                <text:p>0.596811</text:p>
              </table:table-cell>
              <table:table-cell office:value-type="float" office:value="1.85">
                <text:p>1.85</text:p>
              </table:table-cell>
              <table:table-cell office:value-type="float" office:value="0.618738">
                <text:p>0.61873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2045">
                <text:p>0.672045</text:p>
              </table:table-cell>
              <table:table-cell office:value-type="float" office:value="1.875">
                <text:p>1.875</text:p>
              </table:table-cell>
              <table:table-cell office:value-type="float" office:value="0.628594">
                <text:p>0.628594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3327">
                <text:p>0.613327</text:p>
              </table:table-cell>
              <table:table-cell office:value-type="float" office:value="1.875">
                <text:p>1.875</text:p>
              </table:table-cell>
              <table:table-cell office:value-type="float" office:value="0.631847">
                <text:p>0.63184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0688">
                <text:p>0.690688</text:p>
              </table:table-cell>
              <table:table-cell office:value-type="float" office:value="1.9">
                <text:p>1.9</text:p>
              </table:table-cell>
              <table:table-cell office:value-type="float" office:value="0.647075">
                <text:p>0.647075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9153">
                <text:p>0.629153</text:p>
              </table:table-cell>
              <table:table-cell office:value-type="float" office:value="1.9">
                <text:p>1.9</text:p>
              </table:table-cell>
              <table:table-cell office:value-type="float" office:value="0.644459">
                <text:p>0.6444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0917">
                <text:p>0.70917</text:p>
              </table:table-cell>
              <table:table-cell office:value-type="float" office:value="1.925">
                <text:p>1.925</text:p>
              </table:table-cell>
              <table:table-cell office:value-type="float" office:value="0.665499">
                <text:p>0.66549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4242">
                <text:p>0.644242</text:p>
              </table:table-cell>
              <table:table-cell office:value-type="float" office:value="1.925">
                <text:p>1.925</text:p>
              </table:table-cell>
              <table:table-cell office:value-type="float" office:value="0.656872">
                <text:p>0.656872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7719">
                <text:p>0.727719</text:p>
              </table:table-cell>
              <table:table-cell office:value-type="float" office:value="1.95">
                <text:p>1.95</text:p>
              </table:table-cell>
              <table:table-cell office:value-type="float" office:value="0.684475">
                <text:p>0.684475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9457">
                <text:p>0.659457</text:p>
              </table:table-cell>
              <table:table-cell office:value-type="float" office:value="1.95">
                <text:p>1.95</text:p>
              </table:table-cell>
              <table:table-cell office:value-type="float" office:value="0.66889">
                <text:p>0.6688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606">
                <text:p>0.74606</text:p>
              </table:table-cell>
              <table:table-cell office:value-type="float" office:value="1.975">
                <text:p>1.975</text:p>
              </table:table-cell>
              <table:table-cell office:value-type="float" office:value="0.704004">
                <text:p>0.704004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5977">
                <text:p>0.675977</text:p>
              </table:table-cell>
              <table:table-cell office:value-type="float" office:value="1.975">
                <text:p>1.975</text:p>
              </table:table-cell>
              <table:table-cell office:value-type="float" office:value="0.680906">
                <text:p>0.680906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64708">
                <text:p>0.764708</text:p>
              </table:table-cell>
              <table:table-cell office:value-type="float" office:value="2">
                <text:p>2</text:p>
              </table:table-cell>
              <table:table-cell office:value-type="float" office:value="0.723387">
                <text:p>0.72338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3103">
                <text:p>0.693103</text:p>
              </table:table-cell>
              <table:table-cell office:value-type="float" office:value="2">
                <text:p>2</text:p>
              </table:table-cell>
              <table:table-cell office:value-type="float" office:value="0.692676">
                <text:p>0.69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82778">
                <text:p>0.782778</text:p>
              </table:table-cell>
              <table:table-cell office:value-type="float" office:value="2.025">
                <text:p>2.025</text:p>
              </table:table-cell>
              <table:table-cell office:value-type="float" office:value="0.74209">
                <text:p>0.74209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9986">
                <text:p>0.709986</text:p>
              </table:table-cell>
              <table:table-cell office:value-type="float" office:value="2.025">
                <text:p>2.025</text:p>
              </table:table-cell>
              <table:table-cell office:value-type="float" office:value="0.704385">
                <text:p>0.70438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999">
                <text:p>0.79999</text:p>
              </table:table-cell>
              <table:table-cell office:value-type="float" office:value="2.05">
                <text:p>2.05</text:p>
              </table:table-cell>
              <table:table-cell office:value-type="float" office:value="0.760807">
                <text:p>0.760807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6636">
                <text:p>0.726636</text:p>
              </table:table-cell>
              <table:table-cell office:value-type="float" office:value="2.05">
                <text:p>2.05</text:p>
              </table:table-cell>
              <table:table-cell office:value-type="float" office:value="0.717159">
                <text:p>0.71715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6597">
                <text:p>0.816597</text:p>
              </table:table-cell>
              <table:table-cell office:value-type="float" office:value="2.075">
                <text:p>2.075</text:p>
              </table:table-cell>
              <table:table-cell office:value-type="float" office:value="0.778858">
                <text:p>0.778858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3882">
                <text:p>0.743882</text:p>
              </table:table-cell>
              <table:table-cell office:value-type="float" office:value="2.075">
                <text:p>2.075</text:p>
              </table:table-cell>
              <table:table-cell office:value-type="float" office:value="0.731576">
                <text:p>0.731576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2396">
                <text:p>0.832396</text:p>
              </table:table-cell>
              <table:table-cell office:value-type="float" office:value="2.1">
                <text:p>2.1</text:p>
              </table:table-cell>
              <table:table-cell office:value-type="float" office:value="0.79592">
                <text:p>0.7959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1524">
                <text:p>0.761524</text:p>
              </table:table-cell>
              <table:table-cell office:value-type="float" office:value="2.1">
                <text:p>2.1</text:p>
              </table:table-cell>
              <table:table-cell office:value-type="float" office:value="0.747135">
                <text:p>0.74713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6788">
                <text:p>0.846788</text:p>
              </table:table-cell>
              <table:table-cell office:value-type="float" office:value="2.125">
                <text:p>2.125</text:p>
              </table:table-cell>
              <table:table-cell office:value-type="float" office:value="0.812628">
                <text:p>0.812628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8797">
                <text:p>0.778797</text:p>
              </table:table-cell>
              <table:table-cell office:value-type="float" office:value="2.125">
                <text:p>2.125</text:p>
              </table:table-cell>
              <table:table-cell office:value-type="float" office:value="0.762598">
                <text:p>0.76259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326">
                <text:p>0.860326</text:p>
              </table:table-cell>
              <table:table-cell office:value-type="float" office:value="2.15">
                <text:p>2.15</text:p>
              </table:table-cell>
              <table:table-cell office:value-type="float" office:value="0.829846">
                <text:p>0.829846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5068">
                <text:p>0.795068</text:p>
              </table:table-cell>
              <table:table-cell office:value-type="float" office:value="2.15">
                <text:p>2.15</text:p>
              </table:table-cell>
              <table:table-cell office:value-type="float" office:value="0.777703">
                <text:p>0.77770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3508">
                <text:p>0.873508</text:p>
              </table:table-cell>
              <table:table-cell office:value-type="float" office:value="2.175">
                <text:p>2.175</text:p>
              </table:table-cell>
              <table:table-cell office:value-type="float" office:value="0.847041">
                <text:p>0.847041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0828">
                <text:p>0.810828</text:p>
              </table:table-cell>
              <table:table-cell office:value-type="float" office:value="2.175">
                <text:p>2.175</text:p>
              </table:table-cell>
              <table:table-cell office:value-type="float" office:value="0.792659">
                <text:p>0.792659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6284">
                <text:p>0.886284</text:p>
              </table:table-cell>
              <table:table-cell office:value-type="float" office:value="2.2">
                <text:p>2.2</text:p>
              </table:table-cell>
              <table:table-cell office:value-type="float" office:value="0.863862">
                <text:p>0.863862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6062">
                <text:p>0.826062</text:p>
              </table:table-cell>
              <table:table-cell office:value-type="float" office:value="2.2">
                <text:p>2.2</text:p>
              </table:table-cell>
              <table:table-cell office:value-type="float" office:value="0.807068">
                <text:p>0.80706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134">
                <text:p>0.899134</text:p>
              </table:table-cell>
              <table:table-cell office:value-type="float" office:value="2.225">
                <text:p>2.225</text:p>
              </table:table-cell>
              <table:table-cell office:value-type="float" office:value="0.880998">
                <text:p>0.880998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0443">
                <text:p>0.840443</text:p>
              </table:table-cell>
              <table:table-cell office:value-type="float" office:value="2.225">
                <text:p>2.225</text:p>
              </table:table-cell>
              <table:table-cell office:value-type="float" office:value="0.82163">
                <text:p>0.82163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218">
                <text:p>0.91218</text:p>
              </table:table-cell>
              <table:table-cell office:value-type="float" office:value="2.25">
                <text:p>2.25</text:p>
              </table:table-cell>
              <table:table-cell office:value-type="float" office:value="0.89806">
                <text:p>0.89806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3418">
                <text:p>0.853418</text:p>
              </table:table-cell>
              <table:table-cell office:value-type="float" office:value="2.25">
                <text:p>2.25</text:p>
              </table:table-cell>
              <table:table-cell office:value-type="float" office:value="0.836439">
                <text:p>0.83643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5165">
                <text:p>0.925165</text:p>
              </table:table-cell>
              <table:table-cell office:value-type="float" office:value="2.275">
                <text:p>2.275</text:p>
              </table:table-cell>
              <table:table-cell office:value-type="float" office:value="0.913794">
                <text:p>0.913794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4446">
                <text:p>0.864446</text:p>
              </table:table-cell>
              <table:table-cell office:value-type="float" office:value="2.275">
                <text:p>2.275</text:p>
              </table:table-cell>
              <table:table-cell office:value-type="float" office:value="0.850325">
                <text:p>0.850325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932">
                <text:p>0.937932</text:p>
              </table:table-cell>
              <table:table-cell office:value-type="float" office:value="2.3">
                <text:p>2.3</text:p>
              </table:table-cell>
              <table:table-cell office:value-type="float" office:value="0.928058">
                <text:p>0.928058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3895">
                <text:p>0.873895</text:p>
              </table:table-cell>
              <table:table-cell office:value-type="float" office:value="2.3">
                <text:p>2.3</text:p>
              </table:table-cell>
              <table:table-cell office:value-type="float" office:value="0.86278">
                <text:p>0.8627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0251">
                <text:p>0.950251</text:p>
              </table:table-cell>
              <table:table-cell office:value-type="float" office:value="2.325">
                <text:p>2.325</text:p>
              </table:table-cell>
              <table:table-cell office:value-type="float" office:value="0.941522">
                <text:p>0.941522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2156">
                <text:p>0.882156</text:p>
              </table:table-cell>
              <table:table-cell office:value-type="float" office:value="2.325">
                <text:p>2.325</text:p>
              </table:table-cell>
              <table:table-cell office:value-type="float" office:value="0.874373">
                <text:p>0.874373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1463">
                <text:p>0.961463</text:p>
              </table:table-cell>
              <table:table-cell office:value-type="float" office:value="2.35">
                <text:p>2.35</text:p>
              </table:table-cell>
              <table:table-cell office:value-type="float" office:value="0.954013">
                <text:p>0.954013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9714">
                <text:p>0.889714</text:p>
              </table:table-cell>
              <table:table-cell office:value-type="float" office:value="2.35">
                <text:p>2.35</text:p>
              </table:table-cell>
              <table:table-cell office:value-type="float" office:value="0.885336">
                <text:p>0.88533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0902">
                <text:p>0.970902</text:p>
              </table:table-cell>
              <table:table-cell office:value-type="float" office:value="2.375">
                <text:p>2.375</text:p>
              </table:table-cell>
              <table:table-cell office:value-type="float" office:value="0.964706">
                <text:p>0.964706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6766">
                <text:p>0.896766</text:p>
              </table:table-cell>
              <table:table-cell office:value-type="float" office:value="2.375">
                <text:p>2.375</text:p>
              </table:table-cell>
              <table:table-cell office:value-type="float" office:value="0.894984">
                <text:p>0.894984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7869">
                <text:p>0.977869</text:p>
              </table:table-cell>
              <table:table-cell office:value-type="float" office:value="2.4">
                <text:p>2.4</text:p>
              </table:table-cell>
              <table:table-cell office:value-type="float" office:value="0.973282">
                <text:p>0.973282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3006">
                <text:p>0.903006</text:p>
              </table:table-cell>
              <table:table-cell office:value-type="float" office:value="2.4">
                <text:p>2.4</text:p>
              </table:table-cell>
              <table:table-cell office:value-type="float" office:value="0.903398">
                <text:p>0.90339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33">
                <text:p>0.98233</text:p>
              </table:table-cell>
              <table:table-cell office:value-type="float" office:value="2.425">
                <text:p>2.425</text:p>
              </table:table-cell>
              <table:table-cell office:value-type="float" office:value="0.980103">
                <text:p>0.980103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8384">
                <text:p>0.908384</text:p>
              </table:table-cell>
              <table:table-cell office:value-type="float" office:value="2.425">
                <text:p>2.425</text:p>
              </table:table-cell>
              <table:table-cell office:value-type="float" office:value="0.910552">
                <text:p>0.910552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5172">
                <text:p>0.985172</text:p>
              </table:table-cell>
              <table:table-cell office:value-type="float" office:value="2.45">
                <text:p>2.45</text:p>
              </table:table-cell>
              <table:table-cell office:value-type="float" office:value="0.985131">
                <text:p>0.985131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2399">
                <text:p>0.912399</text:p>
              </table:table-cell>
              <table:table-cell office:value-type="float" office:value="2.45">
                <text:p>2.45</text:p>
              </table:table-cell>
              <table:table-cell office:value-type="float" office:value="0.916562">
                <text:p>0.91656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7083">
                <text:p>0.987083</text:p>
              </table:table-cell>
              <table:table-cell office:value-type="float" office:value="2.475">
                <text:p>2.475</text:p>
              </table:table-cell>
              <table:table-cell office:value-type="float" office:value="0.988732">
                <text:p>0.988732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498">
                <text:p>0.91498</text:p>
              </table:table-cell>
              <table:table-cell office:value-type="float" office:value="2.475">
                <text:p>2.475</text:p>
              </table:table-cell>
              <table:table-cell office:value-type="float" office:value="0.92123">
                <text:p>0.92123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7937">
                <text:p>0.987937</text:p>
              </table:table-cell>
              <table:table-cell office:value-type="float" office:value="2.5">
                <text:p>2.5</text:p>
              </table:table-cell>
              <table:table-cell office:value-type="float" office:value="0.990602">
                <text:p>0.99060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6157">
                <text:p>0.916157</text:p>
              </table:table-cell>
              <table:table-cell office:value-type="float" office:value="2.5">
                <text:p>2.5</text:p>
              </table:table-cell>
              <table:table-cell office:value-type="float" office:value="0.924171">
                <text:p>0.924171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.385cm" svg:height="8.967cm" xlink:href=".." chart:class="chart:scatter" chart:style-name="ch1">
        <chart:plot-area chart:style-name="ch2" table:cell-range-address="Sheet1.J4:Sheet1.J104 Sheet1.A4:Sheet1.A104 Sheet1.F4:Sheet1.F12 Sheet1.N17:Sheet1.N71" svg:x="0.013cm" svg:y="0.179cm" svg:width="5.265cm" svg:height="8.631cm">
          <chart:axis chart:dimension="x" chart:name="primary-x" chart:style-name="ch3">
            <chart:title svg:x="2.574cm" svg:y="8.179cm" chart:style-name="ch4">
              <text:p>v'/U</text:p>
            </chart:title>
          </chart:axis>
          <chart:axis chart:dimension="y" chart:name="primary-y" chart:style-name="ch5">
            <chart:title svg:x="0.108cm" svg:y="4.473cm" chart:style-name="ch6">
              <text:p>y/d</text:p>
            </chart:title>
            <chart:grid chart:style-name="ch7" chart:class="major"/>
          </chart:axis>
          <chart:series chart:style-name="ch8" chart:values-cell-range-address="Sheet1.A4:Sheet1.A104" chart:class="chart:scatter">
            <chart:domain table:cell-range-address="Sheet1.J4:Sheet1.J104"/>
            <chart:data-point chart:repeated="101"/>
          </chart:series>
          <chart:series chart:style-name="ch9" chart:values-cell-range-address="Sheet1.A4:Sheet1.A104" chart:class="chart:scatter">
            <chart:domain table:cell-range-address="Sheet1.K4:Sheet1.K104"/>
            <chart:data-point chart:repeated="101"/>
          </chart:series>
          <chart:series chart:style-name="ch10" chart:values-cell-range-address="Sheet1.F4:Sheet1.F12" chart:class="chart:scatter">
            <chart:domain table:cell-range-address="Sheet1.O4:Sheet1.O12"/>
            <chart:data-point chart:repeated="9"/>
          </chart:series>
          <chart:series chart:style-name="ch11" chart:values-cell-range-address="Sheet1.N17:Sheet1.N71" chart:class="chart:scatter">
            <chart:domain table:cell-range-address="Sheet1.O17:Sheet1.O71"/>
            <chart:data-point chart:repeated="55"/>
          </chart:series>
          <chart:series chart:style-name="ch12" chart:values-cell-range-address="Sheet1.A4:Sheet1.A104" chart:class="chart:scatter">
            <chart:domain table:cell-range-address="Sheet1.L4:Sheet1.L104"/>
            <chart:data-point chart:repeated="101"/>
          </chart:series>
          <chart:series chart:style-name="ch13" chart:values-cell-range-address="Sheet1.A4:Sheet1.A104" chart:class="chart:scatter">
            <chart:domain table:cell-range-address="Sheet1.M4:Sheet1.M104"/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J4:Sheet1.J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">
                <text:p text:id="Sheet1.K4:Sheet1.K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.183784">
                <text:p text:id="Sheet1.O4:Sheet1.O12">0.183784</text:p>
              </table:table-cell>
              <table:table-cell office:value-type="float" office:value="0.706984">
                <text:p text:id="Sheet1.F4:Sheet1.F12">0.706984</text:p>
              </table:table-cell>
              <table:table-cell office:value-type="float" office:value="-0.00540541">
                <text:p text:id="Sheet1.O17:Sheet1.O71">-0.00540541</text:p>
              </table:table-cell>
              <table:table-cell office:value-type="float" office:value="0">
                <text:p text:id="Sheet1.N17:Sheet1.N71">0</text:p>
              </table:table-cell>
              <table:table-cell office:value-type="float" office:value="0">
                <text:p text:id="Sheet1.L4:Sheet1.L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">
                <text:p text:id="Sheet1.M4:Sheet1.M104">0</text:p>
              </table:table-cell>
              <table:table-cell office:value-type="float" office:value="0">
                <text:p text:id="Sheet1.A4:Sheet1.A10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4839">
                <text:p>0.00374839</text:p>
              </table:table-cell>
              <table:table-cell office:value-type="float" office:value="0.025">
                <text:p>0.025</text:p>
              </table:table-cell>
              <table:table-cell office:value-type="float" office:value="0.00385884">
                <text:p>0.00385884</text:p>
              </table:table-cell>
              <table:table-cell office:value-type="float" office:value="0.025">
                <text:p>0.025</text:p>
              </table:table-cell>
              <table:table-cell office:value-type="float" office:value="0.291892">
                <text:p>0.291892</text:p>
              </table:table-cell>
              <table:table-cell office:value-type="float" office:value="1.00526">
                <text:p>1.00526</text:p>
              </table:table-cell>
              <table:table-cell office:value-type="float" office:value="0.0162162">
                <text:p>0.0162162</text:p>
              </table:table-cell>
              <table:table-cell office:value-type="float" office:value="0.0331126">
                <text:p>0.0331126</text:p>
              </table:table-cell>
              <table:table-cell office:value-type="float" office:value="0.0027596">
                <text:p>0.0027596</text:p>
              </table:table-cell>
              <table:table-cell office:value-type="float" office:value="0.025">
                <text:p>0.025</text:p>
              </table:table-cell>
              <table:table-cell office:value-type="float" office:value="0.00287308">
                <text:p>0.002873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8912">
                <text:p>0.0198912</text:p>
              </table:table-cell>
              <table:table-cell office:value-type="float" office:value="0.05">
                <text:p>0.05</text:p>
              </table:table-cell>
              <table:table-cell office:value-type="float" office:value="0.0207693">
                <text:p>0.0207693</text:p>
              </table:table-cell>
              <table:table-cell office:value-type="float" office:value="0.05">
                <text:p>0.05</text:p>
              </table:table-cell>
              <table:table-cell office:value-type="float" office:value="0.378378">
                <text:p>0.378378</text:p>
              </table:table-cell>
              <table:table-cell office:value-type="float" office:value="1.30911">
                <text:p>1.30911</text:p>
              </table:table-cell>
              <table:table-cell office:value-type="float" office:value="0.0432432">
                <text:p>0.0432432</text:p>
              </table:table-cell>
              <table:table-cell office:value-type="float" office:value="0.0827815">
                <text:p>0.0827815</text:p>
              </table:table-cell>
              <table:table-cell office:value-type="float" office:value="0.0170983">
                <text:p>0.0170983</text:p>
              </table:table-cell>
              <table:table-cell office:value-type="float" office:value="0.05">
                <text:p>0.05</text:p>
              </table:table-cell>
              <table:table-cell office:value-type="float" office:value="0.0172874">
                <text:p>0.01728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5378">
                <text:p>0.0385378</text:p>
              </table:table-cell>
              <table:table-cell office:value-type="float" office:value="0.075">
                <text:p>0.075</text:p>
              </table:table-cell>
              <table:table-cell office:value-type="float" office:value="0.0393552">
                <text:p>0.0393552</text:p>
              </table:table-cell>
              <table:table-cell office:value-type="float" office:value="0.075">
                <text:p>0.075</text:p>
              </table:table-cell>
              <table:table-cell office:value-type="float" office:value="0.459459">
                <text:p>0.459459</text:p>
              </table:table-cell>
              <table:table-cell office:value-type="float" office:value="1.61329">
                <text:p>1.61329</text:p>
              </table:table-cell>
              <table:table-cell office:value-type="float" office:value="0.0648649">
                <text:p>0.0648649</text:p>
              </table:table-cell>
              <table:table-cell office:value-type="float" office:value="0.13245">
                <text:p>0.13245</text:p>
              </table:table-cell>
              <table:table-cell office:value-type="float" office:value="0.0357307">
                <text:p>0.0357307</text:p>
              </table:table-cell>
              <table:table-cell office:value-type="float" office:value="0.075">
                <text:p>0.075</text:p>
              </table:table-cell>
              <table:table-cell office:value-type="float" office:value="0.0357873">
                <text:p>0.035787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0561">
                <text:p>0.0530561</text:p>
              </table:table-cell>
              <table:table-cell office:value-type="float" office:value="0.1">
                <text:p>0.1</text:p>
              </table:table-cell>
              <table:table-cell office:value-type="float" office:value="0.0529683">
                <text:p>0.0529683</text:p>
              </table:table-cell>
              <table:table-cell office:value-type="float" office:value="0.1">
                <text:p>0.1</text:p>
              </table:table-cell>
              <table:table-cell office:value-type="float" office:value="0.52973">
                <text:p>0.52973</text:p>
              </table:table-cell>
              <table:table-cell office:value-type="float" office:value="1.90729">
                <text:p>1.90729</text:p>
              </table:table-cell>
              <table:table-cell office:value-type="float" office:value="0.0864865">
                <text:p>0.0864865</text:p>
              </table:table-cell>
              <table:table-cell office:value-type="float" office:value="0.182119">
                <text:p>0.182119</text:p>
              </table:table-cell>
              <table:table-cell office:value-type="float" office:value="0.0526431">
                <text:p>0.0526431</text:p>
              </table:table-cell>
              <table:table-cell office:value-type="float" office:value="0.1">
                <text:p>0.1</text:p>
              </table:table-cell>
              <table:table-cell office:value-type="float" office:value="0.0525807">
                <text:p>0.05258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8832">
                <text:p>0.0648832</text:p>
              </table:table-cell>
              <table:table-cell office:value-type="float" office:value="0.125">
                <text:p>0.125</text:p>
              </table:table-cell>
              <table:table-cell office:value-type="float" office:value="0.0640213">
                <text:p>0.0640213</text:p>
              </table:table-cell>
              <table:table-cell office:value-type="float" office:value="0.125">
                <text:p>0.125</text:p>
              </table:table-cell>
              <table:table-cell office:value-type="float" office:value="0.578378">
                <text:p>0.578378</text:p>
              </table:table-cell>
              <table:table-cell office:value-type="float" office:value="2.20671">
                <text:p>2.20671</text:p>
              </table:table-cell>
              <table:table-cell office:value-type="float" office:value="0.102703">
                <text:p>0.102703</text:p>
              </table:table-cell>
              <table:table-cell office:value-type="float" office:value="0.231788">
                <text:p>0.231788</text:p>
              </table:table-cell>
              <table:table-cell office:value-type="float" office:value="0.0675648">
                <text:p>0.0675648</text:p>
              </table:table-cell>
              <table:table-cell office:value-type="float" office:value="0.125">
                <text:p>0.125</text:p>
              </table:table-cell>
              <table:table-cell office:value-type="float" office:value="0.0677036">
                <text:p>0.067703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067">
                <text:p>0.0742067</text:p>
              </table:table-cell>
              <table:table-cell office:value-type="float" office:value="0.15">
                <text:p>0.15</text:p>
              </table:table-cell>
              <table:table-cell office:value-type="float" office:value="0.0726055">
                <text:p>0.0726055</text:p>
              </table:table-cell>
              <table:table-cell office:value-type="float" office:value="0.15">
                <text:p>0.15</text:p>
              </table:table-cell>
              <table:table-cell office:value-type="float" office:value="0.616216">
                <text:p>0.616216</text:p>
              </table:table-cell>
              <table:table-cell office:value-type="float" office:value="2.5">
                <text:p>2.5</text:p>
              </table:table-cell>
              <table:table-cell office:value-type="float" office:value="0.118919">
                <text:p>0.118919</text:p>
              </table:table-cell>
              <table:table-cell office:value-type="float" office:value="0.286976">
                <text:p>0.286976</text:p>
              </table:table-cell>
              <table:table-cell office:value-type="float" office:value="0.0800585">
                <text:p>0.0800585</text:p>
              </table:table-cell>
              <table:table-cell office:value-type="float" office:value="0.15">
                <text:p>0.15</text:p>
              </table:table-cell>
              <table:table-cell office:value-type="float" office:value="0.0808787">
                <text:p>0.08087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17381">
                <text:p>0.0817381</text:p>
              </table:table-cell>
              <table:table-cell office:value-type="float" office:value="0.175">
                <text:p>0.175</text:p>
              </table:table-cell>
              <table:table-cell office:value-type="float" office:value="0.0795784">
                <text:p>0.0795784</text:p>
              </table:table-cell>
              <table:table-cell office:value-type="float" office:value="0.175">
                <text:p>0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35135">
                <text:p>0.135135</text:p>
              </table:table-cell>
              <table:table-cell office:value-type="float" office:value="0.342163">
                <text:p>0.342163</text:p>
              </table:table-cell>
              <table:table-cell office:value-type="float" office:value="0.0905951">
                <text:p>0.0905951</text:p>
              </table:table-cell>
              <table:table-cell office:value-type="float" office:value="0.175">
                <text:p>0.175</text:p>
              </table:table-cell>
              <table:table-cell office:value-type="float" office:value="0.0924838">
                <text:p>0.092483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6747">
                <text:p>0.0876747</text:p>
              </table:table-cell>
              <table:table-cell office:value-type="float" office:value="0.2">
                <text:p>0.2</text:p>
              </table:table-cell>
              <table:table-cell office:value-type="float" office:value="0.0855417">
                <text:p>0.0855417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45946">
                <text:p>0.145946</text:p>
              </table:table-cell>
              <table:table-cell office:value-type="float" office:value="0.391832">
                <text:p>0.391832</text:p>
              </table:table-cell>
              <table:table-cell office:value-type="float" office:value="0.0993691">
                <text:p>0.0993691</text:p>
              </table:table-cell>
              <table:table-cell office:value-type="float" office:value="0.2">
                <text:p>0.2</text:p>
              </table:table-cell>
              <table:table-cell office:value-type="float" office:value="0.102382">
                <text:p>0.1023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35437">
                <text:p>0.0935437</text:p>
              </table:table-cell>
              <table:table-cell office:value-type="float" office:value="0.225">
                <text:p>0.225</text:p>
              </table:table-cell>
              <table:table-cell office:value-type="float" office:value="0.0914408">
                <text:p>0.0914408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56757">
                <text:p>0.156757</text:p>
              </table:table-cell>
              <table:table-cell office:value-type="float" office:value="0.44702">
                <text:p>0.44702</text:p>
              </table:table-cell>
              <table:table-cell office:value-type="float" office:value="0.106893">
                <text:p>0.106893</text:p>
              </table:table-cell>
              <table:table-cell office:value-type="float" office:value="0.225">
                <text:p>0.225</text:p>
              </table:table-cell>
              <table:table-cell office:value-type="float" office:value="0.111064">
                <text:p>0.11106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0721">
                <text:p>0.0990721</text:p>
              </table:table-cell>
              <table:table-cell office:value-type="float" office:value="0.25">
                <text:p>0.25</text:p>
              </table:table-cell>
              <table:table-cell office:value-type="float" office:value="0.0969512">
                <text:p>0.0969512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67568">
                <text:p>0.167568</text:p>
              </table:table-cell>
              <table:table-cell office:value-type="float" office:value="0.502208">
                <text:p>0.502208</text:p>
              </table:table-cell>
              <table:table-cell office:value-type="float" office:value="0.113089">
                <text:p>0.113089</text:p>
              </table:table-cell>
              <table:table-cell office:value-type="float" office:value="0.25">
                <text:p>0.25</text:p>
              </table:table-cell>
              <table:table-cell office:value-type="float" office:value="0.118327">
                <text:p>0.1183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555">
                <text:p>0.103555</text:p>
              </table:table-cell>
              <table:table-cell office:value-type="float" office:value="0.275">
                <text:p>0.275</text:p>
              </table:table-cell>
              <table:table-cell office:value-type="float" office:value="0.102718">
                <text:p>0.102718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8378">
                <text:p>0.178378</text:p>
              </table:table-cell>
              <table:table-cell office:value-type="float" office:value="0.557395">
                <text:p>0.557395</text:p>
              </table:table-cell>
              <table:table-cell office:value-type="float" office:value="0.11824">
                <text:p>0.11824</text:p>
              </table:table-cell>
              <table:table-cell office:value-type="float" office:value="0.275">
                <text:p>0.275</text:p>
              </table:table-cell>
              <table:table-cell office:value-type="float" office:value="0.124406">
                <text:p>0.12440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7268">
                <text:p>0.107268</text:p>
              </table:table-cell>
              <table:table-cell office:value-type="float" office:value="0.3">
                <text:p>0.3</text:p>
              </table:table-cell>
              <table:table-cell office:value-type="float" office:value="0.10887">
                <text:p>0.10887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9189">
                <text:p>0.189189</text:p>
              </table:table-cell>
              <table:table-cell office:value-type="float" office:value="0.607064">
                <text:p>0.607064</text:p>
              </table:table-cell>
              <table:table-cell office:value-type="float" office:value="0.122007">
                <text:p>0.122007</text:p>
              </table:table-cell>
              <table:table-cell office:value-type="float" office:value="0.3">
                <text:p>0.3</text:p>
              </table:table-cell>
              <table:table-cell office:value-type="float" office:value="0.129283">
                <text:p>0.1292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1358">
                <text:p>0.111358</text:p>
              </table:table-cell>
              <table:table-cell office:value-type="float" office:value="0.325">
                <text:p>0.325</text:p>
              </table:table-cell>
              <table:table-cell office:value-type="float" office:value="0.115051">
                <text:p>0.115051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5405">
                <text:p>0.205405</text:p>
              </table:table-cell>
              <table:table-cell office:value-type="float" office:value="0.695364">
                <text:p>0.695364</text:p>
              </table:table-cell>
              <table:table-cell office:value-type="float" office:value="0.12454">
                <text:p>0.12454</text:p>
              </table:table-cell>
              <table:table-cell office:value-type="float" office:value="0.325">
                <text:p>0.325</text:p>
              </table:table-cell>
              <table:table-cell office:value-type="float" office:value="0.133388">
                <text:p>0.13338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5456">
                <text:p>0.115456</text:p>
              </table:table-cell>
              <table:table-cell office:value-type="float" office:value="0.35">
                <text:p>0.35</text:p>
              </table:table-cell>
              <table:table-cell office:value-type="float" office:value="0.121032">
                <text:p>0.121032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7027">
                <text:p>0.227027</text:p>
              </table:table-cell>
              <table:table-cell office:value-type="float" office:value="0.739514">
                <text:p>0.739514</text:p>
              </table:table-cell>
              <table:table-cell office:value-type="float" office:value="0.125871">
                <text:p>0.125871</text:p>
              </table:table-cell>
              <table:table-cell office:value-type="float" office:value="0.35">
                <text:p>0.35</text:p>
              </table:table-cell>
              <table:table-cell office:value-type="float" office:value="0.136336">
                <text:p>0.13633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9025">
                <text:p>0.119025</text:p>
              </table:table-cell>
              <table:table-cell office:value-type="float" office:value="0.375">
                <text:p>0.375</text:p>
              </table:table-cell>
              <table:table-cell office:value-type="float" office:value="0.12704">
                <text:p>0.12704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3243">
                <text:p>0.243243</text:p>
              </table:table-cell>
              <table:table-cell office:value-type="float" office:value="0.794702">
                <text:p>0.794702</text:p>
              </table:table-cell>
              <table:table-cell office:value-type="float" office:value="0.126882">
                <text:p>0.126882</text:p>
              </table:table-cell>
              <table:table-cell office:value-type="float" office:value="0.375">
                <text:p>0.375</text:p>
              </table:table-cell>
              <table:table-cell office:value-type="float" office:value="0.138619">
                <text:p>0.13861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511">
                <text:p>0.122511</text:p>
              </table:table-cell>
              <table:table-cell office:value-type="float" office:value="0.4">
                <text:p>0.4</text:p>
              </table:table-cell>
              <table:table-cell office:value-type="float" office:value="0.13267">
                <text:p>0.13267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4054">
                <text:p>0.254054</text:p>
              </table:table-cell>
              <table:table-cell office:value-type="float" office:value="0.84989">
                <text:p>0.84989</text:p>
              </table:table-cell>
              <table:table-cell office:value-type="float" office:value="0.127769">
                <text:p>0.127769</text:p>
              </table:table-cell>
              <table:table-cell office:value-type="float" office:value="0.4">
                <text:p>0.4</text:p>
              </table:table-cell>
              <table:table-cell office:value-type="float" office:value="0.141007">
                <text:p>0.1410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">
                <text:p>0.126797</text:p>
              </table:table-cell>
              <table:table-cell office:value-type="float" office:value="0.425">
                <text:p>0.425</text:p>
              </table:table-cell>
              <table:table-cell office:value-type="float" office:value="0.137676">
                <text:p>0.137676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027">
                <text:p>0.27027</text:p>
              </table:table-cell>
              <table:table-cell office:value-type="float" office:value="0.899558">
                <text:p>0.899558</text:p>
              </table:table-cell>
              <table:table-cell office:value-type="float" office:value="0.128954">
                <text:p>0.128954</text:p>
              </table:table-cell>
              <table:table-cell office:value-type="float" office:value="0.425">
                <text:p>0.425</text:p>
              </table:table-cell>
              <table:table-cell office:value-type="float" office:value="0.144059">
                <text:p>0.144059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2196">
                <text:p>0.132196</text:p>
              </table:table-cell>
              <table:table-cell office:value-type="float" office:value="0.45">
                <text:p>0.45</text:p>
              </table:table-cell>
              <table:table-cell office:value-type="float" office:value="0.142631">
                <text:p>0.142631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7297">
                <text:p>0.297297</text:p>
              </table:table-cell>
              <table:table-cell office:value-type="float" office:value="1.00993">
                <text:p>1.00993</text:p>
              </table:table-cell>
              <table:table-cell office:value-type="float" office:value="0.130432">
                <text:p>0.130432</text:p>
              </table:table-cell>
              <table:table-cell office:value-type="float" office:value="0.45">
                <text:p>0.45</text:p>
              </table:table-cell>
              <table:table-cell office:value-type="float" office:value="0.146806">
                <text:p>0.14680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8436">
                <text:p>0.138436</text:p>
              </table:table-cell>
              <table:table-cell office:value-type="float" office:value="0.475">
                <text:p>0.475</text:p>
              </table:table-cell>
              <table:table-cell office:value-type="float" office:value="0.148299">
                <text:p>0.148299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4324">
                <text:p>0.324324</text:p>
              </table:table-cell>
              <table:table-cell office:value-type="float" office:value="1.07064">
                <text:p>1.07064</text:p>
              </table:table-cell>
              <table:table-cell office:value-type="float" office:value="0.132814">
                <text:p>0.132814</text:p>
              </table:table-cell>
              <table:table-cell office:value-type="float" office:value="0.475">
                <text:p>0.475</text:p>
              </table:table-cell>
              <table:table-cell office:value-type="float" office:value="0.149483">
                <text:p>0.14948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4738">
                <text:p>0.144738</text:p>
              </table:table-cell>
              <table:table-cell office:value-type="float" office:value="0.5">
                <text:p>0.5</text:p>
              </table:table-cell>
              <table:table-cell office:value-type="float" office:value="0.154575">
                <text:p>0.154575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0541">
                <text:p>0.340541</text:p>
              </table:table-cell>
              <table:table-cell office:value-type="float" office:value="1.12031">
                <text:p>1.12031</text:p>
              </table:table-cell>
              <table:table-cell office:value-type="float" office:value="0.136412">
                <text:p>0.136412</text:p>
              </table:table-cell>
              <table:table-cell office:value-type="float" office:value="0.5">
                <text:p>0.5</text:p>
              </table:table-cell>
              <table:table-cell office:value-type="float" office:value="0.152727">
                <text:p>0.1527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0593">
                <text:p>0.150593</text:p>
              </table:table-cell>
              <table:table-cell office:value-type="float" office:value="0.525">
                <text:p>0.525</text:p>
              </table:table-cell>
              <table:table-cell office:value-type="float" office:value="0.161301">
                <text:p>0.161301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2162">
                <text:p>0.362162</text:p>
              </table:table-cell>
              <table:table-cell office:value-type="float" office:value="1.1755">
                <text:p>1.1755</text:p>
              </table:table-cell>
              <table:table-cell office:value-type="float" office:value="0.14139">
                <text:p>0.14139</text:p>
              </table:table-cell>
              <table:table-cell office:value-type="float" office:value="0.525">
                <text:p>0.525</text:p>
              </table:table-cell>
              <table:table-cell office:value-type="float" office:value="0.156897">
                <text:p>0.15689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5966">
                <text:p>0.155966</text:p>
              </table:table-cell>
              <table:table-cell office:value-type="float" office:value="0.55">
                <text:p>0.55</text:p>
              </table:table-cell>
              <table:table-cell office:value-type="float" office:value="0.168346">
                <text:p>0.168346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2973">
                <text:p>0.372973</text:p>
              </table:table-cell>
              <table:table-cell office:value-type="float" office:value="1.21965">
                <text:p>1.21965</text:p>
              </table:table-cell>
              <table:table-cell office:value-type="float" office:value="0.14674">
                <text:p>0.14674</text:p>
              </table:table-cell>
              <table:table-cell office:value-type="float" office:value="0.55">
                <text:p>0.55</text:p>
              </table:table-cell>
              <table:table-cell office:value-type="float" office:value="0.161774">
                <text:p>0.1617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1118">
                <text:p>0.161118</text:p>
              </table:table-cell>
              <table:table-cell office:value-type="float" office:value="0.575">
                <text:p>0.575</text:p>
              </table:table-cell>
              <table:table-cell office:value-type="float" office:value="0.175582">
                <text:p>0.175582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9189">
                <text:p>0.389189</text:p>
              </table:table-cell>
              <table:table-cell office:value-type="float" office:value="1.28587">
                <text:p>1.28587</text:p>
              </table:table-cell>
              <table:table-cell office:value-type="float" office:value="0.151915">
                <text:p>0.151915</text:p>
              </table:table-cell>
              <table:table-cell office:value-type="float" office:value="0.575">
                <text:p>0.575</text:p>
              </table:table-cell>
              <table:table-cell office:value-type="float" office:value="0.167208">
                <text:p>0.16720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763">
                <text:p>0.166763</text:p>
              </table:table-cell>
              <table:table-cell office:value-type="float" office:value="0.6">
                <text:p>0.6</text:p>
              </table:table-cell>
              <table:table-cell office:value-type="float" office:value="0.1825">
                <text:p>0.1825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6216">
                <text:p>0.416216</text:p>
              </table:table-cell>
              <table:table-cell office:value-type="float" office:value="1.33002">
                <text:p>1.33002</text:p>
              </table:table-cell>
              <table:table-cell office:value-type="float" office:value="0.157349">
                <text:p>0.157349</text:p>
              </table:table-cell>
              <table:table-cell office:value-type="float" office:value="0.6">
                <text:p>0.6</text:p>
              </table:table-cell>
              <table:table-cell office:value-type="float" office:value="0.172674">
                <text:p>0.1726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3137">
                <text:p>0.173137</text:p>
              </table:table-cell>
              <table:table-cell office:value-type="float" office:value="0.625">
                <text:p>0.625</text:p>
              </table:table-cell>
              <table:table-cell office:value-type="float" office:value="0.18897">
                <text:p>0.18897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7027">
                <text:p>0.427027</text:p>
              </table:table-cell>
              <table:table-cell office:value-type="float" office:value="1.37969">
                <text:p>1.37969</text:p>
              </table:table-cell>
              <table:table-cell office:value-type="float" office:value="0.16368">
                <text:p>0.16368</text:p>
              </table:table-cell>
              <table:table-cell office:value-type="float" office:value="0.625">
                <text:p>0.625</text:p>
              </table:table-cell>
              <table:table-cell office:value-type="float" office:value="0.178707">
                <text:p>0.17870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0385">
                <text:p>0.180385</text:p>
              </table:table-cell>
              <table:table-cell office:value-type="float" office:value="0.65">
                <text:p>0.65</text:p>
              </table:table-cell>
              <table:table-cell office:value-type="float" office:value="0.195612">
                <text:p>0.195612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8649">
                <text:p>0.448649</text:p>
              </table:table-cell>
              <table:table-cell office:value-type="float" office:value="1.43488">
                <text:p>1.43488</text:p>
              </table:table-cell>
              <table:table-cell office:value-type="float" office:value="0.170421">
                <text:p>0.170421</text:p>
              </table:table-cell>
              <table:table-cell office:value-type="float" office:value="0.65">
                <text:p>0.65</text:p>
              </table:table-cell>
              <table:table-cell office:value-type="float" office:value="0.185864">
                <text:p>0.1858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8473">
                <text:p>0.188473</text:p>
              </table:table-cell>
              <table:table-cell office:value-type="float" office:value="0.675">
                <text:p>0.675</text:p>
              </table:table-cell>
              <table:table-cell office:value-type="float" office:value="0.202393">
                <text:p>0.202393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4865">
                <text:p>0.464865</text:p>
              </table:table-cell>
              <table:table-cell office:value-type="float" office:value="1.49007">
                <text:p>1.49007</text:p>
              </table:table-cell>
              <table:table-cell office:value-type="float" office:value="0.176796">
                <text:p>0.176796</text:p>
              </table:table-cell>
              <table:table-cell office:value-type="float" office:value="0.675">
                <text:p>0.675</text:p>
              </table:table-cell>
              <table:table-cell office:value-type="float" office:value="0.193808">
                <text:p>0.19380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7074">
                <text:p>0.197074</text:p>
              </table:table-cell>
              <table:table-cell office:value-type="float" office:value="0.7">
                <text:p>0.7</text:p>
              </table:table-cell>
              <table:table-cell office:value-type="float" office:value="0.20916">
                <text:p>0.20916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6486">
                <text:p>0.486486</text:p>
              </table:table-cell>
              <table:table-cell office:value-type="float" office:value="1.5894">
                <text:p>1.5894</text:p>
              </table:table-cell>
              <table:table-cell office:value-type="float" office:value="0.182513">
                <text:p>0.182513</text:p>
              </table:table-cell>
              <table:table-cell office:value-type="float" office:value="0.7">
                <text:p>0.7</text:p>
              </table:table-cell>
              <table:table-cell office:value-type="float" office:value="0.201552">
                <text:p>0.2015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5925">
                <text:p>0.205925</text:p>
              </table:table-cell>
              <table:table-cell office:value-type="float" office:value="0.725">
                <text:p>0.725</text:p>
              </table:table-cell>
              <table:table-cell office:value-type="float" office:value="0.216396">
                <text:p>0.216396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8108">
                <text:p>0.508108</text:p>
              </table:table-cell>
              <table:table-cell office:value-type="float" office:value="1.63907">
                <text:p>1.63907</text:p>
              </table:table-cell>
              <table:table-cell office:value-type="float" office:value="0.187881">
                <text:p>0.187881</text:p>
              </table:table-cell>
              <table:table-cell office:value-type="float" office:value="0.725">
                <text:p>0.725</text:p>
              </table:table-cell>
              <table:table-cell office:value-type="float" office:value="0.208986">
                <text:p>0.20898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457">
                <text:p>0.21457</text:p>
              </table:table-cell>
              <table:table-cell office:value-type="float" office:value="0.75">
                <text:p>0.75</text:p>
              </table:table-cell>
              <table:table-cell office:value-type="float" office:value="0.224539">
                <text:p>0.224539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18919">
                <text:p>0.518919</text:p>
              </table:table-cell>
              <table:table-cell office:value-type="float" office:value="1.68874">
                <text:p>1.68874</text:p>
              </table:table-cell>
              <table:table-cell office:value-type="float" office:value="0.193774">
                <text:p>0.193774</text:p>
              </table:table-cell>
              <table:table-cell office:value-type="float" office:value="0.75">
                <text:p>0.75</text:p>
              </table:table-cell>
              <table:table-cell office:value-type="float" office:value="0.216594">
                <text:p>0.2165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2756">
                <text:p>0.222756</text:p>
              </table:table-cell>
              <table:table-cell office:value-type="float" office:value="0.775">
                <text:p>0.775</text:p>
              </table:table-cell>
              <table:table-cell office:value-type="float" office:value="0.233038">
                <text:p>0.233038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5135">
                <text:p>0.535135</text:p>
              </table:table-cell>
              <table:table-cell office:value-type="float" office:value="1.74393">
                <text:p>1.74393</text:p>
              </table:table-cell>
              <table:table-cell office:value-type="float" office:value="0.200395">
                <text:p>0.200395</text:p>
              </table:table-cell>
              <table:table-cell office:value-type="float" office:value="0.775">
                <text:p>0.775</text:p>
              </table:table-cell>
              <table:table-cell office:value-type="float" office:value="0.224329">
                <text:p>0.224329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21">
                <text:p>0.230521</text:p>
              </table:table-cell>
              <table:table-cell office:value-type="float" office:value="0.8">
                <text:p>0.8</text:p>
              </table:table-cell>
              <table:table-cell office:value-type="float" office:value="0.241106">
                <text:p>0.241106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5946">
                <text:p>0.545946</text:p>
              </table:table-cell>
              <table:table-cell office:value-type="float" office:value="1.79912">
                <text:p>1.79912</text:p>
              </table:table-cell>
              <table:table-cell office:value-type="float" office:value="0.20767">
                <text:p>0.20767</text:p>
              </table:table-cell>
              <table:table-cell office:value-type="float" office:value="0.8">
                <text:p>0.8</text:p>
              </table:table-cell>
              <table:table-cell office:value-type="float" office:value="0.231919">
                <text:p>0.2319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817">
                <text:p>0.23817</text:p>
              </table:table-cell>
              <table:table-cell office:value-type="float" office:value="0.825">
                <text:p>0.825</text:p>
              </table:table-cell>
              <table:table-cell office:value-type="float" office:value="0.248961">
                <text:p>0.248961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2162">
                <text:p>0.562162</text:p>
              </table:table-cell>
              <table:table-cell office:value-type="float" office:value="1.8819">
                <text:p>1.8819</text:p>
              </table:table-cell>
              <table:table-cell office:value-type="float" office:value="0.215693">
                <text:p>0.215693</text:p>
              </table:table-cell>
              <table:table-cell office:value-type="float" office:value="0.825">
                <text:p>0.825</text:p>
              </table:table-cell>
              <table:table-cell office:value-type="float" office:value="0.239801">
                <text:p>0.23980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027">
                <text:p>0.246027</text:p>
              </table:table-cell>
              <table:table-cell office:value-type="float" office:value="0.85">
                <text:p>0.85</text:p>
              </table:table-cell>
              <table:table-cell office:value-type="float" office:value="0.25703">
                <text:p>0.25703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2973">
                <text:p>0.572973</text:p>
              </table:table-cell>
              <table:table-cell office:value-type="float" office:value="1.93709">
                <text:p>1.93709</text:p>
              </table:table-cell>
              <table:table-cell office:value-type="float" office:value="0.224026">
                <text:p>0.224026</text:p>
              </table:table-cell>
              <table:table-cell office:value-type="float" office:value="0.85">
                <text:p>0.85</text:p>
              </table:table-cell>
              <table:table-cell office:value-type="float" office:value="0.24851">
                <text:p>0.2485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389">
                <text:p>0.25389</text:p>
              </table:table-cell>
              <table:table-cell office:value-type="float" office:value="0.875">
                <text:p>0.875</text:p>
              </table:table-cell>
              <table:table-cell office:value-type="float" office:value="0.265041">
                <text:p>0.265041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8378">
                <text:p>0.578378</text:p>
              </table:table-cell>
              <table:table-cell office:value-type="float" office:value="1.99227">
                <text:p>1.99227</text:p>
              </table:table-cell>
              <table:table-cell office:value-type="float" office:value="0.23197">
                <text:p>0.23197</text:p>
              </table:table-cell>
              <table:table-cell office:value-type="float" office:value="0.875">
                <text:p>0.875</text:p>
              </table:table-cell>
              <table:table-cell office:value-type="float" office:value="0.25794">
                <text:p>0.2579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1431">
                <text:p>0.261431</text:p>
              </table:table-cell>
              <table:table-cell office:value-type="float" office:value="0.9">
                <text:p>0.9</text:p>
              </table:table-cell>
              <table:table-cell office:value-type="float" office:value="0.272806">
                <text:p>0.272806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4595">
                <text:p>0.594595</text:p>
              </table:table-cell>
              <table:table-cell office:value-type="float" office:value="2.07506">
                <text:p>2.07506</text:p>
              </table:table-cell>
              <table:table-cell office:value-type="float" office:value="0.240041">
                <text:p>0.240041</text:p>
              </table:table-cell>
              <table:table-cell office:value-type="float" office:value="0.9">
                <text:p>0.9</text:p>
              </table:table-cell>
              <table:table-cell office:value-type="float" office:value="0.267844">
                <text:p>0.2678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8747">
                <text:p>0.268747</text:p>
              </table:table-cell>
              <table:table-cell office:value-type="float" office:value="0.925">
                <text:p>0.925</text:p>
              </table:table-cell>
              <table:table-cell office:value-type="float" office:value="0.280357">
                <text:p>0.280357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189">
                <text:p>0.589189</text:p>
              </table:table-cell>
              <table:table-cell office:value-type="float" office:value="2.21302">
                <text:p>2.21302</text:p>
              </table:table-cell>
              <table:table-cell office:value-type="float" office:value="0.248818">
                <text:p>0.248818</text:p>
              </table:table-cell>
              <table:table-cell office:value-type="float" office:value="0.925">
                <text:p>0.925</text:p>
              </table:table-cell>
              <table:table-cell office:value-type="float" office:value="0.277795">
                <text:p>0.27779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622">
                <text:p>0.27622</text:p>
              </table:table-cell>
              <table:table-cell office:value-type="float" office:value="0.95">
                <text:p>0.95</text:p>
              </table:table-cell>
              <table:table-cell office:value-type="float" office:value="0.287936">
                <text:p>0.287936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4595">
                <text:p>0.594595</text:p>
              </table:table-cell>
              <table:table-cell office:value-type="float" office:value="2.32892">
                <text:p>2.32892</text:p>
              </table:table-cell>
              <table:table-cell office:value-type="float" office:value="0.258026">
                <text:p>0.258026</text:p>
              </table:table-cell>
              <table:table-cell office:value-type="float" office:value="0.95">
                <text:p>0.95</text:p>
              </table:table-cell>
              <table:table-cell office:value-type="float" office:value="0.287705">
                <text:p>0.2877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4339">
                <text:p>0.284339</text:p>
              </table:table-cell>
              <table:table-cell office:value-type="float" office:value="0.975">
                <text:p>0.975</text:p>
              </table:table-cell>
              <table:table-cell office:value-type="float" office:value="0.295624">
                <text:p>0.295624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4595">
                <text:p>0.594595</text:p>
              </table:table-cell>
              <table:table-cell office:value-type="float" office:value="2.40066">
                <text:p>2.40066</text:p>
              </table:table-cell>
              <table:table-cell office:value-type="float" office:value="0.267477">
                <text:p>0.267477</text:p>
              </table:table-cell>
              <table:table-cell office:value-type="float" office:value="0.975">
                <text:p>0.975</text:p>
              </table:table-cell>
              <table:table-cell office:value-type="float" office:value="0.297531">
                <text:p>0.297531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3188">
                <text:p>0.293188</text:p>
              </table:table-cell>
              <table:table-cell office:value-type="float" office:value="1">
                <text:p>1</text:p>
              </table:table-cell>
              <table:table-cell office:value-type="float" office:value="0.303277">
                <text:p>0.303277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4595">
                <text:p>0.594595</text:p>
              </table:table-cell>
              <table:table-cell office:value-type="float" office:value="2.49448">
                <text:p>2.49448</text:p>
              </table:table-cell>
              <table:table-cell office:value-type="float" office:value="0.277342">
                <text:p>0.277342</text:p>
              </table:table-cell>
              <table:table-cell office:value-type="float" office:value="1">
                <text:p>1</text:p>
              </table:table-cell>
              <table:table-cell office:value-type="float" office:value="0.306937">
                <text:p>0.306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1972">
                <text:p>0.301972</text:p>
              </table:table-cell>
              <table:table-cell office:value-type="float" office:value="1.025">
                <text:p>1.025</text:p>
              </table:table-cell>
              <table:table-cell office:value-type="float" office:value="0.310877">
                <text:p>0.310877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144">
                <text:p>0.287144</text:p>
              </table:table-cell>
              <table:table-cell office:value-type="float" office:value="1.025">
                <text:p>1.025</text:p>
              </table:table-cell>
              <table:table-cell office:value-type="float" office:value="0.31562">
                <text:p>0.315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0167">
                <text:p>0.310167</text:p>
              </table:table-cell>
              <table:table-cell office:value-type="float" office:value="1.05">
                <text:p>1.05</text:p>
              </table:table-cell>
              <table:table-cell office:value-type="float" office:value="0.318926">
                <text:p>0.318926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6115">
                <text:p>0.296115</text:p>
              </table:table-cell>
              <table:table-cell office:value-type="float" office:value="1.05">
                <text:p>1.05</text:p>
              </table:table-cell>
              <table:table-cell office:value-type="float" office:value="0.323668">
                <text:p>0.32366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8248">
                <text:p>0.318248</text:p>
              </table:table-cell>
              <table:table-cell office:value-type="float" office:value="1.075">
                <text:p>1.075</text:p>
              </table:table-cell>
              <table:table-cell office:value-type="float" office:value="0.327552">
                <text:p>0.327552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824">
                <text:p>0.303824</text:p>
              </table:table-cell>
              <table:table-cell office:value-type="float" office:value="1.075">
                <text:p>1.075</text:p>
              </table:table-cell>
              <table:table-cell office:value-type="float" office:value="0.331489">
                <text:p>0.331489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6814">
                <text:p>0.326814</text:p>
              </table:table-cell>
              <table:table-cell office:value-type="float" office:value="1.1">
                <text:p>1.1</text:p>
              </table:table-cell>
              <table:table-cell office:value-type="float" office:value="0.336126">
                <text:p>0.336126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74">
                <text:p>0.31074</text:p>
              </table:table-cell>
              <table:table-cell office:value-type="float" office:value="1.1">
                <text:p>1.1</text:p>
              </table:table-cell>
              <table:table-cell office:value-type="float" office:value="0.339278">
                <text:p>0.3392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6014">
                <text:p>0.336014</text:p>
              </table:table-cell>
              <table:table-cell office:value-type="float" office:value="1.125">
                <text:p>1.125</text:p>
              </table:table-cell>
              <table:table-cell office:value-type="float" office:value="0.344576">
                <text:p>0.344576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509">
                <text:p>0.317509</text:p>
              </table:table-cell>
              <table:table-cell office:value-type="float" office:value="1.125">
                <text:p>1.125</text:p>
              </table:table-cell>
              <table:table-cell office:value-type="float" office:value="0.346832">
                <text:p>0.34683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5623">
                <text:p>0.345623</text:p>
              </table:table-cell>
              <table:table-cell office:value-type="float" office:value="1.15">
                <text:p>1.15</text:p>
              </table:table-cell>
              <table:table-cell office:value-type="float" office:value="0.352997">
                <text:p>0.352997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455">
                <text:p>0.32455</text:p>
              </table:table-cell>
              <table:table-cell office:value-type="float" office:value="1.15">
                <text:p>1.15</text:p>
              </table:table-cell>
              <table:table-cell office:value-type="float" office:value="0.35418">
                <text:p>0.354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5454">
                <text:p>0.355454</text:p>
              </table:table-cell>
              <table:table-cell office:value-type="float" office:value="1.175">
                <text:p>1.175</text:p>
              </table:table-cell>
              <table:table-cell office:value-type="float" office:value="0.361239">
                <text:p>0.361239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278">
                <text:p>0.332278</text:p>
              </table:table-cell>
              <table:table-cell office:value-type="float" office:value="1.175">
                <text:p>1.175</text:p>
              </table:table-cell>
              <table:table-cell office:value-type="float" office:value="0.361331">
                <text:p>0.361331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5294">
                <text:p>0.365294</text:p>
              </table:table-cell>
              <table:table-cell office:value-type="float" office:value="1.2">
                <text:p>1.2</text:p>
              </table:table-cell>
              <table:table-cell office:value-type="float" office:value="0.369389">
                <text:p>0.369389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0627">
                <text:p>0.340627</text:p>
              </table:table-cell>
              <table:table-cell office:value-type="float" office:value="1.2">
                <text:p>1.2</text:p>
              </table:table-cell>
              <table:table-cell office:value-type="float" office:value="0.368118">
                <text:p>0.3681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4918">
                <text:p>0.374918</text:p>
              </table:table-cell>
              <table:table-cell office:value-type="float" office:value="1.225">
                <text:p>1.225</text:p>
              </table:table-cell>
              <table:table-cell office:value-type="float" office:value="0.377704">
                <text:p>0.377704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21">
                <text:p>0.34921</text:p>
              </table:table-cell>
              <table:table-cell office:value-type="float" office:value="1.225">
                <text:p>1.225</text:p>
              </table:table-cell>
              <table:table-cell office:value-type="float" office:value="0.374738">
                <text:p>0.37473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232">
                <text:p>0.384232</text:p>
              </table:table-cell>
              <table:table-cell office:value-type="float" office:value="1.25">
                <text:p>1.25</text:p>
              </table:table-cell>
              <table:table-cell office:value-type="float" office:value="0.386015">
                <text:p>0.386015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7922">
                <text:p>0.357922</text:p>
              </table:table-cell>
              <table:table-cell office:value-type="float" office:value="1.25">
                <text:p>1.25</text:p>
              </table:table-cell>
              <table:table-cell office:value-type="float" office:value="0.381503">
                <text:p>0.38150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3319">
                <text:p>0.393319</text:p>
              </table:table-cell>
              <table:table-cell office:value-type="float" office:value="1.275">
                <text:p>1.275</text:p>
              </table:table-cell>
              <table:table-cell office:value-type="float" office:value="0.394118">
                <text:p>0.394118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6767">
                <text:p>0.366767</text:p>
              </table:table-cell>
              <table:table-cell office:value-type="float" office:value="1.275">
                <text:p>1.275</text:p>
              </table:table-cell>
              <table:table-cell office:value-type="float" office:value="0.388377">
                <text:p>0.38837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213">
                <text:p>0.40213</text:p>
              </table:table-cell>
              <table:table-cell office:value-type="float" office:value="1.3">
                <text:p>1.3</text:p>
              </table:table-cell>
              <table:table-cell office:value-type="float" office:value="0.402117">
                <text:p>0.402117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557">
                <text:p>0.37557</text:p>
              </table:table-cell>
              <table:table-cell office:value-type="float" office:value="1.3">
                <text:p>1.3</text:p>
              </table:table-cell>
              <table:table-cell office:value-type="float" office:value="0.394982">
                <text:p>0.3949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0867">
                <text:p>0.410867</text:p>
              </table:table-cell>
              <table:table-cell office:value-type="float" office:value="1.325">
                <text:p>1.325</text:p>
              </table:table-cell>
              <table:table-cell office:value-type="float" office:value="0.410157">
                <text:p>0.410157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4408">
                <text:p>0.384408</text:p>
              </table:table-cell>
              <table:table-cell office:value-type="float" office:value="1.325">
                <text:p>1.325</text:p>
              </table:table-cell>
              <table:table-cell office:value-type="float" office:value="0.401458">
                <text:p>0.401458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9752">
                <text:p>0.419752</text:p>
              </table:table-cell>
              <table:table-cell office:value-type="float" office:value="1.35">
                <text:p>1.35</text:p>
              </table:table-cell>
              <table:table-cell office:value-type="float" office:value="0.41819">
                <text:p>0.41819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3449">
                <text:p>0.393449</text:p>
              </table:table-cell>
              <table:table-cell office:value-type="float" office:value="1.35">
                <text:p>1.35</text:p>
              </table:table-cell>
              <table:table-cell office:value-type="float" office:value="0.407886">
                <text:p>0.40788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9024">
                <text:p>0.429024</text:p>
              </table:table-cell>
              <table:table-cell office:value-type="float" office:value="1.375">
                <text:p>1.375</text:p>
              </table:table-cell>
              <table:table-cell office:value-type="float" office:value="0.426156">
                <text:p>0.426156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2347">
                <text:p>0.402347</text:p>
              </table:table-cell>
              <table:table-cell office:value-type="float" office:value="1.375">
                <text:p>1.375</text:p>
              </table:table-cell>
              <table:table-cell office:value-type="float" office:value="0.4145">
                <text:p>0.414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8853">
                <text:p>0.438853</text:p>
              </table:table-cell>
              <table:table-cell office:value-type="float" office:value="1.4">
                <text:p>1.4</text:p>
              </table:table-cell>
              <table:table-cell office:value-type="float" office:value="0.434202">
                <text:p>0.434202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1034">
                <text:p>0.411034</text:p>
              </table:table-cell>
              <table:table-cell office:value-type="float" office:value="1.4">
                <text:p>1.4</text:p>
              </table:table-cell>
              <table:table-cell office:value-type="float" office:value="0.4214">
                <text:p>0.421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8963">
                <text:p>0.448963</text:p>
              </table:table-cell>
              <table:table-cell office:value-type="float" office:value="1.425">
                <text:p>1.425</text:p>
              </table:table-cell>
              <table:table-cell office:value-type="float" office:value="0.442081">
                <text:p>0.442081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954">
                <text:p>0.41954</text:p>
              </table:table-cell>
              <table:table-cell office:value-type="float" office:value="1.425">
                <text:p>1.425</text:p>
              </table:table-cell>
              <table:table-cell office:value-type="float" office:value="0.428526">
                <text:p>0.428526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8806">
                <text:p>0.458806</text:p>
              </table:table-cell>
              <table:table-cell office:value-type="float" office:value="1.45">
                <text:p>1.45</text:p>
              </table:table-cell>
              <table:table-cell office:value-type="float" office:value="0.449712">
                <text:p>0.449712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7981">
                <text:p>0.427981</text:p>
              </table:table-cell>
              <table:table-cell office:value-type="float" office:value="1.45">
                <text:p>1.45</text:p>
              </table:table-cell>
              <table:table-cell office:value-type="float" office:value="0.435724">
                <text:p>0.43572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8398">
                <text:p>0.468398</text:p>
              </table:table-cell>
              <table:table-cell office:value-type="float" office:value="1.475">
                <text:p>1.475</text:p>
              </table:table-cell>
              <table:table-cell office:value-type="float" office:value="0.457004">
                <text:p>0.457004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6377">
                <text:p>0.436377</text:p>
              </table:table-cell>
              <table:table-cell office:value-type="float" office:value="1.475">
                <text:p>1.475</text:p>
              </table:table-cell>
              <table:table-cell office:value-type="float" office:value="0.442658">
                <text:p>0.442658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8034">
                <text:p>0.478034</text:p>
              </table:table-cell>
              <table:table-cell office:value-type="float" office:value="1.5">
                <text:p>1.5</text:p>
              </table:table-cell>
              <table:table-cell office:value-type="float" office:value="0.464083">
                <text:p>0.464083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4908">
                <text:p>0.444908</text:p>
              </table:table-cell>
              <table:table-cell office:value-type="float" office:value="1.5">
                <text:p>1.5</text:p>
              </table:table-cell>
              <table:table-cell office:value-type="float" office:value="0.449287">
                <text:p>0.44928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7439">
                <text:p>0.487439</text:p>
              </table:table-cell>
              <table:table-cell office:value-type="float" office:value="1.525">
                <text:p>1.525</text:p>
              </table:table-cell>
              <table:table-cell office:value-type="float" office:value="0.471284">
                <text:p>0.471284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3485">
                <text:p>0.453485</text:p>
              </table:table-cell>
              <table:table-cell office:value-type="float" office:value="1.525">
                <text:p>1.525</text:p>
              </table:table-cell>
              <table:table-cell office:value-type="float" office:value="0.455694">
                <text:p>0.455694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6559">
                <text:p>0.496559</text:p>
              </table:table-cell>
              <table:table-cell office:value-type="float" office:value="1.55">
                <text:p>1.55</text:p>
              </table:table-cell>
              <table:table-cell office:value-type="float" office:value="0.478553">
                <text:p>0.478553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1958">
                <text:p>0.461958</text:p>
              </table:table-cell>
              <table:table-cell office:value-type="float" office:value="1.55">
                <text:p>1.55</text:p>
              </table:table-cell>
              <table:table-cell office:value-type="float" office:value="0.461867">
                <text:p>0.46186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5596">
                <text:p>0.505596</text:p>
              </table:table-cell>
              <table:table-cell office:value-type="float" office:value="1.575">
                <text:p>1.575</text:p>
              </table:table-cell>
              <table:table-cell office:value-type="float" office:value="0.485787">
                <text:p>0.485787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0206">
                <text:p>0.470206</text:p>
              </table:table-cell>
              <table:table-cell office:value-type="float" office:value="1.575">
                <text:p>1.575</text:p>
              </table:table-cell>
              <table:table-cell office:value-type="float" office:value="0.46777">
                <text:p>0.46777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4443">
                <text:p>0.514443</text:p>
              </table:table-cell>
              <table:table-cell office:value-type="float" office:value="1.6">
                <text:p>1.6</text:p>
              </table:table-cell>
              <table:table-cell office:value-type="float" office:value="0.492894">
                <text:p>0.492894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8419">
                <text:p>0.478419</text:p>
              </table:table-cell>
              <table:table-cell office:value-type="float" office:value="1.6">
                <text:p>1.6</text:p>
              </table:table-cell>
              <table:table-cell office:value-type="float" office:value="0.473518">
                <text:p>0.47351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3088">
                <text:p>0.523088</text:p>
              </table:table-cell>
              <table:table-cell office:value-type="float" office:value="1.625">
                <text:p>1.625</text:p>
              </table:table-cell>
              <table:table-cell office:value-type="float" office:value="0.499923">
                <text:p>0.499923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6647">
                <text:p>0.486647</text:p>
              </table:table-cell>
              <table:table-cell office:value-type="float" office:value="1.625">
                <text:p>1.625</text:p>
              </table:table-cell>
              <table:table-cell office:value-type="float" office:value="0.479086">
                <text:p>0.47908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1946">
                <text:p>0.531946</text:p>
              </table:table-cell>
              <table:table-cell office:value-type="float" office:value="1.65">
                <text:p>1.65</text:p>
              </table:table-cell>
              <table:table-cell office:value-type="float" office:value="0.506946">
                <text:p>0.506946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4548">
                <text:p>0.494548</text:p>
              </table:table-cell>
              <table:table-cell office:value-type="float" office:value="1.65">
                <text:p>1.65</text:p>
              </table:table-cell>
              <table:table-cell office:value-type="float" office:value="0.484265">
                <text:p>0.4842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1197">
                <text:p>0.541197</text:p>
              </table:table-cell>
              <table:table-cell office:value-type="float" office:value="1.675">
                <text:p>1.675</text:p>
              </table:table-cell>
              <table:table-cell office:value-type="float" office:value="0.513933">
                <text:p>0.513933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2192">
                <text:p>0.502192</text:p>
              </table:table-cell>
              <table:table-cell office:value-type="float" office:value="1.675">
                <text:p>1.675</text:p>
              </table:table-cell>
              <table:table-cell office:value-type="float" office:value="0.488988">
                <text:p>0.488988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0558">
                <text:p>0.550558</text:p>
              </table:table-cell>
              <table:table-cell office:value-type="float" office:value="1.7">
                <text:p>1.7</text:p>
              </table:table-cell>
              <table:table-cell office:value-type="float" office:value="0.520909">
                <text:p>0.520909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9694">
                <text:p>0.509694</text:p>
              </table:table-cell>
              <table:table-cell office:value-type="float" office:value="1.7">
                <text:p>1.7</text:p>
              </table:table-cell>
              <table:table-cell office:value-type="float" office:value="0.49319">
                <text:p>0.4931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9747">
                <text:p>0.559747</text:p>
              </table:table-cell>
              <table:table-cell office:value-type="float" office:value="1.725">
                <text:p>1.725</text:p>
              </table:table-cell>
              <table:table-cell office:value-type="float" office:value="0.527839">
                <text:p>0.527839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1696">
                <text:p>0.51696</text:p>
              </table:table-cell>
              <table:table-cell office:value-type="float" office:value="1.725">
                <text:p>1.725</text:p>
              </table:table-cell>
              <table:table-cell office:value-type="float" office:value="0.497099">
                <text:p>0.497099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8963">
                <text:p>0.568963</text:p>
              </table:table-cell>
              <table:table-cell office:value-type="float" office:value="1.75">
                <text:p>1.75</text:p>
              </table:table-cell>
              <table:table-cell office:value-type="float" office:value="0.534714">
                <text:p>0.534714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23721">
                <text:p>0.523721</text:p>
              </table:table-cell>
              <table:table-cell office:value-type="float" office:value="1.75">
                <text:p>1.75</text:p>
              </table:table-cell>
              <table:table-cell office:value-type="float" office:value="0.501196">
                <text:p>0.50119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8245">
                <text:p>0.578245</text:p>
              </table:table-cell>
              <table:table-cell office:value-type="float" office:value="1.775">
                <text:p>1.775</text:p>
              </table:table-cell>
              <table:table-cell office:value-type="float" office:value="0.541636">
                <text:p>0.541636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29858">
                <text:p>0.529858</text:p>
              </table:table-cell>
              <table:table-cell office:value-type="float" office:value="1.775">
                <text:p>1.775</text:p>
              </table:table-cell>
              <table:table-cell office:value-type="float" office:value="0.505469">
                <text:p>0.505469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7611">
                <text:p>0.587611</text:p>
              </table:table-cell>
              <table:table-cell office:value-type="float" office:value="1.8">
                <text:p>1.8</text:p>
              </table:table-cell>
              <table:table-cell office:value-type="float" office:value="0.548526">
                <text:p>0.548526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556">
                <text:p>0.53556</text:p>
              </table:table-cell>
              <table:table-cell office:value-type="float" office:value="1.8">
                <text:p>1.8</text:p>
              </table:table-cell>
              <table:table-cell office:value-type="float" office:value="0.509507">
                <text:p>0.5095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7248">
                <text:p>0.597248</text:p>
              </table:table-cell>
              <table:table-cell office:value-type="float" office:value="1.825">
                <text:p>1.825</text:p>
              </table:table-cell>
              <table:table-cell office:value-type="float" office:value="0.55556">
                <text:p>0.55556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1">
                <text:p>0.541</text:p>
              </table:table-cell>
              <table:table-cell office:value-type="float" office:value="1.825">
                <text:p>1.825</text:p>
              </table:table-cell>
              <table:table-cell office:value-type="float" office:value="0.513238">
                <text:p>0.513238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6978">
                <text:p>0.606978</text:p>
              </table:table-cell>
              <table:table-cell office:value-type="float" office:value="1.85">
                <text:p>1.85</text:p>
              </table:table-cell>
              <table:table-cell office:value-type="float" office:value="0.562638">
                <text:p>0.562638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6448">
                <text:p>0.546448</text:p>
              </table:table-cell>
              <table:table-cell office:value-type="float" office:value="1.85">
                <text:p>1.85</text:p>
              </table:table-cell>
              <table:table-cell office:value-type="float" office:value="0.516445">
                <text:p>0.51644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6457">
                <text:p>0.616457</text:p>
              </table:table-cell>
              <table:table-cell office:value-type="float" office:value="1.875">
                <text:p>1.875</text:p>
              </table:table-cell>
              <table:table-cell office:value-type="float" office:value="0.569388">
                <text:p>0.569388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2346">
                <text:p>0.552346</text:p>
              </table:table-cell>
              <table:table-cell office:value-type="float" office:value="1.875">
                <text:p>1.875</text:p>
              </table:table-cell>
              <table:table-cell office:value-type="float" office:value="0.519434">
                <text:p>0.51943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5549">
                <text:p>0.625549</text:p>
              </table:table-cell>
              <table:table-cell office:value-type="float" office:value="1.9">
                <text:p>1.9</text:p>
              </table:table-cell>
              <table:table-cell office:value-type="float" office:value="0.575838">
                <text:p>0.575838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8517">
                <text:p>0.558517</text:p>
              </table:table-cell>
              <table:table-cell office:value-type="float" office:value="1.9">
                <text:p>1.9</text:p>
              </table:table-cell>
              <table:table-cell office:value-type="float" office:value="0.522374">
                <text:p>0.5223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4381">
                <text:p>0.634381</text:p>
              </table:table-cell>
              <table:table-cell office:value-type="float" office:value="1.925">
                <text:p>1.925</text:p>
              </table:table-cell>
              <table:table-cell office:value-type="float" office:value="0.582139">
                <text:p>0.58213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4262">
                <text:p>0.564262</text:p>
              </table:table-cell>
              <table:table-cell office:value-type="float" office:value="1.925">
                <text:p>1.925</text:p>
              </table:table-cell>
              <table:table-cell office:value-type="float" office:value="0.525112">
                <text:p>0.525112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3146">
                <text:p>0.643146</text:p>
              </table:table-cell>
              <table:table-cell office:value-type="float" office:value="1.95">
                <text:p>1.95</text:p>
              </table:table-cell>
              <table:table-cell office:value-type="float" office:value="0.587911">
                <text:p>0.587911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9088">
                <text:p>0.569088</text:p>
              </table:table-cell>
              <table:table-cell office:value-type="float" office:value="1.95">
                <text:p>1.95</text:p>
              </table:table-cell>
              <table:table-cell office:value-type="float" office:value="0.527405">
                <text:p>0.5274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1703">
                <text:p>0.651703</text:p>
              </table:table-cell>
              <table:table-cell office:value-type="float" office:value="1.975">
                <text:p>1.975</text:p>
              </table:table-cell>
              <table:table-cell office:value-type="float" office:value="0.59316">
                <text:p>0.59316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2977">
                <text:p>0.572977</text:p>
              </table:table-cell>
              <table:table-cell office:value-type="float" office:value="1.975">
                <text:p>1.975</text:p>
              </table:table-cell>
              <table:table-cell office:value-type="float" office:value="0.529544">
                <text:p>0.529544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9813">
                <text:p>0.659813</text:p>
              </table:table-cell>
              <table:table-cell office:value-type="float" office:value="2">
                <text:p>2</text:p>
              </table:table-cell>
              <table:table-cell office:value-type="float" office:value="0.598319">
                <text:p>0.598319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6156">
                <text:p>0.576156</text:p>
              </table:table-cell>
              <table:table-cell office:value-type="float" office:value="2">
                <text:p>2</text:p>
              </table:table-cell>
              <table:table-cell office:value-type="float" office:value="0.53174">
                <text:p>0.53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7406">
                <text:p>0.667406</text:p>
              </table:table-cell>
              <table:table-cell office:value-type="float" office:value="2.025">
                <text:p>2.025</text:p>
              </table:table-cell>
              <table:table-cell office:value-type="float" office:value="0.603529">
                <text:p>0.603529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8873">
                <text:p>0.578873</text:p>
              </table:table-cell>
              <table:table-cell office:value-type="float" office:value="2.025">
                <text:p>2.025</text:p>
              </table:table-cell>
              <table:table-cell office:value-type="float" office:value="0.533825">
                <text:p>0.53382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4413">
                <text:p>0.674413</text:p>
              </table:table-cell>
              <table:table-cell office:value-type="float" office:value="2.05">
                <text:p>2.05</text:p>
              </table:table-cell>
              <table:table-cell office:value-type="float" office:value="0.608635">
                <text:p>0.608635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1122">
                <text:p>0.581122</text:p>
              </table:table-cell>
              <table:table-cell office:value-type="float" office:value="2.05">
                <text:p>2.05</text:p>
              </table:table-cell>
              <table:table-cell office:value-type="float" office:value="0.535763">
                <text:p>0.53576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0841">
                <text:p>0.680841</text:p>
              </table:table-cell>
              <table:table-cell office:value-type="float" office:value="2.075">
                <text:p>2.075</text:p>
              </table:table-cell>
              <table:table-cell office:value-type="float" office:value="0.613797">
                <text:p>0.61379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2959">
                <text:p>0.582959</text:p>
              </table:table-cell>
              <table:table-cell office:value-type="float" office:value="2.075">
                <text:p>2.075</text:p>
              </table:table-cell>
              <table:table-cell office:value-type="float" office:value="0.537419">
                <text:p>0.537419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697">
                <text:p>0.68697</text:p>
              </table:table-cell>
              <table:table-cell office:value-type="float" office:value="2.1">
                <text:p>2.1</text:p>
              </table:table-cell>
              <table:table-cell office:value-type="float" office:value="0.619054">
                <text:p>0.619054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4577">
                <text:p>0.584577</text:p>
              </table:table-cell>
              <table:table-cell office:value-type="float" office:value="2.1">
                <text:p>2.1</text:p>
              </table:table-cell>
              <table:table-cell office:value-type="float" office:value="0.538761">
                <text:p>0.53876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2576">
                <text:p>0.692576</text:p>
              </table:table-cell>
              <table:table-cell office:value-type="float" office:value="2.125">
                <text:p>2.125</text:p>
              </table:table-cell>
              <table:table-cell office:value-type="float" office:value="0.623984">
                <text:p>0.623984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6027">
                <text:p>0.586027</text:p>
              </table:table-cell>
              <table:table-cell office:value-type="float" office:value="2.125">
                <text:p>2.125</text:p>
              </table:table-cell>
              <table:table-cell office:value-type="float" office:value="0.539779">
                <text:p>0.53977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97278">
                <text:p>0.697278</text:p>
              </table:table-cell>
              <table:table-cell office:value-type="float" office:value="2.15">
                <text:p>2.15</text:p>
              </table:table-cell>
              <table:table-cell office:value-type="float" office:value="0.628271">
                <text:p>0.628271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7341">
                <text:p>0.587341</text:p>
              </table:table-cell>
              <table:table-cell office:value-type="float" office:value="2.15">
                <text:p>2.15</text:p>
              </table:table-cell>
              <table:table-cell office:value-type="float" office:value="0.540509">
                <text:p>0.54050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1209">
                <text:p>0.701209</text:p>
              </table:table-cell>
              <table:table-cell office:value-type="float" office:value="2.175">
                <text:p>2.175</text:p>
              </table:table-cell>
              <table:table-cell office:value-type="float" office:value="0.631952">
                <text:p>0.631952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8411">
                <text:p>0.588411</text:p>
              </table:table-cell>
              <table:table-cell office:value-type="float" office:value="2.175">
                <text:p>2.175</text:p>
              </table:table-cell>
              <table:table-cell office:value-type="float" office:value="0.541033">
                <text:p>0.541033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4756">
                <text:p>0.704756</text:p>
              </table:table-cell>
              <table:table-cell office:value-type="float" office:value="2.2">
                <text:p>2.2</text:p>
              </table:table-cell>
              <table:table-cell office:value-type="float" office:value="0.63519">
                <text:p>0.63519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117">
                <text:p>0.589117</text:p>
              </table:table-cell>
              <table:table-cell office:value-type="float" office:value="2.2">
                <text:p>2.2</text:p>
              </table:table-cell>
              <table:table-cell office:value-type="float" office:value="0.541341">
                <text:p>0.54134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8251">
                <text:p>0.708251</text:p>
              </table:table-cell>
              <table:table-cell office:value-type="float" office:value="2.225">
                <text:p>2.225</text:p>
              </table:table-cell>
              <table:table-cell office:value-type="float" office:value="0.638338">
                <text:p>0.638338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604">
                <text:p>0.589604</text:p>
              </table:table-cell>
              <table:table-cell office:value-type="float" office:value="2.225">
                <text:p>2.225</text:p>
              </table:table-cell>
              <table:table-cell office:value-type="float" office:value="0.541644">
                <text:p>0.541644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12055">
                <text:p>0.712055</text:p>
              </table:table-cell>
              <table:table-cell office:value-type="float" office:value="2.25">
                <text:p>2.25</text:p>
              </table:table-cell>
              <table:table-cell office:value-type="float" office:value="0.641461">
                <text:p>0.641461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929">
                <text:p>0.589929</text:p>
              </table:table-cell>
              <table:table-cell office:value-type="float" office:value="2.25">
                <text:p>2.25</text:p>
              </table:table-cell>
              <table:table-cell office:value-type="float" office:value="0.542223">
                <text:p>0.54222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6178">
                <text:p>0.716178</text:p>
              </table:table-cell>
              <table:table-cell office:value-type="float" office:value="2.275">
                <text:p>2.275</text:p>
              </table:table-cell>
              <table:table-cell office:value-type="float" office:value="0.644222">
                <text:p>0.644222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972">
                <text:p>0.589972</text:p>
              </table:table-cell>
              <table:table-cell office:value-type="float" office:value="2.275">
                <text:p>2.275</text:p>
              </table:table-cell>
              <table:table-cell office:value-type="float" office:value="0.543062">
                <text:p>0.543062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0312">
                <text:p>0.720312</text:p>
              </table:table-cell>
              <table:table-cell office:value-type="float" office:value="2.3">
                <text:p>2.3</text:p>
              </table:table-cell>
              <table:table-cell office:value-type="float" office:value="0.64657">
                <text:p>0.64657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802">
                <text:p>0.589802</text:p>
              </table:table-cell>
              <table:table-cell office:value-type="float" office:value="2.3">
                <text:p>2.3</text:p>
              </table:table-cell>
              <table:table-cell office:value-type="float" office:value="0.54376">
                <text:p>0.5437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4074">
                <text:p>0.724074</text:p>
              </table:table-cell>
              <table:table-cell office:value-type="float" office:value="2.325">
                <text:p>2.325</text:p>
              </table:table-cell>
              <table:table-cell office:value-type="float" office:value="0.648556">
                <text:p>0.648556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444">
                <text:p>0.589444</text:p>
              </table:table-cell>
              <table:table-cell office:value-type="float" office:value="2.325">
                <text:p>2.325</text:p>
              </table:table-cell>
              <table:table-cell office:value-type="float" office:value="0.544151">
                <text:p>0.544151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7219">
                <text:p>0.727219</text:p>
              </table:table-cell>
              <table:table-cell office:value-type="float" office:value="2.35">
                <text:p>2.35</text:p>
              </table:table-cell>
              <table:table-cell office:value-type="float" office:value="0.650103">
                <text:p>0.650103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8966">
                <text:p>0.588966</text:p>
              </table:table-cell>
              <table:table-cell office:value-type="float" office:value="2.35">
                <text:p>2.35</text:p>
              </table:table-cell>
              <table:table-cell office:value-type="float" office:value="0.544482">
                <text:p>0.54448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9895">
                <text:p>0.729895</text:p>
              </table:table-cell>
              <table:table-cell office:value-type="float" office:value="2.375">
                <text:p>2.375</text:p>
              </table:table-cell>
              <table:table-cell office:value-type="float" office:value="0.651236">
                <text:p>0.651236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8324">
                <text:p>0.588324</text:p>
              </table:table-cell>
              <table:table-cell office:value-type="float" office:value="2.375">
                <text:p>2.375</text:p>
              </table:table-cell>
              <table:table-cell office:value-type="float" office:value="0.544895">
                <text:p>0.54489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23">
                <text:p>0.7323</text:p>
              </table:table-cell>
              <table:table-cell office:value-type="float" office:value="2.4">
                <text:p>2.4</text:p>
              </table:table-cell>
              <table:table-cell office:value-type="float" office:value="0.651988">
                <text:p>0.651988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7443">
                <text:p>0.587443</text:p>
              </table:table-cell>
              <table:table-cell office:value-type="float" office:value="2.4">
                <text:p>2.4</text:p>
              </table:table-cell>
              <table:table-cell office:value-type="float" office:value="0.545464">
                <text:p>0.54546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4524">
                <text:p>0.734524</text:p>
              </table:table-cell>
              <table:table-cell office:value-type="float" office:value="2.425">
                <text:p>2.425</text:p>
              </table:table-cell>
              <table:table-cell office:value-type="float" office:value="0.65257">
                <text:p>0.65257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6629">
                <text:p>0.586629</text:p>
              </table:table-cell>
              <table:table-cell office:value-type="float" office:value="2.425">
                <text:p>2.425</text:p>
              </table:table-cell>
              <table:table-cell office:value-type="float" office:value="0.545861">
                <text:p>0.545861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36574">
                <text:p>0.736574</text:p>
              </table:table-cell>
              <table:table-cell office:value-type="float" office:value="2.45">
                <text:p>2.45</text:p>
              </table:table-cell>
              <table:table-cell office:value-type="float" office:value="0.652978">
                <text:p>0.652978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612">
                <text:p>0.58612</text:p>
              </table:table-cell>
              <table:table-cell office:value-type="float" office:value="2.45">
                <text:p>2.45</text:p>
              </table:table-cell>
              <table:table-cell office:value-type="float" office:value="0.546067">
                <text:p>0.5460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8284">
                <text:p>0.738284</text:p>
              </table:table-cell>
              <table:table-cell office:value-type="float" office:value="2.475">
                <text:p>2.475</text:p>
              </table:table-cell>
              <table:table-cell office:value-type="float" office:value="0.653255">
                <text:p>0.653255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5771">
                <text:p>0.585771</text:p>
              </table:table-cell>
              <table:table-cell office:value-type="float" office:value="2.475">
                <text:p>2.475</text:p>
              </table:table-cell>
              <table:table-cell office:value-type="float" office:value="0.546107">
                <text:p>0.546107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9551">
                <text:p>0.739551</text:p>
              </table:table-cell>
              <table:table-cell office:value-type="float" office:value="2.5">
                <text:p>2.5</text:p>
              </table:table-cell>
              <table:table-cell office:value-type="float" office:value="0.653491">
                <text:p>0.653491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5458">
                <text:p>0.585458</text:p>
              </table:table-cell>
              <table:table-cell office:value-type="float" office:value="2.5">
                <text:p>2.5</text:p>
              </table:table-cell>
              <table:table-cell office:value-type="float" office:value="0.546085">
                <text:p>0.54608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R4:Sheet1.R104 Sheet1.A4:Sheet1.A104 Sheet1.F4:Sheet1.F12 Sheet1.T17:Sheet1.T61" svg:x="0.013cm" svg:y="0.179cm" svg:width="5.265cm" svg:height="8.642cm">
          <chart:axis chart:dimension="x" chart:name="primary-x" chart:style-name="ch3">
            <chart:title svg:x="2.574cm" svg:y="8.19cm" chart:style-name="ch4">
              <text:p>v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4:Sheet1.A104" chart:class="chart:scatter">
            <chart:domain table:cell-range-address="Sheet1.R4:Sheet1.R104"/>
            <chart:data-point chart:repeated="101"/>
          </chart:series>
          <chart:series chart:style-name="ch9" chart:values-cell-range-address="Sheet1.A4:Sheet1.A104" chart:class="chart:scatter">
            <chart:domain table:cell-range-address="Sheet1.S4:Sheet1.S104"/>
            <chart:data-point chart:repeated="101"/>
          </chart:series>
          <chart:series chart:style-name="ch10" chart:values-cell-range-address="Sheet1.F4:Sheet1.F12" chart:class="chart:scatter">
            <chart:domain table:cell-range-address="Sheet1.U4:Sheet1.U12"/>
            <chart:data-point chart:repeated="9"/>
          </chart:series>
          <chart:series chart:style-name="ch11" chart:values-cell-range-address="Sheet1.T17:Sheet1.T61" chart:class="chart:scatter">
            <chart:domain table:cell-range-address="Sheet1.U17:Sheet1.U61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  <table:table-cell office:value-type="string">
                <text:p>Column F</text:p>
              </table:table-cell>
              <table:table-cell office:value-type="string">
                <text:p>Column U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R4:Sheet1.R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">
                <text:p text:id="Sheet1.S4:Sheet1.S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.222826">
                <text:p text:id="Sheet1.U4:Sheet1.U12">0.222826</text:p>
              </table:table-cell>
              <table:table-cell office:value-type="float" office:value="0.706984">
                <text:p text:id="Sheet1.F4:Sheet1.F12">0.706984</text:p>
              </table:table-cell>
              <table:table-cell office:value-type="float" office:value="0.00543478">
                <text:p text:id="Sheet1.U17:Sheet1.U61">0.00543478</text:p>
              </table:table-cell>
              <table:table-cell office:value-type="float" office:value="0.00551876">
                <text:p text:id="Sheet1.T17:Sheet1.T61">0.00551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04967">
                <text:p>0.00504967</text:p>
              </table:table-cell>
              <table:table-cell office:value-type="float" office:value="0.025">
                <text:p>0.025</text:p>
              </table:table-cell>
              <table:table-cell office:value-type="float" office:value="0.00495869">
                <text:p>0.00495869</text:p>
              </table:table-cell>
              <table:table-cell office:value-type="float" office:value="0.025">
                <text:p>0.025</text:p>
              </table:table-cell>
              <table:table-cell office:value-type="float" office:value="0.266304">
                <text:p>0.266304</text:p>
              </table:table-cell>
              <table:table-cell office:value-type="float" office:value="1.00526">
                <text:p>1.00526</text:p>
              </table:table-cell>
              <table:table-cell office:value-type="float" office:value="0.0271739">
                <text:p>0.0271739</text:p>
              </table:table-cell>
              <table:table-cell office:value-type="float" office:value="0.0275938">
                <text:p>0.0275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1166">
                <text:p>0.0271166</text:p>
              </table:table-cell>
              <table:table-cell office:value-type="float" office:value="0.05">
                <text:p>0.05</text:p>
              </table:table-cell>
              <table:table-cell office:value-type="float" office:value="0.027459">
                <text:p>0.027459</text:p>
              </table:table-cell>
              <table:table-cell office:value-type="float" office:value="0.05">
                <text:p>0.05</text:p>
              </table:table-cell>
              <table:table-cell office:value-type="float" office:value="0.342391">
                <text:p>0.342391</text:p>
              </table:table-cell>
              <table:table-cell office:value-type="float" office:value="1.30911">
                <text:p>1.30911</text:p>
              </table:table-cell>
              <table:table-cell office:value-type="float" office:value="0.0652174">
                <text:p>0.0652174</text:p>
              </table:table-cell>
              <table:table-cell office:value-type="float" office:value="0.0662252">
                <text:p>0.0662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5247">
                <text:p>0.0535247</text:p>
              </table:table-cell>
              <table:table-cell office:value-type="float" office:value="0.075">
                <text:p>0.075</text:p>
              </table:table-cell>
              <table:table-cell office:value-type="float" office:value="0.0550427">
                <text:p>0.0550427</text:p>
              </table:table-cell>
              <table:table-cell office:value-type="float" office:value="0.075">
                <text:p>0.075</text:p>
              </table:table-cell>
              <table:table-cell office:value-type="float" office:value="0.413043">
                <text:p>0.413043</text:p>
              </table:table-cell>
              <table:table-cell office:value-type="float" office:value="1.61329">
                <text:p>1.61329</text:p>
              </table:table-cell>
              <table:table-cell office:value-type="float" office:value="0.0978261">
                <text:p>0.0978261</text:p>
              </table:table-cell>
              <table:table-cell office:value-type="float" office:value="0.110375">
                <text:p>0.110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6837">
                <text:p>0.0756837</text:p>
              </table:table-cell>
              <table:table-cell office:value-type="float" office:value="0.1">
                <text:p>0.1</text:p>
              </table:table-cell>
              <table:table-cell office:value-type="float" office:value="0.0791286">
                <text:p>0.0791286</text:p>
              </table:table-cell>
              <table:table-cell office:value-type="float" office:value="0.1">
                <text:p>0.1</text:p>
              </table:table-cell>
              <table:table-cell office:value-type="float" office:value="0.456522">
                <text:p>0.456522</text:p>
              </table:table-cell>
              <table:table-cell office:value-type="float" office:value="1.90729">
                <text:p>1.90729</text:p>
              </table:table-cell>
              <table:table-cell office:value-type="float" office:value="0.119565">
                <text:p>0.119565</text:p>
              </table:table-cell>
              <table:table-cell office:value-type="float" office:value="0.160044">
                <text:p>0.160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9143">
                <text:p>0.0939143</text:p>
              </table:table-cell>
              <table:table-cell office:value-type="float" office:value="0.125">
                <text:p>0.125</text:p>
              </table:table-cell>
              <table:table-cell office:value-type="float" office:value="0.100375">
                <text:p>0.100375</text:p>
              </table:table-cell>
              <table:table-cell office:value-type="float" office:value="0.125">
                <text:p>0.125</text:p>
              </table:table-cell>
              <table:table-cell office:value-type="float" office:value="0.483696">
                <text:p>0.483696</text:p>
              </table:table-cell>
              <table:table-cell office:value-type="float" office:value="2.20671">
                <text:p>2.20671</text:p>
              </table:table-cell>
              <table:table-cell office:value-type="float" office:value="0.141304">
                <text:p>0.141304</text:p>
              </table:table-cell>
              <table:table-cell office:value-type="float" office:value="0.209713">
                <text:p>0.209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323">
                <text:p>0.107323</text:p>
              </table:table-cell>
              <table:table-cell office:value-type="float" office:value="0.15">
                <text:p>0.15</text:p>
              </table:table-cell>
              <table:table-cell office:value-type="float" office:value="0.117777">
                <text:p>0.117777</text:p>
              </table:table-cell>
              <table:table-cell office:value-type="float" office:value="0.15">
                <text:p>0.15</text:p>
              </table:table-cell>
              <table:table-cell office:value-type="float" office:value="0.51087">
                <text:p>0.51087</text:p>
              </table:table-cell>
              <table:table-cell office:value-type="float" office:value="2.5">
                <text:p>2.5</text:p>
              </table:table-cell>
              <table:table-cell office:value-type="float" office:value="0.157609">
                <text:p>0.157609</text:p>
              </table:table-cell>
              <table:table-cell office:value-type="float" office:value="0.264901">
                <text:p>0.264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036">
                <text:p>0.118036</text:p>
              </table:table-cell>
              <table:table-cell office:value-type="float" office:value="0.175">
                <text:p>0.175</text:p>
              </table:table-cell>
              <table:table-cell office:value-type="float" office:value="0.132517">
                <text:p>0.132517</text:p>
              </table:table-cell>
              <table:table-cell office:value-type="float" office:value="0.175">
                <text:p>0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68478">
                <text:p>0.168478</text:p>
              </table:table-cell>
              <table:table-cell office:value-type="float" office:value="0.31457">
                <text:p>0.31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6546">
                <text:p>0.126546</text:p>
              </table:table-cell>
              <table:table-cell office:value-type="float" office:value="0.2">
                <text:p>0.2</text:p>
              </table:table-cell>
              <table:table-cell office:value-type="float" office:value="0.144581">
                <text:p>0.144581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4783">
                <text:p>0.184783</text:p>
              </table:table-cell>
              <table:table-cell office:value-type="float" office:value="0.369757">
                <text:p>0.369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3864">
                <text:p>0.133864</text:p>
              </table:table-cell>
              <table:table-cell office:value-type="float" office:value="0.225">
                <text:p>0.225</text:p>
              </table:table-cell>
              <table:table-cell office:value-type="float" office:value="0.154864">
                <text:p>0.154864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5652">
                <text:p>0.195652</text:p>
              </table:table-cell>
              <table:table-cell office:value-type="float" office:value="0.424945">
                <text:p>0.424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0102">
                <text:p>0.140102</text:p>
              </table:table-cell>
              <table:table-cell office:value-type="float" office:value="0.25">
                <text:p>0.25</text:p>
              </table:table-cell>
              <table:table-cell office:value-type="float" office:value="0.163414">
                <text:p>0.163414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6522">
                <text:p>0.206522</text:p>
              </table:table-cell>
              <table:table-cell office:value-type="float" office:value="0.480132">
                <text:p>0.480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5744">
                <text:p>0.145744</text:p>
              </table:table-cell>
              <table:table-cell office:value-type="float" office:value="0.275">
                <text:p>0.275</text:p>
              </table:table-cell>
              <table:table-cell office:value-type="float" office:value="0.170599">
                <text:p>0.170599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1957">
                <text:p>0.211957</text:p>
              </table:table-cell>
              <table:table-cell office:value-type="float" office:value="0.53532">
                <text:p>0.5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0815">
                <text:p>0.150815</text:p>
              </table:table-cell>
              <table:table-cell office:value-type="float" office:value="0.3">
                <text:p>0.3</text:p>
              </table:table-cell>
              <table:table-cell office:value-type="float" office:value="0.176518">
                <text:p>0.176518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8261">
                <text:p>0.228261</text:p>
              </table:table-cell>
              <table:table-cell office:value-type="float" office:value="0.656733">
                <text:p>0.656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5593">
                <text:p>0.155593</text:p>
              </table:table-cell>
              <table:table-cell office:value-type="float" office:value="0.325">
                <text:p>0.325</text:p>
              </table:table-cell>
              <table:table-cell office:value-type="float" office:value="0.181719">
                <text:p>0.181719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087">
                <text:p>0.26087</text:p>
              </table:table-cell>
              <table:table-cell office:value-type="float" office:value="0.800221">
                <text:p>0.800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9801">
                <text:p>0.159801</text:p>
              </table:table-cell>
              <table:table-cell office:value-type="float" office:value="0.35">
                <text:p>0.35</text:p>
              </table:table-cell>
              <table:table-cell office:value-type="float" office:value="0.186045">
                <text:p>0.186045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1739">
                <text:p>0.271739</text:p>
              </table:table-cell>
              <table:table-cell office:value-type="float" office:value="0.855408">
                <text:p>0.855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3375">
                <text:p>0.163375</text:p>
              </table:table-cell>
              <table:table-cell office:value-type="float" office:value="0.375">
                <text:p>0.375</text:p>
              </table:table-cell>
              <table:table-cell office:value-type="float" office:value="0.189735">
                <text:p>0.189735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478">
                <text:p>0.293478</text:p>
              </table:table-cell>
              <table:table-cell office:value-type="float" office:value="0.98234">
                <text:p>0.98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722">
                <text:p>0.166722</text:p>
              </table:table-cell>
              <table:table-cell office:value-type="float" office:value="0.4">
                <text:p>0.4</text:p>
              </table:table-cell>
              <table:table-cell office:value-type="float" office:value="0.193002">
                <text:p>0.193002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5217">
                <text:p>0.315217</text:p>
              </table:table-cell>
              <table:table-cell office:value-type="float" office:value="1.03201">
                <text:p>1.03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0235">
                <text:p>0.170235</text:p>
              </table:table-cell>
              <table:table-cell office:value-type="float" office:value="0.425">
                <text:p>0.425</text:p>
              </table:table-cell>
              <table:table-cell office:value-type="float" office:value="0.195984">
                <text:p>0.195984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6087">
                <text:p>0.326087</text:p>
              </table:table-cell>
              <table:table-cell office:value-type="float" office:value="1.0872">
                <text:p>1.0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3391">
                <text:p>0.173391</text:p>
              </table:table-cell>
              <table:table-cell office:value-type="float" office:value="0.45">
                <text:p>0.45</text:p>
              </table:table-cell>
              <table:table-cell office:value-type="float" office:value="0.198331">
                <text:p>0.198331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957">
                <text:p>0.336957</text:p>
              </table:table-cell>
              <table:table-cell office:value-type="float" office:value="1.14238">
                <text:p>1.14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19">
                <text:p>0.17619</text:p>
              </table:table-cell>
              <table:table-cell office:value-type="float" office:value="0.475">
                <text:p>0.475</text:p>
              </table:table-cell>
              <table:table-cell office:value-type="float" office:value="0.200291">
                <text:p>0.200291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3261">
                <text:p>0.353261</text:p>
              </table:table-cell>
              <table:table-cell office:value-type="float" office:value="1.19205">
                <text:p>1.19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9182">
                <text:p>0.179182</text:p>
              </table:table-cell>
              <table:table-cell office:value-type="float" office:value="0.5">
                <text:p>0.5</text:p>
              </table:table-cell>
              <table:table-cell office:value-type="float" office:value="0.202357">
                <text:p>0.202357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9565">
                <text:p>0.369565</text:p>
              </table:table-cell>
              <table:table-cell office:value-type="float" office:value="1.28587">
                <text:p>1.28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234">
                <text:p>0.182234</text:p>
              </table:table-cell>
              <table:table-cell office:value-type="float" office:value="0.525">
                <text:p>0.525</text:p>
              </table:table-cell>
              <table:table-cell office:value-type="float" office:value="0.20509">
                <text:p>0.20509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304">
                <text:p>0.391304</text:p>
              </table:table-cell>
              <table:table-cell office:value-type="float" office:value="1.33554">
                <text:p>1.33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5002">
                <text:p>0.185002</text:p>
              </table:table-cell>
              <table:table-cell office:value-type="float" office:value="0.55">
                <text:p>0.55</text:p>
              </table:table-cell>
              <table:table-cell office:value-type="float" office:value="0.208371">
                <text:p>0.208371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2174">
                <text:p>0.402174</text:p>
              </table:table-cell>
              <table:table-cell office:value-type="float" office:value="1.38521">
                <text:p>1.38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7989">
                <text:p>0.187989</text:p>
              </table:table-cell>
              <table:table-cell office:value-type="float" office:value="0.575">
                <text:p>0.575</text:p>
              </table:table-cell>
              <table:table-cell office:value-type="float" office:value="0.211757">
                <text:p>0.211757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8478">
                <text:p>0.418478</text:p>
              </table:table-cell>
              <table:table-cell office:value-type="float" office:value="1.4404">
                <text:p>1.4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1702">
                <text:p>0.191702</text:p>
              </table:table-cell>
              <table:table-cell office:value-type="float" office:value="0.6">
                <text:p>0.6</text:p>
              </table:table-cell>
              <table:table-cell office:value-type="float" office:value="0.214951">
                <text:p>0.214951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9348">
                <text:p>0.429348</text:p>
              </table:table-cell>
              <table:table-cell office:value-type="float" office:value="1.49558">
                <text:p>1.49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6098">
                <text:p>0.196098</text:p>
              </table:table-cell>
              <table:table-cell office:value-type="float" office:value="0.625">
                <text:p>0.625</text:p>
              </table:table-cell>
              <table:table-cell office:value-type="float" office:value="0.21809">
                <text:p>0.21809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5652">
                <text:p>0.445652</text:p>
              </table:table-cell>
              <table:table-cell office:value-type="float" office:value="1.55629">
                <text:p>1.55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1154">
                <text:p>0.201154</text:p>
              </table:table-cell>
              <table:table-cell office:value-type="float" office:value="0.65">
                <text:p>0.65</text:p>
              </table:table-cell>
              <table:table-cell office:value-type="float" office:value="0.221601">
                <text:p>0.221601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6522">
                <text:p>0.456522</text:p>
              </table:table-cell>
              <table:table-cell office:value-type="float" office:value="1.61148">
                <text:p>1.61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655">
                <text:p>0.20655</text:p>
              </table:table-cell>
              <table:table-cell office:value-type="float" office:value="0.675">
                <text:p>0.675</text:p>
              </table:table-cell>
              <table:table-cell office:value-type="float" office:value="0.225644">
                <text:p>0.225644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1957">
                <text:p>0.461957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105">
                <text:p>0.212105</text:p>
              </table:table-cell>
              <table:table-cell office:value-type="float" office:value="0.7">
                <text:p>0.7</text:p>
              </table:table-cell>
              <table:table-cell office:value-type="float" office:value="0.229882">
                <text:p>0.229882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2826">
                <text:p>0.472826</text:p>
              </table:table-cell>
              <table:table-cell office:value-type="float" office:value="1.72185">
                <text:p>1.72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004">
                <text:p>0.218004</text:p>
              </table:table-cell>
              <table:table-cell office:value-type="float" office:value="0.725">
                <text:p>0.725</text:p>
              </table:table-cell>
              <table:table-cell office:value-type="float" office:value="0.234041">
                <text:p>0.234041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3696">
                <text:p>0.483696</text:p>
              </table:table-cell>
              <table:table-cell office:value-type="float" office:value="1.77152">
                <text:p>1.77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4138">
                <text:p>0.224138</text:p>
              </table:table-cell>
              <table:table-cell office:value-type="float" office:value="0.75">
                <text:p>0.75</text:p>
              </table:table-cell>
              <table:table-cell office:value-type="float" office:value="0.238166">
                <text:p>0.238166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913">
                <text:p>0.48913</text:p>
              </table:table-cell>
              <table:table-cell office:value-type="float" office:value="1.8543">
                <text:p>1.8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0565">
                <text:p>0.230565</text:p>
              </table:table-cell>
              <table:table-cell office:value-type="float" office:value="0.775">
                <text:p>0.775</text:p>
              </table:table-cell>
              <table:table-cell office:value-type="float" office:value="0.242397">
                <text:p>0.242397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97572">
                <text:p>1.97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75">
                <text:p>0.2375</text:p>
              </table:table-cell>
              <table:table-cell office:value-type="float" office:value="0.8">
                <text:p>0.8</text:p>
              </table:table-cell>
              <table:table-cell office:value-type="float" office:value="0.246753">
                <text:p>0.246753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2.09713">
                <text:p>2.09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464">
                <text:p>0.24464</text:p>
              </table:table-cell>
              <table:table-cell office:value-type="float" office:value="0.825">
                <text:p>0.825</text:p>
              </table:table-cell>
              <table:table-cell office:value-type="float" office:value="0.251387">
                <text:p>0.251387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4565">
                <text:p>0.494565</text:p>
              </table:table-cell>
              <table:table-cell office:value-type="float" office:value="2.26821">
                <text:p>2.26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867">
                <text:p>0.251867</text:p>
              </table:table-cell>
              <table:table-cell office:value-type="float" office:value="0.85">
                <text:p>0.85</text:p>
              </table:table-cell>
              <table:table-cell office:value-type="float" office:value="0.256066">
                <text:p>0.256066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2.35651">
                <text:p>2.35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9354">
                <text:p>0.259354</text:p>
              </table:table-cell>
              <table:table-cell office:value-type="float" office:value="0.875">
                <text:p>0.875</text:p>
              </table:table-cell>
              <table:table-cell office:value-type="float" office:value="0.26049">
                <text:p>0.26049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5435">
                <text:p>0.505435</text:p>
              </table:table-cell>
              <table:table-cell office:value-type="float" office:value="2.48344">
                <text:p>2.48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7006">
                <text:p>0.267006</text:p>
              </table:table-cell>
              <table:table-cell office:value-type="float" office:value="0.9">
                <text:p>0.9</text:p>
              </table:table-cell>
              <table:table-cell office:value-type="float" office:value="0.26466">
                <text:p>0.26466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4475">
                <text:p>0.274475</text:p>
              </table:table-cell>
              <table:table-cell office:value-type="float" office:value="0.925">
                <text:p>0.925</text:p>
              </table:table-cell>
              <table:table-cell office:value-type="float" office:value="0.268706">
                <text:p>0.268706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1624">
                <text:p>0.281624</text:p>
              </table:table-cell>
              <table:table-cell office:value-type="float" office:value="0.95">
                <text:p>0.95</text:p>
              </table:table-cell>
              <table:table-cell office:value-type="float" office:value="0.27282">
                <text:p>0.27282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8635">
                <text:p>0.288635</text:p>
              </table:table-cell>
              <table:table-cell office:value-type="float" office:value="0.975">
                <text:p>0.975</text:p>
              </table:table-cell>
              <table:table-cell office:value-type="float" office:value="0.277078">
                <text:p>0.277078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635">
                <text:p>0.295635</text:p>
              </table:table-cell>
              <table:table-cell office:value-type="float" office:value="1">
                <text:p>1</text:p>
              </table:table-cell>
              <table:table-cell office:value-type="float" office:value="0.281628">
                <text:p>0.281628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2833">
                <text:p>0.302833</text:p>
              </table:table-cell>
              <table:table-cell office:value-type="float" office:value="1.025">
                <text:p>1.025</text:p>
              </table:table-cell>
              <table:table-cell office:value-type="float" office:value="0.286455">
                <text:p>0.286455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0255">
                <text:p>0.310255</text:p>
              </table:table-cell>
              <table:table-cell office:value-type="float" office:value="1.05">
                <text:p>1.05</text:p>
              </table:table-cell>
              <table:table-cell office:value-type="float" office:value="0.29129">
                <text:p>0.29129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7681">
                <text:p>0.317681</text:p>
              </table:table-cell>
              <table:table-cell office:value-type="float" office:value="1.075">
                <text:p>1.075</text:p>
              </table:table-cell>
              <table:table-cell office:value-type="float" office:value="0.296104">
                <text:p>0.296104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5075">
                <text:p>0.325075</text:p>
              </table:table-cell>
              <table:table-cell office:value-type="float" office:value="1.1">
                <text:p>1.1</text:p>
              </table:table-cell>
              <table:table-cell office:value-type="float" office:value="0.300972">
                <text:p>0.300972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2427">
                <text:p>0.332427</text:p>
              </table:table-cell>
              <table:table-cell office:value-type="float" office:value="1.125">
                <text:p>1.125</text:p>
              </table:table-cell>
              <table:table-cell office:value-type="float" office:value="0.305979">
                <text:p>0.305979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993">
                <text:p>0.33993</text:p>
              </table:table-cell>
              <table:table-cell office:value-type="float" office:value="1.15">
                <text:p>1.15</text:p>
              </table:table-cell>
              <table:table-cell office:value-type="float" office:value="0.31112">
                <text:p>0.31112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7591">
                <text:p>0.347591</text:p>
              </table:table-cell>
              <table:table-cell office:value-type="float" office:value="1.175">
                <text:p>1.175</text:p>
              </table:table-cell>
              <table:table-cell office:value-type="float" office:value="0.316478">
                <text:p>0.316478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5307">
                <text:p>0.355307</text:p>
              </table:table-cell>
              <table:table-cell office:value-type="float" office:value="1.2">
                <text:p>1.2</text:p>
              </table:table-cell>
              <table:table-cell office:value-type="float" office:value="0.322011">
                <text:p>0.322011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2992">
                <text:p>0.362992</text:p>
              </table:table-cell>
              <table:table-cell office:value-type="float" office:value="1.225">
                <text:p>1.225</text:p>
              </table:table-cell>
              <table:table-cell office:value-type="float" office:value="0.32761">
                <text:p>0.32761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06">
                <text:p>0.3706</text:p>
              </table:table-cell>
              <table:table-cell office:value-type="float" office:value="1.25">
                <text:p>1.25</text:p>
              </table:table-cell>
              <table:table-cell office:value-type="float" office:value="0.333217">
                <text:p>0.333217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8065">
                <text:p>0.378065</text:p>
              </table:table-cell>
              <table:table-cell office:value-type="float" office:value="1.275">
                <text:p>1.275</text:p>
              </table:table-cell>
              <table:table-cell office:value-type="float" office:value="0.338822">
                <text:p>0.338822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5319">
                <text:p>0.385319</text:p>
              </table:table-cell>
              <table:table-cell office:value-type="float" office:value="1.3">
                <text:p>1.3</text:p>
              </table:table-cell>
              <table:table-cell office:value-type="float" office:value="0.344559">
                <text:p>0.344559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2376">
                <text:p>0.392376</text:p>
              </table:table-cell>
              <table:table-cell office:value-type="float" office:value="1.325">
                <text:p>1.325</text:p>
              </table:table-cell>
              <table:table-cell office:value-type="float" office:value="0.350472">
                <text:p>0.350472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111">
                <text:p>0.399111</text:p>
              </table:table-cell>
              <table:table-cell office:value-type="float" office:value="1.35">
                <text:p>1.35</text:p>
              </table:table-cell>
              <table:table-cell office:value-type="float" office:value="0.356507">
                <text:p>0.356507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5603">
                <text:p>0.405603</text:p>
              </table:table-cell>
              <table:table-cell office:value-type="float" office:value="1.375">
                <text:p>1.375</text:p>
              </table:table-cell>
              <table:table-cell office:value-type="float" office:value="0.362665">
                <text:p>0.362665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2029">
                <text:p>0.412029</text:p>
              </table:table-cell>
              <table:table-cell office:value-type="float" office:value="1.4">
                <text:p>1.4</text:p>
              </table:table-cell>
              <table:table-cell office:value-type="float" office:value="0.368914">
                <text:p>0.368914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8472">
                <text:p>0.418472</text:p>
              </table:table-cell>
              <table:table-cell office:value-type="float" office:value="1.425">
                <text:p>1.425</text:p>
              </table:table-cell>
              <table:table-cell office:value-type="float" office:value="0.375211">
                <text:p>0.375211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4996">
                <text:p>0.424996</text:p>
              </table:table-cell>
              <table:table-cell office:value-type="float" office:value="1.45">
                <text:p>1.45</text:p>
              </table:table-cell>
              <table:table-cell office:value-type="float" office:value="0.381388">
                <text:p>0.381388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1584">
                <text:p>0.431584</text:p>
              </table:table-cell>
              <table:table-cell office:value-type="float" office:value="1.475">
                <text:p>1.475</text:p>
              </table:table-cell>
              <table:table-cell office:value-type="float" office:value="0.387361">
                <text:p>0.387361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8306">
                <text:p>0.438306</text:p>
              </table:table-cell>
              <table:table-cell office:value-type="float" office:value="1.5">
                <text:p>1.5</text:p>
              </table:table-cell>
              <table:table-cell office:value-type="float" office:value="0.393318">
                <text:p>0.393318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45096">
                <text:p>0.445096</text:p>
              </table:table-cell>
              <table:table-cell office:value-type="float" office:value="1.525">
                <text:p>1.525</text:p>
              </table:table-cell>
              <table:table-cell office:value-type="float" office:value="0.399264">
                <text:p>0.399264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1844">
                <text:p>0.451844</text:p>
              </table:table-cell>
              <table:table-cell office:value-type="float" office:value="1.55">
                <text:p>1.55</text:p>
              </table:table-cell>
              <table:table-cell office:value-type="float" office:value="0.40513">
                <text:p>0.40513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8417">
                <text:p>0.458417</text:p>
              </table:table-cell>
              <table:table-cell office:value-type="float" office:value="1.575">
                <text:p>1.575</text:p>
              </table:table-cell>
              <table:table-cell office:value-type="float" office:value="0.411016">
                <text:p>0.411016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4811">
                <text:p>0.464811</text:p>
              </table:table-cell>
              <table:table-cell office:value-type="float" office:value="1.6">
                <text:p>1.6</text:p>
              </table:table-cell>
              <table:table-cell office:value-type="float" office:value="0.417138">
                <text:p>0.417138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1186">
                <text:p>0.471186</text:p>
              </table:table-cell>
              <table:table-cell office:value-type="float" office:value="1.625">
                <text:p>1.625</text:p>
              </table:table-cell>
              <table:table-cell office:value-type="float" office:value="0.423633">
                <text:p>0.423633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7521">
                <text:p>0.477521</text:p>
              </table:table-cell>
              <table:table-cell office:value-type="float" office:value="1.65">
                <text:p>1.65</text:p>
              </table:table-cell>
              <table:table-cell office:value-type="float" office:value="0.430572">
                <text:p>0.430572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3848">
                <text:p>0.483848</text:p>
              </table:table-cell>
              <table:table-cell office:value-type="float" office:value="1.675">
                <text:p>1.675</text:p>
              </table:table-cell>
              <table:table-cell office:value-type="float" office:value="0.43767">
                <text:p>0.43767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0069">
                <text:p>0.490069</text:p>
              </table:table-cell>
              <table:table-cell office:value-type="float" office:value="1.7">
                <text:p>1.7</text:p>
              </table:table-cell>
              <table:table-cell office:value-type="float" office:value="0.444762">
                <text:p>0.444762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6225">
                <text:p>0.496225</text:p>
              </table:table-cell>
              <table:table-cell office:value-type="float" office:value="1.725">
                <text:p>1.725</text:p>
              </table:table-cell>
              <table:table-cell office:value-type="float" office:value="0.45196">
                <text:p>0.45196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2443">
                <text:p>0.502443</text:p>
              </table:table-cell>
              <table:table-cell office:value-type="float" office:value="1.75">
                <text:p>1.75</text:p>
              </table:table-cell>
              <table:table-cell office:value-type="float" office:value="0.459372">
                <text:p>0.459372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8973">
                <text:p>0.508973</text:p>
              </table:table-cell>
              <table:table-cell office:value-type="float" office:value="1.775">
                <text:p>1.775</text:p>
              </table:table-cell>
              <table:table-cell office:value-type="float" office:value="0.466644">
                <text:p>0.466644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5957">
                <text:p>0.515957</text:p>
              </table:table-cell>
              <table:table-cell office:value-type="float" office:value="1.8">
                <text:p>1.8</text:p>
              </table:table-cell>
              <table:table-cell office:value-type="float" office:value="0.473389">
                <text:p>0.473389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3253">
                <text:p>0.523253</text:p>
              </table:table-cell>
              <table:table-cell office:value-type="float" office:value="1.825">
                <text:p>1.825</text:p>
              </table:table-cell>
              <table:table-cell office:value-type="float" office:value="0.479708">
                <text:p>0.479708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0602">
                <text:p>0.530602</text:p>
              </table:table-cell>
              <table:table-cell office:value-type="float" office:value="1.85">
                <text:p>1.85</text:p>
              </table:table-cell>
              <table:table-cell office:value-type="float" office:value="0.485971">
                <text:p>0.485971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7794">
                <text:p>0.537794</text:p>
              </table:table-cell>
              <table:table-cell office:value-type="float" office:value="1.875">
                <text:p>1.875</text:p>
              </table:table-cell>
              <table:table-cell office:value-type="float" office:value="0.492134">
                <text:p>0.492134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4778">
                <text:p>0.544778</text:p>
              </table:table-cell>
              <table:table-cell office:value-type="float" office:value="1.9">
                <text:p>1.9</text:p>
              </table:table-cell>
              <table:table-cell office:value-type="float" office:value="0.498007">
                <text:p>0.498007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51581">
                <text:p>0.551581</text:p>
              </table:table-cell>
              <table:table-cell office:value-type="float" office:value="1.925">
                <text:p>1.925</text:p>
              </table:table-cell>
              <table:table-cell office:value-type="float" office:value="0.503633">
                <text:p>0.503633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8289">
                <text:p>0.558289</text:p>
              </table:table-cell>
              <table:table-cell office:value-type="float" office:value="1.95">
                <text:p>1.95</text:p>
              </table:table-cell>
              <table:table-cell office:value-type="float" office:value="0.509066">
                <text:p>0.509066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4978">
                <text:p>0.564978</text:p>
              </table:table-cell>
              <table:table-cell office:value-type="float" office:value="1.975">
                <text:p>1.975</text:p>
              </table:table-cell>
              <table:table-cell office:value-type="float" office:value="0.514197">
                <text:p>0.514197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1647">
                <text:p>0.571647</text:p>
              </table:table-cell>
              <table:table-cell office:value-type="float" office:value="2">
                <text:p>2</text:p>
              </table:table-cell>
              <table:table-cell office:value-type="float" office:value="0.519025">
                <text:p>0.519025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822">
                <text:p>0.57822</text:p>
              </table:table-cell>
              <table:table-cell office:value-type="float" office:value="2.025">
                <text:p>2.025</text:p>
              </table:table-cell>
              <table:table-cell office:value-type="float" office:value="0.523775">
                <text:p>0.523775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4613">
                <text:p>0.584613</text:p>
              </table:table-cell>
              <table:table-cell office:value-type="float" office:value="2.05">
                <text:p>2.05</text:p>
              </table:table-cell>
              <table:table-cell office:value-type="float" office:value="0.528596">
                <text:p>0.528596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0816">
                <text:p>0.590816</text:p>
              </table:table-cell>
              <table:table-cell office:value-type="float" office:value="2.075">
                <text:p>2.075</text:p>
              </table:table-cell>
              <table:table-cell office:value-type="float" office:value="0.533378">
                <text:p>0.533378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6909">
                <text:p>0.596909</text:p>
              </table:table-cell>
              <table:table-cell office:value-type="float" office:value="2.1">
                <text:p>2.1</text:p>
              </table:table-cell>
              <table:table-cell office:value-type="float" office:value="0.537722">
                <text:p>0.53772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2847">
                <text:p>0.602847</text:p>
              </table:table-cell>
              <table:table-cell office:value-type="float" office:value="2.125">
                <text:p>2.125</text:p>
              </table:table-cell>
              <table:table-cell office:value-type="float" office:value="0.541631">
                <text:p>0.541631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8468">
                <text:p>0.608468</text:p>
              </table:table-cell>
              <table:table-cell office:value-type="float" office:value="2.15">
                <text:p>2.15</text:p>
              </table:table-cell>
              <table:table-cell office:value-type="float" office:value="0.545395">
                <text:p>0.545395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3809">
                <text:p>0.613809</text:p>
              </table:table-cell>
              <table:table-cell office:value-type="float" office:value="2.175">
                <text:p>2.175</text:p>
              </table:table-cell>
              <table:table-cell office:value-type="float" office:value="0.549115">
                <text:p>0.549115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8949">
                <text:p>0.618949</text:p>
              </table:table-cell>
              <table:table-cell office:value-type="float" office:value="2.2">
                <text:p>2.2</text:p>
              </table:table-cell>
              <table:table-cell office:value-type="float" office:value="0.552728">
                <text:p>0.552728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3848">
                <text:p>0.623848</text:p>
              </table:table-cell>
              <table:table-cell office:value-type="float" office:value="2.225">
                <text:p>2.225</text:p>
              </table:table-cell>
              <table:table-cell office:value-type="float" office:value="0.556003">
                <text:p>0.556003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8512">
                <text:p>0.628512</text:p>
              </table:table-cell>
              <table:table-cell office:value-type="float" office:value="2.25">
                <text:p>2.25</text:p>
              </table:table-cell>
              <table:table-cell office:value-type="float" office:value="0.559005">
                <text:p>0.559005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2811">
                <text:p>0.632811</text:p>
              </table:table-cell>
              <table:table-cell office:value-type="float" office:value="2.275">
                <text:p>2.275</text:p>
              </table:table-cell>
              <table:table-cell office:value-type="float" office:value="0.561857">
                <text:p>0.561857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6708">
                <text:p>0.636708</text:p>
              </table:table-cell>
              <table:table-cell office:value-type="float" office:value="2.3">
                <text:p>2.3</text:p>
              </table:table-cell>
              <table:table-cell office:value-type="float" office:value="0.564619">
                <text:p>0.564619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0115">
                <text:p>0.640115</text:p>
              </table:table-cell>
              <table:table-cell office:value-type="float" office:value="2.325">
                <text:p>2.325</text:p>
              </table:table-cell>
              <table:table-cell office:value-type="float" office:value="0.567105">
                <text:p>0.567105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3282">
                <text:p>0.643282</text:p>
              </table:table-cell>
              <table:table-cell office:value-type="float" office:value="2.35">
                <text:p>2.35</text:p>
              </table:table-cell>
              <table:table-cell office:value-type="float" office:value="0.569127">
                <text:p>0.569127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6375">
                <text:p>0.646375</text:p>
              </table:table-cell>
              <table:table-cell office:value-type="float" office:value="2.375">
                <text:p>2.375</text:p>
              </table:table-cell>
              <table:table-cell office:value-type="float" office:value="0.570821">
                <text:p>0.570821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9196">
                <text:p>0.649196</text:p>
              </table:table-cell>
              <table:table-cell office:value-type="float" office:value="2.4">
                <text:p>2.4</text:p>
              </table:table-cell>
              <table:table-cell office:value-type="float" office:value="0.572315">
                <text:p>0.572315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1475">
                <text:p>0.651475</text:p>
              </table:table-cell>
              <table:table-cell office:value-type="float" office:value="2.425">
                <text:p>2.425</text:p>
              </table:table-cell>
              <table:table-cell office:value-type="float" office:value="0.573493">
                <text:p>0.573493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3259">
                <text:p>0.653259</text:p>
              </table:table-cell>
              <table:table-cell office:value-type="float" office:value="2.45">
                <text:p>2.45</text:p>
              </table:table-cell>
              <table:table-cell office:value-type="float" office:value="0.574142">
                <text:p>0.574142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4644">
                <text:p>0.654644</text:p>
              </table:table-cell>
              <table:table-cell office:value-type="float" office:value="2.475">
                <text:p>2.475</text:p>
              </table:table-cell>
              <table:table-cell office:value-type="float" office:value="0.574408">
                <text:p>0.574408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574">
                <text:p>0.65574</text:p>
              </table:table-cell>
              <table:table-cell office:value-type="float" office:value="2.5">
                <text:p>2.5</text:p>
              </table:table-cell>
              <table:table-cell office:value-type="float" office:value="0.574401">
                <text:p>0.574401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X4:Sheet1.X104 Sheet1.A4:Sheet1.A104 Sheet1.F4:Sheet1.F12 Sheet1.Z17:Sheet1.Z60" svg:x="0.013cm" svg:y="0.179cm" svg:width="5.265cm" svg:height="8.642cm">
          <chart:axis chart:dimension="x" chart:name="primary-x" chart:style-name="ch3">
            <chart:title svg:x="2.574cm" svg:y="8.19cm" chart:style-name="ch4">
              <text:p>v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4:Sheet1.A104" chart:class="chart:scatter">
            <chart:domain table:cell-range-address="Sheet1.X4:Sheet1.X104"/>
            <chart:data-point chart:repeated="101"/>
          </chart:series>
          <chart:series chart:style-name="ch9" chart:values-cell-range-address="Sheet1.A4:Sheet1.A104" chart:class="chart:scatter">
            <chart:domain table:cell-range-address="Sheet1.Y4:Sheet1.Y104"/>
            <chart:data-point chart:repeated="101"/>
          </chart:series>
          <chart:series chart:style-name="ch10" chart:values-cell-range-address="Sheet1.F4:Sheet1.F12" chart:class="chart:scatter">
            <chart:domain table:cell-range-address="Sheet1.AA4:Sheet1.AA12"/>
            <chart:data-point chart:repeated="9"/>
          </chart:series>
          <chart:series chart:style-name="ch11" chart:values-cell-range-address="Sheet1.Z17:Sheet1.Z60" chart:class="chart:scatter">
            <chart:domain table:cell-range-address="Sheet1.AA17:Sheet1.AA60"/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  <table:table-cell office:value-type="string">
                <text:p>Column A</text:p>
              </table:table-cell>
              <table:table-cell office:value-type="string">
                <text:p>Column AA</text:p>
              </table:table-cell>
              <table:table-cell office:value-type="string">
                <text:p>Column F</text:p>
              </table:table-cell>
              <table:table-cell office:value-type="string">
                <text:p>Column AA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X4:Sheet1.X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">
                <text:p text:id="Sheet1.Y4:Sheet1.Y104">0</text:p>
              </table:table-cell>
              <table:table-cell office:value-type="float" office:value="0">
                <text:p text:id="Sheet1.A4:Sheet1.A104">0</text:p>
              </table:table-cell>
              <table:table-cell office:value-type="float" office:value="0.221926">
                <text:p text:id="Sheet1.AA4:Sheet1.AA12">0.221926</text:p>
              </table:table-cell>
              <table:table-cell office:value-type="float" office:value="0.706984">
                <text:p text:id="Sheet1.F4:Sheet1.F12">0.706984</text:p>
              </table:table-cell>
              <table:table-cell office:value-type="float" office:value="0.0323172">
                <text:p text:id="Sheet1.AA17:Sheet1.AA60">0.0323172</text:p>
              </table:table-cell>
              <table:table-cell office:value-type="float" office:value="0.0274761">
                <text:p text:id="Sheet1.Z17:Sheet1.Z60">0.02747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0195">
                <text:p>0.00410195</text:p>
              </table:table-cell>
              <table:table-cell office:value-type="float" office:value="0.025">
                <text:p>0.025</text:p>
              </table:table-cell>
              <table:table-cell office:value-type="float" office:value="0.00426699">
                <text:p>0.00426699</text:p>
              </table:table-cell>
              <table:table-cell office:value-type="float" office:value="0.025">
                <text:p>0.025</text:p>
              </table:table-cell>
              <table:table-cell office:value-type="float" office:value="0.254838">
                <text:p>0.254838</text:p>
              </table:table-cell>
              <table:table-cell office:value-type="float" office:value="1.00526">
                <text:p>1.00526</text:p>
              </table:table-cell>
              <table:table-cell office:value-type="float" office:value="0.0753988">
                <text:p>0.0753988</text:p>
              </table:table-cell>
              <table:table-cell office:value-type="float" office:value="0.0604237">
                <text:p>0.0604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8338">
                <text:p>0.0218338</text:p>
              </table:table-cell>
              <table:table-cell office:value-type="float" office:value="0.05">
                <text:p>0.05</text:p>
              </table:table-cell>
              <table:table-cell office:value-type="float" office:value="0.0232381">
                <text:p>0.0232381</text:p>
              </table:table-cell>
              <table:table-cell office:value-type="float" office:value="0.05">
                <text:p>0.05</text:p>
              </table:table-cell>
              <table:table-cell office:value-type="float" office:value="0.314631">
                <text:p>0.314631</text:p>
              </table:table-cell>
              <table:table-cell office:value-type="float" office:value="1.30911">
                <text:p>1.30911</text:p>
              </table:table-cell>
              <table:table-cell office:value-type="float" office:value="0.113116">
                <text:p>0.113116</text:p>
              </table:table-cell>
              <table:table-cell office:value-type="float" office:value="0.0989319">
                <text:p>0.0989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8017">
                <text:p>0.0438017</text:p>
              </table:table-cell>
              <table:table-cell office:value-type="float" office:value="0.075">
                <text:p>0.075</text:p>
              </table:table-cell>
              <table:table-cell office:value-type="float" office:value="0.0472632">
                <text:p>0.0472632</text:p>
              </table:table-cell>
              <table:table-cell office:value-type="float" office:value="0.075">
                <text:p>0.075</text:p>
              </table:table-cell>
              <table:table-cell office:value-type="float" office:value="0.374413">
                <text:p>0.374413</text:p>
              </table:table-cell>
              <table:table-cell office:value-type="float" office:value="1.61329">
                <text:p>1.61329</text:p>
              </table:table-cell>
              <table:table-cell office:value-type="float" office:value="0.140104">
                <text:p>0.140104</text:p>
              </table:table-cell>
              <table:table-cell office:value-type="float" office:value="0.148561">
                <text:p>0.148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7894">
                <text:p>0.0637894</text:p>
              </table:table-cell>
              <table:table-cell office:value-type="float" office:value="0.1">
                <text:p>0.1</text:p>
              </table:table-cell>
              <table:table-cell office:value-type="float" office:value="0.0696944">
                <text:p>0.0696944</text:p>
              </table:table-cell>
              <table:table-cell office:value-type="float" office:value="0.1">
                <text:p>0.1</text:p>
              </table:table-cell>
              <table:table-cell office:value-type="float" office:value="0.418065">
                <text:p>0.418065</text:p>
              </table:table-cell>
              <table:table-cell office:value-type="float" office:value="1.90729">
                <text:p>1.90729</text:p>
              </table:table-cell>
              <table:table-cell office:value-type="float" office:value="0.15634">
                <text:p>0.15634</text:p>
              </table:table-cell>
              <table:table-cell office:value-type="float" office:value="0.19825">
                <text:p>0.19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21209">
                <text:p>0.0821209</text:p>
              </table:table-cell>
              <table:table-cell office:value-type="float" office:value="0.125">
                <text:p>0.125</text:p>
              </table:table-cell>
              <table:table-cell office:value-type="float" office:value="0.089611">
                <text:p>0.089611</text:p>
              </table:table-cell>
              <table:table-cell office:value-type="float" office:value="0.125">
                <text:p>0.125</text:p>
              </table:table-cell>
              <table:table-cell office:value-type="float" office:value="0.429472">
                <text:p>0.429472</text:p>
              </table:table-cell>
              <table:table-cell office:value-type="float" office:value="2.20671">
                <text:p>2.20671</text:p>
              </table:table-cell>
              <table:table-cell office:value-type="float" office:value="0.172588">
                <text:p>0.172588</text:p>
              </table:table-cell>
              <table:table-cell office:value-type="float" office:value="0.25347">
                <text:p>0.25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4211">
                <text:p>0.0974211</text:p>
              </table:table-cell>
              <table:table-cell office:value-type="float" office:value="0.15">
                <text:p>0.15</text:p>
              </table:table-cell>
              <table:table-cell office:value-type="float" office:value="0.105752">
                <text:p>0.105752</text:p>
              </table:table-cell>
              <table:table-cell office:value-type="float" office:value="0.15">
                <text:p>0.15</text:p>
              </table:table-cell>
              <table:table-cell office:value-type="float" office:value="0.451631">
                <text:p>0.451631</text:p>
              </table:table-cell>
              <table:table-cell office:value-type="float" office:value="2.5">
                <text:p>2.5</text:p>
              </table:table-cell>
              <table:table-cell office:value-type="float" office:value="0.18346">
                <text:p>0.18346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0262">
                <text:p>0.110262</text:p>
              </table:table-cell>
              <table:table-cell office:value-type="float" office:value="0.175">
                <text:p>0.175</text:p>
              </table:table-cell>
              <table:table-cell office:value-type="float" office:value="0.119396">
                <text:p>0.119396</text:p>
              </table:table-cell>
              <table:table-cell office:value-type="float" office:value="0.175">
                <text:p>0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8955">
                <text:p>0.188955</text:p>
              </table:table-cell>
              <table:table-cell office:value-type="float" office:value="0.363999">
                <text:p>0.36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309">
                <text:p>0.121309</text:p>
              </table:table-cell>
              <table:table-cell office:value-type="float" office:value="0.2">
                <text:p>0.2</text:p>
              </table:table-cell>
              <table:table-cell office:value-type="float" office:value="0.130688">
                <text:p>0.130688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9826">
                <text:p>0.199826</text:p>
              </table:table-cell>
              <table:table-cell office:value-type="float" office:value="0.419249">
                <text:p>0.419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1215">
                <text:p>0.131215</text:p>
              </table:table-cell>
              <table:table-cell office:value-type="float" office:value="0.225">
                <text:p>0.225</text:p>
              </table:table-cell>
              <table:table-cell office:value-type="float" office:value="0.140187">
                <text:p>0.140187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531">
                <text:p>0.20531</text:p>
              </table:table-cell>
              <table:table-cell office:value-type="float" office:value="0.468997">
                <text:p>0.46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9536">
                <text:p>0.139536</text:p>
              </table:table-cell>
              <table:table-cell office:value-type="float" office:value="0.25">
                <text:p>0.25</text:p>
              </table:table-cell>
              <table:table-cell office:value-type="float" office:value="0.148053">
                <text:p>0.148053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0805">
                <text:p>0.210805</text:p>
              </table:table-cell>
              <table:table-cell office:value-type="float" office:value="0.524277">
                <text:p>0.524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6537">
                <text:p>0.146537</text:p>
              </table:table-cell>
              <table:table-cell office:value-type="float" office:value="0.275">
                <text:p>0.275</text:p>
              </table:table-cell>
              <table:table-cell office:value-type="float" office:value="0.154828">
                <text:p>0.154828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1676">
                <text:p>0.221676</text:p>
              </table:table-cell>
              <table:table-cell office:value-type="float" office:value="0.579526">
                <text:p>0.579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2546">
                <text:p>0.152546</text:p>
              </table:table-cell>
              <table:table-cell office:value-type="float" office:value="0.3">
                <text:p>0.3</text:p>
              </table:table-cell>
              <table:table-cell office:value-type="float" office:value="0.160749">
                <text:p>0.160749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7207">
                <text:p>0.227207</text:p>
              </table:table-cell>
              <table:table-cell office:value-type="float" office:value="0.651398">
                <text:p>0.651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081">
                <text:p>0.158081</text:p>
              </table:table-cell>
              <table:table-cell office:value-type="float" office:value="0.325">
                <text:p>0.325</text:p>
              </table:table-cell>
              <table:table-cell office:value-type="float" office:value="0.166323">
                <text:p>0.166323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3515">
                <text:p>0.243515</text:p>
              </table:table-cell>
              <table:table-cell office:value-type="float" office:value="0.734273">
                <text:p>0.734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2838">
                <text:p>0.162838</text:p>
              </table:table-cell>
              <table:table-cell office:value-type="float" office:value="0.35">
                <text:p>0.35</text:p>
              </table:table-cell>
              <table:table-cell office:value-type="float" office:value="0.171574">
                <text:p>0.171574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4398">
                <text:p>0.254398</text:p>
              </table:table-cell>
              <table:table-cell office:value-type="float" office:value="0.795053">
                <text:p>0.795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6948">
                <text:p>0.166948</text:p>
              </table:table-cell>
              <table:table-cell office:value-type="float" office:value="0.375">
                <text:p>0.375</text:p>
              </table:table-cell>
              <table:table-cell office:value-type="float" office:value="0.176331">
                <text:p>0.176331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5269">
                <text:p>0.265269</text:p>
              </table:table-cell>
              <table:table-cell office:value-type="float" office:value="0.850303">
                <text:p>0.850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535">
                <text:p>0.170535</text:p>
              </table:table-cell>
              <table:table-cell office:value-type="float" office:value="0.4">
                <text:p>0.4</text:p>
              </table:table-cell>
              <table:table-cell office:value-type="float" office:value="0.180292">
                <text:p>0.180292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6141">
                <text:p>0.276141</text:p>
              </table:table-cell>
              <table:table-cell office:value-type="float" office:value="0.905552">
                <text:p>0.905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885">
                <text:p>0.173885</text:p>
              </table:table-cell>
              <table:table-cell office:value-type="float" office:value="0.425">
                <text:p>0.425</text:p>
              </table:table-cell>
              <table:table-cell office:value-type="float" office:value="0.183927">
                <text:p>0.183927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06">
                <text:p>0.28706</text:p>
              </table:table-cell>
              <table:table-cell office:value-type="float" office:value="0.982926">
                <text:p>0.982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7048">
                <text:p>0.177048</text:p>
              </table:table-cell>
              <table:table-cell office:value-type="float" office:value="0.45">
                <text:p>0.45</text:p>
              </table:table-cell>
              <table:table-cell office:value-type="float" office:value="0.187486">
                <text:p>0.187486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308">
                <text:p>0.303308</text:p>
              </table:table-cell>
              <table:table-cell office:value-type="float" office:value="1.03815">
                <text:p>1.03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987">
                <text:p>0.17987</text:p>
              </table:table-cell>
              <table:table-cell office:value-type="float" office:value="0.475">
                <text:p>0.475</text:p>
              </table:table-cell>
              <table:table-cell office:value-type="float" office:value="0.190948">
                <text:p>0.190948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4167">
                <text:p>0.314167</text:p>
              </table:table-cell>
              <table:table-cell office:value-type="float" office:value="1.08786">
                <text:p>1.08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2427">
                <text:p>0.182427</text:p>
              </table:table-cell>
              <table:table-cell office:value-type="float" office:value="0.5">
                <text:p>0.5</text:p>
              </table:table-cell>
              <table:table-cell office:value-type="float" office:value="0.194178">
                <text:p>0.194178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5039">
                <text:p>0.325039</text:p>
              </table:table-cell>
              <table:table-cell office:value-type="float" office:value="1.14311">
                <text:p>1.143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5169">
                <text:p>0.185169</text:p>
              </table:table-cell>
              <table:table-cell office:value-type="float" office:value="0.525">
                <text:p>0.525</text:p>
              </table:table-cell>
              <table:table-cell office:value-type="float" office:value="0.197085">
                <text:p>0.197085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591">
                <text:p>0.33591</text:p>
              </table:table-cell>
              <table:table-cell office:value-type="float" office:value="1.19836">
                <text:p>1.19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344">
                <text:p>0.188344</text:p>
              </table:table-cell>
              <table:table-cell office:value-type="float" office:value="0.55">
                <text:p>0.55</text:p>
              </table:table-cell>
              <table:table-cell office:value-type="float" office:value="0.199579">
                <text:p>0.199579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2242">
                <text:p>0.352242</text:p>
              </table:table-cell>
              <table:table-cell office:value-type="float" office:value="1.2923">
                <text:p>1.2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2165">
                <text:p>0.192165</text:p>
              </table:table-cell>
              <table:table-cell office:value-type="float" office:value="0.575">
                <text:p>0.575</text:p>
              </table:table-cell>
              <table:table-cell office:value-type="float" office:value="0.201767">
                <text:p>0.201767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477">
                <text:p>0.368477</text:p>
              </table:table-cell>
              <table:table-cell office:value-type="float" office:value="1.34199">
                <text:p>1.34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647">
                <text:p>0.19647</text:p>
              </table:table-cell>
              <table:table-cell office:value-type="float" office:value="0.6">
                <text:p>0.6</text:p>
              </table:table-cell>
              <table:table-cell office:value-type="float" office:value="0.203929">
                <text:p>0.203929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9349">
                <text:p>0.379349</text:p>
              </table:table-cell>
              <table:table-cell office:value-type="float" office:value="1.39724">
                <text:p>1.39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1063">
                <text:p>0.201063</text:p>
              </table:table-cell>
              <table:table-cell office:value-type="float" office:value="0.625">
                <text:p>0.625</text:p>
              </table:table-cell>
              <table:table-cell office:value-type="float" office:value="0.20628">
                <text:p>0.20628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022">
                <text:p>0.39022</text:p>
              </table:table-cell>
              <table:table-cell office:value-type="float" office:value="1.45249">
                <text:p>1.45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6027">
                <text:p>0.206027</text:p>
              </table:table-cell>
              <table:table-cell office:value-type="float" office:value="0.65">
                <text:p>0.65</text:p>
              </table:table-cell>
              <table:table-cell office:value-type="float" office:value="0.2087">
                <text:p>0.2087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1092">
                <text:p>0.401092</text:p>
              </table:table-cell>
              <table:table-cell office:value-type="float" office:value="1.50774">
                <text:p>1.50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143">
                <text:p>0.21143</text:p>
              </table:table-cell>
              <table:table-cell office:value-type="float" office:value="0.675">
                <text:p>0.675</text:p>
              </table:table-cell>
              <table:table-cell office:value-type="float" office:value="0.210955">
                <text:p>0.210955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1963">
                <text:p>0.411963</text:p>
              </table:table-cell>
              <table:table-cell office:value-type="float" office:value="1.56299">
                <text:p>1.56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7265">
                <text:p>0.217265</text:p>
              </table:table-cell>
              <table:table-cell office:value-type="float" office:value="0.7">
                <text:p>0.7</text:p>
              </table:table-cell>
              <table:table-cell office:value-type="float" office:value="0.213178">
                <text:p>0.21317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7459">
                <text:p>0.417459</text:p>
              </table:table-cell>
              <table:table-cell office:value-type="float" office:value="1.61827">
                <text:p>1.61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347">
                <text:p>0.223347</text:p>
              </table:table-cell>
              <table:table-cell office:value-type="float" office:value="0.725">
                <text:p>0.725</text:p>
              </table:table-cell>
              <table:table-cell office:value-type="float" office:value="0.215617">
                <text:p>0.215617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833">
                <text:p>0.42833</text:p>
              </table:table-cell>
              <table:table-cell office:value-type="float" office:value="1.67352">
                <text:p>1.67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928">
                <text:p>0.22928</text:p>
              </table:table-cell>
              <table:table-cell office:value-type="float" office:value="0.75">
                <text:p>0.75</text:p>
              </table:table-cell>
              <table:table-cell office:value-type="float" office:value="0.218198">
                <text:p>0.21819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3825">
                <text:p>0.433825</text:p>
              </table:table-cell>
              <table:table-cell office:value-type="float" office:value="1.7288">
                <text:p>1.7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4841">
                <text:p>0.234841</text:p>
              </table:table-cell>
              <table:table-cell office:value-type="float" office:value="0.775">
                <text:p>0.775</text:p>
              </table:table-cell>
              <table:table-cell office:value-type="float" office:value="0.220804">
                <text:p>0.220804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4697">
                <text:p>0.444697</text:p>
              </table:table-cell>
              <table:table-cell office:value-type="float" office:value="1.78404">
                <text:p>1.78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9959">
                <text:p>0.239959</text:p>
              </table:table-cell>
              <table:table-cell office:value-type="float" office:value="0.8">
                <text:p>0.8</text:p>
              </table:table-cell>
              <table:table-cell office:value-type="float" office:value="0.223576">
                <text:p>0.223576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4911">
                <text:p>0.444911</text:p>
              </table:table-cell>
              <table:table-cell office:value-type="float" office:value="1.8836">
                <text:p>1.8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4757">
                <text:p>0.244757</text:p>
              </table:table-cell>
              <table:table-cell office:value-type="float" office:value="0.825">
                <text:p>0.825</text:p>
              </table:table-cell>
              <table:table-cell office:value-type="float" office:value="0.226504">
                <text:p>0.226504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1361">
                <text:p>0.461361</text:p>
              </table:table-cell>
              <table:table-cell office:value-type="float" office:value="2.03285">
                <text:p>2.03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9649">
                <text:p>0.249649</text:p>
              </table:table-cell>
              <table:table-cell office:value-type="float" office:value="0.85">
                <text:p>0.85</text:p>
              </table:table-cell>
              <table:table-cell office:value-type="float" office:value="0.229463">
                <text:p>0.229463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1742">
                <text:p>0.461742</text:p>
              </table:table-cell>
              <table:table-cell office:value-type="float" office:value="2.20984">
                <text:p>2.20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932">
                <text:p>0.254932</text:p>
              </table:table-cell>
              <table:table-cell office:value-type="float" office:value="0.875">
                <text:p>0.875</text:p>
              </table:table-cell>
              <table:table-cell office:value-type="float" office:value="0.23239">
                <text:p>0.23239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2146">
                <text:p>0.462146</text:p>
              </table:table-cell>
              <table:table-cell office:value-type="float" office:value="2.39789">
                <text:p>2.39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0373">
                <text:p>0.260373</text:p>
              </table:table-cell>
              <table:table-cell office:value-type="float" office:value="0.9">
                <text:p>0.9</text:p>
              </table:table-cell>
              <table:table-cell office:value-type="float" office:value="0.235647">
                <text:p>0.235647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2348">
                <text:p>0.462348</text:p>
              </table:table-cell>
              <table:table-cell office:value-type="float" office:value="2.49191">
                <text:p>2.49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5782">
                <text:p>0.265782</text:p>
              </table:table-cell>
              <table:table-cell office:value-type="float" office:value="0.925">
                <text:p>0.925</text:p>
              </table:table-cell>
              <table:table-cell office:value-type="float" office:value="0.239419">
                <text:p>0.239419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1203">
                <text:p>0.271203</text:p>
              </table:table-cell>
              <table:table-cell office:value-type="float" office:value="0.95">
                <text:p>0.95</text:p>
              </table:table-cell>
              <table:table-cell office:value-type="float" office:value="0.243389">
                <text:p>0.243389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6625">
                <text:p>0.276625</text:p>
              </table:table-cell>
              <table:table-cell office:value-type="float" office:value="0.975">
                <text:p>0.975</text:p>
              </table:table-cell>
              <table:table-cell office:value-type="float" office:value="0.247385">
                <text:p>0.247385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208">
                <text:p>0.28208</text:p>
              </table:table-cell>
              <table:table-cell office:value-type="float" office:value="1">
                <text:p>1</text:p>
              </table:table-cell>
              <table:table-cell office:value-type="float" office:value="0.251333">
                <text:p>0.251333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756">
                <text:p>0.28756</text:p>
              </table:table-cell>
              <table:table-cell office:value-type="float" office:value="1.025">
                <text:p>1.025</text:p>
              </table:table-cell>
              <table:table-cell office:value-type="float" office:value="0.255211">
                <text:p>0.255211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3085">
                <text:p>0.293085</text:p>
              </table:table-cell>
              <table:table-cell office:value-type="float" office:value="1.05">
                <text:p>1.05</text:p>
              </table:table-cell>
              <table:table-cell office:value-type="float" office:value="0.259066">
                <text:p>0.259066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8653">
                <text:p>0.298653</text:p>
              </table:table-cell>
              <table:table-cell office:value-type="float" office:value="1.075">
                <text:p>1.075</text:p>
              </table:table-cell>
              <table:table-cell office:value-type="float" office:value="0.263001">
                <text:p>0.263001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4229">
                <text:p>0.304229</text:p>
              </table:table-cell>
              <table:table-cell office:value-type="float" office:value="1.1">
                <text:p>1.1</text:p>
              </table:table-cell>
              <table:table-cell office:value-type="float" office:value="0.26708">
                <text:p>0.26708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86">
                <text:p>0.30986</text:p>
              </table:table-cell>
              <table:table-cell office:value-type="float" office:value="1.125">
                <text:p>1.125</text:p>
              </table:table-cell>
              <table:table-cell office:value-type="float" office:value="0.271356">
                <text:p>0.271356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5356">
                <text:p>0.315356</text:p>
              </table:table-cell>
              <table:table-cell office:value-type="float" office:value="1.15">
                <text:p>1.15</text:p>
              </table:table-cell>
              <table:table-cell office:value-type="float" office:value="0.275769">
                <text:p>0.275769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0484">
                <text:p>0.320484</text:p>
              </table:table-cell>
              <table:table-cell office:value-type="float" office:value="1.175">
                <text:p>1.175</text:p>
              </table:table-cell>
              <table:table-cell office:value-type="float" office:value="0.280292">
                <text:p>0.280292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5362">
                <text:p>0.325362</text:p>
              </table:table-cell>
              <table:table-cell office:value-type="float" office:value="1.2">
                <text:p>1.2</text:p>
              </table:table-cell>
              <table:table-cell office:value-type="float" office:value="0.285032">
                <text:p>0.285032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0338">
                <text:p>0.330338</text:p>
              </table:table-cell>
              <table:table-cell office:value-type="float" office:value="1.225">
                <text:p>1.225</text:p>
              </table:table-cell>
              <table:table-cell office:value-type="float" office:value="0.290087">
                <text:p>0.290087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5511">
                <text:p>0.335511</text:p>
              </table:table-cell>
              <table:table-cell office:value-type="float" office:value="1.25">
                <text:p>1.25</text:p>
              </table:table-cell>
              <table:table-cell office:value-type="float" office:value="0.295309">
                <text:p>0.295309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0752">
                <text:p>0.340752</text:p>
              </table:table-cell>
              <table:table-cell office:value-type="float" office:value="1.275">
                <text:p>1.275</text:p>
              </table:table-cell>
              <table:table-cell office:value-type="float" office:value="0.300459">
                <text:p>0.300459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233">
                <text:p>0.346233</text:p>
              </table:table-cell>
              <table:table-cell office:value-type="float" office:value="1.3">
                <text:p>1.3</text:p>
              </table:table-cell>
              <table:table-cell office:value-type="float" office:value="0.305396">
                <text:p>0.30539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2131">
                <text:p>0.352131</text:p>
              </table:table-cell>
              <table:table-cell office:value-type="float" office:value="1.325">
                <text:p>1.325</text:p>
              </table:table-cell>
              <table:table-cell office:value-type="float" office:value="0.310039">
                <text:p>0.310039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8345">
                <text:p>0.358345</text:p>
              </table:table-cell>
              <table:table-cell office:value-type="float" office:value="1.35">
                <text:p>1.35</text:p>
              </table:table-cell>
              <table:table-cell office:value-type="float" office:value="0.31467">
                <text:p>0.31467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449">
                <text:p>0.36449</text:p>
              </table:table-cell>
              <table:table-cell office:value-type="float" office:value="1.375">
                <text:p>1.375</text:p>
              </table:table-cell>
              <table:table-cell office:value-type="float" office:value="0.319584">
                <text:p>0.319584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0535">
                <text:p>0.370535</text:p>
              </table:table-cell>
              <table:table-cell office:value-type="float" office:value="1.4">
                <text:p>1.4</text:p>
              </table:table-cell>
              <table:table-cell office:value-type="float" office:value="0.324698">
                <text:p>0.324698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6756">
                <text:p>0.376756</text:p>
              </table:table-cell>
              <table:table-cell office:value-type="float" office:value="1.425">
                <text:p>1.425</text:p>
              </table:table-cell>
              <table:table-cell office:value-type="float" office:value="0.329931">
                <text:p>0.329931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3271">
                <text:p>0.383271</text:p>
              </table:table-cell>
              <table:table-cell office:value-type="float" office:value="1.45">
                <text:p>1.45</text:p>
              </table:table-cell>
              <table:table-cell office:value-type="float" office:value="0.335344">
                <text:p>0.335344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9869">
                <text:p>0.389869</text:p>
              </table:table-cell>
              <table:table-cell office:value-type="float" office:value="1.475">
                <text:p>1.475</text:p>
              </table:table-cell>
              <table:table-cell office:value-type="float" office:value="0.340923">
                <text:p>0.340923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6509">
                <text:p>0.396509</text:p>
              </table:table-cell>
              <table:table-cell office:value-type="float" office:value="1.5">
                <text:p>1.5</text:p>
              </table:table-cell>
              <table:table-cell office:value-type="float" office:value="0.346506">
                <text:p>0.346506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3218">
                <text:p>0.403218</text:p>
              </table:table-cell>
              <table:table-cell office:value-type="float" office:value="1.525">
                <text:p>1.525</text:p>
              </table:table-cell>
              <table:table-cell office:value-type="float" office:value="0.352127">
                <text:p>0.352127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9898">
                <text:p>0.409898</text:p>
              </table:table-cell>
              <table:table-cell office:value-type="float" office:value="1.55">
                <text:p>1.55</text:p>
              </table:table-cell>
              <table:table-cell office:value-type="float" office:value="0.357983">
                <text:p>0.357983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6435">
                <text:p>0.416435</text:p>
              </table:table-cell>
              <table:table-cell office:value-type="float" office:value="1.575">
                <text:p>1.575</text:p>
              </table:table-cell>
              <table:table-cell office:value-type="float" office:value="0.364193">
                <text:p>0.364193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2636">
                <text:p>0.422636</text:p>
              </table:table-cell>
              <table:table-cell office:value-type="float" office:value="1.6">
                <text:p>1.6</text:p>
              </table:table-cell>
              <table:table-cell office:value-type="float" office:value="0.370627">
                <text:p>0.370627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8502">
                <text:p>0.428502</text:p>
              </table:table-cell>
              <table:table-cell office:value-type="float" office:value="1.625">
                <text:p>1.625</text:p>
              </table:table-cell>
              <table:table-cell office:value-type="float" office:value="0.377209">
                <text:p>0.377209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4177">
                <text:p>0.434177</text:p>
              </table:table-cell>
              <table:table-cell office:value-type="float" office:value="1.65">
                <text:p>1.65</text:p>
              </table:table-cell>
              <table:table-cell office:value-type="float" office:value="0.383903">
                <text:p>0.383903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9791">
                <text:p>0.439791</text:p>
              </table:table-cell>
              <table:table-cell office:value-type="float" office:value="1.675">
                <text:p>1.675</text:p>
              </table:table-cell>
              <table:table-cell office:value-type="float" office:value="0.390647">
                <text:p>0.390647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5492">
                <text:p>0.445492</text:p>
              </table:table-cell>
              <table:table-cell office:value-type="float" office:value="1.7">
                <text:p>1.7</text:p>
              </table:table-cell>
              <table:table-cell office:value-type="float" office:value="0.397256">
                <text:p>0.397256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1396">
                <text:p>0.451396</text:p>
              </table:table-cell>
              <table:table-cell office:value-type="float" office:value="1.725">
                <text:p>1.725</text:p>
              </table:table-cell>
              <table:table-cell office:value-type="float" office:value="0.403621">
                <text:p>0.403621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7603">
                <text:p>0.457603</text:p>
              </table:table-cell>
              <table:table-cell office:value-type="float" office:value="1.75">
                <text:p>1.75</text:p>
              </table:table-cell>
              <table:table-cell office:value-type="float" office:value="0.409796">
                <text:p>0.409796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3924">
                <text:p>0.463924</text:p>
              </table:table-cell>
              <table:table-cell office:value-type="float" office:value="1.775">
                <text:p>1.775</text:p>
              </table:table-cell>
              <table:table-cell office:value-type="float" office:value="0.415819">
                <text:p>0.415819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0359">
                <text:p>0.470359</text:p>
              </table:table-cell>
              <table:table-cell office:value-type="float" office:value="1.8">
                <text:p>1.8</text:p>
              </table:table-cell>
              <table:table-cell office:value-type="float" office:value="0.421739">
                <text:p>0.421739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6934">
                <text:p>0.476934</text:p>
              </table:table-cell>
              <table:table-cell office:value-type="float" office:value="1.825">
                <text:p>1.825</text:p>
              </table:table-cell>
              <table:table-cell office:value-type="float" office:value="0.427565">
                <text:p>0.427565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3559">
                <text:p>0.483559</text:p>
              </table:table-cell>
              <table:table-cell office:value-type="float" office:value="1.85">
                <text:p>1.85</text:p>
              </table:table-cell>
              <table:table-cell office:value-type="float" office:value="0.433393">
                <text:p>0.433393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0102">
                <text:p>0.490102</text:p>
              </table:table-cell>
              <table:table-cell office:value-type="float" office:value="1.875">
                <text:p>1.875</text:p>
              </table:table-cell>
              <table:table-cell office:value-type="float" office:value="0.439251">
                <text:p>0.439251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6317">
                <text:p>0.496317</text:p>
              </table:table-cell>
              <table:table-cell office:value-type="float" office:value="1.9">
                <text:p>1.9</text:p>
              </table:table-cell>
              <table:table-cell office:value-type="float" office:value="0.445142">
                <text:p>0.445142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2111">
                <text:p>0.502111</text:p>
              </table:table-cell>
              <table:table-cell office:value-type="float" office:value="1.925">
                <text:p>1.925</text:p>
              </table:table-cell>
              <table:table-cell office:value-type="float" office:value="0.451002">
                <text:p>0.451002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7676">
                <text:p>0.507676</text:p>
              </table:table-cell>
              <table:table-cell office:value-type="float" office:value="1.95">
                <text:p>1.95</text:p>
              </table:table-cell>
              <table:table-cell office:value-type="float" office:value="0.456823">
                <text:p>0.456823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3067">
                <text:p>0.513067</text:p>
              </table:table-cell>
              <table:table-cell office:value-type="float" office:value="1.975">
                <text:p>1.975</text:p>
              </table:table-cell>
              <table:table-cell office:value-type="float" office:value="0.462627">
                <text:p>0.462627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8289">
                <text:p>0.518289</text:p>
              </table:table-cell>
              <table:table-cell office:value-type="float" office:value="2">
                <text:p>2</text:p>
              </table:table-cell>
              <table:table-cell office:value-type="float" office:value="0.46835">
                <text:p>0.46835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3375">
                <text:p>0.523375</text:p>
              </table:table-cell>
              <table:table-cell office:value-type="float" office:value="2.025">
                <text:p>2.025</text:p>
              </table:table-cell>
              <table:table-cell office:value-type="float" office:value="0.474032">
                <text:p>0.474032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8538">
                <text:p>0.528538</text:p>
              </table:table-cell>
              <table:table-cell office:value-type="float" office:value="2.05">
                <text:p>2.05</text:p>
              </table:table-cell>
              <table:table-cell office:value-type="float" office:value="0.479742">
                <text:p>0.479742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3768">
                <text:p>0.533768</text:p>
              </table:table-cell>
              <table:table-cell office:value-type="float" office:value="2.075">
                <text:p>2.075</text:p>
              </table:table-cell>
              <table:table-cell office:value-type="float" office:value="0.485194">
                <text:p>0.485194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8908">
                <text:p>0.538908</text:p>
              </table:table-cell>
              <table:table-cell office:value-type="float" office:value="2.1">
                <text:p>2.1</text:p>
              </table:table-cell>
              <table:table-cell office:value-type="float" office:value="0.490096">
                <text:p>0.490096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3816">
                <text:p>0.543816</text:p>
              </table:table-cell>
              <table:table-cell office:value-type="float" office:value="2.125">
                <text:p>2.125</text:p>
              </table:table-cell>
              <table:table-cell office:value-type="float" office:value="0.494505">
                <text:p>0.494505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8554">
                <text:p>0.548554</text:p>
              </table:table-cell>
              <table:table-cell office:value-type="float" office:value="2.15">
                <text:p>2.15</text:p>
              </table:table-cell>
              <table:table-cell office:value-type="float" office:value="0.498692">
                <text:p>0.498692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318">
                <text:p>0.55318</text:p>
              </table:table-cell>
              <table:table-cell office:value-type="float" office:value="2.175">
                <text:p>2.175</text:p>
              </table:table-cell>
              <table:table-cell office:value-type="float" office:value="0.502718">
                <text:p>0.502718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7706">
                <text:p>0.557706</text:p>
              </table:table-cell>
              <table:table-cell office:value-type="float" office:value="2.2">
                <text:p>2.2</text:p>
              </table:table-cell>
              <table:table-cell office:value-type="float" office:value="0.506394">
                <text:p>0.506394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2176">
                <text:p>0.562176</text:p>
              </table:table-cell>
              <table:table-cell office:value-type="float" office:value="2.225">
                <text:p>2.225</text:p>
              </table:table-cell>
              <table:table-cell office:value-type="float" office:value="0.509468">
                <text:p>0.509468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66556">
                <text:p>0.566556</text:p>
              </table:table-cell>
              <table:table-cell office:value-type="float" office:value="2.25">
                <text:p>2.25</text:p>
              </table:table-cell>
              <table:table-cell office:value-type="float" office:value="0.512059">
                <text:p>0.512059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0767">
                <text:p>0.570767</text:p>
              </table:table-cell>
              <table:table-cell office:value-type="float" office:value="2.275">
                <text:p>2.275</text:p>
              </table:table-cell>
              <table:table-cell office:value-type="float" office:value="0.514286">
                <text:p>0.514286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4778">
                <text:p>0.574778</text:p>
              </table:table-cell>
              <table:table-cell office:value-type="float" office:value="2.3">
                <text:p>2.3</text:p>
              </table:table-cell>
              <table:table-cell office:value-type="float" office:value="0.516288">
                <text:p>0.516288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8497">
                <text:p>0.578497</text:p>
              </table:table-cell>
              <table:table-cell office:value-type="float" office:value="2.325">
                <text:p>2.325</text:p>
              </table:table-cell>
              <table:table-cell office:value-type="float" office:value="0.518151">
                <text:p>0.518151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1865">
                <text:p>0.581865</text:p>
              </table:table-cell>
              <table:table-cell office:value-type="float" office:value="2.35">
                <text:p>2.35</text:p>
              </table:table-cell>
              <table:table-cell office:value-type="float" office:value="0.519787">
                <text:p>0.519787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4891">
                <text:p>0.584891</text:p>
              </table:table-cell>
              <table:table-cell office:value-type="float" office:value="2.375">
                <text:p>2.375</text:p>
              </table:table-cell>
              <table:table-cell office:value-type="float" office:value="0.521055">
                <text:p>0.521055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7559">
                <text:p>0.587559</text:p>
              </table:table-cell>
              <table:table-cell office:value-type="float" office:value="2.4">
                <text:p>2.4</text:p>
              </table:table-cell>
              <table:table-cell office:value-type="float" office:value="0.521867">
                <text:p>0.521867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9729">
                <text:p>0.589729</text:p>
              </table:table-cell>
              <table:table-cell office:value-type="float" office:value="2.425">
                <text:p>2.425</text:p>
              </table:table-cell>
              <table:table-cell office:value-type="float" office:value="0.522259">
                <text:p>0.522259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1458">
                <text:p>0.591458</text:p>
              </table:table-cell>
              <table:table-cell office:value-type="float" office:value="2.45">
                <text:p>2.45</text:p>
              </table:table-cell>
              <table:table-cell office:value-type="float" office:value="0.522272">
                <text:p>0.522272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2856">
                <text:p>0.592856</text:p>
              </table:table-cell>
              <table:table-cell office:value-type="float" office:value="2.475">
                <text:p>2.475</text:p>
              </table:table-cell>
              <table:table-cell office:value-type="float" office:value="0.52203">
                <text:p>0.5220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3993">
                <text:p>0.593993</text:p>
              </table:table-cell>
              <table:table-cell office:value-type="float" office:value="2.5">
                <text:p>2.5</text:p>
              </table:table-cell>
              <table:table-cell office:value-type="float" office:value="0.521688">
                <text:p>0.521688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